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7.757cm"/>
    </style:style>
    <style:style style:name="co3" style:family="table-column">
      <style:table-column-properties fo:break-before="auto" style:column-width="3.425cm"/>
    </style:style>
    <style:style style:name="co4" style:family="table-column">
      <style:table-column-properties fo:break-before="auto" style:column-width="2.91cm"/>
    </style:style>
    <style:style style:name="co5" style:family="table-column">
      <style:table-column-properties fo:break-before="auto" style:column-width="3.717cm"/>
    </style:style>
    <style:style style:name="co6" style:family="table-column">
      <style:table-column-properties fo:break-before="auto" style:column-width="5.131cm"/>
    </style:style>
    <style:style style:name="co7" style:family="table-column">
      <style:table-column-properties fo:break-before="auto" style:column-width="8.647cm"/>
    </style:style>
    <style:style style:name="co8" style:family="table-column">
      <style:table-column-properties fo:break-before="auto" style:column-width="1.898cm"/>
    </style:style>
    <style:style style:name="co9" style:family="table-column">
      <style:table-column-properties fo:break-before="auto" style:column-width="2.877cm"/>
    </style:style>
    <style:style style:name="co10" style:family="table-column">
      <style:table-column-properties fo:break-before="auto" style:column-width="4.86cm"/>
    </style:style>
    <style:style style:name="co11" style:family="table-column">
      <style:table-column-properties fo:break-before="auto" style:column-width="1.259cm"/>
    </style:style>
    <style:style style:name="co12" style:family="table-column">
      <style:table-column-properties fo:break-before="auto" style:column-width="3.302cm"/>
    </style:style>
    <style:style style:name="co13" style:family="table-column">
      <style:table-column-properties fo:break-before="auto" style:column-width="0.848cm"/>
    </style:style>
    <style:style style:name="co14" style:family="table-column">
      <style:table-column-properties fo:break-before="auto" style:column-width="2.067cm"/>
    </style:style>
    <style:style style:name="co15" style:family="table-column">
      <style:table-column-properties fo:break-before="auto" style:column-width="1.852cm"/>
    </style:style>
    <style:style style:name="co16" style:family="table-column">
      <style:table-column-properties fo:break-before="auto" style:column-width="0.374cm"/>
    </style:style>
    <style:style style:name="co17" style:family="table-column">
      <style:table-column-properties fo:break-before="auto" style:column-width="1.794cm"/>
    </style:style>
    <style:style style:name="co18" style:family="table-column">
      <style:table-column-properties fo:break-before="auto" style:column-width="2.738cm"/>
    </style:style>
    <style:style style:name="co19" style:family="table-column">
      <style:table-column-properties fo:break-before="auto" style:column-width="2.974cm"/>
    </style:style>
    <style:style style:name="co20" style:family="table-column">
      <style:table-column-properties fo:break-before="auto" style:column-width="2.778cm"/>
    </style:style>
    <style:style style:name="co21" style:family="table-column">
      <style:table-column-properties fo:break-before="auto" style:column-width="0.464cm"/>
    </style:style>
    <style:style style:name="co22" style:family="table-column">
      <style:table-column-properties fo:break-before="auto" style:column-width="3.055cm"/>
    </style:style>
    <style:style style:name="co23" style:family="table-column">
      <style:table-column-properties fo:break-before="auto" style:column-width="2.357cm"/>
    </style:style>
    <style:style style:name="co24" style:family="table-column">
      <style:table-column-properties fo:break-before="auto" style:column-width="1.512cm"/>
    </style:style>
    <style:style style:name="co25" style:family="table-column">
      <style:table-column-properties fo:break-before="auto" style:column-width="0.843cm"/>
    </style:style>
    <style:style style:name="co26" style:family="table-column">
      <style:table-column-properties fo:break-before="auto" style:column-width="0.61cm"/>
    </style:style>
    <style:style style:name="co27" style:family="table-column">
      <style:table-column-properties fo:break-before="auto" style:column-width="1.018cm"/>
    </style:style>
    <style:style style:name="co28" style:family="table-column">
      <style:table-column-properties fo:break-before="auto" style:column-width="1.425cm"/>
    </style:style>
    <style:style style:name="co29" style:family="table-column">
      <style:table-column-properties fo:break-before="auto" style:column-width="0.289cm"/>
    </style:style>
    <style:style style:name="co30" style:family="table-column">
      <style:table-column-properties fo:break-before="auto" style:column-width="1.891cm"/>
    </style:style>
    <style:style style:name="co31" style:family="table-column">
      <style:table-column-properties fo:break-before="auto" style:column-width="1.309cm"/>
    </style:style>
    <style:style style:name="co32" style:family="table-column">
      <style:table-column-properties fo:break-before="auto" style:column-width="0.319cm"/>
    </style:style>
    <style:style style:name="co33" style:family="table-column">
      <style:table-column-properties fo:break-before="auto" style:column-width="2.589cm"/>
    </style:style>
    <style:style style:name="co34" style:family="table-column">
      <style:table-column-properties fo:break-before="auto" style:column-width="2.967cm"/>
    </style:style>
    <style:style style:name="co35" style:family="table-column">
      <style:table-column-properties fo:break-before="auto" style:column-width="1.716cm"/>
    </style:style>
    <style:style style:name="co36" style:family="table-column">
      <style:table-column-properties fo:break-before="auto" style:column-width="1.919cm"/>
    </style:style>
    <style:style style:name="co37" style:family="table-column">
      <style:table-column-properties fo:break-before="auto" style:column-width="2.939cm"/>
    </style:style>
    <style:style style:name="co38" style:family="table-column">
      <style:table-column-properties fo:break-before="auto" style:column-width="13.212cm"/>
    </style:style>
    <style:style style:name="co39" style:family="table-column">
      <style:table-column-properties fo:break-before="auto" style:column-width="2.443cm"/>
    </style:style>
    <style:style style:name="co40" style:family="table-column">
      <style:table-column-properties fo:break-before="auto" style:column-width="1.453cm"/>
    </style:style>
    <style:style style:name="co41" style:family="table-column">
      <style:table-column-properties fo:break-before="auto" style:column-width="2.24cm"/>
    </style:style>
    <style:style style:name="co42" style:family="table-column">
      <style:table-column-properties fo:break-before="auto" style:column-width="0.93cm"/>
    </style:style>
    <style:style style:name="co43" style:family="table-column">
      <style:table-column-properties fo:break-before="auto" style:column-width="6.449cm"/>
    </style:style>
    <style:style style:name="co44" style:family="table-column">
      <style:table-column-properties fo:break-before="auto" style:column-width="17.103cm"/>
    </style:style>
    <style:style style:name="co45" style:family="table-column">
      <style:table-column-properties fo:break-before="auto" style:column-width="3.695cm"/>
    </style:style>
    <style:style style:name="co46" style:family="table-column">
      <style:table-column-properties fo:break-before="auto" style:column-width="9.659cm"/>
    </style:style>
    <style:style style:name="co47" style:family="table-column">
      <style:table-column-properties fo:break-before="auto" style:column-width="8.684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596cm" fo:break-before="auto" style:use-optimal-row-height="true"/>
    </style:style>
    <style:style style:name="ro3" style:family="table-row">
      <style:table-row-properties style:row-height="1.027cm" fo:break-before="auto" style:use-optimal-row-height="true"/>
    </style:style>
    <style:style style:name="ro4" style:family="table-row">
      <style:table-row-properties style:row-height="0.512cm" fo:break-before="auto" style:use-optimal-row-height="true"/>
    </style:style>
    <style:style style:name="ro5" style:family="table-row">
      <style:table-row-properties style:row-height="0.545cm" fo:break-before="auto" style:use-optimal-row-height="true"/>
    </style:style>
    <style:style style:name="ro6" style:family="table-row">
      <style:table-row-properties style:row-height="0.529cm" fo:break-before="auto" style:use-optimal-row-height="true"/>
    </style:style>
    <style:style style:name="ro7" style:family="table-row">
      <style:table-row-properties style:row-height="0.452cm" fo:break-before="auto" style:use-optimal-row-height="true"/>
    </style:style>
    <style:style style:name="ro8" style:family="table-row">
      <style:table-row-properties style:row-height="0.471cm" fo:break-before="auto" style:use-optimal-row-height="true"/>
    </style:style>
    <style:style style:name="ro9" style:family="table-row">
      <style:table-row-properties style:row-height="1.302cm" fo:break-before="auto" style:use-optimal-row-height="true"/>
    </style:style>
    <style:style style:name="ro10" style:family="table-row">
      <style:table-row-properties style:row-height="1.628cm" fo:break-before="auto" style:use-optimal-row-height="false"/>
    </style:style>
    <style:style style:name="ro11" style:family="table-row">
      <style:table-row-properties style:row-height="1.08cm" fo:break-before="auto" style:use-optimal-row-height="false"/>
    </style:style>
    <style:style style:name="ro12" style:family="table-row">
      <style:table-row-properties style:row-height="1.219cm" fo:break-before="auto" style:use-optimal-row-height="false"/>
    </style:style>
    <style:style style:name="ro13" style:family="table-row">
      <style:table-row-properties style:row-height="0.885cm" fo:break-before="auto" style:use-optimal-row-height="true"/>
    </style:style>
    <style:style style:name="ro14" style:family="table-row">
      <style:table-row-properties style:row-height="0.8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2" style:family="table-cell" style:parent-style-name="Default">
      <style:table-cell-properties fo:background-color="#99ccff"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3" style:family="table-cell" style:parent-style-name="Default">
      <style:table-cell-properties fo:background-color="#e6e64c"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ext-properties fo:font-size="14pt" style:font-size-asian="14pt" style:font-size-complex="14pt"/>
    </style:style>
    <style:style style:name="ce6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7" style:family="table-cell" style:parent-style-name="Default" style:data-style-name="N107">
      <style:text-properties fo:font-size="14pt" style:font-size-asian="14pt" style:font-size-complex="14pt"/>
    </style:style>
    <style:style style:name="ce8" style:family="table-cell" style:parent-style-name="Default" style:data-style-name="N107">
      <style:text-properties fo:font-size="14pt" fo:font-weight="bold" style:font-size-asian="14pt" style:font-weight-asian="bold" style:font-size-complex="14pt" style:font-weight-complex="bold"/>
    </style:style>
    <style:style style:name="ce9" style:family="table-cell" style:parent-style-name="Default" style:data-style-name="N107">
      <style:text-properties fo:color="#008000" fo:font-size="14pt" style:font-size-asian="14pt" style:font-size-complex="14pt"/>
    </style:style>
    <style:style style:name="ce10" style:family="table-cell" style:parent-style-name="Default" style:data-style-name="N107">
      <style:text-properties style:font-name="Liberation Sans" fo:font-size="14pt" style:font-name-asian="Arial Unicode MS" style:font-size-asian="14pt" style:font-name-complex="Arial Unicode MS" style:font-size-complex="14pt"/>
    </style:style>
    <style:style style:name="ce11" style:family="table-cell" style:parent-style-name="Default">
      <style:text-properties fo:color="#b3b3b3" fo:font-size="12pt" style:font-size-asian="12pt" style:font-size-complex="12pt"/>
    </style:style>
    <style:style style:name="ce12" style:family="table-cell" style:parent-style-name="Default">
      <style:text-properties fo:color="#b3b3b3" fo:font-size="12pt" fo:font-weight="normal" style:font-size-asian="12pt" style:font-weight-asian="normal" style:font-size-complex="12pt" style:font-weight-complex="normal"/>
    </style:style>
    <style:style style:name="ce13" style:family="table-cell" style:parent-style-name="Default">
      <style:text-properties fo:color="#b3b3b3" fo:font-size="14pt" fo:font-weight="bold" style:font-size-asian="14pt" style:font-weight-asian="bold" style:font-size-complex="14pt" style:font-weight-complex="bold"/>
    </style:style>
    <style:style style:name="ce14" style:family="table-cell" style:parent-style-name="Default">
      <style:text-properties fo:font-size="12pt" style:font-size-asian="12pt" style:font-size-complex="12pt"/>
    </style:style>
    <style:style style:name="ce15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ext-properties fo:font-size="12pt" fo:font-weight="normal" style:font-size-asian="12pt" style:font-weight-asian="normal" style:font-size-complex="12pt" style:font-weight-complex="normal"/>
    </style:style>
    <style:style style:name="ce17" style:family="table-cell" style:parent-style-name="Default" style:data-style-name="N107">
      <style:text-properties fo:font-size="12pt" style:font-size-asian="12pt" style:font-size-complex="12pt"/>
    </style:style>
    <style:style style:name="ce18" style:family="table-cell" style:parent-style-name="Default" style:data-style-name="N107">
      <style:text-properties fo:color="#b3b3b3" fo:font-size="12pt" style:font-size-asian="12pt" style:font-size-complex="12pt"/>
    </style:style>
    <style:style style:name="ce19" style:family="table-cell" style:parent-style-name="Default" style:data-style-name="N107">
      <style:text-properties fo:color="#b3b3b3" fo:font-size="12pt" fo:font-weight="normal" style:font-size-asian="12pt" style:font-weight-asian="normal" style:font-size-complex="12pt" style:font-weight-complex="normal"/>
    </style:style>
    <style:style style:name="ce20" style:family="table-cell" style:parent-style-name="Default" style:data-style-name="N107">
      <style:text-properties fo:color="#b3b3b3" fo:font-size="14pt" fo:font-weight="bold" style:font-size-asian="14pt" style:font-weight-asian="bold" style:font-size-complex="14pt" style:font-weight-complex="bold"/>
    </style:style>
    <style:style style:name="ce21" style:family="table-cell" style:parent-style-name="Default" style:data-style-name="N107">
      <style:text-properties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 style:data-style-name="N107"/>
    <style:style style:name="ce23" style:family="table-cell" style:parent-style-name="Default">
      <style:table-cell-properties fo:wrap-option="wrap"/>
      <style:text-properties fo:color="#b3b3b3" fo:font-size="12pt" style:font-size-asian="12pt" style:font-size-complex="12pt"/>
    </style:style>
    <style:style style:name="ce24" style:family="table-cell" style:parent-style-name="Default">
      <style:text-properties style:font-name="Liberation Sans" fo:font-size="12pt" style:font-name-asian="Arial Unicode MS" style:font-size-asian="12pt" style:font-name-complex="Arial Unicode MS" style:font-size-complex="12pt"/>
    </style:style>
    <style:style style:name="ce25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hyphenate="true"/>
    </style:style>
    <style:style style:name="ce26" style:family="table-cell" style:parent-style-name="Default">
      <style:table-cell-properties fo:background-color="#e6e6e6" style:text-align-source="fix" style:repeat-content="false" fo:wrap-option="wrap"/>
      <style:paragraph-properties fo:text-align="center" fo:margin-left="0cm"/>
      <style:text-properties fo:hyphenate="true"/>
    </style:style>
    <style:style style:name="ce27" style:family="table-cell" style:parent-style-name="Default">
      <style:table-cell-properties fo:background-color="#e6e6e6" style:text-align-source="fix" style:repeat-content="false"/>
      <style:paragraph-properties fo:text-align="center" fo:margin-left="0cm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29" style:family="table-cell" style:parent-style-name="Default">
      <style:table-cell-properties fo:background-color="#e6e6e6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30" style:family="table-cell" style:parent-style-name="Default">
      <style:table-cell-properties fo:background-color="#999999" style:text-align-source="fix" style:repeat-content="false"/>
      <style:paragraph-properties fo:text-align="center" fo:margin-left="0cm"/>
    </style:style>
    <style:style style:name="ce31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3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008000" style:text-align-source="fix" style:repeat-content="false"/>
      <style:paragraph-properties fo:text-align="center" fo:margin-left="0cm"/>
    </style:style>
    <style:style style:name="ce34" style:family="table-cell" style:parent-style-name="Default">
      <style:table-cell-properties fo:background-color="#9966cc" style:text-align-source="fix" style:repeat-content="false"/>
      <style:paragraph-properties fo:text-align="center" fo:margin-left="0cm"/>
    </style:style>
    <style:style style:name="ce35" style:family="table-cell" style:parent-style-name="Default">
      <style:table-cell-properties fo:background-color="#ff6633"/>
    </style:style>
    <style:style style:name="ce36" style:family="table-cell" style:parent-style-name="Default">
      <style:table-cell-properties fo:background-color="#e6e6e6"/>
    </style:style>
    <style:style style:name="ce37" style:family="table-cell" style:parent-style-name="Default">
      <style:table-cell-properties fo:background-color="#008000"/>
    </style:style>
    <style:style style:name="ce38" style:family="table-cell" style:parent-style-name="Default">
      <style:table-cell-properties fo:background-color="#99284c" style:text-align-source="fix" style:repeat-content="false" fo:wrap-option="wrap"/>
      <style:paragraph-properties fo:text-align="center" fo:margin-left="0cm"/>
      <style:text-properties fo:hyphenate="true"/>
    </style:style>
    <style:style style:name="ce39" style:family="table-cell" style:parent-style-name="Default">
      <style:table-cell-properties fo:background-color="#ff6633" style:text-align-source="fix" style:repeat-content="false"/>
      <style:paragraph-properties fo:text-align="center" fo:margin-left="0cm"/>
    </style:style>
    <style:style style:name="ce40" style:family="table-cell" style:parent-style-name="Default">
      <style:table-cell-properties fo:background-color="#999999"/>
    </style:style>
    <style:style style:name="ce41" style:family="table-cell" style:parent-style-name="Default">
      <style:table-cell-properties fo:background-color="transparent"/>
    </style:style>
    <style:style style:name="ce42" style:family="table-cell" style:parent-style-name="Default">
      <style:table-cell-properties fo:background-color="#0000ff" style:text-align-source="fix" style:repeat-content="false" fo:wrap-option="wrap"/>
      <style:paragraph-properties fo:text-align="center" fo:margin-left="0cm"/>
      <style:text-properties fo:hyphenate="true"/>
    </style:style>
    <style:style style:name="ce43" style:family="table-cell" style:parent-style-name="Default">
      <style:table-cell-properties fo:wrap-option="wrap"/>
      <style:text-properties fo:hyphenate="true"/>
    </style:style>
    <style:style style:name="ce44" style:family="table-cell" style:parent-style-name="Default">
      <style:table-cell-properties fo:background-color="#0000ff" fo:wrap-option="wrap"/>
      <style:text-properties fo:hyphenate="true"/>
    </style:style>
    <style:style style:name="ce45" style:family="table-cell" style:parent-style-name="Default">
      <style:table-cell-properties fo:background-color="#99284c" fo:wrap-option="wrap"/>
      <style:text-properties fo:hyphenate="true"/>
    </style:style>
    <style:style style:name="ce46" style:family="table-cell" style:parent-style-name="Default">
      <style:table-cell-properties fo:background-color="#e6e6e6" fo:wrap-option="wrap"/>
      <style:text-properties fo:hyphenate="true"/>
    </style:style>
    <style:style style:name="ce47" style:family="table-cell" style:parent-style-name="Default">
      <style:table-cell-properties fo:background-color="#9966cc"/>
    </style:style>
    <style:style style:name="ce48" style:family="table-cell" style:parent-style-name="Default">
      <style:table-cell-properties fo:background-color="#eb613d"/>
    </style:style>
    <style:style style:name="ce49" style:family="table-cell" style:parent-style-name="Default">
      <style:table-cell-properties fo:background-color="#0000ff" fo:wrap-option="wrap"/>
      <style:text-properties fo:color="#0000ff" fo:hyphenate="true"/>
    </style:style>
    <style:style style:name="ce50" style:family="table-cell" style:parent-style-name="Default">
      <style:table-cell-properties fo:background-color="#008000"/>
      <style:text-properties fo:color="#800000"/>
    </style:style>
    <style:style style:name="ce51" style:family="table-cell" style:parent-style-name="Default">
      <style:table-cell-properties fo:background-color="#ff9966"/>
    </style:style>
    <style:style style:name="ce52" style:family="table-cell" style:parent-style-name="Default">
      <style:table-cell-properties fo:background-color="#0000ff"/>
    </style:style>
    <style:style style:name="ce53" style:family="table-cell" style:parent-style-name="Default">
      <style:table-cell-properties fo:background-color="#993366"/>
    </style:style>
    <style:style style:name="ce54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5" style:family="table-cell" style:parent-style-name="VCC">
      <style:table-cell-properties style:text-align-source="fix" style:repeat-content="false"/>
      <style:paragraph-properties fo:text-align="center" fo:margin-left="0cm"/>
      <style:text-properties fo:color="#000000" fo:font-weight="bold" style:font-weight-asian="bold" style:font-weight-complex="bold"/>
    </style:style>
    <style:style style:name="ce56" style:family="table-cell" style:parent-style-name="GND">
      <style:table-cell-properties style:text-align-source="fix" style:repeat-content="false"/>
      <style:paragraph-properties fo:text-align="center" fo:margin-left="0cm"/>
      <style:text-properties fo:color="#000000" fo:font-weight="bold" style:font-weight-asian="bold" style:font-weight-complex="bold"/>
    </style:style>
    <style:style style:name="ce57" style:family="table-cell" style:parent-style-name="VCC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8" style:family="table-cell" style:parent-style-name="GND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9" style:family="table-cell" style:parent-style-name="Default">
      <style:table-cell-properties fo:background-color="#ffcc00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60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6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  <style:text-properties fo:color="#0000ff" fo:font-weight="bold" style:font-weight-asian="bold" style:font-weight-complex="bold"/>
    </style:style>
    <style:style style:name="ce6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  <style:text-properties fo:color="#ff0000" fo:font-weight="bold" style:font-weight-asian="bold" style:font-weight-complex="bold"/>
    </style:style>
    <style:style style:name="ce63" style:family="table-cell" style:parent-style-name="VCC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  <style:text-properties fo:color="#0000ff" fo:font-weight="bold" style:font-weight-asian="bold" style:font-weight-complex="bold"/>
    </style:style>
    <style:style style:name="ce64" style:family="table-cell" style:parent-style-name="GND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  <style:text-properties fo:color="#ff0000" fo:font-weight="bold" style:font-weight-asian="bold" style:font-weight-complex="bold"/>
    </style:style>
    <style:style style:name="ce65" style:family="table-cell" style:parent-style-name="VCC">
      <style:table-cell-properties fo:border-bottom="0.06pt solid #000000" fo:background-color="#000000" style:text-align-source="fix" style:repeat-content="false" fo:border-left="0.06pt solid #000000" fo:border-right="none" fo:border-top="0.06pt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66" style:family="table-cell" style:parent-style-name="GND">
      <style:table-cell-properties fo:border-bottom="0.06pt solid #000000" fo:background-color="#000000" style:text-align-source="fix" style:repeat-content="false" fo:border-left="0.06pt solid #000000" fo:border-right="none" fo:border-top="0.06pt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67" style:family="table-cell" style:parent-style-name="VCC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68" style:family="table-cell" style:parent-style-name="GND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69" style:family="table-cell" style:parent-style-name="Default">
      <style:table-cell-properties fo:border-bottom="0.06pt solid #000000" fo:background-color="#ffcc99" style:text-align-source="fix" style:repeat-content="false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70" style:family="table-cell" style:parent-style-name="VCC">
      <style:table-cell-properties fo:border-bottom="0.06pt solid #000000" style:text-align-source="fix" style:repeat-content="false" fo:background-color="transparent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71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72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fo:color="#0000ff" fo:font-weight="bold" style:font-weight-asian="bold" style:font-weight-complex="bold"/>
    </style:style>
    <style:style style:name="ce73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fo:color="#ff0000" fo:font-weight="bold" style:font-weight-asian="bold" style:font-weight-complex="bold"/>
    </style:style>
    <style:style style:name="ce74" style:family="table-cell" style:parent-style-name="VCC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fo:color="#0000ff" fo:font-weight="bold" style:font-weight-asian="bold" style:font-weight-complex="bold"/>
    </style:style>
    <style:style style:name="ce75" style:family="table-cell" style:parent-style-name="GND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fo:color="#ff0000" fo:font-weight="bold" style:font-weight-asian="bold" style:font-weight-complex="bold"/>
    </style:style>
    <style:style style:name="ce76" style:family="table-cell" style:parent-style-name="VCC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77" style:family="table-cell" style:parent-style-name="GND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78" style:family="table-cell" style:parent-style-name="VCC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79" style:family="table-cell" style:parent-style-name="GND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80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81" style:family="table-cell" style:parent-style-name="Default">
      <style:table-cell-properties fo:border-bottom="0.06pt solid #000000" fo:background-color="#ffcc99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82" style:family="table-cell" style:parent-style-name="VCC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83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84" style:family="table-cell" style:parent-style-name="VCC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85" style:family="table-cell" style:parent-style-name="GND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86" style:family="table-cell" style:parent-style-name="VCC">
      <style:table-cell-properties fo:border-bottom="0.06pt solid #000000" fo:background-color="#000000" style:text-align-source="fix" style:repeat-content="false" fo:border-left="none" fo:border-right="0.06pt solid #000000" fo:border-top="0.06pt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87" style:family="table-cell" style:parent-style-name="GND">
      <style:table-cell-properties fo:border-bottom="0.06pt solid #000000" fo:background-color="#000000" style:text-align-source="fix" style:repeat-content="false" fo:border-left="none" fo:border-right="0.06pt solid #000000" fo:border-top="0.06pt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88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  <style:text-properties fo:color="#0000ff" fo:font-weight="bold" style:font-weight-asian="bold" style:font-weight-complex="bold"/>
    </style:style>
    <style:style style:name="ce89" style:family="table-cell" style:parent-style-name="Default">
      <style:table-cell-properties fo:border-bottom="0.06pt solid #000000" fo:background-color="#ffcc99" style:text-align-source="fix" style:repeat-content="false" fo:border-left="none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90" style:family="table-cell" style:parent-style-name="VCC">
      <style:table-cell-properties fo:border-bottom="0.06pt solid #000000" style:text-align-source="fix" style:repeat-content="false" fo:background-color="transparent" fo:border-left="none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91" style:family="table-cell" style:parent-style-name="Default">
      <style:table-cell-properties fo:background-color="#ffcc00" style:text-align-source="fix" style:repeat-content="false" fo:border="0.06pt solid #000000"/>
      <style:paragraph-properties fo:text-align="center" fo:margin-left="0cm"/>
      <style:text-properties fo:font-size="6pt" fo:font-weight="bold" style:font-size-asian="6pt" style:font-weight-asian="bold" style:font-size-complex="6pt" style:font-weight-complex="bold"/>
    </style:style>
    <style:style style:name="ce9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6pt" style:font-size-asian="6pt" style:font-size-complex="6pt"/>
    </style:style>
    <style:style style:name="ce93" style:family="table-cell" style:parent-style-name="VCC">
      <style:table-cell-properties style:text-align-source="fix" style:repeat-content="false" fo:border="0.06pt solid #000000"/>
      <style:paragraph-properties fo:text-align="center" fo:margin-left="0cm"/>
      <style:text-properties fo:font-size="6pt" style:font-size-asian="6pt" style:font-size-complex="6pt"/>
    </style:style>
    <style:style style:name="ce94" style:family="table-cell" style:parent-style-name="GND">
      <style:table-cell-properties style:text-align-source="fix" style:repeat-content="false" fo:border="0.06pt solid #000000"/>
      <style:paragraph-properties fo:text-align="center" fo:margin-left="0cm"/>
      <style:text-properties fo:font-size="6pt" style:font-size-asian="6pt" style:font-size-complex="6pt"/>
    </style:style>
    <style:style style:name="ce95" style:family="table-cell" style:parent-style-name="USED_5f_FNCT">
      <style:table-cell-properties style:text-align-source="fix" style:repeat-content="false" fo:border="0.06pt solid #000000"/>
      <style:paragraph-properties fo:text-align="center" fo:margin-left="0cm"/>
      <style:text-properties fo:font-size="6pt" style:font-size-asian="6pt" style:font-size-complex="6pt"/>
    </style:style>
    <style:style style:name="ce9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7pt" style:font-size-asian="7pt" style:font-size-complex="7pt"/>
    </style:style>
    <style:style style:name="ce97" style:family="table-cell" style:parent-style-name="VCC">
      <style:table-cell-properties style:text-align-source="fix" style:repeat-content="false" fo:border="0.06pt solid #000000"/>
      <style:paragraph-properties fo:text-align="center" fo:margin-left="0cm"/>
      <style:text-properties fo:font-size="7pt" style:font-size-asian="7pt" style:font-size-complex="7pt"/>
    </style:style>
    <style:style style:name="ce98" style:family="table-cell" style:parent-style-name="GND">
      <style:table-cell-properties style:text-align-source="fix" style:repeat-content="false" fo:border="0.06pt solid #000000"/>
      <style:paragraph-properties fo:text-align="center" fo:margin-left="0cm"/>
      <style:text-properties fo:font-size="7pt" style:font-size-asian="7pt" style:font-size-complex="7pt"/>
    </style:style>
    <style:style style:name="ce99" style:family="table-cell" style:parent-style-name="USED_5f_FNCT">
      <style:table-cell-properties style:text-align-source="fix" style:repeat-content="false" fo:border="0.06pt solid #000000"/>
      <style:paragraph-properties fo:text-align="center" fo:margin-left="0cm"/>
      <style:text-properties fo:font-size="6pt" fo:font-style="normal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ce100" style:family="table-cell" style:parent-style-name="USED_5f_FNCT">
      <style:table-cell-properties style:text-align-source="fix" style:repeat-content="false" fo:border="0.06pt solid #000000"/>
      <style:paragraph-properties fo:text-align="center" fo:margin-left="0cm"/>
      <style:text-properties fo:font-size="7pt" style:font-size-asian="7pt" style:font-size-complex="7pt"/>
    </style:style>
    <style:style style:name="ce101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font-size="6pt" fo:font-weight="bold" style:font-size-asian="6pt" style:font-weight-asian="bold" style:font-size-complex="6pt" style:font-weight-complex="bold"/>
    </style:style>
    <style:style style:name="ce102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cm"/>
      <style:text-properties fo:font-size="6pt" style:font-size-asian="6pt" style:font-size-complex="6pt"/>
    </style:style>
    <style:style style:name="ce103" style:family="table-cell" style:parent-style-name="VCC">
      <style:table-cell-properties fo:background-color="#eeeeee" style:text-align-source="fix" style:repeat-content="false" fo:border="none"/>
      <style:paragraph-properties fo:text-align="center" fo:margin-left="0cm"/>
      <style:text-properties fo:font-size="6pt" style:font-size-asian="6pt" style:font-size-complex="6pt"/>
    </style:style>
    <style:style style:name="ce104" style:family="table-cell" style:parent-style-name="GND">
      <style:table-cell-properties style:text-align-source="fix" style:repeat-content="false" fo:border="none"/>
      <style:paragraph-properties fo:text-align="center" fo:margin-left="0cm"/>
      <style:text-properties fo:font-size="6pt" style:font-size-asian="6pt" style:font-size-complex="6pt"/>
    </style:style>
    <style:style style:name="ce10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06" style:family="table-cell" style:parent-style-name="Default">
      <style:table-cell-properties fo:background-color="#ffcc99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07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</style:style>
    <style:style style:name="ce108" style:family="table-cell" style:parent-style-name="In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</style:style>
    <style:style style:name="ce10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10" style:family="table-cell" style:parent-style-name="VCC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11" style:family="table-cell" style:parent-style-name="GND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12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113" style:family="table-cell" style:parent-style-name="VCC">
      <style:table-cell-properties style:text-align-source="fix" style:repeat-content="false" fo:border="0.06pt solid #000000"/>
      <style:paragraph-properties fo:text-align="center" fo:margin-left="0cm"/>
    </style:style>
    <style:style style:name="ce114" style:family="table-cell" style:parent-style-name="GND">
      <style:table-cell-properties style:text-align-source="fix" style:repeat-content="false" fo:border="0.06pt solid #000000"/>
      <style:paragraph-properties fo:text-align="center" fo:margin-left="0cm"/>
    </style:style>
    <style:style style:name="ce115" style:family="table-cell" style:parent-style-name="MapI">
      <style:table-cell-properties style:text-align-source="fix" style:repeat-content="false" fo:border="0.06pt solid #000000"/>
      <style:paragraph-properties fo:text-align="center" fo:margin-left="0cm"/>
    </style:style>
    <style:style style:name="ce116" style:family="table-cell" style:parent-style-name="MapO">
      <style:table-cell-properties style:text-align-source="fix" style:repeat-content="false" fo:border="0.06pt solid #000000"/>
      <style:paragraph-properties fo:text-align="center" fo:margin-left="0cm"/>
    </style:style>
    <style:style style:name="ce117" style:family="table-cell" style:parent-style-name="Output">
      <style:table-cell-properties style:text-align-source="fix" style:repeat-content="false" fo:border="0.06pt solid #000000"/>
      <style:paragraph-properties fo:text-align="center" fo:margin-left="0cm"/>
      <style:text-properties style:font-weight-asian="bold" style:font-weight-complex="bold"/>
    </style:style>
    <style:style style:name="ce118" style:family="table-cell" style:parent-style-name="Input">
      <style:table-cell-properties style:text-align-source="fix" style:repeat-content="false" fo:border="0.06pt solid #000000"/>
      <style:paragraph-properties fo:text-align="center" fo:margin-left="0cm"/>
      <style:text-properties style:font-weight-asian="bold" style:font-weight-complex="bold"/>
    </style:style>
    <style:style style:name="ce119" style:family="table-cell" style:parent-style-name="VCC">
      <style:table-cell-properties style:text-align-source="fix" style:repeat-content="false" fo:border="0.06pt solid #000000"/>
      <style:paragraph-properties fo:text-align="center" fo:margin-left="0cm"/>
      <style:text-properties style:font-weight-asian="bold" style:font-weight-complex="bold"/>
    </style:style>
    <style:style style:name="ce120" style:family="table-cell" style:parent-style-name="GND">
      <style:table-cell-properties style:text-align-source="fix" style:repeat-content="false" fo:border="0.06pt solid #000000"/>
      <style:paragraph-properties fo:text-align="center" fo:margin-left="0cm"/>
      <style:text-properties style:font-weight-asian="bold" style:font-weight-complex="bold"/>
    </style:style>
    <style:style style:name="ce121" style:family="table-cell" style:parent-style-name="Default">
      <style:table-cell-properties fo:border="0.06pt solid #000000"/>
    </style:style>
    <style:style style:name="ce122" style:family="table-cell" style:parent-style-name="VCC">
      <style:table-cell-properties fo:border="0.06pt solid #000000"/>
    </style:style>
    <style:style style:name="ce123" style:family="table-cell" style:parent-style-name="GND">
      <style:table-cell-properties fo:border="0.06pt solid #000000"/>
    </style:style>
    <style:style style:name="ce12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25" style:family="table-cell" style:parent-style-name="VCC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26" style:family="table-cell" style:parent-style-name="Input">
      <style:table-cell-properties style:text-align-source="fix" style:repeat-content="false" fo:border="0.06pt solid #000000"/>
      <style:paragraph-properties fo:text-align="center" fo:margin-left="0cm"/>
    </style:style>
    <style:style style:name="ce127" style:family="table-cell" style:parent-style-name="Output">
      <style:table-cell-properties style:text-align-source="fix" style:repeat-content="false" fo:border="0.06pt solid #000000"/>
      <style:paragraph-properties fo:text-align="center" fo:margin-left="0cm"/>
    </style:style>
    <style:style style:name="ce128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font-weight="bold" style:font-weight-asian="bold" style:font-weight-complex="bold"/>
    </style:style>
    <style:style style:name="ce129" style:family="table-cell" style:parent-style-name="Output">
      <style:table-cell-properties style:text-align-source="fix" style:repeat-content="false" fo:background-color="transparent" fo:border="none"/>
      <style:paragraph-properties fo:text-align="center" fo:margin-left="0cm"/>
      <style:text-properties style:font-weight-asian="bold" style:font-weight-complex="bold"/>
    </style:style>
    <style:style style:name="ce130" style:family="table-cell" style:parent-style-name="Input">
      <style:table-cell-properties style:text-align-source="fix" style:repeat-content="false" fo:background-color="transparent" fo:border="none"/>
      <style:paragraph-properties fo:text-align="center" fo:margin-left="0cm"/>
      <style:text-properties style:font-weight-asian="bold" style:font-weight-complex="bold"/>
    </style:style>
    <style:style style:name="ce131" style:family="table-cell" style:parent-style-name="VCC">
      <style:table-cell-properties style:text-align-source="fix" style:repeat-content="false" fo:background-color="transparent" fo:border="none"/>
      <style:paragraph-properties fo:text-align="center" fo:margin-left="0cm"/>
      <style:text-properties fo:font-weight="bold" style:font-weight-asian="bold" style:font-weight-complex="bold"/>
    </style:style>
    <style:style style:name="ce132" style:family="table-cell" style:parent-style-name="GND">
      <style:table-cell-properties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133" style:family="table-cell" style:parent-style-name="Default">
      <style:table-cell-properties fo:background-color="transparent" fo:border="none"/>
    </style:style>
    <style:style style:name="ce134" style:family="table-cell" style:parent-style-name="VCC">
      <style:table-cell-properties fo:background-color="transparent" fo:border="none"/>
    </style:style>
    <style:style style:name="ce135" style:family="table-cell" style:parent-style-name="GND">
      <style:table-cell-properties fo:border="none"/>
    </style:style>
    <style:style style:name="ce136" style:family="table-cell" style:parent-style-name="Default">
      <style:table-cell-properties fo:background-color="#ffcc99"/>
    </style:style>
    <style:style style:name="ce137" style:family="table-cell" style:parent-style-name="Default">
      <style:table-cell-properties fo:background-color="#66cc99"/>
    </style:style>
    <style:style style:name="ce138" style:family="table-cell" style:parent-style-name="MapI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</style:style>
    <style:style style:name="ce139" style:family="table-cell" style:parent-style-name="Default">
      <style:table-cell-properties fo:background-color="#66cc99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40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41" style:family="table-cell" style:parent-style-name="VCC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42" style:family="table-cell" style:parent-style-name="GND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4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44" style:family="table-cell" style:parent-style-name="VCC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45" style:family="table-cell" style:parent-style-name="GND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46" style:family="table-cell" style:parent-style-name="Default">
      <style:table-cell-properties fo:border-bottom="0.06pt solid #000000" fo:background-color="#ffcc99" style:text-align-source="fix" style:repeat-content="false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47" style:family="table-cell" style:parent-style-name="VCC">
      <style:table-cell-properties fo:border-bottom="0.06pt solid #000000" fo:background-color="#ffcc99" style:text-align-source="fix" style:repeat-content="false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48" style:family="table-cell" style:parent-style-name="GND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49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50" style:family="table-cell" style:parent-style-name="VCC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51" style:family="table-cell" style:parent-style-name="GND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52" style:family="table-cell" style:parent-style-name="Default">
      <style:table-cell-properties fo:border-bottom="0.06pt solid #000000" fo:background-color="#ffcc99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53" style:family="table-cell" style:parent-style-name="VCC">
      <style:table-cell-properties fo:border-bottom="0.06pt solid #000000" fo:background-color="#ffcc99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54" style:family="table-cell" style:parent-style-name="GND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55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56" style:family="table-cell" style:parent-style-name="VCC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57" style:family="table-cell" style:parent-style-name="GND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58" style:family="table-cell" style:parent-style-name="Default">
      <style:table-cell-properties fo:border-bottom="0.06pt solid #000000" fo:background-color="#ffcc99" style:text-align-source="fix" style:repeat-content="false" fo:border-left="none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59" style:family="table-cell" style:parent-style-name="VCC">
      <style:table-cell-properties fo:border-bottom="0.06pt solid #000000" fo:background-color="#ffcc99" style:text-align-source="fix" style:repeat-content="false" fo:border-left="none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60" style:family="table-cell" style:parent-style-name="GND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6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6pt" style:font-size-asian="6pt" style:font-size-complex="6pt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62" style:family="table-cell" style:parent-style-name="VCC">
      <style:table-cell-properties style:text-align-source="fix" style:repeat-content="false" fo:border="0.06pt solid #000000"/>
      <style:paragraph-properties fo:text-align="center" fo:margin-left="0cm"/>
      <style:text-properties fo:font-size="6pt" style:font-size-asian="6pt" style:font-size-complex="6pt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63" style:family="table-cell" style:parent-style-name="GND">
      <style:table-cell-properties style:text-align-source="fix" style:repeat-content="false" fo:border="0.06pt solid #000000"/>
      <style:paragraph-properties fo:text-align="center" fo:margin-left="0cm"/>
      <style:text-properties fo:font-size="6pt" style:font-size-asian="6pt" style:font-size-complex="6pt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64" style:family="table-cell" style:parent-style-name="USED_5f_FNCT">
      <style:table-cell-properties style:text-align-source="fix" style:repeat-content="false" fo:border="0.06pt solid #000000"/>
      <style:paragraph-properties fo:text-align="center" fo:margin-left="0cm"/>
      <style:text-properties fo:font-size="6pt" style:font-size-asian="6pt" style:font-size-complex="6pt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6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7pt" style:font-size-asian="7pt" style:font-size-complex="7pt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66" style:family="table-cell" style:parent-style-name="VCC">
      <style:table-cell-properties style:text-align-source="fix" style:repeat-content="false" fo:border="0.06pt solid #000000"/>
      <style:paragraph-properties fo:text-align="center" fo:margin-left="0cm"/>
      <style:text-properties fo:font-size="7pt" style:font-size-asian="7pt" style:font-size-complex="7pt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67" style:family="table-cell" style:parent-style-name="GND">
      <style:table-cell-properties style:text-align-source="fix" style:repeat-content="false" fo:border="0.06pt solid #000000"/>
      <style:paragraph-properties fo:text-align="center" fo:margin-left="0cm"/>
      <style:text-properties fo:font-size="7pt" style:font-size-asian="7pt" style:font-size-complex="7pt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68" style:family="table-cell" style:parent-style-name="USED_5f_FNCT">
      <style:table-cell-properties style:text-align-source="fix" style:repeat-content="false" fo:border="0.06pt solid #000000"/>
      <style:paragraph-properties fo:text-align="center" fo:margin-left="0cm"/>
      <style:text-properties fo:font-size="6pt" fo:font-style="normal" style:text-underline-style="none" fo:font-weight="normal" style:font-size-asian="6pt" style:font-style-asian="normal" style:font-weight-asian="normal" style:font-size-complex="6pt" style:font-style-complex="normal" style:font-weight-complex="normal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69" style:family="table-cell" style:parent-style-name="USED_5f_FNCT">
      <style:table-cell-properties style:text-align-source="fix" style:repeat-content="false" fo:border="0.06pt solid #000000"/>
      <style:paragraph-properties fo:text-align="center" fo:margin-left="0cm"/>
      <style:text-properties fo:font-size="7pt" style:font-size-asian="7pt" style:font-size-complex="7pt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70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cm"/>
      <style:text-properties fo:font-size="6pt" style:font-size-asian="6pt" style:font-size-complex="6pt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71" style:family="table-cell" style:parent-style-name="VCC">
      <style:table-cell-properties fo:background-color="#eeeeee" style:text-align-source="fix" style:repeat-content="false" fo:border="none"/>
      <style:paragraph-properties fo:text-align="center" fo:margin-left="0cm"/>
      <style:text-properties fo:font-size="6pt" style:font-size-asian="6pt" style:font-size-complex="6pt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72" style:family="table-cell" style:parent-style-name="GND">
      <style:table-cell-properties style:text-align-source="fix" style:repeat-content="false" fo:border="none"/>
      <style:paragraph-properties fo:text-align="center" fo:margin-left="0cm"/>
      <style:text-properties fo:font-size="6pt" style:font-size-asian="6pt" style:font-size-complex="6pt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73" style:family="table-cell" style:parent-style-name="VCC">
      <style:table-cell-properties style:text-align-source="fix" style:repeat-content="false" fo:border="none"/>
      <style:paragraph-properties fo:text-align="center" fo:margin-left="0cm"/>
      <style:text-properties fo:font-size="6pt" style:font-size-asian="6pt" style:font-size-complex="6pt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74" style:family="table-cell" style:parent-style-name="Default"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75" style:family="table-cell" style:parent-style-name="VCC"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76" style:family="table-cell" style:parent-style-name="GND"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77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78" style:family="table-cell" style:parent-style-name="In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K9"/>
      <style:map style:condition="is-true-formula(NOT(ISEVEN(ROW())))" style:apply-style-name="IMPAIR" style:base-cell-address="at644.K9"/>
    </style:style>
    <style:style style:name="ce179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K10"/>
      <style:map style:condition="is-true-formula(NOT(ISEVEN(ROW())))" style:apply-style-name="IMPAIR" style:base-cell-address="at644.K10"/>
    </style:style>
    <style:style style:name="ce18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81" style:family="table-cell" style:parent-style-name="VCC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82" style:family="table-cell" style:parent-style-name="GND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83" style:family="table-cell" style:parent-style-name="In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84" style:family="table-cell" style:parent-style-name="VCC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8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86" style:family="table-cell" style:parent-style-name="VCC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87" style:family="table-cell" style:parent-style-name="GND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88" style:family="table-cell" style:parent-style-name="MapI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K63"/>
      <style:map style:condition="is-true-formula(NOT(ISEVEN(ROW())))" style:apply-style-name="IMPAIR" style:base-cell-address="at644.K63"/>
    </style:style>
    <style:style style:name="ce189" style:family="table-cell" style:parent-style-name="MapI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K64"/>
      <style:map style:condition="is-true-formula(NOT(ISEVEN(ROW())))" style:apply-style-name="IMPAIR" style:base-cell-address="at644.K64"/>
    </style:style>
    <style:style style:name="ce190" style:family="table-cell" style:parent-style-name="MapI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K64"/>
      <style:map style:condition="is-true-formula(NOT(ISEVEN(ROW())))" style:apply-style-name="IMPAIR" style:base-cell-address="at644.K64"/>
    </style:style>
    <style:style style:name="ce191" style:family="table-cell" style:parent-style-name="MapO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92" style:family="table-cell" style:parent-style-name="Output">
      <style:table-cell-properties style:text-align-source="fix" style:repeat-content="false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93" style:family="table-cell" style:parent-style-name="Input">
      <style:table-cell-properties style:text-align-source="fix" style:repeat-content="false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94" style:family="table-cell" style:parent-style-name="VCC">
      <style:table-cell-properties style:text-align-source="fix" style:repeat-content="false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95" style:family="table-cell" style:parent-style-name="GND">
      <style:table-cell-properties style:text-align-source="fix" style:repeat-content="false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96" style:family="table-cell" style:parent-style-name="Default">
      <style:table-cell-properties fo:border="0.06pt solid #000000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97" style:family="table-cell" style:parent-style-name="VCC">
      <style:table-cell-properties fo:border="0.06pt solid #000000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98" style:family="table-cell" style:parent-style-name="GND">
      <style:table-cell-properties fo:border="0.06pt solid #000000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99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M8"/>
      <style:map style:condition="is-true-formula(NOT(ISEVEN(ROW())))" style:apply-style-name="IMPAIR" style:base-cell-address="at644.M8"/>
    </style:style>
    <style:style style:name="ce200" style:family="table-cell" style:parent-style-name="In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M9"/>
      <style:map style:condition="is-true-formula(NOT(ISEVEN(ROW())))" style:apply-style-name="IMPAIR" style:base-cell-address="at644.M9"/>
    </style:style>
    <style:style style:name="ce201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M10"/>
      <style:map style:condition="is-true-formula(NOT(ISEVEN(ROW())))" style:apply-style-name="IMPAIR" style:base-cell-address="at644.M10"/>
    </style:style>
    <style:style style:name="ce20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203" style:family="table-cell" style:parent-style-name="VCC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204" style:family="table-cell" style:parent-style-name="GND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205" style:family="table-cell" style:parent-style-name="Input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206" style:family="table-cell" style:parent-style-name="Output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207" style:family="table-cell" style:parent-style-name="Output">
      <style:table-cell-properties style:text-align-source="fix" style:repeat-content="false" fo:background-color="transparent" fo:border="none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208" style:family="table-cell" style:parent-style-name="Input">
      <style:table-cell-properties style:text-align-source="fix" style:repeat-content="false" fo:background-color="transparent" fo:border="none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209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210" style:family="table-cell" style:parent-style-name="VCC">
      <style:table-cell-properties style:text-align-source="fix" style:repeat-content="false" fo:background-color="transparent" fo:border="none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211" style:family="table-cell" style:parent-style-name="GND">
      <style:table-cell-properties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212" style:family="table-cell" style:parent-style-name="VCC">
      <style:table-cell-properties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213" style:family="table-cell" style:parent-style-name="Default">
      <style:table-cell-properties fo:background-color="transparent" fo:border="none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214" style:family="table-cell" style:parent-style-name="VCC">
      <style:table-cell-properties fo:background-color="transparent" fo:border="none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215" style:family="table-cell" style:parent-style-name="GND">
      <style:table-cell-properties fo:border="none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216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Q8"/>
      <style:map style:condition="is-true-formula(NOT(ISEVEN(ROW())))" style:apply-style-name="IMPAIR" style:base-cell-address="at644.Q8"/>
    </style:style>
    <style:style style:name="ce217" style:family="table-cell" style:parent-style-name="In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Q9"/>
      <style:map style:condition="is-true-formula(NOT(ISEVEN(ROW())))" style:apply-style-name="IMPAIR" style:base-cell-address="at644.Q9"/>
    </style:style>
    <style:style style:name="ce218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Q10"/>
      <style:map style:condition="is-true-formula(NOT(ISEVEN(ROW())))" style:apply-style-name="IMPAIR" style:base-cell-address="at644.Q10"/>
    </style:style>
    <style:style style:name="ce219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Q11"/>
      <style:map style:condition="is-true-formula(NOT(ISEVEN(ROW())))" style:apply-style-name="IMPAIR" style:base-cell-address="at644.Q11"/>
    </style:style>
    <style:style style:name="ce220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Q16"/>
      <style:map style:condition="is-true-formula(NOT(ISEVEN(ROW())))" style:apply-style-name="IMPAIR" style:base-cell-address="at644.Q16"/>
    </style:style>
    <style:style style:name="ce221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Q17"/>
      <style:map style:condition="is-true-formula(NOT(ISEVEN(ROW())))" style:apply-style-name="IMPAIR" style:base-cell-address="at644.Q17"/>
    </style:style>
    <style:style style:name="ce222" style:family="table-cell" style:parent-style-name="Output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Q11"/>
      <style:map style:condition="is-true-formula(NOT(ISEVEN(ROW())))" style:apply-style-name="IMPAIR" style:base-cell-address="at644.Q11"/>
    </style:style>
    <style:style style:name="ce223" style:family="table-cell" style:parent-style-name="VCC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Q11"/>
      <style:map style:condition="is-true-formula(NOT(ISEVEN(ROW())))" style:apply-style-name="IMPAIR" style:base-cell-address="at644.Q11"/>
    </style:style>
    <style:style style:name="ce224" style:family="table-cell" style:parent-style-name="GND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Q11"/>
      <style:map style:condition="is-true-formula(NOT(ISEVEN(ROW())))" style:apply-style-name="IMPAIR" style:base-cell-address="at644.Q11"/>
    </style:style>
    <style:style style:name="ce225" style:family="table-cell" style:parent-style-name="Default">
      <style:table-cell-properties fo:border="0.06pt solid #000000"/>
      <style:map style:condition="is-true-formula(ISEVEN(ROW()))" style:apply-style-name="PAIR" style:base-cell-address="at644.Q11"/>
      <style:map style:condition="is-true-formula(NOT(ISEVEN(ROW())))" style:apply-style-name="IMPAIR" style:base-cell-address="at644.Q11"/>
    </style:style>
    <style:style style:name="ce226" style:family="table-cell" style:parent-style-name="VCC">
      <style:table-cell-properties fo:border="0.06pt solid #000000"/>
      <style:map style:condition="is-true-formula(ISEVEN(ROW()))" style:apply-style-name="PAIR" style:base-cell-address="at644.Q11"/>
      <style:map style:condition="is-true-formula(NOT(ISEVEN(ROW())))" style:apply-style-name="IMPAIR" style:base-cell-address="at644.Q11"/>
    </style:style>
    <style:style style:name="ce227" style:family="table-cell" style:parent-style-name="GND">
      <style:table-cell-properties fo:border="0.06pt solid #000000"/>
      <style:map style:condition="is-true-formula(ISEVEN(ROW()))" style:apply-style-name="PAIR" style:base-cell-address="at644.Q11"/>
      <style:map style:condition="is-true-formula(NOT(ISEVEN(ROW())))" style:apply-style-name="IMPAIR" style:base-cell-address="at644.Q11"/>
    </style:style>
    <style:style style:name="ce228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R8"/>
      <style:map style:condition="is-true-formula(NOT(ISEVEN(ROW())))" style:apply-style-name="IMPAIR" style:base-cell-address="at644.R8"/>
    </style:style>
    <style:style style:name="ce229" style:family="table-cell" style:parent-style-name="In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R9"/>
      <style:map style:condition="is-true-formula(NOT(ISEVEN(ROW())))" style:apply-style-name="IMPAIR" style:base-cell-address="at644.R9"/>
    </style:style>
    <style:style style:name="ce230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R10"/>
      <style:map style:condition="is-true-formula(NOT(ISEVEN(ROW())))" style:apply-style-name="IMPAIR" style:base-cell-address="at644.R10"/>
    </style:style>
    <style:style style:name="ce23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R8"/>
      <style:map style:condition="is-true-formula(NOT(ISEVEN(ROW())))" style:apply-style-name="IMPAIR" style:base-cell-address="at644.R8"/>
    </style:style>
    <style:style style:name="ce232" style:family="table-cell" style:parent-style-name="MapI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R19"/>
      <style:map style:condition="is-true-formula(NOT(ISEVEN(ROW())))" style:apply-style-name="IMPAIR" style:base-cell-address="at644.R19"/>
    </style:style>
    <style:style style:name="ce233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R8"/>
      <style:map style:condition="is-true-formula(NOT(ISEVEN(ROW())))" style:apply-style-name="IMPAIR" style:base-cell-address="at644.R8"/>
    </style:style>
    <style:style style:name="ce234" style:family="table-cell" style:parent-style-name="VCC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R8"/>
      <style:map style:condition="is-true-formula(NOT(ISEVEN(ROW())))" style:apply-style-name="IMPAIR" style:base-cell-address="at644.R8"/>
    </style:style>
    <style:style style:name="ce235" style:family="table-cell" style:parent-style-name="GND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R8"/>
      <style:map style:condition="is-true-formula(NOT(ISEVEN(ROW())))" style:apply-style-name="IMPAIR" style:base-cell-address="at644.R8"/>
    </style:style>
    <style:style style:name="ce236" style:family="table-cell" style:parent-style-name="In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R8"/>
      <style:map style:condition="is-true-formula(NOT(ISEVEN(ROW())))" style:apply-style-name="IMPAIR" style:base-cell-address="at644.R8"/>
    </style:style>
    <style:style style:name="ce237" style:family="table-cell" style:parent-style-name="VCC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R8"/>
      <style:map style:condition="is-true-formula(NOT(ISEVEN(ROW())))" style:apply-style-name="IMPAIR" style:base-cell-address="at644.R8"/>
    </style:style>
    <style:style style:name="ce238" style:family="table-cell" style:parent-style-name="Input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R53"/>
      <style:map style:condition="is-true-formula(NOT(ISEVEN(ROW())))" style:apply-style-name="IMPAIR" style:base-cell-address="at644.R53"/>
    </style:style>
    <style:style style:name="ce239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R8"/>
      <style:map style:condition="is-true-formula(NOT(ISEVEN(ROW())))" style:apply-style-name="IMPAIR" style:base-cell-address="at644.R8"/>
    </style:style>
    <style:style style:name="ce240" style:family="table-cell" style:parent-style-name="VCC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R8"/>
      <style:map style:condition="is-true-formula(NOT(ISEVEN(ROW())))" style:apply-style-name="IMPAIR" style:base-cell-address="at644.R8"/>
    </style:style>
    <style:style style:name="ce241" style:family="table-cell" style:parent-style-name="GND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R8"/>
      <style:map style:condition="is-true-formula(NOT(ISEVEN(ROW())))" style:apply-style-name="IMPAIR" style:base-cell-address="at644.R8"/>
    </style:style>
    <style:style style:name="ce242" style:family="table-cell" style:parent-style-name="Input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R63"/>
      <style:map style:condition="is-true-formula(NOT(ISEVEN(ROW())))" style:apply-style-name="IMPAIR" style:base-cell-address="at644.R63"/>
    </style:style>
    <style:style style:name="ce243" style:family="table-cell" style:parent-style-name="Input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R64"/>
      <style:map style:condition="is-true-formula(NOT(ISEVEN(ROW())))" style:apply-style-name="IMPAIR" style:base-cell-address="at644.R64"/>
    </style:style>
    <style:style style:name="ce244" style:family="table-cell" style:parent-style-name="Input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R64"/>
      <style:map style:condition="is-true-formula(NOT(ISEVEN(ROW())))" style:apply-style-name="IMPAIR" style:base-cell-address="at644.R64"/>
    </style:style>
    <style:style style:name="ce245" style:family="table-cell" style:parent-style-name="Output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R8"/>
      <style:map style:condition="is-true-formula(NOT(ISEVEN(ROW())))" style:apply-style-name="IMPAIR" style:base-cell-address="at644.R8"/>
    </style:style>
    <style:style style:name="ce246" style:family="table-cell" style:parent-style-name="MapO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R8"/>
      <style:map style:condition="is-true-formula(NOT(ISEVEN(ROW())))" style:apply-style-name="IMPAIR" style:base-cell-address="at644.R8"/>
    </style:style>
    <style:style style:name="ce247" style:family="table-cell" style:parent-style-name="MapO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R72"/>
      <style:map style:condition="is-true-formula(NOT(ISEVEN(ROW())))" style:apply-style-name="IMPAIR" style:base-cell-address="at644.R72"/>
    </style:style>
    <style:style style:name="ce248" style:family="table-cell" style:parent-style-name="Input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R79"/>
      <style:map style:condition="is-true-formula(NOT(ISEVEN(ROW())))" style:apply-style-name="IMPAIR" style:base-cell-address="at644.R79"/>
    </style:style>
    <style:style style:name="ce249" style:family="table-cell" style:parent-style-name="Input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R80"/>
      <style:map style:condition="is-true-formula(NOT(ISEVEN(ROW())))" style:apply-style-name="IMPAIR" style:base-cell-address="at644.R80"/>
    </style:style>
    <style:style style:name="ce250" style:family="table-cell" style:parent-style-name="MapI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R8"/>
      <style:map style:condition="is-true-formula(NOT(ISEVEN(ROW())))" style:apply-style-name="IMPAIR" style:base-cell-address="at644.R8"/>
    </style:style>
    <style:style style:name="ce251" style:family="table-cell" style:parent-style-name="Output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R79"/>
      <style:map style:condition="is-true-formula(NOT(ISEVEN(ROW())))" style:apply-style-name="IMPAIR" style:base-cell-address="at644.R79"/>
    </style:style>
    <style:style style:name="ce252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T8"/>
      <style:map style:condition="is-true-formula(NOT(ISEVEN(ROW())))" style:apply-style-name="IMPAIR" style:base-cell-address="at644.T8"/>
    </style:style>
    <style:style style:name="ce253" style:family="table-cell" style:parent-style-name="In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T9"/>
      <style:map style:condition="is-true-formula(NOT(ISEVEN(ROW())))" style:apply-style-name="IMPAIR" style:base-cell-address="at644.T9"/>
    </style:style>
    <style:style style:name="ce254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T10"/>
      <style:map style:condition="is-true-formula(NOT(ISEVEN(ROW())))" style:apply-style-name="IMPAIR" style:base-cell-address="at644.T10"/>
    </style:style>
    <style:style style:name="ce255" style:family="table-cell" style:parent-style-name="In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T18"/>
      <style:map style:condition="is-true-formula(NOT(ISEVEN(ROW())))" style:apply-style-name="IMPAIR" style:base-cell-address="at644.T18"/>
    </style:style>
    <style:style style:name="ce256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U8"/>
      <style:map style:condition="is-true-formula(NOT(ISEVEN(ROW())))" style:apply-style-name="IMPAIR" style:base-cell-address="at644.U8"/>
    </style:style>
    <style:style style:name="ce257" style:family="table-cell" style:parent-style-name="In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U9"/>
      <style:map style:condition="is-true-formula(NOT(ISEVEN(ROW())))" style:apply-style-name="IMPAIR" style:base-cell-address="at644.U9"/>
    </style:style>
    <style:style style:name="ce258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U10"/>
      <style:map style:condition="is-true-formula(NOT(ISEVEN(ROW())))" style:apply-style-name="IMPAIR" style:base-cell-address="at644.U10"/>
    </style:style>
    <style:style style:name="ce259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260" style:family="table-cell" style:parent-style-name="Output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261" style:family="table-cell" style:parent-style-name="VCC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262" style:family="table-cell" style:parent-style-name="GND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263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V8"/>
      <style:map style:condition="is-true-formula(NOT(ISEVEN(ROW())))" style:apply-style-name="IMPAIR" style:base-cell-address="at644.V8"/>
    </style:style>
    <style:style style:name="ce264" style:family="table-cell" style:parent-style-name="In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V9"/>
      <style:map style:condition="is-true-formula(NOT(ISEVEN(ROW())))" style:apply-style-name="IMPAIR" style:base-cell-address="at644.V9"/>
    </style:style>
    <style:style style:name="ce265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V10"/>
      <style:map style:condition="is-true-formula(NOT(ISEVEN(ROW())))" style:apply-style-name="IMPAIR" style:base-cell-address="at644.V10"/>
    </style:style>
    <style:style style:name="ce266" style:family="table-cell" style:parent-style-name="Input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W9"/>
      <style:map style:condition="is-true-formula(NOT(ISEVEN(ROW())))" style:apply-style-name="IMPAIR" style:base-cell-address="at644.W9"/>
    </style:style>
    <style:style style:name="ce267" style:family="table-cell" style:parent-style-name="Output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W10"/>
      <style:map style:condition="is-true-formula(NOT(ISEVEN(ROW())))" style:apply-style-name="IMPAIR" style:base-cell-address="at644.W10"/>
    </style:style>
    <style:style style:name="ce268" style:family="table-cell" style:parent-style-name="Input">
      <style:table-cell-properties style:text-align-source="fix" style:repeat-content="false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269" style:family="table-cell" style:parent-style-name="Output">
      <style:table-cell-properties style:text-align-source="fix" style:repeat-content="false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270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271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X8"/>
      <style:map style:condition="is-true-formula(NOT(ISEVEN(ROW())))" style:apply-style-name="IMPAIR" style:base-cell-address="at644.X8"/>
    </style:style>
    <style:style style:name="ce272" style:family="table-cell" style:parent-style-name="In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X9"/>
      <style:map style:condition="is-true-formula(NOT(ISEVEN(ROW())))" style:apply-style-name="IMPAIR" style:base-cell-address="at644.X9"/>
    </style:style>
    <style:style style:name="ce273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X10"/>
      <style:map style:condition="is-true-formula(NOT(ISEVEN(ROW())))" style:apply-style-name="IMPAIR" style:base-cell-address="at644.X10"/>
    </style:style>
    <style:style style:name="ce274" style:family="table-cell" style:parent-style-name="Default"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275" style:family="table-cell" style:parent-style-name="VCC"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276" style:family="table-cell" style:parent-style-name="GND"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27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hyphenate="true"/>
    </style:style>
    <style:style style:name="ce278" style:family="table-cell" style:parent-style-name="Default">
      <style:table-cell-properties fo:background-color="#ffd320" style:text-align-source="fix" style:repeat-content="false" fo:wrap-option="wrap" fo:border="0.06pt solid #000000" style:vertical-align="middle"/>
      <style:paragraph-properties fo:text-align="center" fo:margin-left="0cm"/>
      <style:text-properties fo:font-weight="bold" style:font-weight-asian="bold" style:font-weight-complex="bold" fo:hyphenate="true"/>
    </style:style>
    <style:style style:name="ce27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hyphenate="true"/>
      <style:map style:condition="is-true-formula(ISEVEN(ROW()))" style:apply-style-name="PAIR" style:base-cell-address="Refs.A4"/>
      <style:map style:condition="is-true-formula(NOT(ISEVEN(ROW())))" style:apply-style-name="IMPAIR" style:base-cell-address="Refs.A4"/>
    </style:style>
    <style:style style:name="ce28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hyphenate="true"/>
      <style:map style:condition="is-true-formula(ISEVEN(ROW()))" style:apply-style-name="PAIR" style:base-cell-address="Refs.A4"/>
      <style:map style:condition="is-true-formula(NOT(ISEVEN(ROW())))" style:apply-style-name="IMPAIR" style:base-cell-address="Refs.A4"/>
    </style:style>
    <style:style style:name="ce281" style:family="table-cell" style:parent-style-name="Default">
      <style:table-cell-properties fo:wrap-option="wrap" style:vertical-align="middle"/>
      <style:text-properties fo:hyphenate="true"/>
    </style:style>
    <style:style style:name="ce282" style:family="table-cell" style:parent-style-name="Default">
      <style:table-cell-properties fo:wrap-option="wrap" fo:border="0.06pt solid #000000" style:vertical-align="middle"/>
      <style:text-properties fo:hyphenate="true"/>
      <style:map style:condition="is-true-formula(ISEVEN(ROW()))" style:apply-style-name="PAIR" style:base-cell-address="Refs.A4"/>
      <style:map style:condition="is-true-formula(NOT(ISEVEN(ROW())))" style:apply-style-name="IMPAIR" style:base-cell-address="Refs.A4"/>
    </style:style>
    <style:style style:name="ce283" style:family="table-cell" style:parent-style-name="Default">
      <style:table-cell-properties fo:wrap-option="wrap" style:vertical-align="middle"/>
      <style:text-properties fo:hyphenate="true"/>
      <style:map style:condition="is-true-formula(ISEVEN(ROW()))" style:apply-style-name="PAIR" style:base-cell-address="Refs.A4"/>
      <style:map style:condition="is-true-formula(NOT(ISEVEN(ROW())))" style:apply-style-name="IMPAIR" style:base-cell-address="Refs.A4"/>
    </style:style>
    <style:style style:name="ce284" style:family="table-cell" style:parent-style-name="Default">
      <style:table-cell-properties fo:background-color="#ffcc00"/>
    </style:style>
    <style:style style:name="ce285" style:family="table-cell" style:parent-style-name="Default" style:data-style-name="N2"/>
    <style:style style:name="ce286" style:family="table-cell" style:parent-style-name="Default" style:data-style-name="N109"/>
    <style:style style:name="ce287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288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89" style:family="table-cell" style:parent-style-name="Default" style:data-style-name="N100"/>
    <style:style style:name="ce290" style:family="table-cell" style:parent-style-name="Default" style:data-style-name="N100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1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292" style:family="table-cell" style:parent-style-name="Default">
      <style:text-properties fo:color="#999999"/>
    </style:style>
    <style:style style:name="ce293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294" style:family="table-cell" style:parent-style-name="Default">
      <style:text-properties fo:color="#000000"/>
    </style:style>
    <style:style style:name="ce295" style:family="table-cell" style:parent-style-name="Default">
      <style:text-properties fo:color="#999999" fo:font-style="italic" fo:font-weight="bold" style:font-style-asian="italic" style:font-weight-asian="bold" style:font-style-complex="italic" style:font-weight-complex="bold"/>
    </style:style>
    <style:style style:name="ce296" style:family="table-cell" style:parent-style-name="Default">
      <style:text-properties fo:font-weight="bold" style:font-weight-asian="bold" style:font-weight-complex="bold"/>
    </style:style>
    <style:style style:name="ce297" style:family="table-cell" style:parent-style-name="Default">
      <style:table-cell-properties fo:background-color="#ffd320"/>
      <style:text-properties fo:font-weight="bold" style:font-weight-asian="bold" style:font-weight-complex="bold"/>
    </style:style>
    <style:style style:name="ce298" style:family="table-cell" style:parent-style-name="Default">
      <style:table-cell-properties fo:background-color="#e6e64c"/>
    </style:style>
    <style:style style:name="ce299" style:family="table-cell" style:parent-style-name="Default" style:data-style-name="N107">
      <style:table-cell-properties fo:background-color="#ffd320"/>
      <style:text-properties fo:font-weight="bold" style:font-weight-asian="bold" style:font-weight-complex="bold"/>
    </style:style>
    <style:style style:name="ce300" style:family="table-cell" style:parent-style-name="Default" style:data-style-name="N107">
      <style:text-properties fo:font-weight="bold" style:font-weight-asian="bold" style:font-weight-complex="bold"/>
    </style:style>
    <style:style style:name="ce301" style:family="table-cell" style:parent-style-name="Default" style:data-style-name="N107">
      <style:table-cell-properties fo:background-color="#ffd320"/>
    </style:style>
    <style:style style:name="ce302" style:family="table-cell" style:parent-style-name="Default">
      <style:table-cell-properties fo:border-bottom="0.06pt solid #000000" fo:border-left="0.06pt solid #000000" fo:border-right="none" fo:border-top="0.06pt solid #000000"/>
      <style:text-properties fo:font-weight="bold" style:font-weight-asian="bold" style:font-weight-complex="bold"/>
    </style:style>
    <style:style style:name="ce303" style:family="table-cell" style:parent-style-name="Default">
      <style:table-cell-properties fo:background-color="#ffd320"/>
    </style:style>
    <style:style style:name="ce304" style:family="table-cell" style:parent-style-name="Default" style:data-style-name="N107">
      <style:table-cell-properties fo:border-bottom="0.06pt solid #000000" fo:border-left="none" fo:border-right="0.06pt solid #000000" fo:border-top="0.06pt solid #000000"/>
      <style:text-properties fo:font-weight="bold" style:font-weight-asian="bold" style:font-weight-complex="bold"/>
    </style:style>
    <style:style style:name="ce30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06" style:family="table-cell" style:parent-style-name="Default">
      <style:table-cell-properties fo:background-color="#ffd320"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307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308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9" style:family="table-cell" style:parent-style-name="Default" style:data-style-name="N100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0" style:family="table-cell" style:parent-style-name="Default">
      <style:table-cell-properties fo:background-color="#ffd320" style:text-align-source="fix" style:repeat-content="false"/>
      <style:paragraph-properties fo:text-align="start" fo:margin-left="0cm"/>
    </style:style>
    <style:style style:name="ce311" style:family="table-cell" style:parent-style-name="Default" style:data-style-name="N1"/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/>
    </style:style>
  </office:automatic-styles>
  <office:body>
    <office:spreadsheet>
      <table:table table:name="synthèse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5"/>
        <table:table-column table:style-name="co3" table:default-cell-style-name="ce5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1" table:number-columns-repeated="1014" table:default-cell-style-name="ce5"/>
        <table:table-row table:style-name="ro1" table:number-rows-repeated="2">
          <table:table-cell table:number-columns-repeated="1020"/>
        </table:table-row>
        <table:table-row table:style-name="ro1">
          <table:table-cell/>
          <table:table-cell table:style-name="ce6" office:value-type="string" calcext:value-type="string">
            <text:p>dnc évaluation cout de développement technique</text:p>
          </table:table-cell>
          <table:table-cell office:value-type="string" calcext:value-type="string">
            <text:p>nb avec spare</text:p>
          </table:table-cell>
          <table:table-cell office:value-type="string" calcext:value-type="string">
            <text:p>coût</text:p>
          </table:table-cell>
          <table:table-cell office:value-type="string" calcext:value-type="string">
            <text:p>développement</text:p>
          </table:table-cell>
          <table:table-cell office:value-type="string" calcext:value-type="string">
            <text:p>coût unitaire avec dev</text:p>
          </table:table-cell>
          <table:table-cell table:number-columns-repeated="1014"/>
        </table:table-row>
        <table:table-row table:style-name="ro1" table:number-rows-repeated="2">
          <table:table-cell table:number-columns-repeated="1020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office:value-type="string" calcext:value-type="string">
            <text:p>nombre de carte automate recevant des informations en wifi (idéal pour les bacs, les véhicules, les titreurs nomades...)</text:p>
          </table:table-cell>
          <table:table-cell office:value-type="float" office:value="45" calcext:value-type="float">
            <text:p>45</text:p>
          </table:table-cell>
          <table:table-cell table:formula="of:=[détails.B26]" office:value-type="currency" office:currency="EUR" office:value="62.52" calcext:value-type="currency">
            <text:p>62,52 €</text:p>
          </table:table-cell>
          <table:table-cell table:style-name="ce9" table:formula="of:=IF([.A6]&gt;0;[détails.C107];0)" office:value-type="currency" office:currency="EUR" office:value="2100" calcext:value-type="currency">
            <text:p>2 100,00 €</text:p>
          </table:table-cell>
          <table:table-cell table:formula="of:=([.D6]+[.E6])/[.A6]" office:value-type="currency" office:currency="EUR" office:value="43.2504" calcext:value-type="currency">
            <text:p>43,25 €</text:p>
          </table:table-cell>
          <table:table-cell table:number-columns-repeated="1014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office:value-type="string" calcext:value-type="string">
            <text:p>nombre de carte automate recevant des informations via une petite puce RF (idéal pour des sacs à proximité d'un bac)</text:p>
          </table:table-cell>
          <table:table-cell office:value-type="float" office:value="0" calcext:value-type="float">
            <text:p>0</text:p>
          </table:table-cell>
          <table:table-cell table:formula="of:=[.C7]*([détails.B26]-18)" office:value-type="currency" office:currency="EUR" office:value="0" calcext:value-type="currency">
            <text:p>0,00 €</text:p>
          </table:table-cell>
          <table:table-cell table:style-name="ce10" table:formula="of:=IF([.A7]&gt;0;[détails.C108];0)" office:value-type="currency" office:currency="EUR" office:value="315" calcext:value-type="currency">
            <text:p>315,00 €</text:p>
          </table:table-cell>
          <table:table-cell table:formula="of:=([.D7]+[.E7])/[.A7]" office:value-type="currency" office:currency="EUR" office:value="9" calcext:value-type="currency">
            <text:p>9,00 €</text:p>
          </table:table-cell>
          <table:table-cell table:number-columns-repeated="1014"/>
        </table:table-row>
        <table:table-row table:style-name="ro1">
          <table:table-cell table:style-name="ce3" office:value-type="float" office:value="25" calcext:value-type="float">
            <text:p>25</text:p>
          </table:table-cell>
          <table:table-cell office:value-type="string" calcext:value-type="string">
            <text:p>nombre d'extension player son</text:p>
          </table:table-cell>
          <table:table-cell office:value-type="float" office:value="15" calcext:value-type="float">
            <text:p>15</text:p>
          </table:table-cell>
          <table:table-cell table:formula="of:=[.C8]*[détails.B52]" office:value-type="currency" office:currency="EUR" office:value="351" calcext:value-type="currency">
            <text:p>351,00 €</text:p>
          </table:table-cell>
          <table:table-cell table:style-name="ce10" table:formula="of:=IF([.A8]&gt;0;[détails.C113];0)" office:value-type="currency" office:currency="EUR" office:value="420" calcext:value-type="currency">
            <text:p>420,00 €</text:p>
          </table:table-cell>
          <table:table-cell table:formula="of:=([.D8]+[.E8])/[.A8]" office:value-type="currency" office:currency="EUR" office:value="30.84" calcext:value-type="currency">
            <text:p>30,84 €</text:p>
          </table:table-cell>
          <table:table-cell table:number-columns-repeated="1014"/>
        </table:table-row>
        <table:table-row table:style-name="ro1">
          <table:table-cell table:style-name="ce3" office:value-type="float" office:value="25" calcext:value-type="float">
            <text:p>25</text:p>
          </table:table-cell>
          <table:table-cell office:value-type="string" calcext:value-type="string">
            <text:p>nombre d'extension relais 12V ou 230V</text:p>
          </table:table-cell>
          <table:table-cell office:value-type="float" office:value="5" calcext:value-type="float">
            <text:p>5</text:p>
          </table:table-cell>
          <table:table-cell table:formula="of:=[.C9]*[détails.B34]" office:value-type="currency" office:currency="EUR" office:value="10" calcext:value-type="currency">
            <text:p>10,00 €</text:p>
          </table:table-cell>
          <table:table-cell table:style-name="ce10" table:formula="of:=IF([.A9]&gt;0;[détails.C110];0)" office:value-type="currency" office:currency="EUR" office:value="420" calcext:value-type="currency">
            <text:p>420,00 €</text:p>
          </table:table-cell>
          <table:table-cell table:formula="of:=([.D9]+[.E9])/[.A9]" office:value-type="currency" office:currency="EUR" office:value="17.2" calcext:value-type="currency">
            <text:p>17,20 €</text:p>
          </table:table-cell>
          <table:table-cell table:number-columns-repeated="1014"/>
        </table:table-row>
        <table:table-row table:style-name="ro1">
          <table:table-cell table:style-name="ce3" office:value-type="float" office:value="30" calcext:value-type="float">
            <text:p>30</text:p>
          </table:table-cell>
          <table:table-cell office:value-type="string" calcext:value-type="string">
            <text:p>nombre d'extension commande lumière led</text:p>
          </table:table-cell>
          <table:table-cell office:value-type="float" office:value="20" calcext:value-type="float">
            <text:p>20</text:p>
          </table:table-cell>
          <table:table-cell table:formula="of:=[.C10]*[détails.B79]" office:value-type="currency" office:currency="EUR" office:value="312" calcext:value-type="currency">
            <text:p>312,00 €</text:p>
          </table:table-cell>
          <table:table-cell table:style-name="ce10" table:formula="of:=IF([.A10]&gt;0;[détails.C111];0)" office:value-type="currency" office:currency="EUR" office:value="315" calcext:value-type="currency">
            <text:p>315,00 €</text:p>
          </table:table-cell>
          <table:table-cell table:formula="of:=([.D10]+[.E10])/[.A10]" office:value-type="currency" office:currency="EUR" office:value="20.9" calcext:value-type="currency">
            <text:p>20,90 €</text:p>
          </table:table-cell>
          <table:table-cell table:number-columns-repeated="1014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office:value-type="string" calcext:value-type="string">
            <text:p>nombre d'extension interface de jeu (boutons/capteurs)</text:p>
          </table:table-cell>
          <table:table-cell office:value-type="float" office:value="15" calcext:value-type="float">
            <text:p>15</text:p>
          </table:table-cell>
          <table:table-cell table:formula="of:=[.C11]*[détails.B96]" office:value-type="currency" office:currency="EUR" office:value="195" calcext:value-type="currency">
            <text:p>195,00 €</text:p>
          </table:table-cell>
          <table:table-cell table:style-name="ce10" table:formula="of:=IF([.A11]&gt;0;[détails.C115];0)" office:value-type="currency" office:currency="EUR" office:value="315" calcext:value-type="currency">
            <text:p>315,00 €</text:p>
          </table:table-cell>
          <table:table-cell table:formula="of:=([.D11]+[.E11])/[.A11]" office:value-type="currency" office:currency="EUR" office:value="34" calcext:value-type="currency">
            <text:p>34,00 €</text:p>
          </table:table-cell>
          <table:table-cell table:number-columns-repeated="1014"/>
        </table:table-row>
        <table:table-row table:style-name="ro2">
          <table:table-cell table:style-name="ce3" office:value-type="float" office:value="25" calcext:value-type="float">
            <text:p>25</text:p>
          </table:table-cell>
          <table:table-cell office:value-type="string" calcext:value-type="string">
            <text:p>nombre d'extension titreur 5 module 2lignes caractères environ</text:p>
          </table:table-cell>
          <table:table-cell office:value-type="float" office:value="20" calcext:value-type="float">
            <text:p>20</text:p>
          </table:table-cell>
          <table:table-cell table:formula="of:=[.C12]*[détails.B88]" office:value-type="currency" office:currency="EUR" office:value="3086" calcext:value-type="currency">
            <text:p>3 086,00 €</text:p>
          </table:table-cell>
          <table:table-cell table:style-name="ce10" table:formula="of:=IF([.A12]&gt;0;[détails.C112];0)" office:value-type="currency" office:currency="EUR" office:value="840" calcext:value-type="currency">
            <text:p>840,00 €</text:p>
          </table:table-cell>
          <table:table-cell table:formula="of:=([.D12]+[.E12])/[.A12]" office:value-type="currency" office:currency="EUR" office:value="157.04" calcext:value-type="currency">
            <text:p>157,04 €</text:p>
          </table:table-cell>
          <table:table-cell table:number-columns-repeated="1014"/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office:value-type="string" calcext:value-type="string">
            <text:p>nombre d'extension moteur (mouvement rat)</text:p>
          </table:table-cell>
          <table:table-cell office:value-type="float" office:value="0" calcext:value-type="float">
            <text:p>0</text:p>
          </table:table-cell>
          <table:table-cell table:formula="of:=[.C13]*[détails.B72]" office:value-type="currency" office:currency="EUR" office:value="0" calcext:value-type="currency">
            <text:p>0,00 €</text:p>
          </table:table-cell>
          <table:table-cell table:style-name="ce10" table:formula="of:=IF([.A13]&gt;0;[détails.C110];0)" office:value-type="currency" office:currency="EUR" office:value="420" calcext:value-type="currency">
            <text:p>420,00 €</text:p>
          </table:table-cell>
          <table:table-cell table:formula="of:=([.D13]+[.E13])/[.A13]" office:value-type="currency" office:currency="EUR" office:value="21" calcext:value-type="currency">
            <text:p>21,00 €</text:p>
          </table:table-cell>
          <table:table-cell table:number-columns-repeated="1014"/>
        </table:table-row>
        <table:table-row table:style-name="ro1">
          <table:table-cell table:style-name="ce3" office:value-type="float" office:value="30" calcext:value-type="float">
            <text:p>30</text:p>
          </table:table-cell>
          <table:table-cell office:value-type="string" calcext:value-type="string">
            <text:p>nombre d'extension gestion de la charge grosse batterie</text:p>
          </table:table-cell>
          <table:table-cell office:value-type="float" office:value="25" calcext:value-type="float">
            <text:p>25</text:p>
          </table:table-cell>
          <table:table-cell table:formula="of:=[.C14]*[détails.B62]" office:value-type="currency" office:currency="EUR" office:value="455" calcext:value-type="currency">
            <text:p>455,00 €</text:p>
          </table:table-cell>
          <table:table-cell table:style-name="ce10" table:formula="of:=IF([.A14]&gt;0;[détails.C114];0)" office:value-type="currency" office:currency="EUR" office:value="630" calcext:value-type="currency">
            <text:p>630,00 €</text:p>
          </table:table-cell>
          <table:table-cell table:formula="of:=([.D14]+[.E14])/[.A14]" office:value-type="currency" office:currency="EUR" office:value="36.1666666666667" calcext:value-type="currency">
            <text:p>36,17 €</text:p>
          </table:table-cell>
          <table:table-cell table:number-columns-repeated="1014"/>
        </table:table-row>
        <table:table-row table:style-name="ro1" table:number-rows-repeated="2">
          <table:table-cell table:number-columns-repeated="1020"/>
        </table:table-row>
        <table:table-row table:style-name="ro1">
          <table:table-cell table:style-name="ce4"/>
          <table:table-cell office:value-type="string" calcext:value-type="string">
            <text:p>il peut y avoir plusieurs extensions sur une carte automate</text:p>
          </table:table-cell>
          <table:table-cell table:number-columns-repeated="1018"/>
        </table:table-row>
        <table:table-row table:style-name="ro1">
          <table:table-cell table:style-name="ce4"/>
          <table:table-cell office:value-type="string" calcext:value-type="string">
            <text:p>(par exemple sur un bac, il peut y avoir 2 titreurs, deux commandes 230v, une commande lumière...)</text:p>
          </table:table-cell>
          <table:table-cell office:value-type="string" calcext:value-type="string">
            <text:p>total</text:p>
          </table:table-cell>
          <table:table-cell table:style-name="ce8" table:formula="of:=SUM([.D6:.E14])" office:value-type="currency" office:currency="EUR" office:value="10246.52" calcext:value-type="currency">
            <text:p>10 246,52 €</text:p>
          </table:table-cell>
          <table:table-cell table:number-columns-repeated="1016"/>
        </table:table-row>
        <table:table-row table:style-name="ro1">
          <table:table-cell table:style-name="ce4"/>
          <table:table-cell office:value-type="string" calcext:value-type="string">
            <text:p>(par exemple dans un sac il peut y avoir une extension commande lumière et mouvement...)</text:p>
          </table:table-cell>
          <table:table-cell table:number-columns-repeated="1018"/>
        </table:table-row>
        <table:table-row table:style-name="ro2">
          <table:table-cell table:number-columns-repeated="1020"/>
        </table:table-row>
        <table:table-row table:style-name="ro1">
          <table:table-cell table:number-columns-repeated="1020"/>
        </table:table-row>
        <table:table-row table:style-name="ro1">
          <table:table-cell/>
          <table:table-cell office:value-type="string" calcext:value-type="string">
            <text:p>Les coût sont annoncés à la louche fourchette max, à priori, si on se plante pas trop on peut récupérer entre 10 et 30 % sur le coût matériel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à cela<text:span text:style-name="T1"> s'ajoute 20j de travail</text:span> pour l'évolution de la régie et le développement de programme pour téléphone/ipod...</text:p>
          </table:table-cell>
          <table:table-cell table:number-columns-repeated="1018"/>
        </table:table-row>
        <table:table-row table:style-name="ro1">
          <table:table-cell table:number-columns-repeated="1020"/>
        </table:table-row>
        <table:table-row table:style-name="ro1">
          <table:table-cell/>
          <table:table-cell table:style-name="Default"/>
          <table:table-cell table:number-columns-repeated="1018"/>
        </table:table-row>
        <table:table-row table:style-name="ro1" table:number-rows-repeated="17">
          <table:table-cell table:number-columns-repeated="1020"/>
        </table:table-row>
        <table:table-row table:style-name="ro2" table:number-rows-repeated="5">
          <table:table-cell table:number-columns-repeated="1020"/>
        </table:table-row>
        <table:table-row table:style-name="ro1">
          <table:table-cell table:number-columns-repeated="1020"/>
        </table:table-row>
        <table:table-row table:style-name="ro2" table:number-rows-repeated="12">
          <table:table-cell table:number-columns-repeated="1020"/>
        </table:table-row>
        <table:table-row table:style-name="ro1">
          <table:table-cell table:number-columns-repeated="1020"/>
        </table:table-row>
        <table:table-row table:style-name="ro2" table:number-rows-repeated="2">
          <table:table-cell table:number-columns-repeated="1020"/>
        </table:table-row>
        <table:table-row table:style-name="ro1">
          <table:table-cell table:number-columns-repeated="1020"/>
        </table:table-row>
        <table:table-row table:style-name="ro2">
          <table:table-cell table:number-columns-repeated="1020"/>
        </table:table-row>
        <table:table-row table:style-name="ro1">
          <table:table-cell table:number-columns-repeated="1020"/>
        </table:table-row>
        <table:table-row table:style-name="ro2" table:number-rows-repeated="13">
          <table:table-cell table:number-columns-repeated="1020"/>
        </table:table-row>
        <table:table-row table:style-name="ro1">
          <table:table-cell table:number-columns-repeated="1020"/>
        </table:table-row>
        <table:table-row table:style-name="ro2" table:number-rows-repeated="36">
          <table:table-cell table:number-columns-repeated="1020"/>
        </table:table-row>
        <table:table-row table:style-name="ro1">
          <table:table-cell table:number-columns-repeated="1020"/>
        </table:table-row>
        <table:table-row table:style-name="ro2" table:number-rows-repeated="1048458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détails" table:style-name="ta1">
        <table:table-column table:style-name="co7" table:default-cell-style-name="ce14"/>
        <table:table-column table:style-name="co8" table:default-cell-style-name="ce17"/>
        <table:table-column table:style-name="co1" table:default-cell-style-name="ce14"/>
        <table:table-column table:style-name="co9" table:default-cell-style-name="ce17"/>
        <table:table-column table:style-name="co1" table:number-columns-repeated="1020" table:default-cell-style-name="ce14"/>
        <table:table-row table:style-name="ro2">
          <table:table-cell table:style-name="ce6" office:value-type="string" calcext:value-type="string">
            <text:p>développement</text:p>
          </table:table-cell>
          <table:table-cell table:number-columns-repeated="1023"/>
        </table:table-row>
        <table:table-row table:style-name="ro3">
          <table:table-cell table:style-name="ce11"/>
          <table:table-cell table:style-name="ce18" office:value-type="string" calcext:value-type="string">
            <text:p>nb</text:p>
          </table:table-cell>
          <table:table-cell table:style-name="ce23" office:value-type="string" calcext:value-type="string">
            <text:p>dont avec dispo wifi</text:p>
          </table:table-cell>
          <table:table-cell table:style-name="ce18" office:value-type="string" calcext:value-type="string">
            <text:p>cout</text:p>
          </table:table-cell>
          <table:table-cell table:number-columns-repeated="1020"/>
        </table:table-row>
        <table:table-row table:style-name="ro4" table:number-rows-repeated="2">
          <table:table-cell table:style-name="ce11"/>
          <table:table-cell table:style-name="ce18"/>
          <table:table-cell table:style-name="ce23"/>
          <table:table-cell table:style-name="ce18"/>
          <table:table-cell table:number-columns-repeated="1020"/>
        </table:table-row>
        <table:table-row table:style-name="ro4">
          <table:table-cell table:style-name="ce12" office:value-type="string" calcext:value-type="string">
            <text:p>nombre de dispositif wifi</text:p>
          </table:table-cell>
          <table:table-cell table:style-name="ce19" office:value-type="currency" office:currency="EUR" office:value="15" calcext:value-type="currency">
            <text:p>15,00 €</text:p>
          </table:table-cell>
          <table:table-cell table:style-name="ce12" table:formula="of:=SUM([.C6:.C11])" office:value-type="float" office:value="57" calcext:value-type="float">
            <text:p>57</text:p>
          </table:table-cell>
          <table:table-cell table:style-name="ce18" table:formula="of:=([.B5]+[.C5])*[.B26]" office:value-type="currency" office:currency="EUR" office:value="4501.44" calcext:value-type="currency">
            <text:p>4 501,44 €</text:p>
          </table:table-cell>
          <table:table-cell table:number-columns-repeated="1020"/>
        </table:table-row>
        <table:table-row table:style-name="ro4">
          <table:table-cell table:style-name="ce11" office:value-type="string" calcext:value-type="string">
            <text:p>extension relais 230</text:p>
          </table:table-cell>
          <table:table-cell table:style-name="ce18" office:value-type="currency" office:currency="EUR" office:value="25" calcext:value-type="currency">
            <text:p>25,00 €</text:p>
          </table:table-cell>
          <table:table-cell table:style-name="ce11" office:value-type="float" office:value="15" calcext:value-type="float">
            <text:p>15</text:p>
          </table:table-cell>
          <table:table-cell table:style-name="ce18" table:formula="of:=[.B6]*[.B44]" office:value-type="currency" office:currency="EUR" office:value="260" calcext:value-type="currency">
            <text:p>260,00 €</text:p>
          </table:table-cell>
          <table:table-cell table:number-columns-repeated="1020"/>
        </table:table-row>
        <table:table-row table:style-name="ro4">
          <table:table-cell table:style-name="ce11" office:value-type="string" calcext:value-type="string">
            <text:p>extension player son</text:p>
          </table:table-cell>
          <table:table-cell table:style-name="ce18" office:value-type="currency" office:currency="EUR" office:value="25" calcext:value-type="currency">
            <text:p>25,00 €</text:p>
          </table:table-cell>
          <table:table-cell table:style-name="ce11" office:value-type="float" office:value="7" calcext:value-type="float">
            <text:p>7</text:p>
          </table:table-cell>
          <table:table-cell table:style-name="ce18" table:formula="of:=[.B7]*[.B52]" office:value-type="currency" office:currency="EUR" office:value="585" calcext:value-type="currency">
            <text:p>585,00 €</text:p>
          </table:table-cell>
          <table:table-cell table:number-columns-repeated="1020"/>
        </table:table-row>
        <table:table-row table:style-name="ro4">
          <table:table-cell table:style-name="ce11" office:value-type="string" calcext:value-type="string">
            <text:p>extension chargeur lipo</text:p>
          </table:table-cell>
          <table:table-cell table:style-name="ce18" office:value-type="currency" office:currency="EUR" office:value="60" calcext:value-type="currency">
            <text:p>60,00 €</text:p>
          </table:table-cell>
          <table:table-cell table:style-name="ce11"/>
          <table:table-cell table:style-name="ce18" table:formula="of:=[.B8]*[.B62]" office:value-type="currency" office:currency="EUR" office:value="1092" calcext:value-type="currency">
            <text:p>1 092,00 €</text:p>
          </table:table-cell>
          <table:table-cell table:number-columns-repeated="3"/>
          <table:table-cell table:style-name="ce15" office:value-type="string" calcext:value-type="string">
            <text:p>liste des fonctionnalité</text:p>
          </table:table-cell>
          <table:table-cell table:number-columns-repeated="1016"/>
        </table:table-row>
        <table:table-row table:style-name="ro4">
          <table:table-cell table:style-name="ce11" office:value-type="string" calcext:value-type="string">
            <text:p>dont rat</text:p>
          </table:table-cell>
          <table:table-cell table:style-name="ce18" office:value-type="currency" office:currency="EUR" office:value="30" calcext:value-type="currency">
            <text:p>30,00 €</text:p>
          </table:table-cell>
          <table:table-cell table:style-name="ce11" office:value-type="float" office:value="5" calcext:value-type="float">
            <text:p>5</text:p>
          </table:table-cell>
          <table:table-cell table:style-name="ce18" table:formula="of:=[.B9]*[.B72]" office:value-type="currency" office:currency="EUR" office:value="429" calcext:value-type="currency">
            <text:p>429,00 €</text:p>
          </table:table-cell>
          <table:table-cell table:number-columns-repeated="3"/>
          <table:table-cell table:style-name="ce15"/>
          <table:table-cell table:number-columns-repeated="1016"/>
        </table:table-row>
        <table:table-row table:style-name="ro4">
          <table:table-cell table:style-name="ce11" office:value-type="string" calcext:value-type="string">
            <text:p>dont light led</text:p>
          </table:table-cell>
          <table:table-cell table:style-name="ce18" office:value-type="currency" office:currency="EUR" office:value="30" calcext:value-type="currency">
            <text:p>30,00 €</text:p>
          </table:table-cell>
          <table:table-cell table:style-name="ce11" office:value-type="float" office:value="10" calcext:value-type="float">
            <text:p>10</text:p>
          </table:table-cell>
          <table:table-cell table:style-name="ce18" table:formula="of:=[.B10]*[.B82]" office:value-type="currency" office:currency="EUR" office:value="60" calcext:value-type="currency">
            <text:p>60,00 €</text:p>
          </table:table-cell>
          <table:table-cell table:number-columns-repeated="3"/>
          <table:table-cell table:style-name="ce15"/>
          <table:table-cell table:number-columns-repeated="1016"/>
        </table:table-row>
        <table:table-row table:style-name="ro4">
          <table:table-cell table:style-name="ce11" office:value-type="string" calcext:value-type="string">
            <text:p>extension titreur</text:p>
          </table:table-cell>
          <table:table-cell table:style-name="ce18" office:value-type="currency" office:currency="EUR" office:value="25" calcext:value-type="currency">
            <text:p>25,00 €</text:p>
          </table:table-cell>
          <table:table-cell table:style-name="ce11" office:value-type="float" office:value="20" calcext:value-type="float">
            <text:p>20</text:p>
          </table:table-cell>
          <table:table-cell table:style-name="ce18" table:formula="of:=[.B11]*[.B88]" office:value-type="currency" office:currency="EUR" office:value="3857.5" calcext:value-type="currency">
            <text:p>3 857,50 €</text:p>
          </table:table-cell>
          <table:table-cell table:number-columns-repeated="3"/>
          <table:table-cell table:style-name="ce15"/>
          <table:table-cell table:number-columns-repeated="1016"/>
        </table:table-row>
        <table:table-row table:style-name="ro4">
          <table:table-cell table:style-name="ce11"/>
          <table:table-cell table:style-name="ce18" office:value-type="string" calcext:value-type="string">
            <text:p>cout</text:p>
          </table:table-cell>
          <table:table-cell table:style-name="ce11"/>
          <table:table-cell table:style-name="ce18" office:value-type="currency" office:currency="EUR" office:value="400" calcext:value-type="currency">
            <text:p>400,00 €</text:p>
          </table:table-cell>
          <table:table-cell table:number-columns-repeated="3"/>
          <table:table-cell table:style-name="ce15"/>
          <table:table-cell table:number-columns-repeated="1016"/>
        </table:table-row>
        <table:table-row table:style-name="ro4">
          <table:table-cell table:style-name="ce11" office:value-type="string" calcext:value-type="string">
            <text:p>cout fixe (temps de travail)</text:p>
          </table:table-cell>
          <table:table-cell table:style-name="ce18" table:formula="of:=[.B105]" office:value-type="currency" office:currency="EUR" office:value="50" calcext:value-type="currency">
            <text:p>50,00 €</text:p>
          </table:table-cell>
          <table:table-cell table:style-name="ce11"/>
          <table:table-cell table:style-name="ce18" table:formula="of:=[.B13]*105" office:value-type="currency" office:currency="EUR" office:value="5250" calcext:value-type="currency">
            <text:p>5 250,00 €</text:p>
          </table:table-cell>
          <table:table-cell table:number-columns-repeated="3"/>
          <table:table-cell office:value-type="string" calcext:value-type="string">
            <text:p>- monitoring batterie système </text:p>
          </table:table-cell>
          <table:table-cell table:number-columns-repeated="1016"/>
        </table:table-row>
        <table:table-row table:style-name="ro4" table:number-rows-repeated="3">
          <table:table-cell table:style-name="ce11"/>
          <table:table-cell table:style-name="ce18"/>
          <table:table-cell table:style-name="ce11"/>
          <table:table-cell table:style-name="ce18"/>
          <table:table-cell table:number-columns-repeated="1020"/>
        </table:table-row>
        <table:table-row table:style-name="ro5">
          <table:table-cell table:style-name="ce11"/>
          <table:table-cell table:style-name="ce18"/>
          <table:table-cell table:style-name="ce11"/>
          <table:table-cell table:style-name="ce18"/>
          <table:table-cell table:number-columns-repeated="3"/>
          <table:table-cell office:value-type="string" calcext:value-type="string">
            <text:p>- monitoring batterie autre <text:span text:style-name="T2">(</text:span>24v pour VP<text:span text:style-name="T2">)</text:span></text:p>
          </table:table-cell>
          <table:table-cell table:number-columns-repeated="1016"/>
        </table:table-row>
        <table:table-row table:style-name="ro2">
          <table:table-cell table:style-name="ce13" office:value-type="string" calcext:value-type="string">
            <text:p>somme totale</text:p>
          </table:table-cell>
          <table:table-cell table:style-name="ce20"/>
          <table:table-cell table:style-name="ce13"/>
          <table:table-cell table:style-name="ce20" table:formula="of:=SUM([.D5:.D16])" office:value-type="currency" office:currency="EUR" office:value="16434.94" calcext:value-type="currency">
            <text:p>16 434,94 €</text:p>
          </table:table-cell>
          <table:table-cell table:number-columns-repeated="3"/>
          <table:table-cell office:value-type="string" calcext:value-type="string">
            <text:p>- monitoring présence sur le réseau</text:p>
          </table:table-cell>
          <table:table-cell table:number-columns-repeated="1016"/>
        </table:table-row>
        <table:table-row table:style-name="ro4">
          <table:table-cell table:style-name="Default"/>
          <table:table-cell table:number-columns-repeated="6"/>
          <table:table-cell office:value-type="string" calcext:value-type="string">
            <text:p>- charge des batteries lithium</text:p>
          </table:table-cell>
          <table:table-cell table:number-columns-repeated="1016"/>
        </table:table-row>
        <table:table-row table:style-name="ro4" table:number-rows-repeated="4">
          <table:table-cell table:style-name="Default"/>
          <table:table-cell table:number-columns-repeated="1023"/>
        </table:table-row>
        <table:table-row table:style-name="ro2">
          <table:table-cell table:style-name="ce6" office:value-type="string" calcext:value-type="string">
            <text:p>Détails</text:p>
          </table:table-cell>
          <table:table-cell table:number-columns-repeated="1023"/>
        </table:table-row>
        <table:table-row table:style-name="ro4">
          <table:table-cell table:number-columns-repeated="1024"/>
        </table:table-row>
        <table:table-row table:style-name="ro4">
          <table:table-cell table:style-name="ce15" office:value-type="string" calcext:value-type="string">
            <text:p>carte avec connexion wifi</text:p>
          </table:table-cell>
          <table:table-cell table:style-name="ce21" table:formula="of:=SUM([.B27:.B42])" office:value-type="currency" office:currency="EUR" office:value="62.52" calcext:value-type="currency">
            <text:p>62,52 €</text:p>
          </table:table-cell>
          <table:table-cell table:style-name="ce15"/>
          <table:table-cell table:number-columns-repeated="4"/>
          <table:table-cell table:style-name="Default"/>
          <table:table-cell table:number-columns-repeated="1016"/>
        </table:table-row>
        <table:table-row table:style-name="ro4">
          <table:table-cell office:value-type="string" calcext:value-type="string">
            <text:p>microcontrolleur</text:p>
          </table:table-cell>
          <table:table-cell office:value-type="currency" office:currency="EUR" office:value="4.5" calcext:value-type="currency">
            <text:p>4,50 €</text:p>
          </table:table-cell>
          <table:table-cell table:number-columns-repeated="2"/>
          <table:table-cell office:value-type="string" calcext:value-type="string">
            <text:p>atmega 644</text:p>
          </table:table-cell>
          <table:table-cell office:value-type="string" calcext:value-type="string">
            <text:p>http://fr.farnell.com/atmel/atmega644a-au/micro-8-bits-avr-64k-flash-44tqfp/dp/1972104</text:p>
          </table:table-cell>
          <table:table-cell/>
          <table:table-cell table:style-name="Default"/>
          <table:table-cell table:number-columns-repeated="1016"/>
        </table:table-row>
        <table:table-row table:style-name="ro6">
          <table:table-cell office:value-type="string" calcext:value-type="string">
            <text:p>chargeur sécu</text:p>
          </table:table-cell>
          <table:table-cell office:value-type="currency" office:currency="EUR" office:value="0.8" calcext:value-type="currency">
            <text:p>0,80 €</text:p>
          </table:table-cell>
          <table:table-cell table:number-columns-repeated="5"/>
          <table:table-cell table:style-name="Default"/>
          <table:table-cell table:number-columns-repeated="1016"/>
        </table:table-row>
        <table:table-row table:style-name="ro6">
          <table:table-cell office:value-type="string" calcext:value-type="string">
            <text:p>batterie sécu</text:p>
          </table:table-cell>
          <table:table-cell office:value-type="currency" office:currency="EUR" office:value="3" calcext:value-type="currency">
            <text:p>3,00 €</text:p>
          </table:table-cell>
          <table:table-cell table:number-columns-repeated="5"/>
          <table:table-cell table:style-name="Default"/>
          <table:table-cell table:number-columns-repeated="1016"/>
        </table:table-row>
        <table:table-row table:style-name="ro6">
          <table:table-cell table:style-name="Default" table:number-columns-repeated="2"/>
          <table:table-cell table:number-columns-repeated="5"/>
          <table:table-cell table:style-name="Default"/>
          <table:table-cell table:number-columns-repeated="1016"/>
        </table:table-row>
        <table:table-row table:style-name="ro6">
          <table:table-cell office:value-type="string" calcext:value-type="string">
            <text:p>demultiplexeur</text:p>
          </table:table-cell>
          <table:table-cell office:value-type="currency" office:currency="EUR" office:value="0.1" calcext:value-type="currency">
            <text:p>0,10 €</text:p>
          </table:table-cell>
          <table:table-cell table:number-columns-repeated="5"/>
          <table:table-cell table:style-name="Default"/>
          <table:table-cell table:number-columns-repeated="1016"/>
        </table:table-row>
        <table:table-row table:style-name="ro6">
          <table:table-cell office:value-type="string" calcext:value-type="string">
            <text:p>connecteur</text:p>
          </table:table-cell>
          <table:table-cell office:value-type="currency" office:currency="EUR" office:value="5" calcext:value-type="currency">
            <text:p>5,00 €</text:p>
          </table:table-cell>
          <table:table-cell table:number-columns-repeated="5"/>
          <table:table-cell table:style-name="Default"/>
          <table:table-cell table:number-columns-repeated="1016"/>
        </table:table-row>
        <table:table-row table:style-name="ro6">
          <table:table-cell office:value-type="string" calcext:value-type="string">
            <text:p>IMH</text:p>
          </table:table-cell>
          <table:table-cell office:value-type="currency" office:currency="EUR" office:value="1" calcext:value-type="currency">
            <text:p>1,00 €</text:p>
          </table:table-cell>
          <table:table-cell table:number-columns-repeated="5"/>
          <table:table-cell table:style-name="Default"/>
          <table:table-cell table:number-columns-repeated="1016"/>
        </table:table-row>
        <table:table-row table:style-name="ro6">
          <table:table-cell office:value-type="string" calcext:value-type="string">
            <text:p>alimentation 5V découpage</text:p>
          </table:table-cell>
          <table:table-cell office:value-type="currency" office:currency="EUR" office:value="2" calcext:value-type="currency">
            <text:p>2,00 €</text:p>
          </table:table-cell>
          <table:table-cell table:number-columns-repeated="2"/>
          <table:table-cell office:value-type="string" calcext:value-type="string">
            <text:p>TI cc3000</text:p>
          </table:table-cell>
          <table:table-cell office:value-type="string" calcext:value-type="string">
            <text:p>http://fr.rs-online.com/web/p/kits-de-developpement-pour-radio-frequence/7892803/</text:p>
          </table:table-cell>
          <table:table-cell/>
          <table:table-cell table:style-name="Default"/>
          <table:table-cell table:number-columns-repeated="1016"/>
        </table:table-row>
        <table:table-row table:style-name="ro6">
          <table:table-cell table:number-columns-repeated="7"/>
          <table:table-cell table:style-name="ce15" office:value-type="string" calcext:value-type="string">
            <text:p>fonction jeux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temps de montage intégration</text:p>
          </table:table-cell>
          <table:table-cell office:value-type="currency" office:currency="EUR" office:value="2" calcext:value-type="currency">
            <text:p>2,00 €</text:p>
          </table:table-cell>
          <table:table-cell table:number-columns-repeated="5"/>
          <table:table-cell office:value-type="string" calcext:value-type="string">
            <text:p>- pilotage led</text:p>
          </table:table-cell>
          <table:table-cell table:number-columns-repeated="1016"/>
        </table:table-row>
        <table:table-row table:style-name="ro6">
          <table:table-cell table:number-columns-repeated="7"/>
          <table:table-cell office:value-type="string" calcext:value-type="string">
            <text:p>- pilotage light ou autre dispositif 230v</text:p>
          </table:table-cell>
          <table:table-cell table:number-columns-repeated="1016"/>
        </table:table-row>
        <table:table-row table:style-name="ro6">
          <table:table-cell office:value-type="string" calcext:value-type="string">
            <text:p>PCB</text:p>
          </table:table-cell>
          <table:table-cell office:value-type="currency" office:currency="EUR" office:value="2" calcext:value-type="currency">
            <text:p>2,00 €</text:p>
          </table:table-cell>
          <table:table-cell table:number-columns-repeated="5"/>
          <table:table-cell office:value-type="string" calcext:value-type="string">
            <text:p>- moteur pour rat</text:p>
          </table:table-cell>
          <table:table-cell table:number-columns-repeated="1016"/>
        </table:table-row>
        <table:table-row table:style-name="ro6">
          <table:table-cell office:value-type="string" calcext:value-type="string">
            <text:p>aléas grosse louche</text:p>
          </table:table-cell>
          <table:table-cell table:formula="of:=SUM([.B27:.B38])*0.3" office:value-type="currency" office:currency="EUR" office:value="6.12" calcext:value-type="currency">
            <text:p>6,12 €</text:p>
          </table:table-cell>
          <table:table-cell table:number-columns-repeated="1022"/>
        </table:table-row>
        <table:table-row table:style-name="ro6">
          <table:table-cell office:value-type="string" calcext:value-type="string">
            <text:p>antenne</text:p>
          </table:table-cell>
          <table:table-cell office:value-type="currency" office:currency="EUR" office:value="4" calcext:value-type="currency">
            <text:p>4,00 €</text:p>
          </table:table-cell>
          <table:table-cell table:number-columns-repeated="5"/>
          <table:table-cell office:value-type="string" calcext:value-type="string">
            <text:p>- player son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boitier</text:p>
          </table:table-cell>
          <table:table-cell office:value-type="currency" office:currency="EUR" office:value="7" calcext:value-type="currency">
            <text:p>7,00 €</text:p>
          </table:table-cell>
          <table:table-cell table:number-columns-repeated="5"/>
          <table:table-cell office:value-type="string" calcext:value-type="string">
            <text:p>- déclenchement électrovanne <text:span text:style-name="T2">(</text:span>projection, fuite<text:span text:style-name="T2">)</text:span></text:p>
          </table:table-cell>
          <table:table-cell table:number-columns-repeated="1016"/>
        </table:table-row>
        <table:table-row table:style-name="ro6">
          <table:table-cell office:value-type="string" calcext:value-type="string">
            <text:p>shield yun</text:p>
          </table:table-cell>
          <table:table-cell office:value-type="currency" office:currency="EUR" office:value="25" calcext:value-type="currency">
            <text:p>25,00 €</text:p>
          </table:table-cell>
          <table:table-cell table:number-columns-repeated="5"/>
          <table:table-cell office:value-type="string" calcext:value-type="string">
            <text:p>- déclenchement fumigène</text:p>
          </table:table-cell>
          <table:table-cell table:number-columns-repeated="1016"/>
        </table:table-row>
        <table:table-row table:style-name="ro4">
          <table:table-cell table:number-columns-repeated="7"/>
          <table:table-cell office:value-type="string" calcext:value-type="string">
            <text:p>- uv dans le fond</text:p>
          </table:table-cell>
          <table:table-cell table:number-columns-repeated="1016"/>
        </table:table-row>
        <table:table-row table:style-name="ro4">
          <table:table-cell table:style-name="ce15" office:value-type="string" calcext:value-type="string">
            <text:p>extension light 230V</text:p>
          </table:table-cell>
          <table:table-cell table:style-name="ce21" table:formula="of:=SUM([.B45:.B50])" office:value-type="currency" office:currency="EUR" office:value="10.4" calcext:value-type="currency">
            <text:p>10,40 €</text:p>
          </table:table-cell>
          <table:table-cell table:style-name="ce15"/>
          <table:table-cell table:number-columns-repeated="4"/>
          <table:table-cell office:value-type="string" calcext:value-type="string">
            <text:p>- pilotage des titreur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relais</text:p>
          </table:table-cell>
          <table:table-cell office:value-type="currency" office:currency="EUR" office:value="5" calcext:value-type="currency">
            <text:p>5,00 €</text:p>
          </table:table-cell>
          <table:table-cell table:number-columns-repeated="5"/>
          <table:table-cell office:value-type="string" calcext:value-type="string">
            <text:p>- réception/envoi sm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pcb</text:p>
          </table:table-cell>
          <table:table-cell office:value-type="currency" office:currency="EUR" office:value="1" calcext:value-type="currency">
            <text:p>1,00 €</text:p>
          </table:table-cell>
          <table:table-cell table:number-columns-repeated="1022"/>
        </table:table-row>
        <table:table-row table:style-name="ro4">
          <table:table-cell table:style-name="ce16" office:value-type="string" calcext:value-type="string">
            <text:p>temps de réalisation</text:p>
          </table:table-cell>
          <table:table-cell office:value-type="currency" office:currency="EUR" office:value="2" calcext:value-type="currency">
            <text:p>2,00 €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aléas grosse louche</text:p>
          </table:table-cell>
          <table:table-cell table:formula="of:=SUM([.B45:.B47])*0.3" office:value-type="currency" office:currency="EUR" office:value="2.4" calcext:value-type="currency">
            <text:p>2,40 €</text:p>
          </table:table-cell>
          <table:table-cell table:number-columns-repeated="5"/>
          <table:table-cell table:style-name="ce24" office:value-type="string" calcext:value-type="string">
            <text:p>- capteur ou bouton qui sert de déclencheur</text:p>
          </table:table-cell>
          <table:table-cell table:number-columns-repeated="1016"/>
        </table:table-row>
        <table:table-row table:style-name="ro4" table:number-rows-repeated="3">
          <table:table-cell table:number-columns-repeated="1024"/>
        </table:table-row>
        <table:table-row table:style-name="ro4">
          <table:table-cell table:style-name="ce15" office:value-type="string" calcext:value-type="string">
            <text:p>extension player son</text:p>
          </table:table-cell>
          <table:table-cell table:style-name="ce21" table:formula="of:=SUM([.B53:.B61])" office:value-type="currency" office:currency="EUR" office:value="23.4" calcext:value-type="currency">
            <text:p>23,40 €</text:p>
          </table:table-cell>
          <table:table-cell table:style-name="ce15"/>
          <table:table-cell table:number-columns-repeated="1021"/>
        </table:table-row>
        <table:table-row table:style-name="ro4">
          <table:table-cell office:value-type="string" calcext:value-type="string">
            <text:p>vlsi</text:p>
          </table:table-cell>
          <table:table-cell office:value-type="currency" office:currency="EUR" office:value="10" calcext:value-type="currency">
            <text:p>10,00 €</text:p>
          </table:table-cell>
          <table:table-cell table:number-columns-repeated="1022"/>
        </table:table-row>
        <table:table-row table:style-name="ro4">
          <table:table-cell table:style-name="ce16" office:value-type="string" calcext:value-type="string">
            <text:p>divers</text:p>
          </table:table-cell>
          <table:table-cell office:value-type="currency" office:currency="EUR" office:value="2" calcext:value-type="currency">
            <text:p>2,00 €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connecteur</text:p>
          </table:table-cell>
          <table:table-cell office:value-type="currency" office:currency="EUR" office:value="3" calcext:value-type="currency">
            <text:p>3,00 €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temps de montage intégration</text:p>
          </table:table-cell>
          <table:table-cell office:value-type="currency" office:currency="EUR" office:value="2" calcext:value-type="currency">
            <text:p>2,00 €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PCB</text:p>
          </table:table-cell>
          <table:table-cell office:value-type="currency" office:currency="EUR" office:value="1" calcext:value-type="currency">
            <text:p>1,00 €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aléas grosse louche</text:p>
          </table:table-cell>
          <table:table-cell table:formula="of:=SUM([.B53:.B57])*0.3" office:value-type="currency" office:currency="EUR" office:value="5.4" calcext:value-type="currency">
            <text:p>5,40 €</text:p>
          </table:table-cell>
          <table:table-cell table:number-columns-repeated="1022"/>
        </table:table-row>
        <table:table-row table:style-name="ro4" table:number-rows-repeated="3">
          <table:table-cell table:number-columns-repeated="1024"/>
        </table:table-row>
        <table:table-row table:style-name="ro4">
          <table:table-cell table:style-name="ce15" office:value-type="string" calcext:value-type="string">
            <text:p>extension chargeur lipo</text:p>
          </table:table-cell>
          <table:table-cell table:style-name="ce21" table:formula="of:=SUM([.B63:.B69])" office:value-type="currency" office:currency="EUR" office:value="18.2" calcext:value-type="currency">
            <text:p>18,20 €</text:p>
          </table:table-cell>
          <table:table-cell table:style-name="ce15"/>
          <table:table-cell table:number-columns-repeated="1021"/>
        </table:table-row>
        <table:table-row table:style-name="ro4">
          <table:table-cell office:value-type="string" calcext:value-type="string">
            <text:p>chargeur</text:p>
          </table:table-cell>
          <table:table-cell office:value-type="currency" office:currency="EUR" office:value="4" calcext:value-type="currency">
            <text:p>4,00 €</text:p>
          </table:table-cell>
          <table:table-cell table:number-columns-repeated="1022"/>
        </table:table-row>
        <table:table-row table:style-name="ro4">
          <table:table-cell table:style-name="ce16" office:value-type="string" calcext:value-type="string">
            <text:p>divers + ventil</text:p>
          </table:table-cell>
          <table:table-cell office:value-type="currency" office:currency="EUR" office:value="5" calcext:value-type="currency">
            <text:p>5,00 €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connecteur</text:p>
          </table:table-cell>
          <table:table-cell office:value-type="currency" office:currency="EUR" office:value="3" calcext:value-type="currency">
            <text:p>3,00 €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temps de montage intégration</text:p>
          </table:table-cell>
          <table:table-cell office:value-type="currency" office:currency="EUR" office:value="1" calcext:value-type="currency">
            <text:p>1,00 €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PCB</text:p>
          </table:table-cell>
          <table:table-cell office:value-type="currency" office:currency="EUR" office:value="1" calcext:value-type="currency">
            <text:p>1,00 €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aléas grosse louche</text:p>
          </table:table-cell>
          <table:table-cell table:formula="of:=SUM([.B63:.B67])*0.3" office:value-type="currency" office:currency="EUR" office:value="4.2" calcext:value-type="currency">
            <text:p>4,20 €</text:p>
          </table:table-cell>
          <table:table-cell table:number-columns-repeated="1022"/>
        </table:table-row>
        <table:table-row table:style-name="ro4">
          <table:table-cell table:style-name="Default"/>
          <table:table-cell table:style-name="ce22"/>
          <table:table-cell table:style-name="Default"/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4">
          <table:table-cell table:style-name="Default"/>
          <table:table-cell table:style-name="ce22"/>
          <table:table-cell table:style-name="Default"/>
          <table:table-cell table:style-name="ce22"/>
          <table:table-cell table:number-columns-repeated="1020"/>
        </table:table-row>
        <table:table-row table:style-name="ro4">
          <table:table-cell table:style-name="ce15" office:value-type="string" calcext:value-type="string">
            <text:p>extension rat</text:p>
          </table:table-cell>
          <table:table-cell table:style-name="ce21" table:formula="of:=SUM([.B73:.B77])" office:value-type="currency" office:currency="EUR" office:value="14.3" calcext:value-type="currency">
            <text:p>14,30 €</text:p>
          </table:table-cell>
          <table:table-cell table:style-name="ce15"/>
          <table:table-cell table:style-name="ce22"/>
          <table:table-cell table:number-columns-repeated="1020"/>
        </table:table-row>
        <table:table-row table:style-name="ro4">
          <table:table-cell office:value-type="string" calcext:value-type="string">
            <text:p>dispositif matériel</text:p>
          </table:table-cell>
          <table:table-cell office:value-type="currency" office:currency="EUR" office:value="3" calcext:value-type="currency">
            <text:p>3,00 €</text:p>
          </table:table-cell>
          <table:table-cell/>
          <table:table-cell table:style-name="ce22"/>
          <table:table-cell table:number-columns-repeated="1020"/>
        </table:table-row>
        <table:table-row table:style-name="ro4">
          <table:table-cell office:value-type="string" calcext:value-type="string">
            <text:p>moteur</text:p>
          </table:table-cell>
          <table:table-cell office:value-type="currency" office:currency="EUR" office:value="5" calcext:value-type="currency">
            <text:p>5,00 €</text:p>
          </table:table-cell>
          <table:table-cell/>
          <table:table-cell table:style-name="ce22"/>
          <table:table-cell table:number-columns-repeated="1020"/>
        </table:table-row>
        <table:table-row table:style-name="ro4">
          <table:table-cell office:value-type="string" calcext:value-type="string">
            <text:p>divers électronique</text:p>
          </table:table-cell>
          <table:table-cell office:value-type="currency" office:currency="EUR" office:value="3" calcext:value-type="currency">
            <text:p>3,00 €</text:p>
          </table:table-cell>
          <table:table-cell/>
          <table:table-cell table:style-name="ce22"/>
          <table:table-cell table:number-columns-repeated="1020"/>
        </table:table-row>
        <table:table-row table:style-name="ro4">
          <table:table-cell office:value-type="string" calcext:value-type="string">
            <text:p>aléas grosse louche</text:p>
          </table:table-cell>
          <table:table-cell table:formula="of:=SUM([.B73:.B75])*0.3" office:value-type="currency" office:currency="EUR" office:value="3.3" calcext:value-type="currency">
            <text:p>3,30 €</text:p>
          </table:table-cell>
          <table:table-cell/>
          <table:table-cell table:style-name="ce22"/>
          <table:table-cell table:number-columns-repeated="1020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table:style-name="ce15" office:value-type="string" calcext:value-type="string">
            <text:p>extension light led</text:p>
          </table:table-cell>
          <table:table-cell table:style-name="ce21" table:formula="of:=SUM([.B80:.B84])" office:value-type="currency" office:currency="EUR" office:value="15.6" calcext:value-type="currency">
            <text:p>15,60 €</text:p>
          </table:table-cell>
          <table:table-cell table:style-name="ce15"/>
          <table:table-cell table:number-columns-repeated="1021"/>
        </table:table-row>
        <table:table-row table:style-name="ro4">
          <table:table-cell office:value-type="string" calcext:value-type="string">
            <text:p>dispositif matériel</text:p>
          </table:table-cell>
          <table:table-cell office:value-type="currency" office:currency="EUR" office:value="3" calcext:value-type="currency">
            <text:p>3,00 €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ruban led</text:p>
          </table:table-cell>
          <table:table-cell office:value-type="currency" office:currency="EUR" office:value="7" calcext:value-type="currency">
            <text:p>7,00 €</text:p>
          </table:table-cell>
          <table:table-cell/>
          <table:table-cell table:style-name="ce22"/>
          <table:table-cell table:number-columns-repeated="1020"/>
        </table:table-row>
        <table:table-row table:style-name="ro4">
          <table:table-cell office:value-type="string" calcext:value-type="string">
            <text:p>divers électronique</text:p>
          </table:table-cell>
          <table:table-cell office:value-type="currency" office:currency="EUR" office:value="2" calcext:value-type="currency">
            <text:p>2,00 €</text:p>
          </table:table-cell>
          <table:table-cell/>
          <table:table-cell table:style-name="ce22"/>
          <table:table-cell table:number-columns-repeated="1020"/>
        </table:table-row>
        <table:table-row table:style-name="ro4">
          <table:table-cell office:value-type="string" calcext:value-type="string">
            <text:p>aléas grosse louche</text:p>
          </table:table-cell>
          <table:table-cell table:formula="of:=SUM([.B80:.B82])*0.3" office:value-type="currency" office:currency="EUR" office:value="3.6" calcext:value-type="currency">
            <text:p>3,60 €</text:p>
          </table:table-cell>
          <table:table-cell table:style-name="Default"/>
          <table:table-cell table:style-name="ce22"/>
          <table:table-cell table:number-columns-repeated="1020"/>
        </table:table-row>
        <table:table-row table:style-name="ro4">
          <table:table-cell table:style-name="Default"/>
          <table:table-cell table:style-name="ce22"/>
          <table:table-cell table:style-name="Default"/>
          <table:table-cell table:style-name="ce22"/>
          <table:table-cell table:number-columns-repeated="1020"/>
        </table:table-row>
        <table:table-row table:style-name="ro4">
          <table:table-cell table:number-columns-repeated="1024"/>
        </table:table-row>
        <table:table-row table:style-name="ro4" table:number-rows-repeated="2">
          <table:table-cell table:style-name="Default"/>
          <table:table-cell table:style-name="ce22"/>
          <table:table-cell table:style-name="Default"/>
          <table:table-cell table:style-name="ce22"/>
          <table:table-cell table:style-name="Default"/>
          <table:table-cell table:number-columns-repeated="1019"/>
        </table:table-row>
        <table:table-row table:style-name="ro4">
          <table:table-cell table:style-name="ce15" office:value-type="string" calcext:value-type="string">
            <text:p>module titreur</text:p>
          </table:table-cell>
          <table:table-cell table:style-name="ce21" table:formula="of:=SUM([.B89:.B94])" office:value-type="currency" office:currency="EUR" office:value="154.3" calcext:value-type="currency">
            <text:p>154,30 €</text:p>
          </table:table-cell>
          <table:table-cell table:style-name="ce15"/>
          <table:table-cell table:style-name="ce22"/>
          <table:table-cell table:style-name="Default"/>
          <table:table-cell table:number-columns-repeated="1019"/>
        </table:table-row>
        <table:table-row table:style-name="ro4">
          <table:table-cell office:value-type="string" calcext:value-type="string">
            <text:p>dispositif matériel</text:p>
          </table:table-cell>
          <table:table-cell office:value-type="currency" office:currency="EUR" office:value="8" calcext:value-type="currency">
            <text:p>8,00 €</text:p>
          </table:table-cell>
          <table:table-cell/>
          <table:table-cell table:style-name="ce22"/>
          <table:table-cell table:style-name="Default"/>
          <table:table-cell table:number-columns-repeated="1019"/>
        </table:table-row>
        <table:table-row table:style-name="ro4">
          <table:table-cell office:value-type="string" calcext:value-type="string">
            <text:p>modules de titreur (4 blocs)</text:p>
          </table:table-cell>
          <table:table-cell table:formula="of:=5*20" office:value-type="currency" office:currency="EUR" office:value="100" calcext:value-type="currency">
            <text:p>100,00 €</text:p>
          </table:table-cell>
          <table:table-cell/>
          <table:table-cell table:style-name="ce22"/>
          <table:table-cell table:style-name="Default"/>
          <table:table-cell table:number-columns-repeated="1019"/>
        </table:table-row>
        <table:table-row table:style-name="ro4">
          <table:table-cell office:value-type="string" calcext:value-type="string">
            <text:p>divers électronique</text:p>
          </table:table-cell>
          <table:table-cell office:value-type="currency" office:currency="EUR" office:value="3" calcext:value-type="currency">
            <text:p>3,00 €</text:p>
          </table:table-cell>
          <table:table-cell/>
          <table:table-cell table:style-name="ce22"/>
          <table:table-cell table:style-name="Default"/>
          <table:table-cell table:number-columns-repeated="1019"/>
        </table:table-row>
        <table:table-row table:style-name="ro4">
          <table:table-cell office:value-type="string" calcext:value-type="string">
            <text:p>aléas grosse louche</text:p>
          </table:table-cell>
          <table:table-cell table:formula="of:=SUM([.B89:.B91])*0.3" office:value-type="currency" office:currency="EUR" office:value="33.3" calcext:value-type="currency">
            <text:p>33,30 €</text:p>
          </table:table-cell>
          <table:table-cell/>
          <table:table-cell table:style-name="ce22"/>
          <table:table-cell table:style-name="Default"/>
          <table:table-cell table:number-columns-repeated="1019"/>
        </table:table-row>
        <table:table-row table:style-name="ro4">
          <table:table-cell office:value-type="string" calcext:value-type="string">
            <text:p>montage</text:p>
          </table:table-cell>
          <table:table-cell office:value-type="currency" office:currency="EUR" office:value="10" calcext:value-type="currency">
            <text:p>10,00 €</text:p>
          </table:table-cell>
          <table:table-cell/>
          <table:table-cell table:style-name="ce22"/>
          <table:table-cell table:style-name="Default"/>
          <table:table-cell table:number-columns-repeated="1019"/>
        </table:table-row>
        <table:table-row table:style-name="ro4" table:number-rows-repeated="2">
          <table:table-cell table:style-name="Default"/>
          <table:table-cell table:style-name="ce22"/>
          <table:table-cell table:style-name="Default"/>
          <table:table-cell table:style-name="ce22"/>
          <table:table-cell table:style-name="Default"/>
          <table:table-cell table:number-columns-repeated="1019"/>
        </table:table-row>
        <table:table-row table:style-name="ro4">
          <table:table-cell table:style-name="ce15" office:value-type="string" calcext:value-type="string">
            <text:p>extension commande</text:p>
          </table:table-cell>
          <table:table-cell table:style-name="ce21" table:formula="of:=SUM([.B97:.B101])" office:value-type="currency" office:currency="EUR" office:value="13" calcext:value-type="currency">
            <text:p>13,00 €</text:p>
          </table:table-cell>
          <table:table-cell table:style-name="Default"/>
          <table:table-cell table:style-name="ce22"/>
          <table:table-cell table:style-name="Default"/>
          <table:table-cell table:number-columns-repeated="1019"/>
        </table:table-row>
        <table:table-row table:style-name="ro4">
          <table:table-cell office:value-type="string" calcext:value-type="string">
            <text:p>bouton / capteur</text:p>
          </table:table-cell>
          <table:table-cell office:value-type="currency" office:currency="EUR" office:value="5" calcext:value-type="currency">
            <text:p>5,00 €</text:p>
          </table:table-cell>
          <table:table-cell table:style-name="Default"/>
          <table:table-cell table:style-name="ce22"/>
          <table:table-cell table:style-name="Default"/>
          <table:table-cell table:number-columns-repeated="1019"/>
        </table:table-row>
        <table:table-row table:style-name="ro4">
          <table:table-cell office:value-type="string" calcext:value-type="string">
            <text:p>pcb</text:p>
          </table:table-cell>
          <table:table-cell office:value-type="currency" office:currency="EUR" office:value="1" calcext:value-type="currency">
            <text:p>1,00 €</text:p>
          </table:table-cell>
          <table:table-cell table:number-columns-repeated="1022"/>
        </table:table-row>
        <table:table-row table:style-name="ro4">
          <table:table-cell table:style-name="ce16" office:value-type="string" calcext:value-type="string">
            <text:p>temps de réalisation</text:p>
          </table:table-cell>
          <table:table-cell office:value-type="currency" office:currency="EUR" office:value="4" calcext:value-type="currency">
            <text:p>4,00 €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aléas grosse louche</text:p>
          </table:table-cell>
          <table:table-cell table:formula="of:=SUM([.B97:.B99])*0.3" office:value-type="currency" office:currency="EUR" office:value="3" calcext:value-type="currency">
            <text:p>3,00 €</text:p>
          </table:table-cell>
          <table:table-cell table:number-columns-repeated="1022"/>
        </table:table-row>
        <table:table-row table:style-name="ro4" table:number-rows-repeated="3">
          <table:table-cell table:number-columns-repeated="1024"/>
        </table:table-row>
        <table:table-row table:style-name="ro4">
          <table:table-cell table:number-columns-repeated="2"/>
          <table:table-cell office:value-type="string" calcext:value-type="string">
            <text:p>cout</text:p>
          </table:table-cell>
          <table:table-cell table:number-columns-repeated="1021"/>
        </table:table-row>
        <table:table-row table:style-name="ro4">
          <table:table-cell table:style-name="ce15" office:value-type="string" calcext:value-type="string">
            <text:p>total</text:p>
          </table:table-cell>
          <table:table-cell table:style-name="ce21" table:formula="of:=SUM([.B107:.B114])" office:value-type="currency" office:currency="EUR" office:value="50" calcext:value-type="currency">
            <text:p>50,00 €</text:p>
          </table:table-cell>
          <table:table-cell table:style-name="ce21" table:formula="of:=[.B105]*105" office:value-type="currency" office:currency="EUR" office:value="5250" calcext:value-type="currency">
            <text:p>5 250,00 €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temps de développement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- carte</text:p>
          </table:table-cell>
          <table:table-cell office:value-type="currency" office:currency="EUR" office:value="20" calcext:value-type="currency">
            <text:p>20,00 €</text:p>
          </table:table-cell>
          <table:table-cell table:style-name="ce21" table:formula="of:=[.B107]*105" office:value-type="currency" office:currency="EUR" office:value="2100" calcext:value-type="currency">
            <text:p>2 100,00 €</text:p>
          </table:table-cell>
          <table:table-cell office:value-type="string" calcext:value-type="string">
            <text:p>dont 2 déjà effectués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- carte bis</text:p>
          </table:table-cell>
          <table:table-cell office:value-type="currency" office:currency="EUR" office:value="3" calcext:value-type="currency">
            <text:p>3,00 €</text:p>
          </table:table-cell>
          <table:table-cell table:style-name="ce21" table:formula="of:=[.B108]*105" office:value-type="currency" office:currency="EUR" office:value="315" calcext:value-type="currency">
            <text:p>315,00 €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- relais</text:p>
          </table:table-cell>
          <table:table-cell office:value-type="currency" office:currency="EUR" office:value="2" calcext:value-type="currency">
            <text:p>2,00 €</text:p>
          </table:table-cell>
          <table:table-cell table:style-name="ce21" table:formula="of:=[.B109]*105" office:value-type="currency" office:currency="EUR" office:value="210" calcext:value-type="currency">
            <text:p>210,00 €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- rat</text:p>
          </table:table-cell>
          <table:table-cell office:value-type="currency" office:currency="EUR" office:value="4" calcext:value-type="currency">
            <text:p>4,00 €</text:p>
          </table:table-cell>
          <table:table-cell table:style-name="ce21" table:formula="of:=[.B110]*105" office:value-type="currency" office:currency="EUR" office:value="420" calcext:value-type="currency">
            <text:p>420,00 €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- light led</text:p>
          </table:table-cell>
          <table:table-cell office:value-type="currency" office:currency="EUR" office:value="3" calcext:value-type="currency">
            <text:p>3,00 €</text:p>
          </table:table-cell>
          <table:table-cell table:style-name="ce21" table:formula="of:=[.B111]*105" office:value-type="currency" office:currency="EUR" office:value="315" calcext:value-type="currency">
            <text:p>315,00 €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- titreur</text:p>
          </table:table-cell>
          <table:table-cell office:value-type="currency" office:currency="EUR" office:value="8" calcext:value-type="currency">
            <text:p>8,00 €</text:p>
          </table:table-cell>
          <table:table-cell table:style-name="ce21" table:formula="of:=[.B112]*105" office:value-type="currency" office:currency="EUR" office:value="840" calcext:value-type="currency">
            <text:p>840,00 €</text:p>
          </table:table-cell>
          <table:table-cell office:value-type="string" calcext:value-type="string">
            <text:p>dont 3 déjà effectués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- player son</text:p>
          </table:table-cell>
          <table:table-cell office:value-type="currency" office:currency="EUR" office:value="4" calcext:value-type="currency">
            <text:p>4,00 €</text:p>
          </table:table-cell>
          <table:table-cell table:style-name="ce21" table:formula="of:=[.B113]*105" office:value-type="currency" office:currency="EUR" office:value="420" calcext:value-type="currency">
            <text:p>420,00 €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- gestion charge</text:p>
          </table:table-cell>
          <table:table-cell office:value-type="currency" office:currency="EUR" office:value="6" calcext:value-type="currency">
            <text:p>6,00 €</text:p>
          </table:table-cell>
          <table:table-cell table:style-name="ce21" table:formula="of:=[.B114]*105" office:value-type="currency" office:currency="EUR" office:value="630" calcext:value-type="currency">
            <text:p>630,00 €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- commande</text:p>
          </table:table-cell>
          <table:table-cell office:value-type="currency" office:currency="EUR" office:value="3" calcext:value-type="currency">
            <text:p>3,00 €</text:p>
          </table:table-cell>
          <table:table-cell table:style-name="ce21" table:formula="of:=[.B115]*105" office:value-type="currency" office:currency="EUR" office:value="315" calcext:value-type="currency">
            <text:p>315,00 €</text:p>
          </table:table-cell>
          <table:table-cell table:number-columns-repeated="1021"/>
        </table:table-row>
        <table:table-row table:style-name="ro4" table:number-rows-repeated="1048460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pin map" table:style-name="ta1"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4"/>
        <table:table-column table:style-name="co14" table:default-cell-style-name="ce4"/>
        <table:table-column table:style-name="co15" table:default-cell-style-name="ce4"/>
        <table:table-column table:style-name="co16" table:default-cell-style-name="ce40"/>
        <table:table-column table:style-name="co17" table:default-cell-style-name="Default"/>
        <table:table-column table:style-name="co18" table:default-cell-style-name="ce4"/>
        <table:table-column table:style-name="co17" table:default-cell-style-name="ce4"/>
        <table:table-column table:style-name="co19" table:default-cell-style-name="ce4"/>
        <table:table-column table:style-name="co20" table:default-cell-style-name="ce4"/>
        <table:table-column table:style-name="co1" table:number-columns-repeated="1009" table:default-cell-style-name="Default"/>
        <table:table-row table:style-name="ro7">
          <table:table-cell table:number-columns-repeated="7"/>
          <table:table-cell table:style-name="ce4"/>
          <table:table-cell table:number-columns-repeated="1013"/>
        </table:table-row>
        <table:table-row table:style-name="ro7">
          <table:table-cell table:number-columns-repeated="7"/>
          <table:table-cell table:style-name="ce4"/>
          <table:table-cell table:number-columns-repeated="8"/>
          <table:table-cell table:style-name="ce50"/>
          <table:table-cell office:value-type="string" calcext:value-type="string">
            <text:p>out</text:p>
          </table:table-cell>
          <table:table-cell table:number-columns-repeated="1003"/>
        </table:table-row>
        <table:table-row table:style-name="ro8">
          <table:table-cell office:value-type="string" calcext:value-type="string">
            <text:p>chargeur batt secours</text:p>
          </table:table-cell>
          <table:table-cell/>
          <table:table-cell table:style-name="ce32" office:value-type="string" calcext:value-type="string">
            <text:p><text:a xlink:href="http://fr.farnell.com/microchip/mcp73842-840i-un/chargeur-de-batterie-li-ion-8-4v/dp/1852162" xlink:type="simple">MCP73842-840I/UN </text:a></text:p>
          </table:table-cell>
          <table:table-cell table:number-columns-repeated="4"/>
          <table:table-cell table:style-name="ce4"/>
          <table:table-cell table:number-columns-repeated="8"/>
          <table:table-cell table:style-name="ce51"/>
          <table:table-cell office:value-type="string" calcext:value-type="string">
            <text:p>in</text:p>
          </table:table-cell>
          <table:table-cell table:number-columns-repeated="1003"/>
        </table:table-row>
        <table:table-row table:style-name="ro8">
          <table:table-cell office:value-type="string" calcext:value-type="string">
            <text:p>registre mémoire 8bit</text:p>
          </table:table-cell>
          <table:table-cell/>
          <table:table-cell table:style-name="ce32" office:value-type="string" calcext:value-type="string">
            <text:p><text:a xlink:href="http://fr.farnell.com/on-semiconductor/mc74hc595adr2g/ic-8bit-sipo-siso-shift-register/dp/1278491" xlink:type="simple">MC74HC595ADR2G </text:a></text:p>
          </table:table-cell>
          <table:table-cell table:number-columns-repeated="4"/>
          <table:table-cell table:style-name="ce4"/>
          <table:table-cell table:number-columns-repeated="8"/>
          <table:table-cell table:style-name="ce47"/>
          <table:table-cell office:value-type="string" calcext:value-type="string">
            <text:p>analog IN</text:p>
          </table:table-cell>
          <table:table-cell table:number-columns-repeated="1003"/>
        </table:table-row>
        <table:table-row table:style-name="ro8">
          <table:table-cell office:value-type="string" calcext:value-type="string">
            <text:p>version 150ma</text:p>
          </table:table-cell>
          <table:table-cell/>
          <table:table-cell table:style-name="ce32" office:value-type="string" calcext:value-type="string">
            <text:p><text:a xlink:href="http://fr.farnell.com/texas-instruments/tpic6b595dw/registre-a-decalages-20soic/dp/2334925" xlink:type="simple">TPIC6B595DW... </text:a></text:p>
          </table:table-cell>
          <table:table-cell table:number-columns-repeated="4"/>
          <table:table-cell table:style-name="ce4"/>
          <table:table-cell table:number-columns-repeated="3"/>
          <table:table-cell office:value-type="string" calcext:value-type="string">
            <text:p>Atmega 328</text:p>
          </table:table-cell>
          <table:table-cell table:number-columns-repeated="1009"/>
        </table:table-row>
        <table:table-row table:style-name="ro8">
          <table:table-cell office:value-type="string" calcext:value-type="string">
            <text:p>16 I/O SPI module</text:p>
          </table:table-cell>
          <table:table-cell/>
          <table:table-cell table:style-name="ce32" office:value-type="string" calcext:value-type="string">
            <text:p><text:a xlink:href="http://fr.farnell.com/microchip/mcp23s17t-e-so/i-o-expander-16-bits-28soic/dp/2101293" xlink:type="simple">MCP23S17T-E/SO </text:a></text:p>
          </table:table-cell>
          <table:table-cell table:number-columns-repeated="4"/>
          <table:table-cell table:style-name="ce4"/>
          <table:table-cell table:number-columns-repeated="3"/>
          <table:table-cell table:style-name="ce32" office:value-type="string" calcext:value-type="string">
            <text:p><text:a xlink:href="http://fr.farnell.com/atmel/atmega328p-au/micro-8-bits-avr-32k-flash-32tqfp/dp/1715486" xlink:type="simple">ATMEGA328P-AU </text:a></text:p>
          </table:table-cell>
          <table:table-cell table:number-columns-repeated="4"/>
          <table:table-cell table:style-name="ce52"/>
          <table:table-cell office:value-type="string" calcext:value-type="string">
            <text:p>GND</text:p>
          </table:table-cell>
          <table:table-cell table:number-columns-repeated="1003"/>
        </table:table-row>
        <table:table-row table:style-name="ro8">
          <table:table-cell office:value-type="string" calcext:value-type="string">
            <text:p>atmega</text:p>
          </table:table-cell>
          <table:table-cell/>
          <table:table-cell table:style-name="ce32" office:value-type="string" calcext:value-type="string">
            <text:p><text:a xlink:href="http://fr.farnell.com/atmel/atmega644p-20au/avr-mcu-64k-flash-4k-ram-tqfp44/dp/1455121" xlink:type="simple">ATMEGA644P-20AU </text:a></text:p>
          </table:table-cell>
          <table:table-cell table:number-columns-repeated="4"/>
          <table:table-cell table:style-name="ce4"/>
          <table:table-cell table:number-columns-repeated="8"/>
          <table:table-cell table:style-name="ce53"/>
          <table:table-cell office:value-type="string" calcext:value-type="string">
            <text:p>V+</text:p>
          </table:table-cell>
          <table:table-cell table:number-columns-repeated="1003"/>
        </table:table-row>
        <table:table-row table:style-name="ro7">
          <table:table-cell table:number-columns-repeated="7"/>
          <table:table-cell table:style-name="ce4"/>
          <table:table-cell table:number-columns-repeated="1013"/>
        </table:table-row>
        <table:table-row table:style-name="ro7">
          <table:table-cell table:number-columns-repeated="4"/>
          <table:table-cell office:value-type="string" calcext:value-type="string">
            <text:p>IO1</text:p>
          </table:table-cell>
          <table:table-cell office:value-type="string" calcext:value-type="string">
            <text:p>O2</text:p>
          </table:table-cell>
          <table:table-cell/>
          <table:table-cell table:style-name="ce4"/>
          <table:table-cell table:number-columns-repeated="2"/>
          <table:table-cell office:value-type="string" calcext:value-type="string">
            <text:p>O5</text:p>
          </table:table-cell>
          <table:table-cell/>
          <table:table-cell office:value-type="string" calcext:value-type="string">
            <text:p>O4</text:p>
          </table:table-cell>
          <table:table-cell table:number-columns-repeated="1008"/>
        </table:table-row>
        <table:table-row table:style-name="ro9">
          <table:table-cell table:style-name="ce25" office:value-type="string" calcext:value-type="string">
            <text:p>pin arduino</text:p>
          </table:table-cell>
          <table:table-cell table:style-name="ce25" office:value-type="string" calcext:value-type="string">
            <text:p>atmel</text:p>
          </table:table-cell>
          <table:table-cell table:style-name="ce25" office:value-type="string" calcext:value-type="string">
            <text:p>général</text:p>
          </table:table-cell>
          <table:table-cell table:style-name="ce25" office:value-type="string" calcext:value-type="string">
            <text:p>usd</text:p>
          </table:table-cell>
          <table:table-cell table:style-name="ce25" office:value-type="string" calcext:value-type="string">
            <text:p>16 I/O </text:p>
            <text:p>Extension</text:p>
          </table:table-cell>
          <table:table-cell table:style-name="ce25" office:value-type="string" calcext:value-type="string">
            <text:p>8 sorties </text:p>
            <text:p/>
          </table:table-cell>
          <table:table-cell/>
          <table:table-cell table:style-name="ce25" office:value-type="string" calcext:value-type="string">
            <text:p>wifi</text:p>
          </table:table-cell>
          <table:table-cell table:style-name="ce25" office:value-type="string" calcext:value-type="string">
            <text:p>audio+clock</text:p>
          </table:table-cell>
          <table:table-cell table:style-name="ce25" office:value-type="string" calcext:value-type="string">
            <text:p>midi+dmx</text:p>
          </table:table-cell>
          <table:table-cell table:style-name="ce25" office:value-type="string" calcext:value-type="string">
            <text:p>carte relais + puissance</text:p>
          </table:table-cell>
          <table:table-cell table:style-name="ce25" office:value-type="string" calcext:value-type="string">
            <text:p>titreur</text:p>
          </table:table-cell>
          <table:table-cell table:style-name="ce43" office:value-type="string" calcext:value-type="string">
            <text:p>carte extension info on/off</text:p>
          </table:table-cell>
          <table:table-cell table:style-name="ce43" office:value-type="string" calcext:value-type="string">
            <text:p>capteur </text:p>
            <text:p>Luminosité</text:p>
          </table:table-cell>
          <table:table-cell table:style-name="ce43" office:value-type="string" calcext:value-type="string">
            <text:p>radio ext</text:p>
          </table:table-cell>
          <table:table-cell table:style-name="ce43" table:number-columns-repeated="1005"/>
          <table:table-cell/>
        </table:table-row>
        <table:table-row table:style-name="ro8">
          <table:table-cell table:style-name="ce25" office:value-type="string" calcext:value-type="string">
            <text:p>GND</text:p>
          </table:table-cell>
          <table:table-cell table:style-name="ce25" table:number-columns-repeated="5"/>
          <table:table-cell/>
          <table:table-cell table:style-name="ce42" table:number-columns-repeated="5"/>
          <table:table-cell table:style-name="ce44" table:number-columns-repeated="2"/>
          <table:table-cell table:style-name="ce49"/>
          <table:table-cell table:style-name="ce43" table:number-columns-repeated="1005"/>
          <table:table-cell/>
        </table:table-row>
        <table:table-row table:style-name="ro8">
          <table:table-cell table:style-name="ce25" office:value-type="string" calcext:value-type="string">
            <text:p>5V</text:p>
          </table:table-cell>
          <table:table-cell table:style-name="ce25" table:number-columns-repeated="5"/>
          <table:table-cell/>
          <table:table-cell table:style-name="ce38"/>
          <table:table-cell table:style-name="ce25"/>
          <table:table-cell table:style-name="ce38" table:number-columns-repeated="2"/>
          <table:table-cell table:style-name="ce25"/>
          <table:table-cell table:style-name="ce45" table:number-columns-repeated="2"/>
          <table:table-cell table:style-name="ce43" table:number-columns-repeated="1006"/>
          <table:table-cell/>
        </table:table-row>
        <table:table-row table:style-name="ro8">
          <table:table-cell table:style-name="ce25" office:value-type="string" calcext:value-type="string">
            <text:p>sec RAW</text:p>
          </table:table-cell>
          <table:table-cell table:style-name="ce25" table:number-columns-repeated="5"/>
          <table:table-cell/>
          <table:table-cell table:style-name="ce25" table:number-columns-repeated="4"/>
          <table:table-cell table:style-name="ce38"/>
          <table:table-cell table:style-name="ce43" table:number-columns-repeated="1008"/>
          <table:table-cell/>
        </table:table-row>
        <table:table-row table:style-name="ro8">
          <table:table-cell table:style-name="ce25" office:value-type="string" calcext:value-type="string">
            <text:p>12V RAW</text:p>
          </table:table-cell>
          <table:table-cell table:style-name="ce25" table:number-columns-repeated="5"/>
          <table:table-cell/>
          <table:table-cell table:style-name="ce25" table:number-columns-repeated="2"/>
          <table:table-cell table:style-name="ce38"/>
          <table:table-cell table:style-name="ce25"/>
          <table:table-cell table:style-name="ce38"/>
          <table:table-cell table:style-name="ce43" table:number-columns-repeated="1008"/>
          <table:table-cell/>
        </table:table-row>
        <table:table-row table:style-name="ro8">
          <table:table-cell table:style-name="ce25" office:value-type="string" calcext:value-type="string">
            <text:p>3.3V</text:p>
          </table:table-cell>
          <table:table-cell table:style-name="ce25" table:number-columns-repeated="2"/>
          <table:table-cell table:style-name="ce38"/>
          <table:table-cell table:style-name="ce25" table:number-columns-repeated="2"/>
          <table:table-cell/>
          <table:table-cell table:style-name="ce25"/>
          <table:table-cell table:style-name="ce38"/>
          <table:table-cell table:style-name="ce25" table:number-columns-repeated="3"/>
          <table:table-cell table:style-name="ce43" table:number-columns-repeated="2"/>
          <table:table-cell table:style-name="ce45"/>
          <table:table-cell table:style-name="ce43" table:number-columns-repeated="1005"/>
          <table:table-cell/>
        </table:table-row>
        <table:table-row table:style-name="ro7">
          <table:table-cell table:style-name="ce26" table:number-columns-repeated="6"/>
          <table:table-cell/>
          <table:table-cell table:style-name="ce26" table:number-columns-repeated="5"/>
          <table:table-cell table:style-name="ce46" table:number-columns-repeated="3"/>
          <table:table-cell table:style-name="ce43" table:number-columns-repeated="1005"/>
          <table:table-cell/>
        </table:table-row>
        <table:table-row table:style-name="ro7">
          <table:table-cell office:value-type="float" office:value="0" calcext:value-type="float">
            <text:p>0</text:p>
          </table:table-cell>
          <table:table-cell office:value-type="string" calcext:value-type="string">
            <text:p>RX</text:p>
          </table:table-cell>
          <table:table-cell table:number-columns-repeated="5"/>
          <table:table-cell table:style-name="ce33" office:value-type="string" calcext:value-type="string">
            <text:p>UART1</text:p>
          </table:table-cell>
          <table:table-cell table:number-columns-repeated="1013"/>
        </table:table-row>
        <table:table-row table:style-name="ro7">
          <table:table-cell office:value-type="float" office:value="1" calcext:value-type="float">
            <text:p>1</text:p>
          </table:table-cell>
          <table:table-cell office:value-type="string" calcext:value-type="string">
            <text:p>TX</text:p>
          </table:table-cell>
          <table:table-cell table:number-columns-repeated="5"/>
          <table:table-cell table:style-name="ce33" office:value-type="string" calcext:value-type="string">
            <text:p>UART1</text:p>
          </table:table-cell>
          <table:table-cell table:style-name="Default"/>
          <table:table-cell table:number-columns-repeated="1012"/>
        </table:table-row>
        <table:table-row table:style-name="ro7">
          <table:table-cell office:value-type="float" office:value="2" calcext:value-type="float">
            <text:p>2</text:p>
          </table:table-cell>
          <table:table-cell office:value-type="string" calcext:value-type="string">
            <text:p>int0</text:p>
          </table:table-cell>
          <table:table-cell table:number-columns-repeated="5"/>
          <table:table-cell table:style-name="ce4"/>
          <table:table-cell table:style-name="ce39" office:value-type="string" calcext:value-type="string">
            <text:p>MP3 DREQ</text:p>
          </table:table-cell>
          <table:table-cell table:number-columns-repeated="1012"/>
        </table:table-row>
        <table:table-row table:style-name="ro7">
          <table:table-cell office:value-type="float" office:value="3" calcext:value-type="float">
            <text:p>3</text:p>
          </table:table-cell>
          <table:table-cell office:value-type="string" calcext:value-type="string">
            <text:p>int1</text:p>
          </table:table-cell>
          <table:table-cell table:style-name="ce31"/>
          <table:table-cell table:number-columns-repeated="4"/>
          <table:table-cell table:style-name="ce4"/>
          <table:table-cell table:number-columns-repeated="4"/>
          <table:table-cell table:style-name="ce41"/>
          <table:table-cell table:number-columns-repeated="1008"/>
        </table:table-row>
        <table:table-row table:style-name="ro7">
          <table:table-cell office:value-type="float" office:value="4" calcext:value-type="float">
            <text:p>4</text:p>
          </table:table-cell>
          <table:table-cell table:number-columns-repeated="3"/>
          <table:table-cell table:style-name="ce33" office:value-type="string" calcext:value-type="string">
            <text:p>CS 1</text:p>
          </table:table-cell>
          <table:table-cell table:number-columns-repeated="2"/>
          <table:table-cell table:style-name="ce4"/>
          <table:table-cell table:number-columns-repeated="2"/>
          <table:table-cell table:style-name="ce33" office:value-type="string" calcext:value-type="string">
            <text:p>CS 5 </text:p>
          </table:table-cell>
          <table:table-cell/>
          <table:table-cell table:style-name="ce37" office:value-type="string" calcext:value-type="string">
            <text:p>CS4</text:p>
          </table:table-cell>
          <table:table-cell table:number-columns-repeated="1008"/>
        </table:table-row>
        <table:table-row table:style-name="ro7">
          <table:table-cell office:value-type="float" office:value="5" calcext:value-type="float">
            <text:p>5</text:p>
          </table:table-cell>
          <table:table-cell table:number-columns-repeated="4"/>
          <table:table-cell table:style-name="ce33" office:value-type="string" calcext:value-type="string">
            <text:p>CS</text:p>
          </table:table-cell>
          <table:table-cell/>
          <table:table-cell table:style-name="ce4"/>
          <table:table-cell table:number-columns-repeated="1013"/>
        </table:table-row>
        <table:table-row table:style-name="ro7">
          <table:table-cell office:value-type="float" office:value="6" calcext:value-type="float">
            <text:p>6</text:p>
          </table:table-cell>
          <table:table-cell table:number-columns-repeated="6"/>
          <table:table-cell table:style-name="ce4"/>
          <table:table-cell table:style-name="ce33" office:value-type="string" calcext:value-type="string">
            <text:p>MP3 CS</text:p>
          </table:table-cell>
          <table:table-cell table:number-columns-repeated="1012"/>
        </table:table-row>
        <table:table-row table:style-name="ro7">
          <table:table-cell office:value-type="float" office:value="7" calcext:value-type="float">
            <text:p>7</text:p>
          </table:table-cell>
          <table:table-cell table:number-columns-repeated="6"/>
          <table:table-cell table:style-name="ce4"/>
          <table:table-cell table:style-name="ce33" office:value-type="string" calcext:value-type="string">
            <text:p>MP3 DCS</text:p>
          </table:table-cell>
          <table:table-cell table:number-columns-repeated="1012"/>
        </table:table-row>
        <table:table-row table:style-name="ro7">
          <table:table-cell office:value-type="float" office:value="8" calcext:value-type="float">
            <text:p>8</text:p>
          </table:table-cell>
          <table:table-cell table:number-columns-repeated="6"/>
          <table:table-cell table:style-name="ce4"/>
          <table:table-cell table:style-name="ce33" office:value-type="string" calcext:value-type="string">
            <text:p>MP3 RST</text:p>
          </table:table-cell>
          <table:table-cell table:number-columns-repeated="1012"/>
        </table:table-row>
        <table:table-row table:style-name="ro7">
          <table:table-cell office:value-type="float" office:value="9" calcext:value-type="float">
            <text:p>9</text:p>
          </table:table-cell>
          <table:table-cell table:number-columns-repeated="2"/>
          <table:table-cell table:style-name="ce33" office:value-type="string" calcext:value-type="string">
            <text:p>CS</text:p>
          </table:table-cell>
          <table:table-cell table:number-columns-repeated="3"/>
          <table:table-cell table:style-name="ce4"/>
          <table:table-cell table:number-columns-repeated="1013"/>
        </table:table-row>
        <table:table-row table:style-name="ro7">
          <table:table-cell office:value-type="float" office:value="10" calcext:value-type="float">
            <text:p>10</text:p>
          </table:table-cell>
          <table:table-cell table:number-columns-repeated="6"/>
          <table:table-cell table:style-name="ce33" office:value-type="string" calcext:value-type="string">
            <text:p>CS</text:p>
          </table:table-cell>
          <table:table-cell table:number-columns-repeated="1013"/>
        </table:table-row>
        <table:table-row table:style-name="ro7">
          <table:table-cell office:value-type="float" office:value="11" calcext:value-type="float">
            <text:p>11</text:p>
          </table:table-cell>
          <table:table-cell table:number-columns-repeated="2"/>
          <table:table-cell table:style-name="ce33" table:number-columns-repeated="2"/>
          <table:table-cell table:style-name="ce31"/>
          <table:table-cell/>
          <table:table-cell table:style-name="ce33" office:value-type="string" calcext:value-type="string">
            <text:p>MOSI</text:p>
          </table:table-cell>
          <table:table-cell table:style-name="ce33" table:number-columns-repeated="5"/>
          <table:table-cell/>
          <table:table-cell table:style-name="ce33"/>
          <table:table-cell table:number-columns-repeated="1006"/>
        </table:table-row>
        <table:table-row table:style-name="ro7">
          <table:table-cell office:value-type="float" office:value="12" calcext:value-type="float">
            <text:p>12</text:p>
          </table:table-cell>
          <table:table-cell table:number-columns-repeated="2"/>
          <table:table-cell table:style-name="ce39"/>
          <table:table-cell table:style-name="ce31"/>
          <table:table-cell table:style-name="ce39"/>
          <table:table-cell/>
          <table:table-cell table:style-name="ce39" office:value-type="string" calcext:value-type="string">
            <text:p>MISO</text:p>
          </table:table-cell>
          <table:table-cell table:style-name="ce39" table:number-columns-repeated="2"/>
          <table:table-cell table:style-name="ce31"/>
          <table:table-cell table:style-name="ce39"/>
          <table:table-cell table:style-name="ce31"/>
          <table:table-cell/>
          <table:table-cell table:style-name="ce39"/>
          <table:table-cell table:number-columns-repeated="1006"/>
        </table:table-row>
        <table:table-row table:style-name="ro7">
          <table:table-cell office:value-type="float" office:value="13" calcext:value-type="float">
            <text:p>13</text:p>
          </table:table-cell>
          <table:table-cell table:number-columns-repeated="2"/>
          <table:table-cell table:style-name="ce33" table:number-columns-repeated="3"/>
          <table:table-cell/>
          <table:table-cell table:style-name="ce33" office:value-type="string" calcext:value-type="string">
            <text:p>CLOCK</text:p>
          </table:table-cell>
          <table:table-cell table:style-name="ce33" table:number-columns-repeated="5"/>
          <table:table-cell/>
          <table:table-cell table:style-name="ce33"/>
          <table:table-cell table:number-columns-repeated="1006"/>
        </table:table-row>
        <table:table-row table:style-name="ro7">
          <table:table-cell office:value-type="string" calcext:value-type="string">
            <text:p>A0</text:p>
          </table:table-cell>
          <table:table-cell table:number-columns-repeated="6"/>
          <table:table-cell table:style-name="ce4"/>
          <table:table-cell/>
          <table:table-cell table:style-name="ce33" office:value-type="string" calcext:value-type="string">
            <text:p>CS</text:p>
          </table:table-cell>
          <table:table-cell table:number-columns-repeated="1011"/>
        </table:table-row>
        <table:table-row table:style-name="ro7">
          <table:table-cell office:value-type="string" calcext:value-type="string">
            <text:p>A1</text:p>
          </table:table-cell>
          <table:table-cell/>
          <table:table-cell table:style-name="Default"/>
          <table:table-cell table:number-columns-repeated="4"/>
          <table:table-cell table:style-name="ce4"/>
          <table:table-cell table:number-columns-repeated="3"/>
          <table:table-cell table:style-name="ce33" office:value-type="string" calcext:value-type="string">
            <text:p>CS</text:p>
          </table:table-cell>
          <table:table-cell table:number-columns-repeated="1009"/>
        </table:table-row>
        <table:table-row table:style-name="ro7">
          <table:table-cell office:value-type="string" calcext:value-type="string">
            <text:p>A2</text:p>
          </table:table-cell>
          <table:table-cell/>
          <table:table-cell table:style-name="ce33" office:value-type="string" calcext:value-type="string">
            <text:p>comut 12v RAW</text:p>
          </table:table-cell>
          <table:table-cell table:number-columns-repeated="4"/>
          <table:table-cell table:style-name="ce4"/>
          <table:table-cell table:number-columns-repeated="1013"/>
        </table:table-row>
        <table:table-row table:style-name="ro7">
          <table:table-cell office:value-type="string" calcext:value-type="string">
            <text:p>A3</text:p>
          </table:table-cell>
          <table:table-cell/>
          <table:table-cell table:style-name="ce33" office:value-type="string" calcext:value-type="string">
            <text:p>comut 5V ext</text:p>
          </table:table-cell>
          <table:table-cell table:number-columns-repeated="4"/>
          <table:table-cell table:style-name="ce4"/>
          <table:table-cell table:number-columns-repeated="1013"/>
        </table:table-row>
        <table:table-row table:style-name="ro7">
          <table:table-cell office:value-type="string" calcext:value-type="string">
            <text:p>A4</text:p>
          </table:table-cell>
          <table:table-cell table:number-columns-repeated="6"/>
          <table:table-cell table:style-name="ce4"/>
          <table:table-cell table:number-columns-repeated="6"/>
          <table:table-cell table:style-name="ce37" office:value-type="string" calcext:value-type="string">
            <text:p>CS</text:p>
          </table:table-cell>
          <table:table-cell table:number-columns-repeated="1006"/>
        </table:table-row>
        <table:table-row table:style-name="ro7">
          <table:table-cell office:value-type="string" calcext:value-type="string">
            <text:p>A5</text:p>
          </table:table-cell>
          <table:table-cell table:number-columns-repeated="6"/>
          <table:table-cell table:style-name="ce4"/>
          <table:table-cell table:number-columns-repeated="5"/>
          <table:table-cell table:style-name="ce47" office:value-type="string" calcext:value-type="string">
            <text:p>luminosité</text:p>
          </table:table-cell>
          <table:table-cell table:number-columns-repeated="1007"/>
        </table:table-row>
        <table:table-row table:style-name="ro7">
          <table:table-cell office:value-type="string" calcext:value-type="string">
            <text:p>A6</text:p>
          </table:table-cell>
          <table:table-cell/>
          <table:table-cell table:style-name="ce34" office:value-type="string" calcext:value-type="string">
            <text:p>image tension</text:p>
          </table:table-cell>
          <table:table-cell table:number-columns-repeated="4"/>
          <table:table-cell table:style-name="ce4"/>
          <table:table-cell table:style-name="ce34"/>
          <table:table-cell/>
          <table:table-cell table:style-name="ce34"/>
          <table:table-cell table:number-columns-repeated="1010"/>
        </table:table-row>
        <table:table-row table:style-name="ro7">
          <table:table-cell office:value-type="string" calcext:value-type="string">
            <text:p>A7</text:p>
          </table:table-cell>
          <table:table-cell/>
          <table:table-cell table:style-name="ce34" office:value-type="string" calcext:value-type="string">
            <text:p>code extension</text:p>
          </table:table-cell>
          <table:table-cell table:number-columns-repeated="4"/>
          <table:table-cell table:style-name="ce4"/>
          <table:table-cell table:style-name="ce34" table:number-columns-repeated="4"/>
          <table:table-cell table:style-name="ce47" table:number-columns-repeated="2"/>
          <table:table-cell table:number-columns-repeated="1007"/>
        </table:table-row>
        <table:table-row table:style-name="ro7">
          <table:table-cell table:number-columns-repeated="7"/>
          <table:table-cell table:style-name="ce4"/>
          <table:table-cell table:number-columns-repeated="1013"/>
        </table:table-row>
        <table:table-row table:style-name="ro7">
          <table:table-cell table:style-name="ce27" table:number-columns-repeated="6"/>
          <table:table-cell/>
          <table:table-cell table:style-name="ce27" table:number-columns-repeated="5"/>
          <table:table-cell table:style-name="ce36" table:number-columns-repeated="3"/>
          <table:table-cell table:style-name="ce41" table:number-columns-repeated="27"/>
          <table:table-cell table:style-name="ce36" table:number-columns-repeated="978"/>
          <table:table-cell/>
        </table:table-row>
        <table:table-row table:style-name="ro7">
          <table:table-cell office:value-type="string" calcext:value-type="string">
            <text:p>IO1-0</text:p>
          </table:table-cell>
          <table:table-cell/>
          <table:table-cell table:style-name="ce33" office:value-type="string" calcext:value-type="string">
            <text:p>tension secours</text:p>
          </table:table-cell>
          <table:table-cell table:number-columns-repeated="4"/>
          <table:table-cell table:style-name="ce4"/>
          <table:table-cell table:number-columns-repeated="7"/>
          <table:table-cell table:style-name="ce41" table:number-columns-repeated="27"/>
          <table:table-cell table:number-columns-repeated="979"/>
        </table:table-row>
        <table:table-row table:style-name="ro7">
          <table:table-cell table:style-name="ce28" office:value-type="string" calcext:value-type="string">
            <text:p>IO1-1</text:p>
          </table:table-cell>
          <table:table-cell/>
          <table:table-cell table:style-name="ce33" office:value-type="string" calcext:value-type="string">
            <text:p>tension V1</text:p>
          </table:table-cell>
          <table:table-cell table:number-columns-repeated="4"/>
          <table:table-cell table:style-name="ce4"/>
          <table:table-cell table:number-columns-repeated="1013"/>
        </table:table-row>
        <table:table-row table:style-name="ro7">
          <table:table-cell office:value-type="string" calcext:value-type="string">
            <text:p>IO1-2</text:p>
          </table:table-cell>
          <table:table-cell/>
          <table:table-cell table:style-name="ce33" office:value-type="string" calcext:value-type="string">
            <text:p>tension V2</text:p>
          </table:table-cell>
          <table:table-cell table:number-columns-repeated="4"/>
          <table:table-cell table:style-name="ce4"/>
          <table:table-cell table:number-columns-repeated="1013"/>
        </table:table-row>
        <table:table-row table:style-name="ro7">
          <table:table-cell table:style-name="ce28" office:value-type="string" calcext:value-type="string">
            <text:p>IO1-3</text:p>
          </table:table-cell>
          <table:table-cell table:number-columns-repeated="6"/>
          <table:table-cell table:style-name="ce4"/>
          <table:table-cell table:number-columns-repeated="2"/>
          <table:table-cell table:style-name="ce33" office:value-type="string" calcext:value-type="string">
            <text:p>tension A</text:p>
          </table:table-cell>
          <table:table-cell table:number-columns-repeated="1010"/>
        </table:table-row>
        <table:table-row table:style-name="ro7">
          <table:table-cell office:value-type="string" calcext:value-type="string">
            <text:p>IO1-4</text:p>
          </table:table-cell>
          <table:table-cell table:number-columns-repeated="6"/>
          <table:table-cell table:style-name="ce4"/>
          <table:table-cell table:number-columns-repeated="2"/>
          <table:table-cell table:style-name="ce33" office:value-type="string" calcext:value-type="string">
            <text:p>tension B</text:p>
          </table:table-cell>
          <table:table-cell table:number-columns-repeated="1010"/>
        </table:table-row>
        <table:table-row table:style-name="ro7">
          <table:table-cell table:style-name="ce28" office:value-type="string" calcext:value-type="string">
            <text:p>IO1-5</text:p>
          </table:table-cell>
          <table:table-cell table:number-columns-repeated="6"/>
          <table:table-cell table:style-name="ce4"/>
          <table:table-cell table:number-columns-repeated="2"/>
          <table:table-cell table:style-name="ce33" office:value-type="string" calcext:value-type="string">
            <text:p>présence secteur</text:p>
          </table:table-cell>
          <table:table-cell table:number-columns-repeated="1010"/>
        </table:table-row>
        <table:table-row table:style-name="ro7">
          <table:table-cell office:value-type="string" calcext:value-type="string">
            <text:p>IO1-6</text:p>
          </table:table-cell>
          <table:table-cell table:number-columns-repeated="6"/>
          <table:table-cell table:style-name="ce4"/>
          <table:table-cell table:style-name="ce33" office:value-type="string" calcext:value-type="string">
            <text:p>tension secours</text:p>
          </table:table-cell>
          <table:table-cell table:number-columns-repeated="1012"/>
        </table:table-row>
        <table:table-row table:style-name="ro7">
          <table:table-cell table:style-name="ce28" office:value-type="string" calcext:value-type="string">
            <text:p>IO1-7</text:p>
          </table:table-cell>
          <table:table-cell/>
          <table:table-cell table:style-name="ce33" office:value-type="string" calcext:value-type="string">
            <text:p>température</text:p>
          </table:table-cell>
          <table:table-cell table:number-columns-repeated="4"/>
          <table:table-cell table:style-name="ce4"/>
          <table:table-cell table:number-columns-repeated="1013"/>
        </table:table-row>
        <table:table-row table:style-name="ro7">
          <table:table-cell office:value-type="string" calcext:value-type="string">
            <text:p>IO1-8</text:p>
          </table:table-cell>
          <table:table-cell table:style-name="ce31"/>
          <table:table-cell table:style-name="ce33" office:value-type="string" calcext:value-type="string">
            <text:p>ventilo</text:p>
          </table:table-cell>
          <table:table-cell table:style-name="ce31" table:number-columns-repeated="3"/>
          <table:table-cell/>
          <table:table-cell table:style-name="ce31" table:number-columns-repeated="5"/>
          <table:table-cell table:style-name="ce41" table:number-columns-repeated="3"/>
          <table:table-cell table:number-columns-repeated="1006"/>
        </table:table-row>
        <table:table-row table:style-name="ro7">
          <table:table-cell table:style-name="ce28" office:value-type="string" calcext:value-type="string">
            <text:p>IO1-9</text:p>
          </table:table-cell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013"/>
        </table:table-row>
        <table:table-row table:style-name="ro7">
          <table:table-cell office:value-type="string" calcext:value-type="string">
            <text:p>IO1-10</text:p>
          </table:table-cell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013"/>
        </table:table-row>
        <table:table-row table:style-name="ro7">
          <table:table-cell table:style-name="ce28" office:value-type="string" calcext:value-type="string">
            <text:p>IO1-11</text:p>
          </table:table-cell>
          <table:table-cell/>
          <table:table-cell table:style-name="ce35" office:value-type="string" calcext:value-type="string">
            <text:p>bouton A</text:p>
          </table:table-cell>
          <table:table-cell/>
          <table:table-cell table:style-name="Default"/>
          <table:table-cell table:number-columns-repeated="2"/>
          <table:table-cell table:style-name="ce4"/>
          <table:table-cell table:number-columns-repeated="1013"/>
        </table:table-row>
        <table:table-row table:style-name="ro7">
          <table:table-cell office:value-type="string" calcext:value-type="string">
            <text:p>IO1-12</text:p>
          </table:table-cell>
          <table:table-cell/>
          <table:table-cell table:style-name="ce35" office:value-type="string" calcext:value-type="string">
            <text:p>bouton B</text:p>
          </table:table-cell>
          <table:table-cell/>
          <table:table-cell table:style-name="Default"/>
          <table:table-cell table:number-columns-repeated="2"/>
          <table:table-cell table:style-name="ce4"/>
          <table:table-cell table:number-columns-repeated="1013"/>
        </table:table-row>
        <table:table-row table:style-name="ro7">
          <table:table-cell table:style-name="ce28" office:value-type="string" calcext:value-type="string">
            <text:p>IO1-13</text:p>
          </table:table-cell>
          <table:table-cell/>
          <table:table-cell table:style-name="ce35" office:value-type="string" calcext:value-type="string">
            <text:p>bouton C</text:p>
          </table:table-cell>
          <table:table-cell/>
          <table:table-cell table:style-name="Default"/>
          <table:table-cell table:number-columns-repeated="2"/>
          <table:table-cell table:style-name="ce4"/>
          <table:table-cell table:number-columns-repeated="1013"/>
        </table:table-row>
        <table:table-row table:style-name="ro7">
          <table:table-cell office:value-type="string" calcext:value-type="string">
            <text:p>IO1-14</text:p>
          </table:table-cell>
          <table:table-cell/>
          <table:table-cell table:style-name="ce35" office:value-type="string" calcext:value-type="string">
            <text:p>Hall 1/ILS</text:p>
          </table:table-cell>
          <table:table-cell/>
          <table:table-cell table:style-name="Default"/>
          <table:table-cell table:number-columns-repeated="2"/>
          <table:table-cell table:style-name="ce4"/>
          <table:table-cell table:number-columns-repeated="1013"/>
        </table:table-row>
        <table:table-row table:style-name="ro7">
          <table:table-cell table:style-name="ce28" office:value-type="string" calcext:value-type="string">
            <text:p>IO1-15</text:p>
          </table:table-cell>
          <table:table-cell/>
          <table:table-cell table:style-name="ce35" office:value-type="string" calcext:value-type="string">
            <text:p>Hall 2/ILS</text:p>
          </table:table-cell>
          <table:table-cell table:number-columns-repeated="4"/>
          <table:table-cell table:style-name="ce4"/>
          <table:table-cell table:number-columns-repeated="1013"/>
        </table:table-row>
        <table:table-row table:style-name="ro7">
          <table:table-cell table:style-name="ce28"/>
          <table:table-cell/>
          <table:table-cell table:style-name="Default"/>
          <table:table-cell table:number-columns-repeated="4"/>
          <table:table-cell table:style-name="ce4"/>
          <table:table-cell table:number-columns-repeated="1013"/>
        </table:table-row>
        <table:table-row table:style-name="ro7">
          <table:table-cell table:style-name="ce29"/>
          <table:table-cell table:style-name="ce27"/>
          <table:table-cell table:style-name="ce36"/>
          <table:table-cell table:style-name="ce27" table:number-columns-repeated="3"/>
          <table:table-cell/>
          <table:table-cell table:style-name="ce27" table:number-columns-repeated="5"/>
          <table:table-cell table:style-name="ce36" table:number-columns-repeated="3"/>
          <table:table-cell table:number-columns-repeated="1006"/>
        </table:table-row>
        <table:table-row table:style-name="ro7">
          <table:table-cell office:value-type="string" calcext:value-type="string">
            <text:p>O1-0</text:p>
          </table:table-cell>
          <table:table-cell/>
          <table:table-cell table:style-name="ce37" office:value-type="string" calcext:value-type="string">
            <text:p>500mA</text:p>
          </table:table-cell>
          <table:table-cell table:number-columns-repeated="4"/>
          <table:table-cell table:style-name="ce4"/>
          <table:table-cell table:number-columns-repeated="1013"/>
        </table:table-row>
        <table:table-row table:style-name="ro7">
          <table:table-cell table:style-name="ce28" office:value-type="string" calcext:value-type="string">
            <text:p>O1-1</text:p>
          </table:table-cell>
          <table:table-cell/>
          <table:table-cell table:style-name="ce37" office:value-type="string" calcext:value-type="string">
            <text:p>500mA</text:p>
          </table:table-cell>
          <table:table-cell table:number-columns-repeated="4"/>
          <table:table-cell table:style-name="ce4"/>
          <table:table-cell table:number-columns-repeated="1013"/>
        </table:table-row>
        <table:table-row table:style-name="ro7">
          <table:table-cell office:value-type="string" calcext:value-type="string">
            <text:p>O1-2</text:p>
          </table:table-cell>
          <table:table-cell/>
          <table:table-cell table:style-name="ce37" office:value-type="string" calcext:value-type="string">
            <text:p>500mA</text:p>
          </table:table-cell>
          <table:table-cell table:number-columns-repeated="4"/>
          <table:table-cell table:style-name="ce4"/>
          <table:table-cell table:number-columns-repeated="1013"/>
        </table:table-row>
        <table:table-row table:style-name="ro7">
          <table:table-cell table:style-name="ce28" office:value-type="string" calcext:value-type="string">
            <text:p>O1-3</text:p>
          </table:table-cell>
          <table:table-cell/>
          <table:table-cell table:style-name="ce37" office:value-type="string" calcext:value-type="string">
            <text:p>1.5A</text:p>
          </table:table-cell>
          <table:table-cell table:number-columns-repeated="4"/>
          <table:table-cell table:style-name="ce4"/>
          <table:table-cell table:number-columns-repeated="1013"/>
        </table:table-row>
        <table:table-row table:style-name="ro7">
          <table:table-cell office:value-type="string" calcext:value-type="string">
            <text:p>O1-4</text:p>
          </table:table-cell>
          <table:table-cell/>
          <table:table-cell table:style-name="ce37" office:value-type="string" calcext:value-type="string">
            <text:p>500mA / 5V</text:p>
          </table:table-cell>
          <table:table-cell table:number-columns-repeated="4"/>
          <table:table-cell table:style-name="ce4"/>
          <table:table-cell table:number-columns-repeated="1013"/>
        </table:table-row>
        <table:table-row table:style-name="ro7">
          <table:table-cell table:style-name="ce28" office:value-type="string" calcext:value-type="string">
            <text:p>O1-5</text:p>
          </table:table-cell>
          <table:table-cell/>
          <table:table-cell table:style-name="ce37" office:value-type="string" calcext:value-type="string">
            <text:p>150mA</text:p>
          </table:table-cell>
          <table:table-cell table:number-columns-repeated="4"/>
          <table:table-cell table:style-name="ce4"/>
          <table:table-cell table:number-columns-repeated="1013"/>
        </table:table-row>
        <table:table-row table:style-name="ro7">
          <table:table-cell office:value-type="string" calcext:value-type="string">
            <text:p>O1-6</text:p>
          </table:table-cell>
          <table:table-cell/>
          <table:table-cell table:style-name="Default"/>
          <table:table-cell table:number-columns-repeated="4"/>
          <table:table-cell table:style-name="ce4"/>
          <table:table-cell table:number-columns-repeated="1013"/>
        </table:table-row>
        <table:table-row table:style-name="ro7">
          <table:table-cell table:style-name="ce28" office:value-type="string" calcext:value-type="string">
            <text:p>O1-7</text:p>
          </table:table-cell>
          <table:table-cell/>
          <table:table-cell table:style-name="Default"/>
          <table:table-cell table:number-columns-repeated="4"/>
          <table:table-cell table:style-name="ce4"/>
          <table:table-cell table:number-columns-repeated="1013"/>
        </table:table-row>
        <table:table-row table:style-name="ro7" table:number-rows-repeated="3">
          <table:table-cell table:number-columns-repeated="7"/>
          <table:table-cell table:style-name="ce4"/>
          <table:table-cell table:number-columns-repeated="1013"/>
        </table:table-row>
        <table:table-row table:style-name="ro7">
          <table:table-cell table:style-name="ce30" table:number-columns-repeated="6"/>
          <table:table-cell/>
          <table:table-cell table:style-name="ce41"/>
          <table:table-cell table:style-name="ce31" table:number-columns-repeated="4"/>
          <table:table-cell table:style-name="ce41" table:number-columns-repeated="14"/>
          <table:table-cell table:style-name="ce40" table:number-columns-repeated="995"/>
        </table:table-row>
        <table:table-row table:style-name="ro7">
          <table:table-cell office:value-type="string" calcext:value-type="string">
            <text:p>O4-0</text:p>
          </table:table-cell>
          <table:table-cell table:number-columns-repeated="5"/>
          <table:table-cell table:style-name="ce41"/>
          <table:table-cell table:number-columns-repeated="5"/>
          <table:table-cell table:style-name="ce33" office:value-type="string" calcext:value-type="string">
            <text:p>wifi OK</text:p>
          </table:table-cell>
          <table:table-cell table:number-columns-repeated="1008"/>
        </table:table-row>
        <table:table-row table:style-name="ro7">
          <table:table-cell table:style-name="ce28" office:value-type="string" calcext:value-type="string">
            <text:p>O4-1</text:p>
          </table:table-cell>
          <table:table-cell table:number-columns-repeated="5"/>
          <table:table-cell table:style-name="ce41"/>
          <table:table-cell table:number-columns-repeated="5"/>
          <table:table-cell table:style-name="ce33" office:value-type="string" calcext:value-type="string">
            <text:p>power OK</text:p>
          </table:table-cell>
          <table:table-cell table:number-columns-repeated="1008"/>
        </table:table-row>
        <table:table-row table:style-name="ro7">
          <table:table-cell office:value-type="string" calcext:value-type="string">
            <text:p>O4-2</text:p>
          </table:table-cell>
          <table:table-cell table:number-columns-repeated="5"/>
          <table:table-cell table:style-name="ce41"/>
          <table:table-cell table:number-columns-repeated="5"/>
          <table:table-cell table:style-name="ce33" office:value-type="string" calcext:value-type="string">
            <text:p>SD OK</text:p>
          </table:table-cell>
          <table:table-cell table:number-columns-repeated="1008"/>
        </table:table-row>
        <table:table-row table:style-name="ro7">
          <table:table-cell table:style-name="ce28" office:value-type="string" calcext:value-type="string">
            <text:p>O4-3</text:p>
          </table:table-cell>
          <table:table-cell table:number-columns-repeated="5"/>
          <table:table-cell table:style-name="ce41"/>
          <table:table-cell table:number-columns-repeated="5"/>
          <table:table-cell table:style-name="ce33" office:value-type="string" calcext:value-type="string">
            <text:p>link OK</text:p>
          </table:table-cell>
          <table:table-cell table:number-columns-repeated="1008"/>
        </table:table-row>
        <table:table-row table:style-name="ro7">
          <table:table-cell office:value-type="string" calcext:value-type="string">
            <text:p>O4-4</text:p>
          </table:table-cell>
          <table:table-cell table:number-columns-repeated="5"/>
          <table:table-cell table:style-name="ce41"/>
          <table:table-cell table:number-columns-repeated="5"/>
          <table:table-cell table:style-name="ce33" office:value-type="string" calcext:value-type="string">
            <text:p>Multi 1</text:p>
          </table:table-cell>
          <table:table-cell table:number-columns-repeated="1008"/>
        </table:table-row>
        <table:table-row table:style-name="ro7">
          <table:table-cell table:style-name="ce28" office:value-type="string" calcext:value-type="string">
            <text:p>O4-5</text:p>
          </table:table-cell>
          <table:table-cell table:number-columns-repeated="5"/>
          <table:table-cell table:style-name="ce41"/>
          <table:table-cell table:number-columns-repeated="5"/>
          <table:table-cell table:style-name="ce33" office:value-type="string" calcext:value-type="string">
            <text:p>Multi 2</text:p>
          </table:table-cell>
          <table:table-cell table:number-columns-repeated="1008"/>
        </table:table-row>
        <table:table-row table:style-name="ro7">
          <table:table-cell office:value-type="string" calcext:value-type="string">
            <text:p>O4-6</text:p>
          </table:table-cell>
          <table:table-cell table:number-columns-repeated="5"/>
          <table:table-cell table:style-name="ce41"/>
          <table:table-cell table:number-columns-repeated="5"/>
          <table:table-cell table:style-name="ce33" office:value-type="string" calcext:value-type="string">
            <text:p>Multi 3</text:p>
          </table:table-cell>
          <table:table-cell table:number-columns-repeated="1008"/>
        </table:table-row>
        <table:table-row table:style-name="ro7">
          <table:table-cell table:style-name="ce28" office:value-type="string" calcext:value-type="string">
            <text:p>O4-7</text:p>
          </table:table-cell>
          <table:table-cell table:number-columns-repeated="5"/>
          <table:table-cell table:style-name="ce41"/>
          <table:table-cell table:number-columns-repeated="5"/>
          <table:table-cell table:style-name="ce48" office:value-type="string" calcext:value-type="string">
            <text:p>demande info</text:p>
          </table:table-cell>
          <table:table-cell table:number-columns-repeated="1008"/>
        </table:table-row>
        <table:table-row table:style-name="ro7" table:number-rows-repeated="80">
          <table:table-cell table:number-columns-repeated="6"/>
          <table:table-cell table:style-name="ce41"/>
          <table:table-cell table:number-columns-repeated="1014"/>
        </table:table-row>
        <table:table-row table:style-name="ro7" table:number-rows-repeated="1048417">
          <table:table-cell table:number-columns-repeated="1021"/>
        </table:table-row>
        <table:table-row table:style-name="ro7">
          <table:table-cell table:number-columns-repeated="1021"/>
        </table:table-row>
      </table:table>
      <table:table table:name="at328" table:style-name="ta1">
        <table:table-column table:style-name="co21" table:default-cell-style-name="ce54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5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number-columns-repeated="2" table:default-cell-style-name="Default"/>
        <table:table-column table:style-name="co31" table:default-cell-style-name="Default"/>
        <table:table-column table:style-name="co30" table:number-columns-repeated="2" table:default-cell-style-name="Default"/>
        <table:table-column table:style-name="co32" table:default-cell-style-name="ce41"/>
        <table:table-column table:style-name="co30" table:number-columns-repeated="2" table:default-cell-style-name="Default"/>
        <table:table-column table:style-name="co33" table:default-cell-style-name="Default"/>
        <table:table-column table:style-name="co1" table:default-cell-style-name="Default"/>
        <table:table-column table:style-name="co34" table:number-columns-repeated="3" table:default-cell-style-name="Default"/>
        <table:table-column table:style-name="co35" table:default-cell-style-name="Default"/>
        <table:table-column table:style-name="co1" table:number-columns-repeated="1000" table:default-cell-style-name="Default"/>
        <table:table-row table:style-name="ro7">
          <table:table-cell/>
          <table:table-cell table:style-name="Input" office:value-type="string" calcext:value-type="string">
            <text:p>INPUT</text:p>
          </table:table-cell>
          <table:table-cell/>
          <table:table-cell table:style-name="VCC" office:value-type="string" calcext:value-type="string">
            <text:p>Tension</text:p>
          </table:table-cell>
          <table:table-cell table:number-columns-repeated="12"/>
          <table:table-cell table:style-name="ce136"/>
          <table:table-cell office:value-type="string" calcext:value-type="string">
            <text:p>Par défaut sur la carte</text:p>
          </table:table-cell>
          <table:table-cell table:number-columns-repeated="1006"/>
        </table:table-row>
        <table:table-row table:style-name="ro7">
          <table:table-cell/>
          <table:table-cell table:style-name="Output" office:value-type="string" calcext:value-type="string">
            <text:p>OUTPUT</text:p>
          </table:table-cell>
          <table:table-cell/>
          <table:table-cell table:style-name="GND" office:value-type="string" calcext:value-type="string">
            <text:p>GND</text:p>
          </table:table-cell>
          <table:table-cell table:number-columns-repeated="12"/>
          <table:table-cell table:style-name="ce137"/>
          <table:table-cell office:value-type="string" calcext:value-type="string">
            <text:p>Extension</text:p>
          </table:table-cell>
          <table:table-cell table:number-columns-repeated="1006"/>
        </table:table-row>
        <table:table-row table:style-name="ro7">
          <table:table-cell/>
          <table:table-cell table:style-name="USED_5f_FNCT" office:value-type="string" calcext:value-type="string">
            <text:p>Pin Special used</text:p>
          </table:table-cell>
          <table:table-cell table:number-columns-repeated="1022"/>
        </table:table-row>
        <table:table-row table:style-name="ro7">
          <table:table-cell table:number-columns-repeated="1024"/>
        </table:table-row>
        <table:table-row table:style-name="ro7">
          <table:table-cell table:number-columns-repeated="10"/>
          <table:table-cell table:style-name="ce105" office:value-type="string" calcext:value-type="string" table:number-columns-spanned="5" table:number-rows-spanned="1">
            <text:p>Sur la carte directement</text:p>
          </table:table-cell>
          <table:covered-table-cell table:number-columns-repeated="4"/>
          <table:table-cell/>
          <table:table-cell table:style-name="ce105" office:value-type="string" calcext:value-type="string" table:number-columns-spanned="8" table:number-rows-spanned="1">
            <text:p>En dehors de la carte (physiquement)</text:p>
          </table:table-cell>
          <table:covered-table-cell table:number-columns-repeated="5"/>
          <table:covered-table-cell office:value-type="string" calcext:value-type="string">
            <text:p>??</text:p>
          </table:covered-table-cell>
          <table:covered-table-cell/>
          <table:table-cell table:number-columns-repeated="1000"/>
        </table:table-row>
        <table:table-row table:style-name="ro7">
          <table:table-cell table:number-columns-repeated="1024"/>
        </table:table-row>
        <table:table-row table:style-name="ro10">
          <table:table-cell/>
          <table:table-cell table:style-name="ce59" office:value-type="string" calcext:value-type="string">
            <text:p>PIN Atmega</text:p>
          </table:table-cell>
          <table:table-cell table:style-name="ce59" office:value-type="string" calcext:value-type="string">
            <text:p>Designation</text:p>
          </table:table-cell>
          <table:table-cell table:style-name="ce59" office:value-type="string" calcext:value-type="string">
            <text:p>PIN n°</text:p>
          </table:table-cell>
          <table:table-cell table:style-name="ce91" office:value-type="string" calcext:value-type="string">
            <text:p>ADC</text:p>
          </table:table-cell>
          <table:table-cell table:style-name="ce91" office:value-type="string" calcext:value-type="string">
            <text:p>INT</text:p>
          </table:table-cell>
          <table:table-cell table:style-name="ce91" office:value-type="string" calcext:value-type="string">
            <text:p>RT/JTAG</text:p>
          </table:table-cell>
          <table:table-cell table:style-name="ce91" office:value-type="string" calcext:value-type="string">
            <text:p>SPI</text:p>
          </table:table-cell>
          <table:table-cell table:style-name="ce91" office:value-type="string" calcext:value-type="string">
            <text:p>Autres</text:p>
          </table:table-cell>
          <table:table-cell table:style-name="ce101"/>
          <table:table-cell table:style-name="ce106" office:value-type="string" calcext:value-type="string">
            <text:p>Bus 16</text:p>
          </table:table-cell>
          <table:table-cell table:style-name="ce106" office:value-type="string" calcext:value-type="string">
            <text:p>CodeExt.</text:p>
          </table:table-cell>
          <table:table-cell table:style-name="ce106" office:value-type="string" calcext:value-type="string">
            <text:p>RTC</text:p>
          </table:table-cell>
          <table:table-cell table:style-name="ce106" office:value-type="string" calcext:value-type="string">
            <text:p>CaptT°</text:p>
          </table:table-cell>
          <table:table-cell table:style-name="ce106" office:value-type="string" calcext:value-type="string">
            <text:p>Batt.</text:p>
          </table:table-cell>
          <table:table-cell table:style-name="ce128"/>
          <table:table-cell table:style-name="ce106" office:value-type="string" calcext:value-type="string">
            <text:p>YunSh.</text:p>
          </table:table-cell>
          <table:table-cell table:style-name="ce106" office:value-type="string" calcext:value-type="string">
            <text:p>IHM</text:p>
          </table:table-cell>
          <table:table-cell table:style-name="ce139" office:value-type="string" calcext:value-type="string">
            <text:p>Audio + uSD</text:p>
            <text:p>(atmega+</text:p>
            <text:p>VS1033)</text:p>
          </table:table-cell>
          <table:table-cell table:style-name="ce139" office:value-type="string" calcext:value-type="string">
            <text:p>MIDI+DMX</text:p>
            <text:p>(atmega ?)</text:p>
          </table:table-cell>
          <table:table-cell table:style-name="ce139" office:value-type="string" calcext:value-type="string">
            <text:p>Radio</text:p>
          </table:table-cell>
          <table:table-cell table:style-name="ce139" office:value-type="string" calcext:value-type="string">
            <text:p>puissance led </text:p>
            <text:p>(hc595 +</text:p>
            <text:p>Darlington)</text:p>
          </table:table-cell>
          <table:table-cell table:style-name="ce139" office:value-type="string" calcext:value-type="string">
            <text:p>Relais</text:p>
            <text:p>(hC595)</text:p>
          </table:table-cell>
          <table:table-cell table:style-name="ce139" office:value-type="string" calcext:value-type="string">
            <text:p>Titreur</text:p>
            <text:p>(atmega)</text:p>
          </table:table-cell>
          <table:table-cell table:style-name="ce4" office:value-type="string" calcext:value-type="string">
            <text:p>Infos (</text:p>
          </table:table-cell>
          <table:table-cell table:style-name="ce4" office:value-type="string" calcext:value-type="string">
            <text:p>Full IHM </text:p>
            <text:p>Input</text:p>
          </table:table-cell>
          <table:table-cell table:style-name="ce4" office:value-type="string" calcext:value-type="string">
            <text:p>puissance led</text:p>
          </table:table-cell>
          <table:table-cell table:style-name="ce4" table:number-columns-repeated="997"/>
        </table:table-row>
        <table:table-row table:style-name="ro7">
          <table:table-cell office:value-type="string" calcext:value-type="string">
            <text:p>*</text:p>
          </table:table-cell>
          <table:table-cell table:style-name="ce60" office:value-type="float" office:value="1" calcext:value-type="float">
            <text:p>1</text:p>
          </table:table-cell>
          <table:table-cell table:style-name="ce71" office:value-type="string" calcext:value-type="string">
            <text:p>PD3</text:p>
          </table:table-cell>
          <table:table-cell table:style-name="ce83"/>
          <table:table-cell table:style-name="ce92" table:number-columns-repeated="3"/>
          <table:table-cell table:style-name="ce95"/>
          <table:table-cell table:style-name="ce92"/>
          <table:table-cell table:style-name="ce102"/>
          <table:table-cell table:style-name="ce107" table:formula="of:=HYPERLINK(&quot;#Refs.$A$4&quot;;[.$A$4])" office:value-type="float" office:value="0" calcext:value-type="float">
            <text:p>0</text:p>
          </table:table-cell>
          <table:table-cell table:style-name="ce117"/>
          <table:table-cell table:style-name="ce107" table:formula="of:=HYPERLINK(&quot;#Refs.$A$4&quot;;[.$A$4])" office:value-type="float" office:value="0" calcext:value-type="float">
            <text:p>0</text:p>
          </table:table-cell>
          <table:table-cell table:style-name="ce117" table:number-columns-repeated="2"/>
          <table:table-cell table:style-name="ce129"/>
          <table:table-cell table:style-name="ce107" table:formula="of:=HYPERLINK(&quot;#Refs.$A$4&quot;;[.$A$4])" office:value-type="float" office:value="0" calcext:value-type="float">
            <text:p>0</text:p>
          </table:table-cell>
          <table:table-cell table:style-name="ce107" table:formula="of:=HYPERLINK(&quot;#Refs.$A$4&quot;;[.$A$4])" office:value-type="float" office:value="0" calcext:value-type="float">
            <text:p>0</text:p>
          </table:table-cell>
          <table:table-cell table:style-name="ce107" table:formula="of:=HYPERLINK(&quot;#Refs.$A$4&quot;;[.$A$4])" office:value-type="float" office:value="0" calcext:value-type="float">
            <text:p>0</text:p>
          </table:table-cell>
          <table:table-cell table:style-name="ce107" table:formula="of:=HYPERLINK(&quot;#Refs.$A$4&quot;;[.$A$4])" office:value-type="float" office:value="0" calcext:value-type="float">
            <text:p>0</text:p>
          </table:table-cell>
          <table:table-cell table:style-name="ce107" table:formula="of:=HYPERLINK(&quot;#Refs.$A$4&quot;;[.$A$4])" office:value-type="float" office:value="0" calcext:value-type="float">
            <text:p>0</text:p>
          </table:table-cell>
          <table:table-cell table:style-name="ce107"/>
          <table:table-cell table:style-name="ce127"/>
          <table:table-cell table:style-name="ce107" table:formula="of:=HYPERLINK(&quot;#Refs.$A$4&quot;;[.$A$4])" office:value-type="float" office:value="0" calcext:value-type="float">
            <text:p>0</text:p>
          </table:table-cell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0" office:value-type="float" office:value="2" calcext:value-type="float">
            <text:p>2</text:p>
          </table:table-cell>
          <table:table-cell table:style-name="ce71" office:value-type="string" calcext:value-type="string">
            <text:p>PD4</text:p>
          </table:table-cell>
          <table:table-cell table:style-name="ce83"/>
          <table:table-cell table:style-name="ce92" table:number-columns-repeated="3"/>
          <table:table-cell table:style-name="ce95"/>
          <table:table-cell table:style-name="ce92"/>
          <table:table-cell table:style-name="ce102"/>
          <table:table-cell table:style-name="ce108" table:formula="of:=HYPERLINK(&quot;#Refs.$A$5&quot;;[.$A$5])" office:value-type="float" office:value="0" calcext:value-type="float">
            <text:p>0</text:p>
          </table:table-cell>
          <table:table-cell table:style-name="ce118"/>
          <table:table-cell table:style-name="ce108" table:formula="of:=HYPERLINK(&quot;#Refs.$A$5&quot;;[.$A$5])" office:value-type="float" office:value="0" calcext:value-type="float">
            <text:p>0</text:p>
          </table:table-cell>
          <table:table-cell table:style-name="ce118" table:number-columns-repeated="2"/>
          <table:table-cell table:style-name="ce130"/>
          <table:table-cell table:style-name="ce108" table:formula="of:=HYPERLINK(&quot;#Refs.$A$5&quot;;[.$A$5])" office:value-type="float" office:value="0" calcext:value-type="float">
            <text:p>0</text:p>
          </table:table-cell>
          <table:table-cell table:style-name="ce108" table:formula="of:=HYPERLINK(&quot;#Refs.$A$5&quot;;[.$A$5])" office:value-type="float" office:value="0" calcext:value-type="float">
            <text:p>0</text:p>
          </table:table-cell>
          <table:table-cell table:style-name="ce108" table:formula="of:=HYPERLINK(&quot;#Refs.$A$5&quot;;[.$A$5])" office:value-type="float" office:value="0" calcext:value-type="float">
            <text:p>0</text:p>
          </table:table-cell>
          <table:table-cell table:style-name="ce108" table:formula="of:=HYPERLINK(&quot;#Refs.$A$5&quot;;[.$A$5])" office:value-type="float" office:value="0" calcext:value-type="float">
            <text:p>0</text:p>
          </table:table-cell>
          <table:table-cell table:style-name="ce108" table:formula="of:=HYPERLINK(&quot;#Refs.$A$5&quot;;[.$A$5])" office:value-type="float" office:value="0" calcext:value-type="float">
            <text:p>0</text:p>
          </table:table-cell>
          <table:table-cell table:style-name="ce108"/>
          <table:table-cell table:style-name="ce126"/>
          <table:table-cell table:style-name="ce108" table:formula="of:=HYPERLINK(&quot;#Refs.$A$5&quot;;[.$A$5])" office:value-type="float" office:value="0" calcext:value-type="float">
            <text:p>0</text:p>
          </table:table-cell>
          <table:table-cell table:number-columns-repeated="1000"/>
        </table:table-row>
        <table:table-row table:style-name="ro7">
          <table:table-cell office:value-type="string" calcext:value-type="string">
            <text:p>-</text:p>
          </table:table-cell>
          <table:table-cell table:style-name="ce61" office:value-type="float" office:value="3" calcext:value-type="float">
            <text:p>3</text:p>
          </table:table-cell>
          <table:table-cell table:style-name="ce72" office:value-type="string" calcext:value-type="string">
            <text:p>GND</text:p>
          </table:table-cell>
          <table:table-cell table:style-name="ce83"/>
          <table:table-cell table:style-name="ce92" table:number-columns-repeated="3"/>
          <table:table-cell table:style-name="ce95"/>
          <table:table-cell table:style-name="ce92"/>
          <table:table-cell table:style-name="ce102"/>
          <table:table-cell table:style-name="ce107" table:formula="of:=HYPERLINK(&quot;#Refs.$A$6&quot;;[.$A$6])" office:value-type="float" office:value="0" calcext:value-type="float">
            <text:p>0</text:p>
          </table:table-cell>
          <table:table-cell table:style-name="ce117"/>
          <table:table-cell table:style-name="ce107" table:formula="of:=HYPERLINK(&quot;#Refs.$A$6&quot;;[.$A$6])" office:value-type="float" office:value="0" calcext:value-type="float">
            <text:p>0</text:p>
          </table:table-cell>
          <table:table-cell table:style-name="ce117"/>
          <table:table-cell table:style-name="ce124"/>
          <table:table-cell table:style-name="ce128"/>
          <table:table-cell table:style-name="ce107" table:formula="of:=HYPERLINK(&quot;#Refs.$A$6&quot;;[.$A$6])" office:value-type="float" office:value="0" calcext:value-type="float">
            <text:p>0</text:p>
          </table:table-cell>
          <table:table-cell table:style-name="ce107" table:formula="of:=HYPERLINK(&quot;#Refs.$A$6&quot;;[.$A$6])" office:value-type="float" office:value="0" calcext:value-type="float">
            <text:p>0</text:p>
          </table:table-cell>
          <table:table-cell table:style-name="ce107" table:formula="of:=HYPERLINK(&quot;#Refs.$A$6&quot;;[.$A$6])" office:value-type="float" office:value="0" calcext:value-type="float">
            <text:p>0</text:p>
          </table:table-cell>
          <table:table-cell table:style-name="ce107" table:formula="of:=HYPERLINK(&quot;#Refs.$A$6&quot;;[.$A$6])" office:value-type="float" office:value="0" calcext:value-type="float">
            <text:p>0</text:p>
          </table:table-cell>
          <table:table-cell table:style-name="ce107" table:formula="of:=HYPERLINK(&quot;#Refs.$A$6&quot;;[.$A$6])" office:value-type="float" office:value="0" calcext:value-type="float">
            <text:p>0</text:p>
          </table:table-cell>
          <table:table-cell table:style-name="ce107"/>
          <table:table-cell table:style-name="ce127"/>
          <table:table-cell table:style-name="ce107" table:formula="of:=HYPERLINK(&quot;#Refs.$A$6&quot;;[.$A$6])" office:value-type="float" office:value="0" calcext:value-type="float">
            <text:p>0</text:p>
          </table:table-cell>
          <table:table-cell table:number-columns-repeated="1000"/>
        </table:table-row>
        <table:table-row table:style-name="ro7">
          <table:table-cell office:value-type="string" calcext:value-type="string">
            <text:p>+</text:p>
          </table:table-cell>
          <table:table-cell table:style-name="ce62" office:value-type="float" office:value="4" calcext:value-type="float">
            <text:p>4</text:p>
          </table:table-cell>
          <table:table-cell table:style-name="ce73" office:value-type="string" calcext:value-type="string">
            <text:p>VCC</text:p>
          </table:table-cell>
          <table:table-cell table:style-name="ce83"/>
          <table:table-cell table:style-name="ce92" table:number-columns-repeated="5"/>
          <table:table-cell table:style-name="ce102"/>
          <table:table-cell table:style-name="ce109"/>
          <table:table-cell table:style-name="ce117"/>
          <table:table-cell table:style-name="ce124" table:number-columns-repeated="3"/>
          <table:table-cell table:style-name="ce128"/>
          <table:table-cell table:style-name="ce112"/>
          <table:table-cell table:style-name="ce109"/>
          <table:table-cell table:style-name="ce124"/>
          <table:table-cell table:style-name="ce112" table:number-columns-repeated="4"/>
          <table:table-cell table:style-name="ce124"/>
          <table:table-cell table:number-columns-repeated="1000"/>
        </table:table-row>
        <table:table-row table:style-name="ro7">
          <table:table-cell office:value-type="string" calcext:value-type="string">
            <text:p>-</text:p>
          </table:table-cell>
          <table:table-cell table:style-name="ce63" office:value-type="float" office:value="5" calcext:value-type="float">
            <text:p>5</text:p>
          </table:table-cell>
          <table:table-cell table:style-name="ce74" office:value-type="string" calcext:value-type="string">
            <text:p>GND </text:p>
          </table:table-cell>
          <table:table-cell table:style-name="ce84"/>
          <table:table-cell table:style-name="ce92" table:number-columns-repeated="5"/>
          <table:table-cell table:style-name="ce102"/>
          <table:table-cell table:style-name="ce109"/>
          <table:table-cell table:style-name="ce117"/>
          <table:table-cell table:style-name="ce124" table:number-columns-repeated="3"/>
          <table:table-cell table:style-name="ce128"/>
          <table:table-cell table:style-name="ce112"/>
          <table:table-cell table:style-name="ce109"/>
          <table:table-cell table:style-name="ce124"/>
          <table:table-cell table:style-name="ce112" table:number-columns-repeated="4"/>
          <table:table-cell table:style-name="ce124"/>
          <table:table-cell table:number-columns-repeated="1000"/>
        </table:table-row>
        <table:table-row table:style-name="ro7">
          <table:table-cell office:value-type="string" calcext:value-type="string">
            <text:p>+</text:p>
          </table:table-cell>
          <table:table-cell table:style-name="ce64" office:value-type="float" office:value="6" calcext:value-type="float">
            <text:p>6</text:p>
          </table:table-cell>
          <table:table-cell table:style-name="ce75" office:value-type="string" calcext:value-type="string">
            <text:p>VCC</text:p>
          </table:table-cell>
          <table:table-cell table:style-name="ce85"/>
          <table:table-cell table:style-name="ce92" table:number-columns-repeated="5"/>
          <table:table-cell table:style-name="ce102"/>
          <table:table-cell table:style-name="ce109"/>
          <table:table-cell table:style-name="ce117"/>
          <table:table-cell table:style-name="ce124" table:number-columns-repeated="3"/>
          <table:table-cell table:style-name="ce128"/>
          <table:table-cell table:style-name="ce112"/>
          <table:table-cell table:style-name="ce109"/>
          <table:table-cell table:style-name="ce124"/>
          <table:table-cell table:style-name="ce112" table:number-columns-repeated="4"/>
          <table:table-cell table:style-name="ce124"/>
          <table:table-cell table:number-columns-repeated="1000"/>
        </table:table-row>
        <table:table-row table:style-name="ro7">
          <table:table-cell office:value-type="string" calcext:value-type="string">
            <text:p>\</text:p>
          </table:table-cell>
          <table:table-cell table:style-name="ce60" office:value-type="float" office:value="7" calcext:value-type="float">
            <text:p>7</text:p>
          </table:table-cell>
          <table:table-cell table:style-name="ce71" office:value-type="string" calcext:value-type="string">
            <text:p>XTAL1</text:p>
          </table:table-cell>
          <table:table-cell table:style-name="ce83"/>
          <table:table-cell table:style-name="ce92" table:number-columns-repeated="5"/>
          <table:table-cell table:style-name="ce102"/>
          <table:table-cell table:style-name="ce109"/>
          <table:table-cell table:style-name="ce117"/>
          <table:table-cell table:style-name="ce124" table:number-columns-repeated="3"/>
          <table:table-cell table:style-name="ce128"/>
          <table:table-cell table:style-name="ce112"/>
          <table:table-cell table:style-name="ce109"/>
          <table:table-cell table:style-name="ce124"/>
          <table:table-cell table:style-name="ce112" table:number-columns-repeated="4"/>
          <table:table-cell table:style-name="ce124"/>
          <table:table-cell table:number-columns-repeated="1000"/>
        </table:table-row>
        <table:table-row table:style-name="ro7">
          <table:table-cell office:value-type="string" calcext:value-type="string">
            <text:p>\</text:p>
          </table:table-cell>
          <table:table-cell table:style-name="ce60" office:value-type="float" office:value="8" calcext:value-type="float">
            <text:p>8</text:p>
          </table:table-cell>
          <table:table-cell table:style-name="ce71" office:value-type="string" calcext:value-type="string">
            <text:p>XTAL2</text:p>
          </table:table-cell>
          <table:table-cell table:style-name="ce83"/>
          <table:table-cell table:style-name="ce92" table:number-columns-repeated="5"/>
          <table:table-cell table:style-name="ce102"/>
          <table:table-cell table:style-name="ce109"/>
          <table:table-cell table:style-name="ce117"/>
          <table:table-cell table:style-name="ce124" table:number-columns-repeated="3"/>
          <table:table-cell table:style-name="ce128"/>
          <table:table-cell table:style-name="ce112"/>
          <table:table-cell table:style-name="ce109"/>
          <table:table-cell table:style-name="ce124"/>
          <table:table-cell table:style-name="ce112" table:number-columns-repeated="4"/>
          <table:table-cell table:style-name="ce124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0" office:value-type="float" office:value="9" calcext:value-type="float">
            <text:p>9</text:p>
          </table:table-cell>
          <table:table-cell table:style-name="ce71" office:value-type="string" calcext:value-type="string">
            <text:p>PD5</text:p>
          </table:table-cell>
          <table:table-cell table:style-name="ce83"/>
          <table:table-cell table:style-name="ce92" table:number-columns-repeated="5"/>
          <table:table-cell table:style-name="ce102"/>
          <table:table-cell table:style-name="ce109"/>
          <table:table-cell table:style-name="ce117"/>
          <table:table-cell table:style-name="ce124" table:number-columns-repeated="3"/>
          <table:table-cell table:style-name="ce128"/>
          <table:table-cell table:style-name="ce107" table:formula="of:=HYPERLINK(&quot;#Refs.$A$7&quot;;[.$A$7])" office:value-type="float" office:value="0" calcext:value-type="float">
            <text:p>0</text:p>
          </table:table-cell>
          <table:table-cell table:style-name="ce109"/>
          <table:table-cell table:style-name="ce124"/>
          <table:table-cell table:style-name="ce112" table:number-columns-repeated="4"/>
          <table:table-cell table:style-name="ce124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0" office:value-type="float" office:value="10" calcext:value-type="float">
            <text:p>10</text:p>
          </table:table-cell>
          <table:table-cell table:style-name="ce71" office:value-type="string" calcext:value-type="string">
            <text:p>PD6</text:p>
          </table:table-cell>
          <table:table-cell table:style-name="ce83"/>
          <table:table-cell table:style-name="ce92" table:number-columns-repeated="5"/>
          <table:table-cell table:style-name="ce102"/>
          <table:table-cell table:style-name="ce109"/>
          <table:table-cell table:style-name="ce117"/>
          <table:table-cell table:style-name="ce124" table:number-columns-repeated="3"/>
          <table:table-cell table:style-name="ce128"/>
          <table:table-cell table:style-name="ce107" table:formula="of:=HYPERLINK(&quot;#Refs.$A$8&quot;;[.$A$8])" office:value-type="string" office:string-value="*" calcext:value-type="string">
            <text:p>*</text:p>
          </table:table-cell>
          <table:table-cell table:style-name="ce109"/>
          <table:table-cell table:style-name="ce124"/>
          <table:table-cell table:style-name="ce112" table:number-columns-repeated="4"/>
          <table:table-cell table:style-name="ce124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0" office:value-type="float" office:value="11" calcext:value-type="float">
            <text:p>11</text:p>
          </table:table-cell>
          <table:table-cell table:style-name="ce71" office:value-type="string" calcext:value-type="string">
            <text:p>PD7</text:p>
          </table:table-cell>
          <table:table-cell table:style-name="ce83"/>
          <table:table-cell table:style-name="ce92"/>
          <table:table-cell table:style-name="ce99"/>
          <table:table-cell table:style-name="ce92" table:number-columns-repeated="3"/>
          <table:table-cell table:style-name="ce102"/>
          <table:table-cell table:style-name="ce109"/>
          <table:table-cell table:style-name="ce117"/>
          <table:table-cell table:style-name="ce124" table:number-columns-repeated="3"/>
          <table:table-cell table:style-name="ce128"/>
          <table:table-cell table:style-name="ce112"/>
          <table:table-cell table:style-name="ce109"/>
          <table:table-cell table:style-name="ce108" table:formula="of:=HYPERLINK(&quot;#Refs.$A$9&quot;;[.$A$9])" office:value-type="string" office:string-value="*" calcext:value-type="string">
            <text:p>*</text:p>
          </table:table-cell>
          <table:table-cell table:style-name="ce112" table:number-columns-repeated="4"/>
          <table:table-cell table:style-name="ce124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0" office:value-type="float" office:value="12" calcext:value-type="float">
            <text:p>12</text:p>
          </table:table-cell>
          <table:table-cell table:style-name="ce71" office:value-type="string" calcext:value-type="string">
            <text:p>PB0</text:p>
          </table:table-cell>
          <table:table-cell table:style-name="ce83"/>
          <table:table-cell table:style-name="ce92"/>
          <table:table-cell table:style-name="ce95"/>
          <table:table-cell table:style-name="ce92" table:number-columns-repeated="3"/>
          <table:table-cell table:style-name="ce102"/>
          <table:table-cell table:style-name="ce109"/>
          <table:table-cell table:style-name="ce117"/>
          <table:table-cell table:style-name="ce124" table:number-columns-repeated="3"/>
          <table:table-cell table:style-name="ce128"/>
          <table:table-cell table:style-name="ce112"/>
          <table:table-cell table:style-name="ce138" table:formula="of:=HYPERLINK(&quot;#Refs.$A$10&quot;;[.C62])" office:value-type="string" office:string-value="INTA" calcext:value-type="string">
            <text:p>INTA</text:p>
          </table:table-cell>
          <table:table-cell table:style-name="ce124"/>
          <table:table-cell table:style-name="ce112" table:number-columns-repeated="4"/>
          <table:table-cell table:style-name="ce124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0" office:value-type="float" office:value="13" calcext:value-type="float">
            <text:p>13</text:p>
          </table:table-cell>
          <table:table-cell table:style-name="ce71" office:value-type="string" calcext:value-type="string">
            <text:p>PB1</text:p>
          </table:table-cell>
          <table:table-cell table:style-name="ce83"/>
          <table:table-cell table:style-name="ce92" table:number-columns-repeated="5"/>
          <table:table-cell table:style-name="ce102"/>
          <table:table-cell table:style-name="ce109"/>
          <table:table-cell table:style-name="ce117" office:value-type="string" calcext:value-type="string">
            <text:p>*</text:p>
          </table:table-cell>
          <table:table-cell table:style-name="ce117" table:number-columns-repeated="2"/>
          <table:table-cell table:style-name="ce124"/>
          <table:table-cell table:style-name="ce128"/>
          <table:table-cell table:style-name="ce127" office:value-type="string" calcext:value-type="string">
            <text:p>CS</text:p>
          </table:table-cell>
          <table:table-cell table:style-name="ce109"/>
          <table:table-cell table:style-name="ce124"/>
          <table:table-cell table:style-name="ce112" table:number-columns-repeated="4"/>
          <table:table-cell table:style-name="ce124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0" office:value-type="float" office:value="14" calcext:value-type="float">
            <text:p>14</text:p>
          </table:table-cell>
          <table:table-cell table:style-name="ce71" office:value-type="string" calcext:value-type="string">
            <text:p>PB2</text:p>
          </table:table-cell>
          <table:table-cell table:style-name="ce83"/>
          <table:table-cell table:style-name="ce92" table:number-columns-repeated="5"/>
          <table:table-cell table:style-name="ce102"/>
          <table:table-cell table:style-name="ce107"/>
          <table:table-cell table:style-name="ce117"/>
          <table:table-cell table:style-name="ce124" table:number-columns-repeated="2"/>
          <table:table-cell table:style-name="ce117" office:value-type="string" calcext:value-type="string">
            <text:p>SECU</text:p>
          </table:table-cell>
          <table:table-cell table:style-name="ce129"/>
          <table:table-cell table:style-name="ce112"/>
          <table:table-cell table:style-name="ce107"/>
          <table:table-cell table:style-name="ce124"/>
          <table:table-cell table:style-name="ce112" table:number-columns-repeated="4"/>
          <table:table-cell table:style-name="ce124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0" office:value-type="float" office:value="15" calcext:value-type="float">
            <text:p>15</text:p>
          </table:table-cell>
          <table:table-cell table:style-name="ce76" office:value-type="string" calcext:value-type="string">
            <text:p>PB3</text:p>
          </table:table-cell>
          <table:table-cell table:style-name="ce83"/>
          <table:table-cell table:style-name="ce92" table:number-columns-repeated="5"/>
          <table:table-cell table:style-name="ce102"/>
          <table:table-cell table:style-name="ce107"/>
          <table:table-cell table:style-name="ce117"/>
          <table:table-cell table:style-name="ce124" table:number-columns-repeated="2"/>
          <table:table-cell table:style-name="ce117" office:value-type="string" calcext:value-type="string">
            <text:p>!EXT</text:p>
          </table:table-cell>
          <table:table-cell table:style-name="ce129"/>
          <table:table-cell table:style-name="ce112"/>
          <table:table-cell table:style-name="ce107"/>
          <table:table-cell table:style-name="ce124"/>
          <table:table-cell table:style-name="ce112" table:number-columns-repeated="4"/>
          <table:table-cell table:style-name="ce124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0" office:value-type="float" office:value="16" calcext:value-type="float">
            <text:p>16</text:p>
          </table:table-cell>
          <table:table-cell table:style-name="ce77" office:value-type="string" calcext:value-type="string">
            <text:p>PB4</text:p>
          </table:table-cell>
          <table:table-cell table:style-name="ce83"/>
          <table:table-cell table:style-name="ce92" table:number-columns-repeated="5"/>
          <table:table-cell table:style-name="ce102"/>
          <table:table-cell table:style-name="ce109"/>
          <table:table-cell table:style-name="ce117" office:value-type="string" calcext:value-type="string">
            <text:p>*</text:p>
          </table:table-cell>
          <table:table-cell table:style-name="ce124" table:number-columns-repeated="3"/>
          <table:table-cell table:style-name="ce128"/>
          <table:table-cell table:style-name="ce112"/>
          <table:table-cell table:style-name="ce109"/>
          <table:table-cell table:style-name="ce124"/>
          <table:table-cell table:style-name="ce127" office:value-type="string" calcext:value-type="string">
            <text:p>CS</text:p>
          </table:table-cell>
          <table:table-cell table:style-name="ce127" table:number-columns-repeated="3"/>
          <table:table-cell table:style-name="ce124"/>
          <table:table-cell table:number-columns-repeated="1000"/>
        </table:table-row>
        <table:table-row table:style-name="ro7">
          <table:table-cell table:style-name="ce55" office:value-type="string" calcext:value-type="string">
            <text:p>*</text:p>
          </table:table-cell>
          <table:table-cell table:style-name="ce65" office:value-type="float" office:value="17" calcext:value-type="float">
            <text:p>17</text:p>
          </table:table-cell>
          <table:table-cell table:style-name="ce71" office:value-type="string" calcext:value-type="string">
            <text:p>PB5</text:p>
          </table:table-cell>
          <table:table-cell table:style-name="ce86"/>
          <table:table-cell table:style-name="ce93" table:number-columns-repeated="5"/>
          <table:table-cell table:style-name="ce103"/>
          <table:table-cell table:style-name="ce110"/>
          <table:table-cell table:style-name="ce119"/>
          <table:table-cell table:style-name="ce125" table:number-columns-repeated="3"/>
          <table:table-cell table:style-name="ce131"/>
          <table:table-cell table:style-name="ce113"/>
          <table:table-cell table:style-name="ce110"/>
          <table:table-cell table:style-name="ce125"/>
          <table:table-cell table:style-name="ce113" table:number-columns-repeated="4"/>
          <table:table-cell table:style-name="ce125"/>
          <table:table-cell table:style-name="VCC" table:number-columns-repeated="999"/>
          <table:table-cell/>
        </table:table-row>
        <table:table-row table:style-name="ro7">
          <table:table-cell table:style-name="ce56" office:value-type="string" calcext:value-type="string">
            <text:p>*</text:p>
          </table:table-cell>
          <table:table-cell table:style-name="ce66" office:value-type="float" office:value="18" calcext:value-type="float">
            <text:p>18</text:p>
          </table:table-cell>
          <table:table-cell table:style-name="ce71" office:value-type="string" calcext:value-type="string">
            <text:p>AVCC</text:p>
          </table:table-cell>
          <table:table-cell table:style-name="ce87"/>
          <table:table-cell table:style-name="ce94" table:number-columns-repeated="5"/>
          <table:table-cell table:style-name="ce104"/>
          <table:table-cell table:style-name="ce111"/>
          <table:table-cell table:style-name="ce120"/>
          <table:table-cell table:style-name="ce111" table:number-columns-repeated="3"/>
          <table:table-cell table:style-name="ce132"/>
          <table:table-cell table:style-name="ce114"/>
          <table:table-cell table:style-name="ce111" table:number-columns-repeated="2"/>
          <table:table-cell table:style-name="ce114" table:number-columns-repeated="4"/>
          <table:table-cell table:style-name="ce111"/>
          <table:table-cell table:style-name="GND" table:number-columns-repeated="999"/>
          <table:table-cell/>
        </table:table-row>
        <table:table-row table:style-name="ro7">
          <table:table-cell office:value-type="string" calcext:value-type="string">
            <text:p>*</text:p>
          </table:table-cell>
          <table:table-cell table:style-name="ce60" office:value-type="float" office:value="19" calcext:value-type="float">
            <text:p>19</text:p>
          </table:table-cell>
          <table:table-cell table:style-name="ce71" office:value-type="string" calcext:value-type="string">
            <text:p>ADC6</text:p>
          </table:table-cell>
          <table:table-cell table:style-name="ce83"/>
          <table:table-cell table:style-name="ce92" table:number-columns-repeated="5"/>
          <table:table-cell table:style-name="ce102"/>
          <table:table-cell table:style-name="ce109"/>
          <table:table-cell table:style-name="ce117" office:value-type="string" calcext:value-type="string">
            <text:p>*</text:p>
          </table:table-cell>
          <table:table-cell table:style-name="ce117" table:number-columns-repeated="2"/>
          <table:table-cell table:style-name="ce124"/>
          <table:table-cell table:style-name="ce128"/>
          <table:table-cell table:style-name="ce112"/>
          <table:table-cell table:style-name="ce109"/>
          <table:table-cell table:style-name="ce117" office:value-type="string" calcext:value-type="string">
            <text:p>CS-MP3</text:p>
          </table:table-cell>
          <table:table-cell table:style-name="ce112" table:number-columns-repeated="4"/>
          <table:table-cell table:style-name="ce124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0" office:value-type="float" office:value="20" calcext:value-type="float">
            <text:p>20</text:p>
          </table:table-cell>
          <table:table-cell table:style-name="ce71" office:value-type="string" calcext:value-type="string">
            <text:p>AREF</text:p>
          </table:table-cell>
          <table:table-cell table:style-name="ce83"/>
          <table:table-cell table:style-name="ce92" table:number-columns-repeated="5"/>
          <table:table-cell table:style-name="ce102"/>
          <table:table-cell table:style-name="ce109"/>
          <table:table-cell table:style-name="ce117"/>
          <table:table-cell table:style-name="ce124" table:number-columns-repeated="3"/>
          <table:table-cell table:style-name="ce128"/>
          <table:table-cell table:style-name="ce112"/>
          <table:table-cell table:style-name="ce109"/>
          <table:table-cell table:style-name="ce117" office:value-type="string" calcext:value-type="string">
            <text:p>MP3-DCS</text:p>
          </table:table-cell>
          <table:table-cell table:style-name="ce112" table:number-columns-repeated="4"/>
          <table:table-cell table:style-name="ce124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0" office:value-type="float" office:value="21" calcext:value-type="float">
            <text:p>21</text:p>
          </table:table-cell>
          <table:table-cell table:style-name="ce72" office:value-type="string" calcext:value-type="string">
            <text:p>GND</text:p>
          </table:table-cell>
          <table:table-cell table:style-name="ce83"/>
          <table:table-cell table:style-name="ce92" table:number-columns-repeated="5"/>
          <table:table-cell table:style-name="ce102"/>
          <table:table-cell table:style-name="ce109"/>
          <table:table-cell table:style-name="ce117"/>
          <table:table-cell table:style-name="ce124" table:number-columns-repeated="3"/>
          <table:table-cell table:style-name="ce128"/>
          <table:table-cell table:style-name="ce112"/>
          <table:table-cell table:style-name="ce109"/>
          <table:table-cell table:style-name="ce117" office:value-type="string" calcext:value-type="string">
            <text:p>MP3-RST</text:p>
          </table:table-cell>
          <table:table-cell table:style-name="ce112" table:number-columns-repeated="4"/>
          <table:table-cell table:style-name="ce124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0" office:value-type="float" office:value="22" calcext:value-type="float">
            <text:p>22</text:p>
          </table:table-cell>
          <table:table-cell table:style-name="ce71" office:value-type="string" calcext:value-type="string">
            <text:p>ADC7</text:p>
          </table:table-cell>
          <table:table-cell table:style-name="ce83"/>
          <table:table-cell table:style-name="ce92" table:number-columns-repeated="5"/>
          <table:table-cell table:style-name="ce102"/>
          <table:table-cell table:style-name="ce109"/>
          <table:table-cell table:style-name="ce117" office:value-type="string" calcext:value-type="string">
            <text:p>*</text:p>
          </table:table-cell>
          <table:table-cell table:style-name="ce124" table:number-columns-repeated="3"/>
          <table:table-cell table:style-name="ce128"/>
          <table:table-cell table:style-name="ce112"/>
          <table:table-cell table:style-name="ce109"/>
          <table:table-cell table:style-name="ce117" office:value-type="string" calcext:value-type="string">
            <text:p>CS-uSD</text:p>
          </table:table-cell>
          <table:table-cell table:style-name="ce112" table:number-columns-repeated="4"/>
          <table:table-cell table:style-name="ce124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1" office:value-type="float" office:value="23" calcext:value-type="float">
            <text:p>23</text:p>
          </table:table-cell>
          <table:table-cell table:style-name="ce71" office:value-type="string" calcext:value-type="string">
            <text:p>PC0</text:p>
          </table:table-cell>
          <table:table-cell table:style-name="ce88"/>
          <table:table-cell table:style-name="ce92" table:number-columns-repeated="5"/>
          <table:table-cell table:style-name="ce102"/>
          <table:table-cell table:style-name="ce109"/>
          <table:table-cell table:style-name="ce117" office:value-type="string" calcext:value-type="string">
            <text:p>*</text:p>
          </table:table-cell>
          <table:table-cell table:style-name="ce124" table:number-columns-repeated="3"/>
          <table:table-cell table:style-name="ce128"/>
          <table:table-cell table:style-name="ce112"/>
          <table:table-cell table:style-name="ce109"/>
          <table:table-cell table:style-name="ce124"/>
          <table:table-cell table:style-name="ce112" table:number-columns-repeated="4"/>
          <table:table-cell table:style-name="ce117" office:value-type="string" calcext:value-type="string">
            <text:p>CS</text:p>
          </table:table-cell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0" office:value-type="float" office:value="24" calcext:value-type="float">
            <text:p>24</text:p>
          </table:table-cell>
          <table:table-cell table:style-name="ce71" office:value-type="string" calcext:value-type="string">
            <text:p>PC1</text:p>
          </table:table-cell>
          <table:table-cell table:style-name="ce83"/>
          <table:table-cell table:style-name="ce92" table:number-columns-repeated="5"/>
          <table:table-cell table:style-name="ce102"/>
          <table:table-cell table:style-name="ce107" office:value-type="string" calcext:value-type="string">
            <text:p>!CS</text:p>
          </table:table-cell>
          <table:table-cell table:style-name="ce117" office:value-type="string" calcext:value-type="string">
            <text:p>***</text:p>
          </table:table-cell>
          <table:table-cell table:style-name="ce124" table:number-columns-repeated="2"/>
          <table:table-cell table:style-name="ce117" office:value-type="string" calcext:value-type="string">
            <text:p>*</text:p>
          </table:table-cell>
          <table:table-cell table:style-name="ce128"/>
          <table:table-cell table:style-name="ce112"/>
          <table:table-cell table:style-name="ce107" office:value-type="string" calcext:value-type="string">
            <text:p>*</text:p>
          </table:table-cell>
          <table:table-cell table:style-name="ce124"/>
          <table:table-cell table:style-name="ce112" table:number-columns-repeated="3"/>
          <table:table-cell table:style-name="ce127" office:value-type="string" calcext:value-type="string">
            <text:p>*</text:p>
          </table:table-cell>
          <table:table-cell table:style-name="ce124"/>
          <table:table-cell table:number-columns-repeated="1000"/>
        </table:table-row>
        <table:table-row table:style-name="ro7">
          <table:table-cell/>
          <table:table-cell table:style-name="ce60" office:value-type="float" office:value="25" calcext:value-type="float">
            <text:p>25</text:p>
          </table:table-cell>
          <table:table-cell table:style-name="ce78" office:value-type="string" calcext:value-type="string">
            <text:p>PC2</text:p>
          </table:table-cell>
          <table:table-cell table:style-name="ce83"/>
          <table:table-cell table:style-name="ce92" table:number-columns-repeated="5"/>
          <table:table-cell table:style-name="ce102"/>
          <table:table-cell table:style-name="ce109"/>
          <table:table-cell table:style-name="ce117" office:value-type="string" calcext:value-type="string">
            <text:p>*</text:p>
          </table:table-cell>
          <table:table-cell table:style-name="ce117" office:value-type="string" calcext:value-type="string">
            <text:p>CS</text:p>
          </table:table-cell>
          <table:table-cell table:style-name="ce117"/>
          <table:table-cell table:style-name="ce124"/>
          <table:table-cell table:style-name="ce128"/>
          <table:table-cell table:style-name="ce112"/>
          <table:table-cell table:style-name="ce109"/>
          <table:table-cell table:style-name="ce124"/>
          <table:table-cell table:style-name="ce112"/>
          <table:table-cell table:style-name="ce127" office:value-type="string" calcext:value-type="string">
            <text:p>CS</text:p>
          </table:table-cell>
          <table:table-cell table:style-name="ce127"/>
          <table:table-cell table:style-name="ce112"/>
          <table:table-cell table:style-name="ce124"/>
          <table:table-cell table:number-columns-repeated="1000"/>
        </table:table-row>
        <table:table-row table:style-name="ro7">
          <table:table-cell/>
          <table:table-cell table:style-name="ce60" office:value-type="float" office:value="26" calcext:value-type="float">
            <text:p>26</text:p>
          </table:table-cell>
          <table:table-cell table:style-name="ce79" office:value-type="string" calcext:value-type="string">
            <text:p>PC3</text:p>
          </table:table-cell>
          <table:table-cell table:style-name="ce83"/>
          <table:table-cell table:style-name="ce92" table:number-columns-repeated="5"/>
          <table:table-cell table:style-name="ce102"/>
          <table:table-cell table:style-name="ce109"/>
          <table:table-cell table:style-name="ce117"/>
          <table:table-cell table:style-name="ce124" table:number-columns-repeated="3"/>
          <table:table-cell table:style-name="ce128"/>
          <table:table-cell table:style-name="ce112"/>
          <table:table-cell table:style-name="ce109"/>
          <table:table-cell table:style-name="ce124"/>
          <table:table-cell table:style-name="ce112" table:number-columns-repeated="4"/>
          <table:table-cell table:style-name="ce124"/>
          <table:table-cell table:number-columns-repeated="1000"/>
        </table:table-row>
        <table:table-row table:style-name="ro7">
          <table:table-cell table:style-name="ce57" office:value-type="string" calcext:value-type="string">
            <text:p>+</text:p>
          </table:table-cell>
          <table:table-cell table:style-name="ce67" office:value-type="float" office:value="27" calcext:value-type="float">
            <text:p>27</text:p>
          </table:table-cell>
          <table:table-cell table:style-name="ce71" office:value-type="string" calcext:value-type="string">
            <text:p>PC4</text:p>
          </table:table-cell>
          <table:table-cell table:style-name="ce84"/>
          <table:table-cell table:style-name="ce93" table:number-columns-repeated="5"/>
          <table:table-cell table:style-name="ce103"/>
          <table:table-cell table:style-name="ce110"/>
          <table:table-cell table:style-name="ce119"/>
          <table:table-cell table:style-name="ce125" table:number-columns-repeated="3"/>
          <table:table-cell table:style-name="ce131"/>
          <table:table-cell table:style-name="ce113"/>
          <table:table-cell table:style-name="ce110"/>
          <table:table-cell table:style-name="ce125"/>
          <table:table-cell table:style-name="ce113" table:number-columns-repeated="4"/>
          <table:table-cell table:style-name="ce125"/>
          <table:table-cell table:style-name="VCC" table:number-columns-repeated="999"/>
          <table:table-cell/>
        </table:table-row>
        <table:table-row table:style-name="ro7">
          <table:table-cell table:style-name="ce58" office:value-type="string" calcext:value-type="string">
            <text:p>-</text:p>
          </table:table-cell>
          <table:table-cell table:style-name="ce68" office:value-type="float" office:value="28" calcext:value-type="float">
            <text:p>28</text:p>
          </table:table-cell>
          <table:table-cell table:style-name="ce71" office:value-type="string" calcext:value-type="string">
            <text:p>PC5</text:p>
          </table:table-cell>
          <table:table-cell table:style-name="ce85"/>
          <table:table-cell table:style-name="ce94" table:number-columns-repeated="5"/>
          <table:table-cell table:style-name="ce104"/>
          <table:table-cell table:style-name="ce111"/>
          <table:table-cell table:style-name="ce120"/>
          <table:table-cell table:style-name="ce111" table:number-columns-repeated="3"/>
          <table:table-cell table:style-name="ce132"/>
          <table:table-cell table:style-name="ce114"/>
          <table:table-cell table:style-name="ce111" table:number-columns-repeated="2"/>
          <table:table-cell table:style-name="ce114" table:number-columns-repeated="4"/>
          <table:table-cell table:style-name="ce111"/>
          <table:table-cell table:style-name="GND" table:number-columns-repeated="999"/>
          <table:table-cell/>
        </table:table-row>
        <table:table-row table:style-name="ro7">
          <table:table-cell office:value-type="string" calcext:value-type="string">
            <text:p>\</text:p>
          </table:table-cell>
          <table:table-cell table:style-name="ce60" office:value-type="float" office:value="29" calcext:value-type="float">
            <text:p>29</text:p>
          </table:table-cell>
          <table:table-cell table:style-name="ce71" office:value-type="string" calcext:value-type="string">
            <text:p>PC6</text:p>
          </table:table-cell>
          <table:table-cell table:style-name="ce83"/>
          <table:table-cell table:style-name="ce92" table:number-columns-repeated="5"/>
          <table:table-cell table:style-name="ce102"/>
          <table:table-cell table:style-name="ce109"/>
          <table:table-cell table:style-name="ce117"/>
          <table:table-cell table:style-name="ce124" table:number-columns-repeated="3"/>
          <table:table-cell table:style-name="ce128"/>
          <table:table-cell table:style-name="ce112"/>
          <table:table-cell table:style-name="ce109"/>
          <table:table-cell table:style-name="ce124"/>
          <table:table-cell table:style-name="ce112" table:number-columns-repeated="4"/>
          <table:table-cell table:style-name="ce124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0" office:value-type="float" office:value="30" calcext:value-type="float">
            <text:p>30</text:p>
          </table:table-cell>
          <table:table-cell table:style-name="ce71" office:value-type="string" calcext:value-type="string">
            <text:p>PD0</text:p>
          </table:table-cell>
          <table:table-cell table:style-name="ce83"/>
          <table:table-cell table:style-name="ce95"/>
          <table:table-cell table:style-name="ce92" table:number-columns-repeated="4"/>
          <table:table-cell table:style-name="ce102"/>
          <table:table-cell table:style-name="ce109"/>
          <table:table-cell table:style-name="ce118" office:value-type="string" calcext:value-type="string">
            <text:p>CODE</text:p>
          </table:table-cell>
          <table:table-cell table:style-name="ce118" table:number-columns-repeated="2"/>
          <table:table-cell table:style-name="ce124"/>
          <table:table-cell table:style-name="ce128"/>
          <table:table-cell table:style-name="ce112"/>
          <table:table-cell table:style-name="ce109"/>
          <table:table-cell table:style-name="ce124"/>
          <table:table-cell table:style-name="ce112" table:number-columns-repeated="4"/>
          <table:table-cell table:style-name="ce124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0" office:value-type="float" office:value="31" calcext:value-type="float">
            <text:p>31</text:p>
          </table:table-cell>
          <table:table-cell table:style-name="ce80" office:value-type="string" calcext:value-type="string">
            <text:p>PD1</text:p>
          </table:table-cell>
          <table:table-cell table:style-name="ce83"/>
          <table:table-cell table:style-name="ce95"/>
          <table:table-cell table:style-name="ce92" table:number-columns-repeated="4"/>
          <table:table-cell table:style-name="ce102"/>
          <table:table-cell table:style-name="ce108"/>
          <table:table-cell table:style-name="ce117"/>
          <table:table-cell table:style-name="ce124" table:number-columns-repeated="2"/>
          <table:table-cell table:style-name="ce118" office:value-type="string" calcext:value-type="string">
            <text:p>SECU</text:p>
          </table:table-cell>
          <table:table-cell table:style-name="ce130"/>
          <table:table-cell table:style-name="ce112"/>
          <table:table-cell table:style-name="ce108"/>
          <table:table-cell table:style-name="ce124"/>
          <table:table-cell table:style-name="ce112" table:number-columns-repeated="4"/>
          <table:table-cell table:style-name="ce124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0" office:value-type="float" office:value="32" calcext:value-type="float">
            <text:p>32</text:p>
          </table:table-cell>
          <table:table-cell table:style-name="ce80" office:value-type="string" calcext:value-type="string">
            <text:p>PD2</text:p>
          </table:table-cell>
          <table:table-cell table:style-name="ce83"/>
          <table:table-cell table:style-name="ce95"/>
          <table:table-cell table:style-name="ce92" table:number-columns-repeated="4"/>
          <table:table-cell table:style-name="ce102"/>
          <table:table-cell table:style-name="ce108"/>
          <table:table-cell table:style-name="ce117"/>
          <table:table-cell table:style-name="ce124" table:number-columns-repeated="2"/>
          <table:table-cell table:style-name="ce118" office:value-type="string" calcext:value-type="string">
            <text:p>NORM</text:p>
          </table:table-cell>
          <table:table-cell table:style-name="ce130"/>
          <table:table-cell table:style-name="ce112"/>
          <table:table-cell table:style-name="ce108"/>
          <table:table-cell table:style-name="ce124"/>
          <table:table-cell table:style-name="ce112" table:number-columns-repeated="4"/>
          <table:table-cell table:style-name="ce124"/>
          <table:table-cell table:number-columns-repeated="1000"/>
        </table:table-row>
        <table:table-row table:style-name="ro7" table:number-rows-repeated="2">
          <table:table-cell/>
          <table:table-cell table:style-name="ce60"/>
          <table:table-cell table:style-name="ce80"/>
          <table:table-cell table:style-name="ce83"/>
          <table:table-cell table:style-name="ce95"/>
          <table:table-cell table:style-name="ce92" table:number-columns-repeated="4"/>
          <table:table-cell table:style-name="ce102"/>
          <table:table-cell table:style-name="ce108"/>
          <table:table-cell table:style-name="ce117"/>
          <table:table-cell table:style-name="ce124" table:number-columns-repeated="2"/>
          <table:table-cell table:style-name="ce118"/>
          <table:table-cell table:style-name="ce130"/>
          <table:table-cell table:style-name="ce112"/>
          <table:table-cell table:style-name="ce108"/>
          <table:table-cell table:style-name="ce124"/>
          <table:table-cell table:style-name="ce112" table:number-columns-repeated="4"/>
          <table:table-cell table:style-name="ce124"/>
          <table:table-cell table:number-columns-repeated="1000"/>
        </table:table-row>
        <table:table-row table:style-name="ro7">
          <table:table-cell/>
          <table:table-cell table:style-name="ce59" office:value-type="string" calcext:value-type="string">
            <text:p>PIN BUS 16</text:p>
          </table:table-cell>
          <table:table-cell table:style-name="ce59" office:value-type="string" calcext:value-type="string">
            <text:p>Designation</text:p>
          </table:table-cell>
          <table:table-cell table:style-name="ce59" office:value-type="string" calcext:value-type="string">
            <text:p>PIN n°</text:p>
          </table:table-cell>
          <table:table-cell table:style-name="ce91" office:value-type="string" calcext:value-type="string">
            <text:p>I/O</text:p>
          </table:table-cell>
          <table:table-cell table:style-name="ce91" office:value-type="string" calcext:value-type="string">
            <text:p>INT</text:p>
          </table:table-cell>
          <table:table-cell table:style-name="ce91" office:value-type="string" calcext:value-type="string">
            <text:p>ADDR</text:p>
          </table:table-cell>
          <table:table-cell table:style-name="ce91" office:value-type="string" calcext:value-type="string">
            <text:p>SPI</text:p>
          </table:table-cell>
          <table:table-cell table:style-name="ce91" office:value-type="string" calcext:value-type="string">
            <text:p>Autres</text:p>
          </table:table-cell>
          <table:table-cell table:number-columns-repeated="1015"/>
        </table:table-row>
        <table:table-row table:style-name="ro7">
          <table:table-cell office:value-type="string" calcext:value-type="string">
            <text:p>*</text:p>
          </table:table-cell>
          <table:table-cell table:style-name="ce69" office:value-type="float" office:value="1" calcext:value-type="float">
            <text:p>1</text:p>
          </table:table-cell>
          <table:table-cell table:style-name="ce81" office:value-type="string" calcext:value-type="string">
            <text:p>GPB0</text:p>
          </table:table-cell>
          <table:table-cell table:style-name="ce89" office:value-type="string" calcext:value-type="string">
            <text:p>B8</text:p>
          </table:table-cell>
          <table:table-cell table:style-name="ce96" office:value-type="string" calcext:value-type="string">
            <text:p>I/O</text:p>
          </table:table-cell>
          <table:table-cell table:style-name="ce96" table:number-columns-repeated="4"/>
          <table:table-cell/>
          <table:table-cell table:style-name="ce112"/>
          <table:table-cell table:style-name="ce121" table:number-columns-repeated="3"/>
          <table:table-cell table:style-name="ce126" office:value-type="string" calcext:value-type="string">
            <text:p>SECT</text:p>
          </table:table-cell>
          <table:table-cell table:style-name="ce133"/>
          <table:table-cell table:style-name="ce121"/>
          <table:table-cell table:style-name="ce126"/>
          <table:table-cell table:style-name="ce121" table:number-columns-repeated="4"/>
          <table:table-cell table:style-name="ce118"/>
          <table:table-cell table:style-name="ce121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9" office:value-type="float" office:value="2" calcext:value-type="float">
            <text:p>2</text:p>
          </table:table-cell>
          <table:table-cell table:style-name="ce81" office:value-type="string" calcext:value-type="string">
            <text:p>GPB1</text:p>
          </table:table-cell>
          <table:table-cell table:style-name="ce89" office:value-type="string" calcext:value-type="string">
            <text:p>B9</text:p>
          </table:table-cell>
          <table:table-cell table:style-name="ce96" office:value-type="string" calcext:value-type="string">
            <text:p>I/O</text:p>
          </table:table-cell>
          <table:table-cell table:style-name="ce96" table:number-columns-repeated="4"/>
          <table:table-cell/>
          <table:table-cell table:style-name="ce112"/>
          <table:table-cell table:style-name="ce121" table:number-columns-repeated="3"/>
          <table:table-cell table:style-name="ce112"/>
          <table:table-cell table:style-name="ce133"/>
          <table:table-cell table:style-name="ce121"/>
          <table:table-cell table:style-name="ce112"/>
          <table:table-cell table:style-name="ce121" table:number-columns-repeated="4"/>
          <table:table-cell table:style-name="ce117" office:value-type="string" calcext:value-type="string">
            <text:p>CS_pwm1</text:p>
          </table:table-cell>
          <table:table-cell table:style-name="ce121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9" office:value-type="float" office:value="3" calcext:value-type="float">
            <text:p>3</text:p>
          </table:table-cell>
          <table:table-cell table:style-name="ce81" office:value-type="string" calcext:value-type="string">
            <text:p>GPB2</text:p>
          </table:table-cell>
          <table:table-cell table:style-name="ce89" office:value-type="string" calcext:value-type="string">
            <text:p>B10</text:p>
          </table:table-cell>
          <table:table-cell table:style-name="ce96" office:value-type="string" calcext:value-type="string">
            <text:p>I/O</text:p>
          </table:table-cell>
          <table:table-cell table:style-name="ce96" table:number-columns-repeated="4"/>
          <table:table-cell/>
          <table:table-cell table:style-name="ce112"/>
          <table:table-cell table:style-name="ce121" table:number-columns-repeated="3"/>
          <table:table-cell table:style-name="ce112"/>
          <table:table-cell table:style-name="ce133"/>
          <table:table-cell table:style-name="ce121"/>
          <table:table-cell table:style-name="ce112"/>
          <table:table-cell table:style-name="ce121" table:number-columns-repeated="4"/>
          <table:table-cell table:style-name="ce117" office:value-type="string" calcext:value-type="string">
            <text:p>CS_pwm2</text:p>
          </table:table-cell>
          <table:table-cell table:style-name="ce121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9" office:value-type="float" office:value="4" calcext:value-type="float">
            <text:p>4</text:p>
          </table:table-cell>
          <table:table-cell table:style-name="ce81" office:value-type="string" calcext:value-type="string">
            <text:p>GPB3</text:p>
          </table:table-cell>
          <table:table-cell table:style-name="ce89" office:value-type="string" calcext:value-type="string">
            <text:p>B11</text:p>
          </table:table-cell>
          <table:table-cell table:style-name="ce96" office:value-type="string" calcext:value-type="string">
            <text:p>I/O</text:p>
          </table:table-cell>
          <table:table-cell table:style-name="ce96" table:number-columns-repeated="4"/>
          <table:table-cell/>
          <table:table-cell table:style-name="ce112"/>
          <table:table-cell table:style-name="ce121" table:number-columns-repeated="3"/>
          <table:table-cell table:style-name="ce112"/>
          <table:table-cell table:style-name="ce133"/>
          <table:table-cell table:style-name="ce121"/>
          <table:table-cell table:style-name="ce112"/>
          <table:table-cell table:style-name="ce121" table:number-columns-repeated="4"/>
          <table:table-cell table:style-name="ce117" office:value-type="string" calcext:value-type="string">
            <text:p>CS_pwm3</text:p>
          </table:table-cell>
          <table:table-cell table:style-name="ce121"/>
          <table:table-cell table:number-columns-repeated="1000"/>
        </table:table-row>
        <table:table-row table:style-name="ro7">
          <table:table-cell/>
          <table:table-cell table:style-name="ce69" office:value-type="float" office:value="5" calcext:value-type="float">
            <text:p>5</text:p>
          </table:table-cell>
          <table:table-cell table:style-name="ce81" office:value-type="string" calcext:value-type="string">
            <text:p>GPB4</text:p>
          </table:table-cell>
          <table:table-cell table:style-name="ce89" office:value-type="string" calcext:value-type="string">
            <text:p>B12</text:p>
          </table:table-cell>
          <table:table-cell table:style-name="ce96" office:value-type="string" calcext:value-type="string">
            <text:p>I/O</text:p>
          </table:table-cell>
          <table:table-cell table:style-name="ce96" table:number-columns-repeated="4"/>
          <table:table-cell/>
          <table:table-cell table:style-name="ce112"/>
          <table:table-cell table:style-name="ce121" table:number-columns-repeated="3"/>
          <table:table-cell table:style-name="ce112"/>
          <table:table-cell table:style-name="ce133"/>
          <table:table-cell table:style-name="ce121"/>
          <table:table-cell table:style-name="ce112"/>
          <table:table-cell table:style-name="ce121" table:number-columns-repeated="4"/>
          <table:table-cell table:style-name="ce117"/>
          <table:table-cell table:style-name="ce121"/>
          <table:table-cell table:number-columns-repeated="1000"/>
        </table:table-row>
        <table:table-row table:style-name="ro7">
          <table:table-cell/>
          <table:table-cell table:style-name="ce69" office:value-type="float" office:value="6" calcext:value-type="float">
            <text:p>6</text:p>
          </table:table-cell>
          <table:table-cell table:style-name="ce81" office:value-type="string" calcext:value-type="string">
            <text:p>GPB5</text:p>
          </table:table-cell>
          <table:table-cell table:style-name="ce89" office:value-type="string" calcext:value-type="string">
            <text:p>B13</text:p>
          </table:table-cell>
          <table:table-cell table:style-name="ce96" office:value-type="string" calcext:value-type="string">
            <text:p>I/O</text:p>
          </table:table-cell>
          <table:table-cell table:style-name="ce96" table:number-columns-repeated="4"/>
          <table:table-cell/>
          <table:table-cell table:style-name="ce112"/>
          <table:table-cell table:style-name="ce121" table:number-columns-repeated="3"/>
          <table:table-cell table:style-name="ce112"/>
          <table:table-cell table:style-name="ce133"/>
          <table:table-cell table:style-name="ce121"/>
          <table:table-cell table:style-name="ce112"/>
          <table:table-cell table:style-name="ce121" table:number-columns-repeated="4"/>
          <table:table-cell table:style-name="ce117"/>
          <table:table-cell table:style-name="ce121"/>
          <table:table-cell table:number-columns-repeated="1000"/>
        </table:table-row>
        <table:table-row table:style-name="ro7">
          <table:table-cell/>
          <table:table-cell table:style-name="ce69" office:value-type="float" office:value="7" calcext:value-type="float">
            <text:p>7</text:p>
          </table:table-cell>
          <table:table-cell table:style-name="ce81" office:value-type="string" calcext:value-type="string">
            <text:p>GPB6</text:p>
          </table:table-cell>
          <table:table-cell table:style-name="ce89" office:value-type="string" calcext:value-type="string">
            <text:p>B14</text:p>
          </table:table-cell>
          <table:table-cell table:style-name="ce96" office:value-type="string" calcext:value-type="string">
            <text:p>I/O</text:p>
          </table:table-cell>
          <table:table-cell table:style-name="ce96" table:number-columns-repeated="4"/>
          <table:table-cell/>
          <table:table-cell table:style-name="ce112"/>
          <table:table-cell table:style-name="ce121" table:number-columns-repeated="3"/>
          <table:table-cell table:style-name="ce112"/>
          <table:table-cell table:style-name="ce133"/>
          <table:table-cell table:style-name="ce121"/>
          <table:table-cell table:style-name="ce112"/>
          <table:table-cell table:style-name="ce121" table:number-columns-repeated="4"/>
          <table:table-cell table:style-name="ce117"/>
          <table:table-cell table:style-name="ce121"/>
          <table:table-cell table:number-columns-repeated="1000"/>
        </table:table-row>
        <table:table-row table:style-name="ro7">
          <table:table-cell/>
          <table:table-cell table:style-name="ce69" office:value-type="float" office:value="8" calcext:value-type="float">
            <text:p>8</text:p>
          </table:table-cell>
          <table:table-cell table:style-name="ce81" office:value-type="string" calcext:value-type="string">
            <text:p>GPB7</text:p>
          </table:table-cell>
          <table:table-cell table:style-name="ce89" office:value-type="string" calcext:value-type="string">
            <text:p>B15</text:p>
          </table:table-cell>
          <table:table-cell table:style-name="ce96" office:value-type="string" calcext:value-type="string">
            <text:p>I/O</text:p>
          </table:table-cell>
          <table:table-cell table:style-name="ce96" table:number-columns-repeated="4"/>
          <table:table-cell/>
          <table:table-cell table:style-name="ce112"/>
          <table:table-cell table:style-name="ce121" table:number-columns-repeated="3"/>
          <table:table-cell table:style-name="ce112"/>
          <table:table-cell table:style-name="ce133"/>
          <table:table-cell table:style-name="ce121"/>
          <table:table-cell table:style-name="ce112"/>
          <table:table-cell table:style-name="ce121" table:number-columns-repeated="4"/>
          <table:table-cell table:style-name="ce124"/>
          <table:table-cell table:style-name="ce121"/>
          <table:table-cell table:number-columns-repeated="1000"/>
        </table:table-row>
        <table:table-row table:style-name="ro7">
          <table:table-cell table:style-name="ce57" office:value-type="string" calcext:value-type="string">
            <text:p>+</text:p>
          </table:table-cell>
          <table:table-cell table:style-name="ce70" office:value-type="float" office:value="9" calcext:value-type="float">
            <text:p>9</text:p>
          </table:table-cell>
          <table:table-cell table:style-name="ce82" office:value-type="string" calcext:value-type="string">
            <text:p>VDD</text:p>
          </table:table-cell>
          <table:table-cell table:style-name="ce90"/>
          <table:table-cell table:style-name="ce97" table:number-columns-repeated="5"/>
          <table:table-cell table:style-name="VCC"/>
          <table:table-cell table:style-name="ce113"/>
          <table:table-cell table:style-name="ce122" table:number-columns-repeated="3"/>
          <table:table-cell table:style-name="ce113"/>
          <table:table-cell table:style-name="ce134"/>
          <table:table-cell table:style-name="ce122"/>
          <table:table-cell table:style-name="ce113"/>
          <table:table-cell table:style-name="ce122" table:number-columns-repeated="4"/>
          <table:table-cell table:style-name="ce125"/>
          <table:table-cell table:style-name="ce122"/>
          <table:table-cell table:style-name="VCC" table:number-columns-repeated="999"/>
          <table:table-cell/>
        </table:table-row>
        <table:table-row table:style-name="ro7">
          <table:table-cell table:style-name="ce58" office:value-type="string" calcext:value-type="string">
            <text:p>-</text:p>
          </table:table-cell>
          <table:table-cell table:style-name="ce68" office:value-type="float" office:value="10" calcext:value-type="float">
            <text:p>10</text:p>
          </table:table-cell>
          <table:table-cell table:style-name="ce79" office:value-type="string" calcext:value-type="string">
            <text:p>GND</text:p>
          </table:table-cell>
          <table:table-cell table:style-name="ce85"/>
          <table:table-cell table:style-name="ce98" table:number-columns-repeated="5"/>
          <table:table-cell table:style-name="GND"/>
          <table:table-cell table:style-name="ce114"/>
          <table:table-cell table:style-name="ce123" table:number-columns-repeated="3"/>
          <table:table-cell table:style-name="ce114"/>
          <table:table-cell table:style-name="ce135"/>
          <table:table-cell table:style-name="ce123"/>
          <table:table-cell table:style-name="ce114"/>
          <table:table-cell table:style-name="ce123" table:number-columns-repeated="4"/>
          <table:table-cell table:style-name="ce111"/>
          <table:table-cell table:style-name="ce123"/>
          <table:table-cell table:style-name="GND" table:number-columns-repeated="999"/>
          <table:table-cell/>
        </table:table-row>
        <table:table-row table:style-name="ro7">
          <table:table-cell office:value-type="string" calcext:value-type="string">
            <text:p>*</text:p>
          </table:table-cell>
          <table:table-cell table:style-name="ce69" office:value-type="float" office:value="11" calcext:value-type="float">
            <text:p>11</text:p>
          </table:table-cell>
          <table:table-cell table:style-name="ce81" office:value-type="string" calcext:value-type="string">
            <text:p>NC / !CS</text:p>
          </table:table-cell>
          <table:table-cell table:style-name="ce89"/>
          <table:table-cell table:style-name="ce96" office:value-type="string" calcext:value-type="string">
            <text:p>I</text:p>
          </table:table-cell>
          <table:table-cell table:style-name="ce96" table:number-columns-repeated="2"/>
          <table:table-cell table:style-name="ce100" office:value-type="string" calcext:value-type="string">
            <text:p>!CS</text:p>
          </table:table-cell>
          <table:table-cell table:style-name="ce96"/>
          <table:table-cell/>
          <table:table-cell table:style-name="ce115" table:formula="of:=[.D31]" office:value-type="float" office:value="0" calcext:value-type="float">
            <text:p>0</text:p>
          </table:table-cell>
          <table:table-cell table:style-name="ce121" table:number-columns-repeated="3"/>
          <table:table-cell table:style-name="ce126" office:value-type="string" calcext:value-type="string">
            <text:p>*</text:p>
          </table:table-cell>
          <table:table-cell table:style-name="ce133"/>
          <table:table-cell table:style-name="ce121"/>
          <table:table-cell table:style-name="ce126" office:value-type="string" calcext:value-type="string">
            <text:p>*</text:p>
          </table:table-cell>
          <table:table-cell table:style-name="ce121" table:number-columns-repeated="4"/>
          <table:table-cell table:style-name="ce118" office:value-type="string" calcext:value-type="string">
            <text:p>*</text:p>
          </table:table-cell>
          <table:table-cell table:style-name="ce121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9" office:value-type="float" office:value="12" calcext:value-type="float">
            <text:p>12</text:p>
          </table:table-cell>
          <table:table-cell table:style-name="ce81" office:value-type="string" calcext:value-type="string">
            <text:p>SCL/SCK</text:p>
          </table:table-cell>
          <table:table-cell table:style-name="ce89"/>
          <table:table-cell table:style-name="ce96" office:value-type="string" calcext:value-type="string">
            <text:p>I</text:p>
          </table:table-cell>
          <table:table-cell table:style-name="ce96" table:number-columns-repeated="2"/>
          <table:table-cell table:style-name="ce100" office:value-type="string" calcext:value-type="string">
            <text:p>SCK</text:p>
          </table:table-cell>
          <table:table-cell table:style-name="ce96"/>
          <table:table-cell/>
          <table:table-cell table:style-name="ce115" table:formula="of:=[.D10]" office:value-type="float" office:value="0" calcext:value-type="float">
            <text:p>0</text:p>
          </table:table-cell>
          <table:table-cell table:style-name="ce121" table:number-columns-repeated="3"/>
          <table:table-cell table:style-name="ce126" office:value-type="string" calcext:value-type="string">
            <text:p>*</text:p>
          </table:table-cell>
          <table:table-cell table:style-name="ce133"/>
          <table:table-cell table:style-name="ce121"/>
          <table:table-cell table:style-name="ce126" office:value-type="string" calcext:value-type="string">
            <text:p>*</text:p>
          </table:table-cell>
          <table:table-cell table:style-name="ce121" table:number-columns-repeated="4"/>
          <table:table-cell table:style-name="ce118" office:value-type="string" calcext:value-type="string">
            <text:p>*</text:p>
          </table:table-cell>
          <table:table-cell table:style-name="ce121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9" office:value-type="float" office:value="13" calcext:value-type="float">
            <text:p>13</text:p>
          </table:table-cell>
          <table:table-cell table:style-name="ce81" office:value-type="string" calcext:value-type="string">
            <text:p>SDA / SI</text:p>
          </table:table-cell>
          <table:table-cell table:style-name="ce89"/>
          <table:table-cell table:style-name="ce96" office:value-type="string" calcext:value-type="string">
            <text:p>I/O</text:p>
          </table:table-cell>
          <table:table-cell table:style-name="ce96" table:number-columns-repeated="2"/>
          <table:table-cell table:style-name="ce100" office:value-type="string" calcext:value-type="string">
            <text:p>MOSI</text:p>
          </table:table-cell>
          <table:table-cell table:style-name="ce96"/>
          <table:table-cell/>
          <table:table-cell table:style-name="ce115" table:formula="of:=[.D8]" office:value-type="float" office:value="0" calcext:value-type="float">
            <text:p>0</text:p>
          </table:table-cell>
          <table:table-cell table:style-name="ce121" table:number-columns-repeated="3"/>
          <table:table-cell table:style-name="ce126" office:value-type="string" calcext:value-type="string">
            <text:p>*</text:p>
          </table:table-cell>
          <table:table-cell table:style-name="ce133"/>
          <table:table-cell table:style-name="ce121"/>
          <table:table-cell table:style-name="ce126" office:value-type="string" calcext:value-type="string">
            <text:p>*</text:p>
          </table:table-cell>
          <table:table-cell table:style-name="ce121" table:number-columns-repeated="4"/>
          <table:table-cell table:style-name="ce118" office:value-type="string" calcext:value-type="string">
            <text:p>*</text:p>
          </table:table-cell>
          <table:table-cell table:style-name="ce121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9" office:value-type="float" office:value="14" calcext:value-type="float">
            <text:p>14</text:p>
          </table:table-cell>
          <table:table-cell table:style-name="ce81" office:value-type="string" calcext:value-type="string">
            <text:p>NC / SO</text:p>
          </table:table-cell>
          <table:table-cell table:style-name="ce89"/>
          <table:table-cell table:style-name="ce96" office:value-type="string" calcext:value-type="string">
            <text:p>O</text:p>
          </table:table-cell>
          <table:table-cell table:style-name="ce96" table:number-columns-repeated="2"/>
          <table:table-cell table:style-name="ce100" office:value-type="string" calcext:value-type="string">
            <text:p>MISO</text:p>
          </table:table-cell>
          <table:table-cell table:style-name="ce96"/>
          <table:table-cell/>
          <table:table-cell table:style-name="ce116" table:formula="of:=[.D9]" office:value-type="float" office:value="0" calcext:value-type="float">
            <text:p>0</text:p>
          </table:table-cell>
          <table:table-cell table:style-name="ce121" table:number-columns-repeated="3"/>
          <table:table-cell table:style-name="ce127" office:value-type="string" calcext:value-type="string">
            <text:p>*</text:p>
          </table:table-cell>
          <table:table-cell table:style-name="ce133"/>
          <table:table-cell table:style-name="ce121"/>
          <table:table-cell table:style-name="ce127" office:value-type="string" calcext:value-type="string">
            <text:p>*</text:p>
          </table:table-cell>
          <table:table-cell table:style-name="ce121" table:number-columns-repeated="4"/>
          <table:table-cell table:style-name="ce117" office:value-type="string" calcext:value-type="string">
            <text:p>*</text:p>
          </table:table-cell>
          <table:table-cell table:style-name="ce121"/>
          <table:table-cell table:number-columns-repeated="1000"/>
        </table:table-row>
        <table:table-row table:style-name="ro7">
          <table:table-cell/>
          <table:table-cell table:style-name="ce69" office:value-type="float" office:value="15" calcext:value-type="float">
            <text:p>15</text:p>
          </table:table-cell>
          <table:table-cell table:style-name="ce81" office:value-type="string" calcext:value-type="string">
            <text:p>A0</text:p>
          </table:table-cell>
          <table:table-cell table:style-name="ce89"/>
          <table:table-cell table:style-name="ce96" office:value-type="string" calcext:value-type="string">
            <text:p>I</text:p>
          </table:table-cell>
          <table:table-cell table:style-name="ce96"/>
          <table:table-cell table:style-name="ce96" office:value-type="float" office:value="0" calcext:value-type="float">
            <text:p>0</text:p>
          </table:table-cell>
          <table:table-cell table:style-name="ce96" table:number-columns-repeated="2"/>
          <table:table-cell/>
          <table:table-cell table:style-name="ce112"/>
          <table:table-cell table:style-name="ce121" table:number-columns-repeated="3"/>
          <table:table-cell table:style-name="ce112"/>
          <table:table-cell table:style-name="ce133"/>
          <table:table-cell table:style-name="ce121"/>
          <table:table-cell table:style-name="ce112"/>
          <table:table-cell table:style-name="ce121" table:number-columns-repeated="4"/>
          <table:table-cell table:style-name="ce124"/>
          <table:table-cell table:style-name="ce121"/>
          <table:table-cell table:number-columns-repeated="1000"/>
        </table:table-row>
        <table:table-row table:style-name="ro7">
          <table:table-cell/>
          <table:table-cell table:style-name="ce69" office:value-type="float" office:value="16" calcext:value-type="float">
            <text:p>16</text:p>
          </table:table-cell>
          <table:table-cell table:style-name="ce81" office:value-type="string" calcext:value-type="string">
            <text:p>A1</text:p>
          </table:table-cell>
          <table:table-cell table:style-name="ce89"/>
          <table:table-cell table:style-name="ce96" office:value-type="string" calcext:value-type="string">
            <text:p>I</text:p>
          </table:table-cell>
          <table:table-cell table:style-name="ce96"/>
          <table:table-cell table:style-name="ce96" office:value-type="float" office:value="1" calcext:value-type="float">
            <text:p>1</text:p>
          </table:table-cell>
          <table:table-cell table:style-name="ce96" table:number-columns-repeated="2"/>
          <table:table-cell/>
          <table:table-cell table:style-name="ce112"/>
          <table:table-cell table:style-name="ce121" table:number-columns-repeated="3"/>
          <table:table-cell table:style-name="ce112"/>
          <table:table-cell table:style-name="ce133"/>
          <table:table-cell table:style-name="ce121"/>
          <table:table-cell table:style-name="ce112"/>
          <table:table-cell table:style-name="ce121" table:number-columns-repeated="4"/>
          <table:table-cell table:style-name="ce124"/>
          <table:table-cell table:style-name="ce121"/>
          <table:table-cell table:number-columns-repeated="1000"/>
        </table:table-row>
        <table:table-row table:style-name="ro7">
          <table:table-cell/>
          <table:table-cell table:style-name="ce69" office:value-type="float" office:value="17" calcext:value-type="float">
            <text:p>17</text:p>
          </table:table-cell>
          <table:table-cell table:style-name="ce81" office:value-type="string" calcext:value-type="string">
            <text:p>A2</text:p>
          </table:table-cell>
          <table:table-cell table:style-name="ce89"/>
          <table:table-cell table:style-name="ce96" office:value-type="string" calcext:value-type="string">
            <text:p>I</text:p>
          </table:table-cell>
          <table:table-cell table:style-name="ce96"/>
          <table:table-cell table:style-name="ce96" office:value-type="float" office:value="2" calcext:value-type="float">
            <text:p>2</text:p>
          </table:table-cell>
          <table:table-cell table:style-name="ce96" table:number-columns-repeated="2"/>
          <table:table-cell/>
          <table:table-cell table:style-name="ce112"/>
          <table:table-cell table:style-name="ce121" table:number-columns-repeated="3"/>
          <table:table-cell table:style-name="ce112"/>
          <table:table-cell table:style-name="ce133"/>
          <table:table-cell table:style-name="ce121"/>
          <table:table-cell table:style-name="ce112"/>
          <table:table-cell table:style-name="ce121" table:number-columns-repeated="4"/>
          <table:table-cell table:style-name="ce124"/>
          <table:table-cell table:style-name="ce121"/>
          <table:table-cell table:number-columns-repeated="1000"/>
        </table:table-row>
        <table:table-row table:style-name="ro7">
          <table:table-cell office:value-type="string" calcext:value-type="string">
            <text:p>\</text:p>
          </table:table-cell>
          <table:table-cell table:style-name="ce69" office:value-type="float" office:value="18" calcext:value-type="float">
            <text:p>18</text:p>
          </table:table-cell>
          <table:table-cell table:style-name="ce81" office:value-type="string" calcext:value-type="string">
            <text:p>!RESET</text:p>
          </table:table-cell>
          <table:table-cell table:style-name="ce89"/>
          <table:table-cell table:style-name="ce96" office:value-type="string" calcext:value-type="string">
            <text:p>I</text:p>
          </table:table-cell>
          <table:table-cell table:style-name="ce96" table:number-columns-repeated="4"/>
          <table:table-cell/>
          <table:table-cell table:style-name="ce112"/>
          <table:table-cell table:style-name="ce121" table:number-columns-repeated="3"/>
          <table:table-cell table:style-name="ce112"/>
          <table:table-cell table:style-name="ce133"/>
          <table:table-cell table:style-name="ce121"/>
          <table:table-cell table:style-name="ce112"/>
          <table:table-cell table:style-name="ce121" table:number-columns-repeated="4"/>
          <table:table-cell table:style-name="ce124"/>
          <table:table-cell table:style-name="ce121"/>
          <table:table-cell table:number-columns-repeated="1000"/>
        </table:table-row>
        <table:table-row table:style-name="ro7">
          <table:table-cell/>
          <table:table-cell table:style-name="ce69" office:value-type="float" office:value="19" calcext:value-type="float">
            <text:p>19</text:p>
          </table:table-cell>
          <table:table-cell table:style-name="ce81" office:value-type="string" calcext:value-type="string">
            <text:p>INTB</text:p>
          </table:table-cell>
          <table:table-cell table:style-name="ce89"/>
          <table:table-cell table:style-name="ce96" office:value-type="string" calcext:value-type="string">
            <text:p>O</text:p>
          </table:table-cell>
          <table:table-cell table:style-name="ce96" office:value-type="string" calcext:value-type="string">
            <text:p>B</text:p>
          </table:table-cell>
          <table:table-cell table:style-name="ce96" table:number-columns-repeated="3"/>
          <table:table-cell/>
          <table:table-cell table:style-name="ce112"/>
          <table:table-cell table:style-name="ce121" table:number-columns-repeated="3"/>
          <table:table-cell table:style-name="ce112"/>
          <table:table-cell table:style-name="ce133"/>
          <table:table-cell table:style-name="ce121"/>
          <table:table-cell table:style-name="ce116"/>
          <table:table-cell table:style-name="ce121" table:number-columns-repeated="4"/>
          <table:table-cell table:style-name="ce124"/>
          <table:table-cell table:style-name="ce121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9" office:value-type="float" office:value="20" calcext:value-type="float">
            <text:p>20</text:p>
          </table:table-cell>
          <table:table-cell table:style-name="ce81" office:value-type="string" calcext:value-type="string">
            <text:p>INTA</text:p>
          </table:table-cell>
          <table:table-cell table:style-name="ce89"/>
          <table:table-cell table:style-name="ce96" office:value-type="string" calcext:value-type="string">
            <text:p>O</text:p>
          </table:table-cell>
          <table:table-cell table:style-name="ce100" office:value-type="string" calcext:value-type="string">
            <text:p>A</text:p>
          </table:table-cell>
          <table:table-cell table:style-name="ce96" table:number-columns-repeated="3"/>
          <table:table-cell/>
          <table:table-cell table:style-name="ce112"/>
          <table:table-cell table:style-name="ce121" table:number-columns-repeated="3"/>
          <table:table-cell table:style-name="ce112"/>
          <table:table-cell table:style-name="ce133"/>
          <table:table-cell table:style-name="ce121"/>
          <table:table-cell table:style-name="ce116" table:formula="of:=[.$D19]" office:value-type="float" office:value="0" calcext:value-type="float">
            <text:p>0</text:p>
          </table:table-cell>
          <table:table-cell table:style-name="ce121" table:number-columns-repeated="4"/>
          <table:table-cell table:style-name="ce124"/>
          <table:table-cell table:style-name="ce121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9" office:value-type="float" office:value="21" calcext:value-type="float">
            <text:p>21</text:p>
          </table:table-cell>
          <table:table-cell table:style-name="ce81" office:value-type="string" calcext:value-type="string">
            <text:p>GPA0</text:p>
          </table:table-cell>
          <table:table-cell table:style-name="ce89" office:value-type="string" calcext:value-type="string">
            <text:p>B0</text:p>
          </table:table-cell>
          <table:table-cell table:style-name="ce96" office:value-type="string" calcext:value-type="string">
            <text:p>I/O</text:p>
          </table:table-cell>
          <table:table-cell table:style-name="ce96" table:number-columns-repeated="4"/>
          <table:table-cell/>
          <table:table-cell table:style-name="ce112"/>
          <table:table-cell table:style-name="ce121" table:number-columns-repeated="3"/>
          <table:table-cell table:style-name="ce112"/>
          <table:table-cell table:style-name="ce133"/>
          <table:table-cell table:style-name="ce121"/>
          <table:table-cell table:style-name="ce127" office:value-type="string" calcext:value-type="string">
            <text:p>LEDpower</text:p>
          </table:table-cell>
          <table:table-cell table:style-name="ce121" table:number-columns-repeated="4"/>
          <table:table-cell table:style-name="ce124"/>
          <table:table-cell table:style-name="ce121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9" office:value-type="float" office:value="22" calcext:value-type="float">
            <text:p>22</text:p>
          </table:table-cell>
          <table:table-cell table:style-name="ce81" office:value-type="string" calcext:value-type="string">
            <text:p>GPA1</text:p>
          </table:table-cell>
          <table:table-cell table:style-name="ce89" office:value-type="string" calcext:value-type="string">
            <text:p>B1</text:p>
          </table:table-cell>
          <table:table-cell table:style-name="ce96" office:value-type="string" calcext:value-type="string">
            <text:p>I/O</text:p>
          </table:table-cell>
          <table:table-cell table:style-name="ce96" table:number-columns-repeated="4"/>
          <table:table-cell/>
          <table:table-cell table:style-name="ce112"/>
          <table:table-cell table:style-name="ce121" table:number-columns-repeated="3"/>
          <table:table-cell table:style-name="ce112"/>
          <table:table-cell table:style-name="ce133"/>
          <table:table-cell table:style-name="ce121"/>
          <table:table-cell table:style-name="ce127" office:value-type="string" calcext:value-type="string">
            <text:p>LEDwifi</text:p>
          </table:table-cell>
          <table:table-cell table:style-name="ce121" table:number-columns-repeated="4"/>
          <table:table-cell table:style-name="ce124"/>
          <table:table-cell table:style-name="ce121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9" office:value-type="float" office:value="23" calcext:value-type="float">
            <text:p>23</text:p>
          </table:table-cell>
          <table:table-cell table:style-name="ce81" office:value-type="string" calcext:value-type="string">
            <text:p>GPA2</text:p>
          </table:table-cell>
          <table:table-cell table:style-name="ce89" office:value-type="string" calcext:value-type="string">
            <text:p>B2</text:p>
          </table:table-cell>
          <table:table-cell table:style-name="ce96" office:value-type="string" calcext:value-type="string">
            <text:p>I/O</text:p>
          </table:table-cell>
          <table:table-cell table:style-name="ce96" table:number-columns-repeated="4"/>
          <table:table-cell/>
          <table:table-cell table:style-name="ce112"/>
          <table:table-cell table:style-name="ce121" table:number-columns-repeated="3"/>
          <table:table-cell table:style-name="ce112"/>
          <table:table-cell table:style-name="ce133"/>
          <table:table-cell table:style-name="ce121"/>
          <table:table-cell table:style-name="ce127" office:value-type="string" calcext:value-type="string">
            <text:p>LEDlink</text:p>
          </table:table-cell>
          <table:table-cell table:style-name="ce121" table:number-columns-repeated="4"/>
          <table:table-cell table:style-name="ce124"/>
          <table:table-cell table:style-name="ce121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9" office:value-type="float" office:value="24" calcext:value-type="float">
            <text:p>24</text:p>
          </table:table-cell>
          <table:table-cell table:style-name="ce81" office:value-type="string" calcext:value-type="string">
            <text:p>GPA3</text:p>
          </table:table-cell>
          <table:table-cell table:style-name="ce89" office:value-type="string" calcext:value-type="string">
            <text:p>B3</text:p>
          </table:table-cell>
          <table:table-cell table:style-name="ce96" office:value-type="string" calcext:value-type="string">
            <text:p>I/O</text:p>
          </table:table-cell>
          <table:table-cell table:style-name="ce96" table:number-columns-repeated="4"/>
          <table:table-cell/>
          <table:table-cell table:style-name="ce112"/>
          <table:table-cell table:style-name="ce121" table:number-columns-repeated="3"/>
          <table:table-cell table:style-name="ce112"/>
          <table:table-cell table:style-name="ce133"/>
          <table:table-cell table:style-name="ce121"/>
          <table:table-cell table:style-name="ce127" office:value-type="string" calcext:value-type="string">
            <text:p>LEDbatt</text:p>
          </table:table-cell>
          <table:table-cell table:style-name="ce121" table:number-columns-repeated="4"/>
          <table:table-cell table:style-name="ce124"/>
          <table:table-cell table:style-name="ce121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9" office:value-type="float" office:value="25" calcext:value-type="float">
            <text:p>25</text:p>
          </table:table-cell>
          <table:table-cell table:style-name="ce81" office:value-type="string" calcext:value-type="string">
            <text:p>GPA4</text:p>
          </table:table-cell>
          <table:table-cell table:style-name="ce89" office:value-type="string" calcext:value-type="string">
            <text:p>B4</text:p>
          </table:table-cell>
          <table:table-cell table:style-name="ce96" office:value-type="string" calcext:value-type="string">
            <text:p>I/O</text:p>
          </table:table-cell>
          <table:table-cell table:style-name="ce96" table:number-columns-repeated="4"/>
          <table:table-cell/>
          <table:table-cell table:style-name="ce112"/>
          <table:table-cell table:style-name="ce121" table:number-columns-repeated="3"/>
          <table:table-cell table:style-name="ce112"/>
          <table:table-cell table:style-name="ce133"/>
          <table:table-cell table:style-name="ce121"/>
          <table:table-cell table:style-name="ce127" office:value-type="string" calcext:value-type="string">
            <text:p>LEDmult1</text:p>
          </table:table-cell>
          <table:table-cell table:style-name="ce121" table:number-columns-repeated="4"/>
          <table:table-cell table:style-name="ce124"/>
          <table:table-cell table:style-name="ce121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9" office:value-type="float" office:value="26" calcext:value-type="float">
            <text:p>26</text:p>
          </table:table-cell>
          <table:table-cell table:style-name="ce81" office:value-type="string" calcext:value-type="string">
            <text:p>GPA5</text:p>
          </table:table-cell>
          <table:table-cell table:style-name="ce89" office:value-type="string" calcext:value-type="string">
            <text:p>B5</text:p>
          </table:table-cell>
          <table:table-cell table:style-name="ce96" office:value-type="string" calcext:value-type="string">
            <text:p>I/O</text:p>
          </table:table-cell>
          <table:table-cell table:style-name="ce96" table:number-columns-repeated="4"/>
          <table:table-cell/>
          <table:table-cell table:style-name="ce112"/>
          <table:table-cell table:style-name="ce121" table:number-columns-repeated="3"/>
          <table:table-cell table:style-name="ce112"/>
          <table:table-cell table:style-name="ce133"/>
          <table:table-cell table:style-name="ce121"/>
          <table:table-cell table:style-name="ce127" office:value-type="string" calcext:value-type="string">
            <text:p>LEDmult2</text:p>
          </table:table-cell>
          <table:table-cell table:style-name="ce121" table:number-columns-repeated="4"/>
          <table:table-cell table:style-name="ce124"/>
          <table:table-cell table:style-name="ce121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9" office:value-type="float" office:value="27" calcext:value-type="float">
            <text:p>27</text:p>
          </table:table-cell>
          <table:table-cell table:style-name="ce81" office:value-type="string" calcext:value-type="string">
            <text:p>GPA6</text:p>
          </table:table-cell>
          <table:table-cell table:style-name="ce89" office:value-type="string" calcext:value-type="string">
            <text:p>B6</text:p>
          </table:table-cell>
          <table:table-cell table:style-name="ce96" office:value-type="string" calcext:value-type="string">
            <text:p>I/O</text:p>
          </table:table-cell>
          <table:table-cell table:style-name="ce96" table:number-columns-repeated="4"/>
          <table:table-cell/>
          <table:table-cell table:style-name="ce112"/>
          <table:table-cell table:style-name="ce121" table:number-columns-repeated="3"/>
          <table:table-cell table:style-name="ce112"/>
          <table:table-cell table:style-name="ce133"/>
          <table:table-cell table:style-name="ce121"/>
          <table:table-cell table:style-name="ce126" office:value-type="string" calcext:value-type="string">
            <text:p>REBOOT</text:p>
          </table:table-cell>
          <table:table-cell table:style-name="ce121" table:number-columns-repeated="4"/>
          <table:table-cell table:style-name="ce124"/>
          <table:table-cell table:style-name="ce121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9" office:value-type="float" office:value="28" calcext:value-type="float">
            <text:p>28</text:p>
          </table:table-cell>
          <table:table-cell table:style-name="ce81" office:value-type="string" calcext:value-type="string">
            <text:p>GPA7</text:p>
          </table:table-cell>
          <table:table-cell table:style-name="ce89" office:value-type="string" calcext:value-type="string">
            <text:p>B7</text:p>
          </table:table-cell>
          <table:table-cell table:style-name="ce96" office:value-type="string" calcext:value-type="string">
            <text:p>I/O</text:p>
          </table:table-cell>
          <table:table-cell table:style-name="ce96" table:number-columns-repeated="4"/>
          <table:table-cell/>
          <table:table-cell table:style-name="ce112"/>
          <table:table-cell table:style-name="ce121" table:number-columns-repeated="3"/>
          <table:table-cell table:style-name="ce112"/>
          <table:table-cell table:style-name="ce133"/>
          <table:table-cell table:style-name="ce121"/>
          <table:table-cell table:style-name="ce126" office:value-type="string" calcext:value-type="string">
            <text:p>ILS_IHM</text:p>
          </table:table-cell>
          <table:table-cell table:style-name="ce121" table:number-columns-repeated="4"/>
          <table:table-cell table:style-name="ce124"/>
          <table:table-cell table:style-name="ce121"/>
          <table:table-cell table:number-columns-repeated="1000"/>
        </table:table-row>
        <table:table-row table:style-name="ro7" table:number-rows-repeated="1048505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at644" table:style-name="ta1">
        <table:table-column table:style-name="co21" table:default-cell-style-name="ce54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5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number-columns-repeated="2" table:default-cell-style-name="Default"/>
        <table:table-column table:style-name="co31" table:default-cell-style-name="Default"/>
        <table:table-column table:style-name="co30" table:number-columns-repeated="2" table:default-cell-style-name="Default"/>
        <table:table-column table:style-name="co32" table:default-cell-style-name="ce41"/>
        <table:table-column table:style-name="co30" table:number-columns-repeated="2" table:default-cell-style-name="Default"/>
        <table:table-column table:style-name="co36" table:default-cell-style-name="Default"/>
        <table:table-column table:style-name="co33" table:default-cell-style-name="Default"/>
        <table:table-column table:style-name="co1" table:default-cell-style-name="Default"/>
        <table:table-column table:style-name="co34" table:number-columns-repeated="2" table:default-cell-style-name="Default"/>
        <table:table-column table:style-name="co35" table:default-cell-style-name="Default"/>
        <table:table-column table:style-name="co1" table:number-columns-repeated="999" table:default-cell-style-name="Default"/>
        <table:table-row table:style-name="ro7">
          <table:table-cell/>
          <table:table-cell table:style-name="Input" office:value-type="string" calcext:value-type="string">
            <text:p>INPUT</text:p>
          </table:table-cell>
          <table:table-cell/>
          <table:table-cell table:style-name="VCC" office:value-type="string" calcext:value-type="string">
            <text:p>Tension</text:p>
          </table:table-cell>
          <table:table-cell table:number-columns-repeated="12"/>
          <table:table-cell table:style-name="ce136"/>
          <table:table-cell office:value-type="string" calcext:value-type="string">
            <text:p>Par défaut sur la carte</text:p>
          </table:table-cell>
          <table:table-cell table:number-columns-repeated="1005"/>
        </table:table-row>
        <table:table-row table:style-name="ro7">
          <table:table-cell/>
          <table:table-cell table:style-name="Output" office:value-type="string" calcext:value-type="string">
            <text:p>OUTPUT</text:p>
          </table:table-cell>
          <table:table-cell/>
          <table:table-cell table:style-name="GND" office:value-type="string" calcext:value-type="string">
            <text:p>GND</text:p>
          </table:table-cell>
          <table:table-cell table:number-columns-repeated="12"/>
          <table:table-cell table:style-name="ce137"/>
          <table:table-cell office:value-type="string" calcext:value-type="string">
            <text:p>Extension</text:p>
          </table:table-cell>
          <table:table-cell table:number-columns-repeated="1005"/>
        </table:table-row>
        <table:table-row table:style-name="ro7">
          <table:table-cell/>
          <table:table-cell table:style-name="USED_5f_FNCT" office:value-type="string" calcext:value-type="string">
            <text:p>Pin Special used</text:p>
          </table:table-cell>
          <table:table-cell table:number-columns-repeated="1021"/>
        </table:table-row>
        <table:table-row table:style-name="ro7">
          <table:table-cell table:number-columns-repeated="1023"/>
        </table:table-row>
        <table:table-row table:style-name="ro7">
          <table:table-cell table:number-columns-repeated="10"/>
          <table:table-cell table:style-name="ce105" office:value-type="string" calcext:value-type="string" table:number-columns-spanned="5" table:number-rows-spanned="1">
            <text:p>Sur la carte directement</text:p>
          </table:table-cell>
          <table:covered-table-cell table:number-columns-repeated="4"/>
          <table:table-cell/>
          <table:table-cell table:style-name="ce105" office:value-type="string" calcext:value-type="string" table:number-columns-spanned="8" table:number-rows-spanned="1">
            <text:p>En dehors de la carte (physiquement)</text:p>
          </table:table-cell>
          <table:covered-table-cell table:number-columns-repeated="5"/>
          <table:covered-table-cell office:value-type="string" calcext:value-type="string">
            <text:p>??</text:p>
          </table:covered-table-cell>
          <table:covered-table-cell/>
          <table:table-cell table:number-columns-repeated="999"/>
        </table:table-row>
        <table:table-row table:style-name="ro7">
          <table:table-cell table:number-columns-repeated="22"/>
          <table:table-cell office:value-type="string" calcext:value-type="string">
            <text:p>???</text:p>
          </table:table-cell>
          <table:table-cell table:number-columns-repeated="1000"/>
        </table:table-row>
        <table:table-row table:style-name="ro7">
          <table:table-cell/>
          <table:table-cell table:style-name="ce59" office:value-type="string" calcext:value-type="string">
            <text:p>PIN Atmega</text:p>
          </table:table-cell>
          <table:table-cell table:style-name="ce59" office:value-type="string" calcext:value-type="string">
            <text:p>Designation</text:p>
          </table:table-cell>
          <table:table-cell table:style-name="ce59" office:value-type="string" calcext:value-type="string">
            <text:p>PIN n°</text:p>
          </table:table-cell>
          <table:table-cell table:style-name="ce91" office:value-type="string" calcext:value-type="string">
            <text:p>ADC</text:p>
          </table:table-cell>
          <table:table-cell table:style-name="ce91" office:value-type="string" calcext:value-type="string">
            <text:p>INT</text:p>
          </table:table-cell>
          <table:table-cell table:style-name="ce91" office:value-type="string" calcext:value-type="string">
            <text:p>RT/JTAG</text:p>
          </table:table-cell>
          <table:table-cell table:style-name="ce91" office:value-type="string" calcext:value-type="string">
            <text:p>SPI</text:p>
          </table:table-cell>
          <table:table-cell table:style-name="ce91" office:value-type="string" calcext:value-type="string">
            <text:p>Autres</text:p>
          </table:table-cell>
          <table:table-cell table:style-name="ce101"/>
          <table:table-cell table:style-name="ce106" office:value-type="string" calcext:value-type="string">
            <text:p>Bus 16</text:p>
          </table:table-cell>
          <table:table-cell table:style-name="ce106" office:value-type="string" calcext:value-type="string">
            <text:p>CodeExt.</text:p>
          </table:table-cell>
          <table:table-cell table:style-name="ce106" office:value-type="string" calcext:value-type="string">
            <text:p>RTC</text:p>
          </table:table-cell>
          <table:table-cell table:style-name="ce106" office:value-type="string" calcext:value-type="string">
            <text:p>CaptT°</text:p>
          </table:table-cell>
          <table:table-cell table:style-name="ce106" office:value-type="string" calcext:value-type="string">
            <text:p>Batt.</text:p>
          </table:table-cell>
          <table:table-cell table:style-name="ce128"/>
          <table:table-cell table:style-name="ce106" office:value-type="string" calcext:value-type="string">
            <text:p>YunSh.</text:p>
          </table:table-cell>
          <table:table-cell table:style-name="ce106" office:value-type="string" calcext:value-type="string">
            <text:p>IHM</text:p>
          </table:table-cell>
          <table:table-cell table:style-name="ce139" office:value-type="string" calcext:value-type="string">
            <text:p>CaptLumi</text:p>
          </table:table-cell>
          <table:table-cell table:style-name="ce139" office:value-type="string" calcext:value-type="string">
            <text:p>Audio + uSD</text:p>
          </table:table-cell>
          <table:table-cell table:style-name="ce139" office:value-type="string" calcext:value-type="string">
            <text:p>MIDI+DMX</text:p>
          </table:table-cell>
          <table:table-cell table:style-name="ce139" office:value-type="string" calcext:value-type="string">
            <text:p>Radio</text:p>
          </table:table-cell>
          <table:table-cell table:style-name="ce139" office:value-type="string" calcext:value-type="string">
            <text:p>Relais/Puis.</text:p>
          </table:table-cell>
          <table:table-cell table:style-name="ce139" office:value-type="string" calcext:value-type="string">
            <text:p>Titreur</text:p>
          </table:table-cell>
          <table:table-cell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1" calcext:value-type="float">
            <text:p>1</text:p>
          </table:table-cell>
          <table:table-cell table:style-name="ce149" office:value-type="string" calcext:value-type="string">
            <text:p>PB5</text:p>
          </table:table-cell>
          <table:table-cell table:style-name="ce155" office:value-type="string" calcext:value-type="string">
            <text:p>A13</text:p>
          </table:table-cell>
          <table:table-cell table:style-name="ce161" table:number-columns-repeated="3"/>
          <table:table-cell table:style-name="ce164" office:value-type="string" calcext:value-type="string">
            <text:p>MOSI</text:p>
          </table:table-cell>
          <table:table-cell table:style-name="ce161"/>
          <table:table-cell table:style-name="ce170"/>
          <table:table-cell table:style-name="ce177" table:formula="of:=HYPERLINK(&quot;#Refs.$A$4&quot;;[.$A$4])" office:value-type="float" office:value="0" calcext:value-type="float">
            <text:p>0</text:p>
          </table:table-cell>
          <table:table-cell table:style-name="ce192"/>
          <table:table-cell table:style-name="ce199" table:formula="of:=HYPERLINK(&quot;#Refs.$A$4&quot;;[.$A$4])" office:value-type="float" office:value="0" calcext:value-type="float">
            <text:p>0</text:p>
          </table:table-cell>
          <table:table-cell table:style-name="ce192" table:number-columns-repeated="2"/>
          <table:table-cell table:style-name="ce207"/>
          <table:table-cell table:style-name="ce216" table:formula="of:=HYPERLINK(&quot;#Refs.$A$4&quot;;[.$A$4])" office:value-type="float" office:value="0" calcext:value-type="float">
            <text:p>0</text:p>
          </table:table-cell>
          <table:table-cell table:style-name="ce228" table:formula="of:=HYPERLINK(&quot;#Refs.$A$4&quot;;[.$A$4])" office:value-type="float" office:value="0" calcext:value-type="float">
            <text:p>0</text:p>
          </table:table-cell>
          <table:table-cell table:style-name="ce233"/>
          <table:table-cell table:style-name="ce252" table:formula="of:=HYPERLINK(&quot;#Refs.$A$4&quot;;[.$A$4])" office:value-type="float" office:value="0" calcext:value-type="float">
            <text:p>0</text:p>
          </table:table-cell>
          <table:table-cell table:style-name="ce256" table:formula="of:=HYPERLINK(&quot;#Refs.$A$4&quot;;[.$A$4])" office:value-type="float" office:value="0" calcext:value-type="float">
            <text:p>0</text:p>
          </table:table-cell>
          <table:table-cell table:style-name="ce263" table:formula="of:=HYPERLINK(&quot;#Refs.$A$4&quot;;[.$A$4])" office:value-type="float" office:value="0" calcext:value-type="float">
            <text:p>0</text:p>
          </table:table-cell>
          <table:table-cell table:style-name="ce206"/>
          <table:table-cell table:style-name="ce271" table:formula="of:=HYPERLINK(&quot;#Refs.$A$4&quot;;[.$A$4])" office:value-type="float" office:value="0" calcext:value-type="float">
            <text:p>0</text:p>
          </table:table-cell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2" calcext:value-type="float">
            <text:p>2</text:p>
          </table:table-cell>
          <table:table-cell table:style-name="ce149" office:value-type="string" calcext:value-type="string">
            <text:p>PB6</text:p>
          </table:table-cell>
          <table:table-cell table:style-name="ce155" office:value-type="string" calcext:value-type="string">
            <text:p>A14</text:p>
          </table:table-cell>
          <table:table-cell table:style-name="ce161" table:number-columns-repeated="3"/>
          <table:table-cell table:style-name="ce164" office:value-type="string" calcext:value-type="string">
            <text:p>MISO</text:p>
          </table:table-cell>
          <table:table-cell table:style-name="ce161"/>
          <table:table-cell table:style-name="ce170"/>
          <table:table-cell table:style-name="ce178" table:formula="of:=HYPERLINK(&quot;#Refs.$A$5&quot;;[.$A$5])" office:value-type="float" office:value="0" calcext:value-type="float">
            <text:p>0</text:p>
          </table:table-cell>
          <table:table-cell table:style-name="ce193"/>
          <table:table-cell table:style-name="ce200" table:formula="of:=HYPERLINK(&quot;#Refs.$A$5&quot;;[.$A$5])" office:value-type="float" office:value="0" calcext:value-type="float">
            <text:p>0</text:p>
          </table:table-cell>
          <table:table-cell table:style-name="ce193" table:number-columns-repeated="2"/>
          <table:table-cell table:style-name="ce208"/>
          <table:table-cell table:style-name="ce217" table:formula="of:=HYPERLINK(&quot;#Refs.$A$5&quot;;[.$A$5])" office:value-type="float" office:value="0" calcext:value-type="float">
            <text:p>0</text:p>
          </table:table-cell>
          <table:table-cell table:style-name="ce229" table:formula="of:=HYPERLINK(&quot;#Refs.$A$5&quot;;[.$A$5])" office:value-type="float" office:value="0" calcext:value-type="float">
            <text:p>0</text:p>
          </table:table-cell>
          <table:table-cell table:style-name="ce236"/>
          <table:table-cell table:style-name="ce253" table:formula="of:=HYPERLINK(&quot;#Refs.$A$5&quot;;[.$A$5])" office:value-type="float" office:value="0" calcext:value-type="float">
            <text:p>0</text:p>
          </table:table-cell>
          <table:table-cell table:style-name="ce257" table:formula="of:=HYPERLINK(&quot;#Refs.$A$5&quot;;[.$A$5])" office:value-type="float" office:value="0" calcext:value-type="float">
            <text:p>0</text:p>
          </table:table-cell>
          <table:table-cell table:style-name="ce264" table:formula="of:=HYPERLINK(&quot;#Refs.$A$5&quot;;[.$A$5])" office:value-type="float" office:value="0" calcext:value-type="float">
            <text:p>0</text:p>
          </table:table-cell>
          <table:table-cell table:style-name="ce266"/>
          <table:table-cell table:style-name="ce272" table:formula="of:=HYPERLINK(&quot;#Refs.$A$5&quot;;[.$A$5])" office:value-type="float" office:value="0" calcext:value-type="float">
            <text:p>0</text:p>
          </table:table-cell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3" calcext:value-type="float">
            <text:p>3</text:p>
          </table:table-cell>
          <table:table-cell table:style-name="ce149" office:value-type="string" calcext:value-type="string">
            <text:p>PB7</text:p>
          </table:table-cell>
          <table:table-cell table:style-name="ce155" office:value-type="string" calcext:value-type="string">
            <text:p>A15</text:p>
          </table:table-cell>
          <table:table-cell table:style-name="ce161" table:number-columns-repeated="3"/>
          <table:table-cell table:style-name="ce164" office:value-type="string" calcext:value-type="string">
            <text:p>SCK</text:p>
          </table:table-cell>
          <table:table-cell table:style-name="ce161"/>
          <table:table-cell table:style-name="ce170"/>
          <table:table-cell table:style-name="ce179" table:formula="of:=HYPERLINK(&quot;#Refs.$A$6&quot;;[.$A$6])" office:value-type="float" office:value="0" calcext:value-type="float">
            <text:p>0</text:p>
          </table:table-cell>
          <table:table-cell table:style-name="ce192"/>
          <table:table-cell table:style-name="ce201" table:formula="of:=HYPERLINK(&quot;#Refs.$A$6&quot;;[.$A$6])" office:value-type="float" office:value="0" calcext:value-type="float">
            <text:p>0</text:p>
          </table:table-cell>
          <table:table-cell table:style-name="ce192"/>
          <table:table-cell table:style-name="ce202"/>
          <table:table-cell table:style-name="ce209"/>
          <table:table-cell table:style-name="ce218" table:formula="of:=HYPERLINK(&quot;#Refs.$A$6&quot;;[.$A$6])" office:value-type="float" office:value="0" calcext:value-type="float">
            <text:p>0</text:p>
          </table:table-cell>
          <table:table-cell table:style-name="ce230" table:formula="of:=HYPERLINK(&quot;#Refs.$A$6&quot;;[.$A$6])" office:value-type="float" office:value="0" calcext:value-type="float">
            <text:p>0</text:p>
          </table:table-cell>
          <table:table-cell table:style-name="ce233"/>
          <table:table-cell table:style-name="ce254" table:formula="of:=HYPERLINK(&quot;#Refs.$A$6&quot;;[.$A$6])" office:value-type="float" office:value="0" calcext:value-type="float">
            <text:p>0</text:p>
          </table:table-cell>
          <table:table-cell table:style-name="ce258" table:formula="of:=HYPERLINK(&quot;#Refs.$A$6&quot;;[.$A$6])" office:value-type="float" office:value="0" calcext:value-type="float">
            <text:p>0</text:p>
          </table:table-cell>
          <table:table-cell table:style-name="ce265" table:formula="of:=HYPERLINK(&quot;#Refs.$A$6&quot;;[.$A$6])" office:value-type="float" office:value="0" calcext:value-type="float">
            <text:p>0</text:p>
          </table:table-cell>
          <table:table-cell table:style-name="ce267"/>
          <table:table-cell table:style-name="ce273" table:formula="of:=HYPERLINK(&quot;#Refs.$A$6&quot;;[.$A$6])" office:value-type="float" office:value="0" calcext:value-type="float">
            <text:p>0</text:p>
          </table:table-cell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\</text:p>
          </table:table-cell>
          <table:table-cell table:style-name="ce143" office:value-type="float" office:value="4" calcext:value-type="float">
            <text:p>4</text:p>
          </table:table-cell>
          <table:table-cell table:style-name="ce149" office:value-type="string" calcext:value-type="string">
            <text:p>!RESET</text:p>
          </table:table-cell>
          <table:table-cell table:style-name="ce155"/>
          <table:table-cell table:style-name="ce161" table:number-columns-repeated="5"/>
          <table:table-cell table:style-name="ce170"/>
          <table:table-cell table:style-name="ce180"/>
          <table:table-cell table:style-name="ce192"/>
          <table:table-cell table:style-name="ce202" table:number-columns-repeated="3"/>
          <table:table-cell table:style-name="ce209"/>
          <table:table-cell table:style-name="ce219"/>
          <table:table-cell table:style-name="ce231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+</text:p>
          </table:table-cell>
          <table:table-cell table:style-name="ce144" office:value-type="float" office:value="5" calcext:value-type="float">
            <text:p>5</text:p>
          </table:table-cell>
          <table:table-cell table:style-name="ce150" office:value-type="string" calcext:value-type="string">
            <text:p>VCC</text:p>
          </table:table-cell>
          <table:table-cell table:style-name="ce156" office:value-type="string" calcext:value-type="string">
            <text:p>A5V</text:p>
          </table:table-cell>
          <table:table-cell table:style-name="ce161" table:number-columns-repeated="5"/>
          <table:table-cell table:style-name="ce170"/>
          <table:table-cell table:style-name="ce180"/>
          <table:table-cell table:style-name="ce192"/>
          <table:table-cell table:style-name="ce202" table:number-columns-repeated="3"/>
          <table:table-cell table:style-name="ce209"/>
          <table:table-cell table:style-name="ce219"/>
          <table:table-cell table:style-name="ce231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8">
          <table:table-cell table:style-name="ce140" office:value-type="string" calcext:value-type="string">
            <text:p>-</text:p>
          </table:table-cell>
          <table:table-cell table:style-name="ce145" office:value-type="float" office:value="6" calcext:value-type="float">
            <text:p>6</text:p>
          </table:table-cell>
          <table:table-cell table:style-name="ce151" office:value-type="string" calcext:value-type="string">
            <text:p>GND</text:p>
          </table:table-cell>
          <table:table-cell table:style-name="ce157" office:value-type="string" calcext:value-type="string">
            <text:p>AGND</text:p>
          </table:table-cell>
          <table:table-cell table:style-name="ce161" table:number-columns-repeated="5"/>
          <table:table-cell table:style-name="ce170"/>
          <table:table-cell table:style-name="ce180"/>
          <table:table-cell table:style-name="ce192"/>
          <table:table-cell table:style-name="ce202" table:number-columns-repeated="3"/>
          <table:table-cell table:style-name="ce209"/>
          <table:table-cell table:style-name="ce219"/>
          <table:table-cell table:style-name="ce231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\</text:p>
          </table:table-cell>
          <table:table-cell table:style-name="ce143" office:value-type="float" office:value="7" calcext:value-type="float">
            <text:p>7</text:p>
          </table:table-cell>
          <table:table-cell table:style-name="ce149" office:value-type="string" calcext:value-type="string">
            <text:p>XTAL2</text:p>
          </table:table-cell>
          <table:table-cell table:style-name="ce155"/>
          <table:table-cell table:style-name="ce161" table:number-columns-repeated="5"/>
          <table:table-cell table:style-name="ce170"/>
          <table:table-cell table:style-name="ce180"/>
          <table:table-cell table:style-name="ce192"/>
          <table:table-cell table:style-name="ce202" table:number-columns-repeated="3"/>
          <table:table-cell table:style-name="ce209"/>
          <table:table-cell table:style-name="ce219"/>
          <table:table-cell table:style-name="ce231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\</text:p>
          </table:table-cell>
          <table:table-cell table:style-name="ce143" office:value-type="float" office:value="8" calcext:value-type="float">
            <text:p>8</text:p>
          </table:table-cell>
          <table:table-cell table:style-name="ce149" office:value-type="string" calcext:value-type="string">
            <text:p>XTAL1</text:p>
          </table:table-cell>
          <table:table-cell table:style-name="ce155"/>
          <table:table-cell table:style-name="ce161" table:number-columns-repeated="5"/>
          <table:table-cell table:style-name="ce170"/>
          <table:table-cell table:style-name="ce180"/>
          <table:table-cell table:style-name="ce192"/>
          <table:table-cell table:style-name="ce202" table:number-columns-repeated="3"/>
          <table:table-cell table:style-name="ce209"/>
          <table:table-cell table:style-name="ce219"/>
          <table:table-cell table:style-name="ce231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9" calcext:value-type="float">
            <text:p>9</text:p>
          </table:table-cell>
          <table:table-cell table:style-name="ce149" office:value-type="string" calcext:value-type="string">
            <text:p>PD0</text:p>
          </table:table-cell>
          <table:table-cell table:style-name="ce155" office:value-type="string" calcext:value-type="string">
            <text:p>A24</text:p>
          </table:table-cell>
          <table:table-cell table:style-name="ce161" table:number-columns-repeated="2"/>
          <table:table-cell table:style-name="ce161" office:value-type="string" calcext:value-type="string">
            <text:p>RX</text:p>
          </table:table-cell>
          <table:table-cell table:style-name="ce161" table:number-columns-repeated="2"/>
          <table:table-cell table:style-name="ce170"/>
          <table:table-cell table:style-name="ce180"/>
          <table:table-cell table:style-name="ce192"/>
          <table:table-cell table:style-name="ce202" table:number-columns-repeated="3"/>
          <table:table-cell table:style-name="ce209"/>
          <table:table-cell table:style-name="ce220" table:formula="of:=HYPERLINK(&quot;#Refs.$A$7&quot;;[.$A$7])" office:value-type="float" office:value="0" calcext:value-type="float">
            <text:p>0</text:p>
          </table:table-cell>
          <table:table-cell table:style-name="ce231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10" calcext:value-type="float">
            <text:p>10</text:p>
          </table:table-cell>
          <table:table-cell table:style-name="ce149" office:value-type="string" calcext:value-type="string">
            <text:p>PD1</text:p>
          </table:table-cell>
          <table:table-cell table:style-name="ce155" office:value-type="string" calcext:value-type="string">
            <text:p>A25</text:p>
          </table:table-cell>
          <table:table-cell table:style-name="ce161" table:number-columns-repeated="2"/>
          <table:table-cell table:style-name="ce161" office:value-type="string" calcext:value-type="string">
            <text:p>TX</text:p>
          </table:table-cell>
          <table:table-cell table:style-name="ce161" table:number-columns-repeated="2"/>
          <table:table-cell table:style-name="ce170"/>
          <table:table-cell table:style-name="ce180"/>
          <table:table-cell table:style-name="ce192"/>
          <table:table-cell table:style-name="ce202" table:number-columns-repeated="3"/>
          <table:table-cell table:style-name="ce209"/>
          <table:table-cell table:style-name="ce221" table:formula="of:=HYPERLINK(&quot;#Refs.$A$8&quot;;[.$A$8])" office:value-type="string" office:string-value="*" calcext:value-type="string">
            <text:p>*</text:p>
          </table:table-cell>
          <table:table-cell table:style-name="ce231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11" calcext:value-type="float">
            <text:p>11</text:p>
          </table:table-cell>
          <table:table-cell table:style-name="ce149" office:value-type="string" calcext:value-type="string">
            <text:p>PD2</text:p>
          </table:table-cell>
          <table:table-cell table:style-name="ce155" office:value-type="string" calcext:value-type="string">
            <text:p>A26</text:p>
          </table:table-cell>
          <table:table-cell table:style-name="ce161"/>
          <table:table-cell table:style-name="ce168" office:value-type="float" office:value="0" calcext:value-type="float">
            <text:p>0</text:p>
          </table:table-cell>
          <table:table-cell table:style-name="ce161" table:number-columns-repeated="3"/>
          <table:table-cell table:style-name="ce170"/>
          <table:table-cell table:style-name="ce180"/>
          <table:table-cell table:style-name="ce192"/>
          <table:table-cell table:style-name="ce202" table:number-columns-repeated="3"/>
          <table:table-cell table:style-name="ce209"/>
          <table:table-cell table:style-name="ce219"/>
          <table:table-cell table:style-name="ce231" table:number-columns-repeated="2"/>
          <table:table-cell table:style-name="ce255" table:formula="of:=HYPERLINK(&quot;#Refs.$A$9&quot;;[.$A$9])" office:value-type="string" office:string-value="*" calcext:value-type="string">
            <text:p>*</text:p>
          </table:table-cell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8">
          <table:table-cell table:style-name="ce140" office:value-type="string" calcext:value-type="string">
            <text:p>*</text:p>
          </table:table-cell>
          <table:table-cell table:style-name="ce143" office:value-type="float" office:value="12" calcext:value-type="float">
            <text:p>12</text:p>
          </table:table-cell>
          <table:table-cell table:style-name="ce149" office:value-type="string" calcext:value-type="string">
            <text:p>PD3</text:p>
          </table:table-cell>
          <table:table-cell table:style-name="ce155" office:value-type="string" calcext:value-type="string">
            <text:p>A27</text:p>
          </table:table-cell>
          <table:table-cell table:style-name="ce161"/>
          <table:table-cell table:style-name="ce164" office:value-type="float" office:value="1" calcext:value-type="float">
            <text:p>1</text:p>
          </table:table-cell>
          <table:table-cell table:style-name="ce161" table:number-columns-repeated="3"/>
          <table:table-cell table:style-name="ce170"/>
          <table:table-cell table:style-name="ce180"/>
          <table:table-cell table:style-name="ce192"/>
          <table:table-cell table:style-name="ce202" table:number-columns-repeated="3"/>
          <table:table-cell table:style-name="ce209"/>
          <table:table-cell table:style-name="ce219"/>
          <table:table-cell table:style-name="ce232" table:formula="of:=HYPERLINK(&quot;#Refs.$A$10&quot;;[.C72])" office:value-type="string" office:string-value="INTA" calcext:value-type="string">
            <text:p>INTA</text:p>
          </table:table-cell>
          <table:table-cell table:style-name="ce250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13" calcext:value-type="float">
            <text:p>13</text:p>
          </table:table-cell>
          <table:table-cell table:style-name="ce149" office:value-type="string" calcext:value-type="string">
            <text:p>PD4</text:p>
          </table:table-cell>
          <table:table-cell table:style-name="ce155" office:value-type="string" calcext:value-type="string">
            <text:p>A28</text:p>
          </table:table-cell>
          <table:table-cell table:style-name="ce161" table:number-columns-repeated="4"/>
          <table:table-cell table:style-name="ce161" office:value-type="string" calcext:value-type="string">
            <text:p>OC1B</text:p>
          </table:table-cell>
          <table:table-cell table:style-name="ce170"/>
          <table:table-cell table:style-name="ce180"/>
          <table:table-cell table:style-name="ce192" office:value-type="string" calcext:value-type="string">
            <text:p>*</text:p>
          </table:table-cell>
          <table:table-cell table:style-name="ce192" table:number-columns-repeated="2"/>
          <table:table-cell table:style-name="ce202"/>
          <table:table-cell table:style-name="ce209"/>
          <table:table-cell table:style-name="ce222" office:value-type="string" calcext:value-type="string">
            <text:p>CS</text:p>
          </table:table-cell>
          <table:table-cell table:style-name="ce231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14" calcext:value-type="float">
            <text:p>14</text:p>
          </table:table-cell>
          <table:table-cell table:style-name="ce149" office:value-type="string" calcext:value-type="string">
            <text:p>PD5</text:p>
          </table:table-cell>
          <table:table-cell table:style-name="ce155" office:value-type="string" calcext:value-type="string">
            <text:p>A29</text:p>
          </table:table-cell>
          <table:table-cell table:style-name="ce161" table:number-columns-repeated="4"/>
          <table:table-cell table:style-name="ce161" office:value-type="string" calcext:value-type="string">
            <text:p>OC1A</text:p>
          </table:table-cell>
          <table:table-cell table:style-name="ce170"/>
          <table:table-cell table:style-name="ce177"/>
          <table:table-cell table:style-name="ce192"/>
          <table:table-cell table:style-name="ce202" table:number-columns-repeated="2"/>
          <table:table-cell table:style-name="ce192" office:value-type="string" calcext:value-type="string">
            <text:p>SECU</text:p>
          </table:table-cell>
          <table:table-cell table:style-name="ce207"/>
          <table:table-cell table:style-name="ce219"/>
          <table:table-cell table:style-name="ce233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15" calcext:value-type="float">
            <text:p>15</text:p>
          </table:table-cell>
          <table:table-cell table:style-name="ce149" office:value-type="string" calcext:value-type="string">
            <text:p>PD6</text:p>
          </table:table-cell>
          <table:table-cell table:style-name="ce155" office:value-type="string" calcext:value-type="string">
            <text:p>A30</text:p>
          </table:table-cell>
          <table:table-cell table:style-name="ce161" table:number-columns-repeated="4"/>
          <table:table-cell table:style-name="ce161" office:value-type="string" calcext:value-type="string">
            <text:p>OC2B / ICP1</text:p>
          </table:table-cell>
          <table:table-cell table:style-name="ce170"/>
          <table:table-cell table:style-name="ce177"/>
          <table:table-cell table:style-name="ce192"/>
          <table:table-cell table:style-name="ce202" table:number-columns-repeated="2"/>
          <table:table-cell table:style-name="ce192" office:value-type="string" calcext:value-type="string">
            <text:p>!EXT</text:p>
          </table:table-cell>
          <table:table-cell table:style-name="ce207"/>
          <table:table-cell table:style-name="ce219"/>
          <table:table-cell table:style-name="ce233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16" calcext:value-type="float">
            <text:p>16</text:p>
          </table:table-cell>
          <table:table-cell table:style-name="ce149" office:value-type="string" calcext:value-type="string">
            <text:p>PD7</text:p>
          </table:table-cell>
          <table:table-cell table:style-name="ce155" office:value-type="string" calcext:value-type="string">
            <text:p>A31</text:p>
          </table:table-cell>
          <table:table-cell table:style-name="ce161" table:number-columns-repeated="4"/>
          <table:table-cell table:style-name="ce161" office:value-type="string" calcext:value-type="string">
            <text:p>OC2A</text:p>
          </table:table-cell>
          <table:table-cell table:style-name="ce170"/>
          <table:table-cell table:style-name="ce180"/>
          <table:table-cell table:style-name="ce192" office:value-type="string" calcext:value-type="string">
            <text:p>*</text:p>
          </table:table-cell>
          <table:table-cell table:style-name="ce202" table:number-columns-repeated="3"/>
          <table:table-cell table:style-name="ce209"/>
          <table:table-cell table:style-name="ce219"/>
          <table:table-cell table:style-name="ce231" table:number-columns-repeated="2"/>
          <table:table-cell table:style-name="ce202"/>
          <table:table-cell table:style-name="ce260" office:value-type="string" calcext:value-type="string">
            <text:p>CS</text:p>
          </table:table-cell>
          <table:table-cell table:style-name="ce260" table:number-columns-repeated="2"/>
          <table:table-cell table:style-name="ce202"/>
          <table:table-cell table:style-name="ce274" table:number-columns-repeated="999"/>
        </table:table-row>
        <table:table-row table:style-name="ro7">
          <table:table-cell table:style-name="ce141" office:value-type="string" calcext:value-type="string">
            <text:p>+</text:p>
          </table:table-cell>
          <table:table-cell table:style-name="ce144" office:value-type="float" office:value="17" calcext:value-type="float">
            <text:p>17</text:p>
          </table:table-cell>
          <table:table-cell table:style-name="ce150" office:value-type="string" calcext:value-type="string">
            <text:p>VCC</text:p>
          </table:table-cell>
          <table:table-cell table:style-name="ce156" office:value-type="string" calcext:value-type="string">
            <text:p>A5V</text:p>
          </table:table-cell>
          <table:table-cell table:style-name="ce162" table:number-columns-repeated="5"/>
          <table:table-cell table:style-name="ce171"/>
          <table:table-cell table:style-name="ce181"/>
          <table:table-cell table:style-name="ce194"/>
          <table:table-cell table:style-name="ce203" table:number-columns-repeated="3"/>
          <table:table-cell table:style-name="ce210"/>
          <table:table-cell table:style-name="ce223"/>
          <table:table-cell table:style-name="ce234" table:number-columns-repeated="2"/>
          <table:table-cell table:style-name="ce203"/>
          <table:table-cell table:style-name="ce261" table:number-columns-repeated="3"/>
          <table:table-cell table:style-name="ce203"/>
          <table:table-cell table:style-name="ce275" table:number-columns-repeated="999"/>
        </table:table-row>
        <table:table-row table:style-name="ro7">
          <table:table-cell table:style-name="ce142" office:value-type="string" calcext:value-type="string">
            <text:p>-</text:p>
          </table:table-cell>
          <table:table-cell table:style-name="ce145" office:value-type="float" office:value="18" calcext:value-type="float">
            <text:p>18</text:p>
          </table:table-cell>
          <table:table-cell table:style-name="ce151" office:value-type="string" calcext:value-type="string">
            <text:p>GND</text:p>
          </table:table-cell>
          <table:table-cell table:style-name="ce157" office:value-type="string" calcext:value-type="string">
            <text:p>AGND</text:p>
          </table:table-cell>
          <table:table-cell table:style-name="ce163" table:number-columns-repeated="5"/>
          <table:table-cell table:style-name="ce172"/>
          <table:table-cell table:style-name="ce182"/>
          <table:table-cell table:style-name="ce195"/>
          <table:table-cell table:style-name="ce204" table:number-columns-repeated="3"/>
          <table:table-cell table:style-name="ce211"/>
          <table:table-cell table:style-name="ce224"/>
          <table:table-cell table:style-name="ce235" table:number-columns-repeated="2"/>
          <table:table-cell table:style-name="ce204"/>
          <table:table-cell table:style-name="ce262" table:number-columns-repeated="3"/>
          <table:table-cell table:style-name="ce204"/>
          <table:table-cell table:style-name="ce276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19" calcext:value-type="float">
            <text:p>19</text:p>
          </table:table-cell>
          <table:table-cell table:style-name="ce149" office:value-type="string" calcext:value-type="string">
            <text:p>PC0</text:p>
          </table:table-cell>
          <table:table-cell table:style-name="ce155" office:value-type="string" calcext:value-type="string">
            <text:p>A16</text:p>
          </table:table-cell>
          <table:table-cell table:style-name="ce161" table:number-columns-repeated="4"/>
          <table:table-cell table:style-name="ce161" office:value-type="string" calcext:value-type="string">
            <text:p>SCL</text:p>
          </table:table-cell>
          <table:table-cell table:style-name="ce170"/>
          <table:table-cell table:style-name="ce180"/>
          <table:table-cell table:style-name="ce192" office:value-type="string" calcext:value-type="string">
            <text:p>*</text:p>
          </table:table-cell>
          <table:table-cell table:style-name="ce192" table:number-columns-repeated="2"/>
          <table:table-cell table:style-name="ce202"/>
          <table:table-cell table:style-name="ce209"/>
          <table:table-cell table:style-name="ce219"/>
          <table:table-cell table:style-name="ce231" table:number-columns-repeated="2"/>
          <table:table-cell table:style-name="ce192" office:value-type="string" calcext:value-type="string">
            <text:p>CS-MP3</text:p>
          </table:table-cell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20" calcext:value-type="float">
            <text:p>20</text:p>
          </table:table-cell>
          <table:table-cell table:style-name="ce149" office:value-type="string" calcext:value-type="string">
            <text:p>PC1</text:p>
          </table:table-cell>
          <table:table-cell table:style-name="ce155" office:value-type="string" calcext:value-type="string">
            <text:p>A17</text:p>
          </table:table-cell>
          <table:table-cell table:style-name="ce161" table:number-columns-repeated="4"/>
          <table:table-cell table:style-name="ce161" office:value-type="string" calcext:value-type="string">
            <text:p>SDA</text:p>
          </table:table-cell>
          <table:table-cell table:style-name="ce170"/>
          <table:table-cell table:style-name="ce180"/>
          <table:table-cell table:style-name="ce192"/>
          <table:table-cell table:style-name="ce202" table:number-columns-repeated="3"/>
          <table:table-cell table:style-name="ce209"/>
          <table:table-cell table:style-name="ce219"/>
          <table:table-cell table:style-name="ce231" table:number-columns-repeated="2"/>
          <table:table-cell table:style-name="ce192" office:value-type="string" calcext:value-type="string">
            <text:p>MP3-DCS</text:p>
          </table:table-cell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21" calcext:value-type="float">
            <text:p>21</text:p>
          </table:table-cell>
          <table:table-cell table:style-name="ce149" office:value-type="string" calcext:value-type="string">
            <text:p>PC2</text:p>
          </table:table-cell>
          <table:table-cell table:style-name="ce155" office:value-type="string" calcext:value-type="string">
            <text:p>A18</text:p>
          </table:table-cell>
          <table:table-cell table:style-name="ce161" table:number-columns-repeated="2"/>
          <table:table-cell table:style-name="ce161" office:value-type="string" calcext:value-type="string">
            <text:p>TCK</text:p>
          </table:table-cell>
          <table:table-cell table:style-name="ce161" table:number-columns-repeated="2"/>
          <table:table-cell table:style-name="ce170"/>
          <table:table-cell table:style-name="ce180"/>
          <table:table-cell table:style-name="ce192"/>
          <table:table-cell table:style-name="ce202" table:number-columns-repeated="3"/>
          <table:table-cell table:style-name="ce209"/>
          <table:table-cell table:style-name="ce219"/>
          <table:table-cell table:style-name="ce231" table:number-columns-repeated="2"/>
          <table:table-cell table:style-name="ce192" office:value-type="string" calcext:value-type="string">
            <text:p>MP3-RST</text:p>
          </table:table-cell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22" calcext:value-type="float">
            <text:p>22</text:p>
          </table:table-cell>
          <table:table-cell table:style-name="ce149" office:value-type="string" calcext:value-type="string">
            <text:p>PC3</text:p>
          </table:table-cell>
          <table:table-cell table:style-name="ce155" office:value-type="string" calcext:value-type="string">
            <text:p>A19</text:p>
          </table:table-cell>
          <table:table-cell table:style-name="ce161" table:number-columns-repeated="2"/>
          <table:table-cell table:style-name="ce161" office:value-type="string" calcext:value-type="string">
            <text:p>TMS</text:p>
          </table:table-cell>
          <table:table-cell table:style-name="ce161" table:number-columns-repeated="2"/>
          <table:table-cell table:style-name="ce170"/>
          <table:table-cell table:style-name="ce180"/>
          <table:table-cell table:style-name="ce192" office:value-type="string" calcext:value-type="string">
            <text:p>*</text:p>
          </table:table-cell>
          <table:table-cell table:style-name="ce202" table:number-columns-repeated="3"/>
          <table:table-cell table:style-name="ce209"/>
          <table:table-cell table:style-name="ce219"/>
          <table:table-cell table:style-name="ce231" table:number-columns-repeated="2"/>
          <table:table-cell table:style-name="ce192" office:value-type="string" calcext:value-type="string">
            <text:p>CS-uSD</text:p>
          </table:table-cell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23" calcext:value-type="float">
            <text:p>23</text:p>
          </table:table-cell>
          <table:table-cell table:style-name="ce149" office:value-type="string" calcext:value-type="string">
            <text:p>PC4</text:p>
          </table:table-cell>
          <table:table-cell table:style-name="ce155" office:value-type="string" calcext:value-type="string">
            <text:p>A20</text:p>
          </table:table-cell>
          <table:table-cell table:style-name="ce161" table:number-columns-repeated="2"/>
          <table:table-cell table:style-name="ce161" office:value-type="string" calcext:value-type="string">
            <text:p>TDO</text:p>
          </table:table-cell>
          <table:table-cell table:style-name="ce161" table:number-columns-repeated="2"/>
          <table:table-cell table:style-name="ce170"/>
          <table:table-cell table:style-name="ce180"/>
          <table:table-cell table:style-name="ce192" office:value-type="string" calcext:value-type="string">
            <text:p>*</text:p>
          </table:table-cell>
          <table:table-cell table:style-name="ce202" table:number-columns-repeated="3"/>
          <table:table-cell table:style-name="ce209"/>
          <table:table-cell table:style-name="ce219"/>
          <table:table-cell table:style-name="ce231" table:number-columns-repeated="2"/>
          <table:table-cell table:style-name="ce202"/>
          <table:table-cell table:style-name="ce259" table:number-columns-repeated="3"/>
          <table:table-cell table:style-name="ce192" office:value-type="string" calcext:value-type="string">
            <text:p>CS</text:p>
          </table:table-cell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24" calcext:value-type="float">
            <text:p>24</text:p>
          </table:table-cell>
          <table:table-cell table:style-name="ce149" office:value-type="string" calcext:value-type="string">
            <text:p>PC5</text:p>
          </table:table-cell>
          <table:table-cell table:style-name="ce155" office:value-type="string" calcext:value-type="string">
            <text:p>A21</text:p>
          </table:table-cell>
          <table:table-cell table:style-name="ce161" table:number-columns-repeated="2"/>
          <table:table-cell table:style-name="ce161" office:value-type="string" calcext:value-type="string">
            <text:p>TDI</text:p>
          </table:table-cell>
          <table:table-cell table:style-name="ce161" table:number-columns-repeated="2"/>
          <table:table-cell table:style-name="ce170"/>
          <table:table-cell table:style-name="ce177" office:value-type="string" calcext:value-type="string">
            <text:p>!CS</text:p>
          </table:table-cell>
          <table:table-cell table:style-name="ce192" office:value-type="string" calcext:value-type="string">
            <text:p>***</text:p>
          </table:table-cell>
          <table:table-cell table:style-name="ce202" table:number-columns-repeated="2"/>
          <table:table-cell table:style-name="ce192" office:value-type="string" calcext:value-type="string">
            <text:p>*</text:p>
          </table:table-cell>
          <table:table-cell table:style-name="ce209"/>
          <table:table-cell table:style-name="ce219"/>
          <table:table-cell table:style-name="ce233" office:value-type="string" calcext:value-type="string">
            <text:p>*</text:p>
          </table:table-cell>
          <table:table-cell table:style-name="ce233"/>
          <table:table-cell table:style-name="ce202"/>
          <table:table-cell table:style-name="ce259" table:number-columns-repeated="2"/>
          <table:table-cell table:style-name="ce260" office:value-type="string" calcext:value-type="string">
            <text:p>*</text:p>
          </table:table-cell>
          <table:table-cell table:style-name="ce202"/>
          <table:table-cell table:style-name="ce274" table:number-columns-repeated="999"/>
        </table:table-row>
        <table:table-row table:style-name="ro7">
          <table:table-cell table:style-name="ce140"/>
          <table:table-cell table:style-name="ce143" office:value-type="float" office:value="25" calcext:value-type="float">
            <text:p>25</text:p>
          </table:table-cell>
          <table:table-cell table:style-name="ce149" office:value-type="string" calcext:value-type="string">
            <text:p>PC6</text:p>
          </table:table-cell>
          <table:table-cell table:style-name="ce155" office:value-type="string" calcext:value-type="string">
            <text:p>A22</text:p>
          </table:table-cell>
          <table:table-cell table:style-name="ce161" table:number-columns-repeated="4"/>
          <table:table-cell table:style-name="ce161" office:value-type="string" calcext:value-type="string">
            <text:p>TOSC1</text:p>
          </table:table-cell>
          <table:table-cell table:style-name="ce170"/>
          <table:table-cell table:style-name="ce180"/>
          <table:table-cell table:style-name="ce192" office:value-type="string" calcext:value-type="string">
            <text:p>*</text:p>
          </table:table-cell>
          <table:table-cell table:style-name="ce192" office:value-type="string" calcext:value-type="string">
            <text:p>CS</text:p>
          </table:table-cell>
          <table:table-cell table:style-name="ce192"/>
          <table:table-cell table:style-name="ce202"/>
          <table:table-cell table:style-name="ce209"/>
          <table:table-cell table:style-name="ce219"/>
          <table:table-cell table:style-name="ce231" table:number-columns-repeated="2"/>
          <table:table-cell table:style-name="ce202"/>
          <table:table-cell table:style-name="ce259"/>
          <table:table-cell table:style-name="ce260" office:value-type="string" calcext:value-type="string">
            <text:p>CS</text:p>
          </table:table-cell>
          <table:table-cell table:style-name="ce259"/>
          <table:table-cell table:style-name="ce202"/>
          <table:table-cell table:style-name="ce274" table:number-columns-repeated="999"/>
        </table:table-row>
        <table:table-row table:style-name="ro7">
          <table:table-cell table:style-name="ce140"/>
          <table:table-cell table:style-name="ce143" office:value-type="float" office:value="26" calcext:value-type="float">
            <text:p>26</text:p>
          </table:table-cell>
          <table:table-cell table:style-name="ce149" office:value-type="string" calcext:value-type="string">
            <text:p>PC7</text:p>
          </table:table-cell>
          <table:table-cell table:style-name="ce155" office:value-type="string" calcext:value-type="string">
            <text:p>A23</text:p>
          </table:table-cell>
          <table:table-cell table:style-name="ce161" table:number-columns-repeated="4"/>
          <table:table-cell table:style-name="ce161" office:value-type="string" calcext:value-type="string">
            <text:p>TOSC2</text:p>
          </table:table-cell>
          <table:table-cell table:style-name="ce170"/>
          <table:table-cell table:style-name="ce180"/>
          <table:table-cell table:style-name="ce192"/>
          <table:table-cell table:style-name="ce202" table:number-columns-repeated="3"/>
          <table:table-cell table:style-name="ce209"/>
          <table:table-cell table:style-name="ce219"/>
          <table:table-cell table:style-name="ce231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1" office:value-type="string" calcext:value-type="string">
            <text:p>+</text:p>
          </table:table-cell>
          <table:table-cell table:style-name="ce144" office:value-type="float" office:value="27" calcext:value-type="float">
            <text:p>27</text:p>
          </table:table-cell>
          <table:table-cell table:style-name="ce150" office:value-type="string" calcext:value-type="string">
            <text:p>AVCC</text:p>
          </table:table-cell>
          <table:table-cell table:style-name="ce156" office:value-type="string" calcext:value-type="string">
            <text:p>A5V</text:p>
          </table:table-cell>
          <table:table-cell table:style-name="ce162" table:number-columns-repeated="5"/>
          <table:table-cell table:style-name="ce171"/>
          <table:table-cell table:style-name="ce181"/>
          <table:table-cell table:style-name="ce194"/>
          <table:table-cell table:style-name="ce203" table:number-columns-repeated="3"/>
          <table:table-cell table:style-name="ce210"/>
          <table:table-cell table:style-name="ce223"/>
          <table:table-cell table:style-name="ce234" table:number-columns-repeated="2"/>
          <table:table-cell table:style-name="ce203"/>
          <table:table-cell table:style-name="ce261" table:number-columns-repeated="3"/>
          <table:table-cell table:style-name="ce203"/>
          <table:table-cell table:style-name="ce275" table:number-columns-repeated="999"/>
        </table:table-row>
        <table:table-row table:style-name="ro7">
          <table:table-cell table:style-name="ce142" office:value-type="string" calcext:value-type="string">
            <text:p>-</text:p>
          </table:table-cell>
          <table:table-cell table:style-name="ce145" office:value-type="float" office:value="28" calcext:value-type="float">
            <text:p>28</text:p>
          </table:table-cell>
          <table:table-cell table:style-name="ce151" office:value-type="string" calcext:value-type="string">
            <text:p>GND</text:p>
          </table:table-cell>
          <table:table-cell table:style-name="ce157" office:value-type="string" calcext:value-type="string">
            <text:p>AGND</text:p>
          </table:table-cell>
          <table:table-cell table:style-name="ce163" table:number-columns-repeated="5"/>
          <table:table-cell table:style-name="ce172"/>
          <table:table-cell table:style-name="ce182"/>
          <table:table-cell table:style-name="ce195"/>
          <table:table-cell table:style-name="ce204" table:number-columns-repeated="3"/>
          <table:table-cell table:style-name="ce211"/>
          <table:table-cell table:style-name="ce224"/>
          <table:table-cell table:style-name="ce235" table:number-columns-repeated="2"/>
          <table:table-cell table:style-name="ce204"/>
          <table:table-cell table:style-name="ce262" table:number-columns-repeated="3"/>
          <table:table-cell table:style-name="ce204"/>
          <table:table-cell table:style-name="ce276" table:number-columns-repeated="999"/>
        </table:table-row>
        <table:table-row table:style-name="ro7">
          <table:table-cell table:style-name="ce140" office:value-type="string" calcext:value-type="string">
            <text:p>\</text:p>
          </table:table-cell>
          <table:table-cell table:style-name="ce143" office:value-type="float" office:value="29" calcext:value-type="float">
            <text:p>29</text:p>
          </table:table-cell>
          <table:table-cell table:style-name="ce149" office:value-type="string" calcext:value-type="string">
            <text:p>AREF</text:p>
          </table:table-cell>
          <table:table-cell table:style-name="ce155"/>
          <table:table-cell table:style-name="ce161" table:number-columns-repeated="5"/>
          <table:table-cell table:style-name="ce170"/>
          <table:table-cell table:style-name="ce180"/>
          <table:table-cell table:style-name="ce192"/>
          <table:table-cell table:style-name="ce202" table:number-columns-repeated="3"/>
          <table:table-cell table:style-name="ce209"/>
          <table:table-cell table:style-name="ce219"/>
          <table:table-cell table:style-name="ce231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30" calcext:value-type="float">
            <text:p>30</text:p>
          </table:table-cell>
          <table:table-cell table:style-name="ce149" office:value-type="string" calcext:value-type="string">
            <text:p>PA7</text:p>
          </table:table-cell>
          <table:table-cell table:style-name="ce155" office:value-type="string" calcext:value-type="string">
            <text:p>A7</text:p>
          </table:table-cell>
          <table:table-cell table:style-name="ce164" office:value-type="string" calcext:value-type="string">
            <text:p>x</text:p>
          </table:table-cell>
          <table:table-cell table:style-name="ce161" table:number-columns-repeated="4"/>
          <table:table-cell table:style-name="ce170"/>
          <table:table-cell table:style-name="ce180"/>
          <table:table-cell table:style-name="ce193" office:value-type="string" calcext:value-type="string">
            <text:p>CODE</text:p>
          </table:table-cell>
          <table:table-cell table:style-name="ce193" table:number-columns-repeated="2"/>
          <table:table-cell table:style-name="ce202"/>
          <table:table-cell table:style-name="ce209"/>
          <table:table-cell table:style-name="ce219"/>
          <table:table-cell table:style-name="ce231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31" calcext:value-type="float">
            <text:p>31</text:p>
          </table:table-cell>
          <table:table-cell table:style-name="ce149" office:value-type="string" calcext:value-type="string">
            <text:p>PA6</text:p>
          </table:table-cell>
          <table:table-cell table:style-name="ce155" office:value-type="string" calcext:value-type="string">
            <text:p>A6</text:p>
          </table:table-cell>
          <table:table-cell table:style-name="ce164" office:value-type="string" calcext:value-type="string">
            <text:p>x</text:p>
          </table:table-cell>
          <table:table-cell table:style-name="ce161" table:number-columns-repeated="4"/>
          <table:table-cell table:style-name="ce170"/>
          <table:table-cell table:style-name="ce183"/>
          <table:table-cell table:style-name="ce192"/>
          <table:table-cell table:style-name="ce202" table:number-columns-repeated="2"/>
          <table:table-cell table:style-name="ce193" office:value-type="string" calcext:value-type="string">
            <text:p>SECU</text:p>
          </table:table-cell>
          <table:table-cell table:style-name="ce208"/>
          <table:table-cell table:style-name="ce219"/>
          <table:table-cell table:style-name="ce236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32" calcext:value-type="float">
            <text:p>32</text:p>
          </table:table-cell>
          <table:table-cell table:style-name="ce149" office:value-type="string" calcext:value-type="string">
            <text:p>PA5</text:p>
          </table:table-cell>
          <table:table-cell table:style-name="ce155" office:value-type="string" calcext:value-type="string">
            <text:p>A5</text:p>
          </table:table-cell>
          <table:table-cell table:style-name="ce164" office:value-type="string" calcext:value-type="string">
            <text:p>x</text:p>
          </table:table-cell>
          <table:table-cell table:style-name="ce161" table:number-columns-repeated="4"/>
          <table:table-cell table:style-name="ce170"/>
          <table:table-cell table:style-name="ce183"/>
          <table:table-cell table:style-name="ce192"/>
          <table:table-cell table:style-name="ce202" table:number-columns-repeated="2"/>
          <table:table-cell table:style-name="ce193" office:value-type="string" calcext:value-type="string">
            <text:p>NORM</text:p>
          </table:table-cell>
          <table:table-cell table:style-name="ce208"/>
          <table:table-cell table:style-name="ce219"/>
          <table:table-cell table:style-name="ce236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33" calcext:value-type="float">
            <text:p>33</text:p>
          </table:table-cell>
          <table:table-cell table:style-name="ce149" office:value-type="string" calcext:value-type="string">
            <text:p>PA4</text:p>
          </table:table-cell>
          <table:table-cell table:style-name="ce155" office:value-type="string" calcext:value-type="string">
            <text:p>A4</text:p>
          </table:table-cell>
          <table:table-cell table:style-name="ce164" office:value-type="string" calcext:value-type="string">
            <text:p>x</text:p>
          </table:table-cell>
          <table:table-cell table:style-name="ce161" table:number-columns-repeated="4"/>
          <table:table-cell table:style-name="ce170"/>
          <table:table-cell table:style-name="ce180"/>
          <table:table-cell table:style-name="ce192"/>
          <table:table-cell table:style-name="ce202" table:number-columns-repeated="3"/>
          <table:table-cell table:style-name="ce209"/>
          <table:table-cell table:style-name="ce219"/>
          <table:table-cell table:style-name="ce231"/>
          <table:table-cell table:style-name="ce236" office:value-type="string" calcext:value-type="string">
            <text:p>LUMI</text:p>
          </table:table-cell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34" calcext:value-type="float">
            <text:p>34</text:p>
          </table:table-cell>
          <table:table-cell table:style-name="ce149" office:value-type="string" calcext:value-type="string">
            <text:p>PA3</text:p>
          </table:table-cell>
          <table:table-cell table:style-name="ce155" office:value-type="string" calcext:value-type="string">
            <text:p>A3</text:p>
          </table:table-cell>
          <table:table-cell table:style-name="ce164" office:value-type="string" calcext:value-type="string">
            <text:p>x</text:p>
          </table:table-cell>
          <table:table-cell table:style-name="ce161" table:number-columns-repeated="4"/>
          <table:table-cell table:style-name="ce170"/>
          <table:table-cell table:style-name="ce180"/>
          <table:table-cell table:style-name="ce192"/>
          <table:table-cell table:style-name="ce202" table:number-columns-repeated="3"/>
          <table:table-cell table:style-name="ce209"/>
          <table:table-cell table:style-name="ce219"/>
          <table:table-cell table:style-name="ce231" table:number-columns-repeated="2"/>
          <table:table-cell table:style-name="ce202"/>
          <table:table-cell table:style-name="ce259" table:number-columns-repeated="2"/>
          <table:table-cell table:style-name="ce260" office:value-type="string" calcext:value-type="string">
            <text:p>PWM_freq</text:p>
          </table:table-cell>
          <table:table-cell table:style-name="ce202"/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35" calcext:value-type="float">
            <text:p>35</text:p>
          </table:table-cell>
          <table:table-cell table:style-name="ce149" office:value-type="string" calcext:value-type="string">
            <text:p>PA2</text:p>
          </table:table-cell>
          <table:table-cell table:style-name="ce155" office:value-type="string" calcext:value-type="string">
            <text:p>A2</text:p>
          </table:table-cell>
          <table:table-cell table:style-name="ce164" office:value-type="string" calcext:value-type="string">
            <text:p>x</text:p>
          </table:table-cell>
          <table:table-cell table:style-name="ce161" table:number-columns-repeated="4"/>
          <table:table-cell table:style-name="ce170"/>
          <table:table-cell table:style-name="ce180"/>
          <table:table-cell table:style-name="ce192"/>
          <table:table-cell table:style-name="ce202"/>
          <table:table-cell table:style-name="ce193" office:value-type="string" calcext:value-type="string">
            <text:p>TEMPER</text:p>
          </table:table-cell>
          <table:table-cell table:style-name="ce202"/>
          <table:table-cell table:style-name="ce209"/>
          <table:table-cell table:style-name="ce219"/>
          <table:table-cell table:style-name="ce231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36" calcext:value-type="float">
            <text:p>36</text:p>
          </table:table-cell>
          <table:table-cell table:style-name="ce149" office:value-type="string" calcext:value-type="string">
            <text:p>PA1</text:p>
          </table:table-cell>
          <table:table-cell table:style-name="ce155" office:value-type="string" calcext:value-type="string">
            <text:p>A1</text:p>
          </table:table-cell>
          <table:table-cell table:style-name="ce164" office:value-type="string" calcext:value-type="string">
            <text:p>x</text:p>
          </table:table-cell>
          <table:table-cell table:style-name="ce161" table:number-columns-repeated="4"/>
          <table:table-cell table:style-name="ce170"/>
          <table:table-cell table:style-name="ce180"/>
          <table:table-cell table:style-name="ce192"/>
          <table:table-cell table:style-name="ce202"/>
          <table:table-cell table:style-name="ce192" office:value-type="string" calcext:value-type="string">
            <text:p>VENTIL</text:p>
          </table:table-cell>
          <table:table-cell table:style-name="ce202"/>
          <table:table-cell table:style-name="ce209"/>
          <table:table-cell table:style-name="ce219"/>
          <table:table-cell table:style-name="ce231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/>
          <table:table-cell table:style-name="ce143" office:value-type="float" office:value="37" calcext:value-type="float">
            <text:p>37</text:p>
          </table:table-cell>
          <table:table-cell table:style-name="ce149" office:value-type="string" calcext:value-type="string">
            <text:p>PA0</text:p>
          </table:table-cell>
          <table:table-cell table:style-name="ce155" office:value-type="string" calcext:value-type="string">
            <text:p>A0</text:p>
          </table:table-cell>
          <table:table-cell table:style-name="ce161" office:value-type="string" calcext:value-type="string">
            <text:p>x</text:p>
          </table:table-cell>
          <table:table-cell table:style-name="ce161" table:number-columns-repeated="4"/>
          <table:table-cell table:style-name="ce170"/>
          <table:table-cell table:style-name="ce180"/>
          <table:table-cell table:style-name="ce192"/>
          <table:table-cell table:style-name="ce202" table:number-columns-repeated="3"/>
          <table:table-cell table:style-name="ce209"/>
          <table:table-cell table:style-name="ce219"/>
          <table:table-cell table:style-name="ce231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1" office:value-type="string" calcext:value-type="string">
            <text:p>+</text:p>
          </table:table-cell>
          <table:table-cell table:style-name="ce144" office:value-type="float" office:value="38" calcext:value-type="float">
            <text:p>38</text:p>
          </table:table-cell>
          <table:table-cell table:style-name="ce150" office:value-type="string" calcext:value-type="string">
            <text:p>VCC</text:p>
          </table:table-cell>
          <table:table-cell table:style-name="ce156" office:value-type="string" calcext:value-type="string">
            <text:p>A5V</text:p>
          </table:table-cell>
          <table:table-cell table:style-name="ce162" table:number-columns-repeated="5"/>
          <table:table-cell table:style-name="ce173"/>
          <table:table-cell table:style-name="ce184"/>
          <table:table-cell table:style-name="ce194"/>
          <table:table-cell table:style-name="ce203" table:number-columns-repeated="3"/>
          <table:table-cell table:style-name="ce212"/>
          <table:table-cell table:style-name="ce223"/>
          <table:table-cell table:style-name="ce237" table:number-columns-repeated="2"/>
          <table:table-cell table:style-name="ce203"/>
          <table:table-cell table:style-name="ce261" table:number-columns-repeated="3"/>
          <table:table-cell table:style-name="ce203"/>
          <table:table-cell table:style-name="ce275" table:number-columns-repeated="999"/>
        </table:table-row>
        <table:table-row table:style-name="ro7">
          <table:table-cell table:style-name="ce142" office:value-type="string" calcext:value-type="string">
            <text:p>-</text:p>
          </table:table-cell>
          <table:table-cell table:style-name="ce145" office:value-type="float" office:value="39" calcext:value-type="float">
            <text:p>39</text:p>
          </table:table-cell>
          <table:table-cell table:style-name="ce151" office:value-type="string" calcext:value-type="string">
            <text:p>GND</text:p>
          </table:table-cell>
          <table:table-cell table:style-name="ce157" office:value-type="string" calcext:value-type="string">
            <text:p>AGND</text:p>
          </table:table-cell>
          <table:table-cell table:style-name="ce163" table:number-columns-repeated="5"/>
          <table:table-cell table:style-name="ce172"/>
          <table:table-cell table:style-name="ce182"/>
          <table:table-cell table:style-name="ce195"/>
          <table:table-cell table:style-name="ce204" table:number-columns-repeated="3"/>
          <table:table-cell table:style-name="ce211"/>
          <table:table-cell table:style-name="ce224"/>
          <table:table-cell table:style-name="ce235" table:number-columns-repeated="2"/>
          <table:table-cell table:style-name="ce204"/>
          <table:table-cell table:style-name="ce262" table:number-columns-repeated="3"/>
          <table:table-cell table:style-name="ce204"/>
          <table:table-cell table:style-name="ce276" table:number-columns-repeated="999"/>
        </table:table-row>
        <table:table-row table:style-name="ro7">
          <table:table-cell table:style-name="ce140"/>
          <table:table-cell table:style-name="ce143" office:value-type="float" office:value="40" calcext:value-type="float">
            <text:p>40</text:p>
          </table:table-cell>
          <table:table-cell table:style-name="ce149" office:value-type="string" calcext:value-type="string">
            <text:p>PB0</text:p>
          </table:table-cell>
          <table:table-cell table:style-name="ce155" office:value-type="string" calcext:value-type="string">
            <text:p>A8</text:p>
          </table:table-cell>
          <table:table-cell table:style-name="ce161" table:number-columns-repeated="4"/>
          <table:table-cell table:style-name="ce161" office:value-type="string" calcext:value-type="string">
            <text:p>T0 / XCK0</text:p>
          </table:table-cell>
          <table:table-cell table:style-name="ce170"/>
          <table:table-cell table:style-name="ce180"/>
          <table:table-cell table:style-name="ce192"/>
          <table:table-cell table:style-name="ce202" table:number-columns-repeated="3"/>
          <table:table-cell table:style-name="ce209"/>
          <table:table-cell table:style-name="ce219"/>
          <table:table-cell table:style-name="ce231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/>
          <table:table-cell table:style-name="ce143" office:value-type="float" office:value="41" calcext:value-type="float">
            <text:p>41</text:p>
          </table:table-cell>
          <table:table-cell table:style-name="ce149" office:value-type="string" calcext:value-type="string">
            <text:p>PB1</text:p>
          </table:table-cell>
          <table:table-cell table:style-name="ce155" office:value-type="string" calcext:value-type="string">
            <text:p>A9</text:p>
          </table:table-cell>
          <table:table-cell table:style-name="ce161" table:number-columns-repeated="4"/>
          <table:table-cell table:style-name="ce161" office:value-type="string" calcext:value-type="string">
            <text:p>T1 / CLK0</text:p>
          </table:table-cell>
          <table:table-cell table:style-name="ce170"/>
          <table:table-cell table:style-name="ce180"/>
          <table:table-cell table:style-name="ce192"/>
          <table:table-cell table:style-name="ce202" table:number-columns-repeated="3"/>
          <table:table-cell table:style-name="ce209"/>
          <table:table-cell table:style-name="ce219"/>
          <table:table-cell table:style-name="ce231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/>
          <table:table-cell table:style-name="ce143" office:value-type="float" office:value="42" calcext:value-type="float">
            <text:p>42</text:p>
          </table:table-cell>
          <table:table-cell table:style-name="ce149" office:value-type="string" calcext:value-type="string">
            <text:p>PB2</text:p>
          </table:table-cell>
          <table:table-cell table:style-name="ce155" office:value-type="string" calcext:value-type="string">
            <text:p>A10</text:p>
          </table:table-cell>
          <table:table-cell table:style-name="ce161"/>
          <table:table-cell table:style-name="ce161" office:value-type="float" office:value="2" calcext:value-type="float">
            <text:p>2</text:p>
          </table:table-cell>
          <table:table-cell table:style-name="ce161" table:number-columns-repeated="2"/>
          <table:table-cell table:style-name="ce161" office:value-type="string" calcext:value-type="string">
            <text:p>AIN0</text:p>
          </table:table-cell>
          <table:table-cell table:style-name="ce170"/>
          <table:table-cell table:style-name="ce180"/>
          <table:table-cell table:style-name="ce192"/>
          <table:table-cell table:style-name="ce202" table:number-columns-repeated="3"/>
          <table:table-cell table:style-name="ce209"/>
          <table:table-cell table:style-name="ce219"/>
          <table:table-cell table:style-name="ce231" table:number-columns-repeated="2"/>
          <table:table-cell table:style-name="ce202"/>
          <table:table-cell table:style-name="ce259"/>
          <table:table-cell table:style-name="ce259" office:value-type="string" calcext:value-type="string">
            <text:p>??(interessant?)</text:p>
          </table:table-cell>
          <table:table-cell table:style-name="ce259"/>
          <table:table-cell table:style-name="ce202"/>
          <table:table-cell table:style-name="ce274" table:number-columns-repeated="999"/>
        </table:table-row>
        <table:table-row table:style-name="ro7">
          <table:table-cell table:style-name="ce140"/>
          <table:table-cell table:style-name="ce143" office:value-type="float" office:value="43" calcext:value-type="float">
            <text:p>43</text:p>
          </table:table-cell>
          <table:table-cell table:style-name="ce149" office:value-type="string" calcext:value-type="string">
            <text:p>PB3</text:p>
          </table:table-cell>
          <table:table-cell table:style-name="ce155" office:value-type="string" calcext:value-type="string">
            <text:p>A11</text:p>
          </table:table-cell>
          <table:table-cell table:style-name="ce161" table:number-columns-repeated="4"/>
          <table:table-cell table:style-name="ce161" office:value-type="string" calcext:value-type="string">
            <text:p>AIN1 / OC0A</text:p>
          </table:table-cell>
          <table:table-cell table:style-name="ce170"/>
          <table:table-cell table:style-name="ce180"/>
          <table:table-cell table:style-name="ce192"/>
          <table:table-cell table:style-name="ce202" table:number-columns-repeated="3"/>
          <table:table-cell table:style-name="ce209"/>
          <table:table-cell table:style-name="ce219"/>
          <table:table-cell table:style-name="ce231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/>
          <table:table-cell table:style-name="ce143" office:value-type="float" office:value="44" calcext:value-type="float">
            <text:p>44</text:p>
          </table:table-cell>
          <table:table-cell table:style-name="ce149" office:value-type="string" calcext:value-type="string">
            <text:p>PB4</text:p>
          </table:table-cell>
          <table:table-cell table:style-name="ce155" office:value-type="string" calcext:value-type="string">
            <text:p>A12</text:p>
          </table:table-cell>
          <table:table-cell table:style-name="ce161" table:number-columns-repeated="3"/>
          <table:table-cell table:style-name="ce161" office:value-type="string" calcext:value-type="string">
            <text:p>!SS</text:p>
          </table:table-cell>
          <table:table-cell table:style-name="ce161" office:value-type="string" calcext:value-type="string">
            <text:p>OC0B</text:p>
          </table:table-cell>
          <table:table-cell table:style-name="ce170"/>
          <table:table-cell table:style-name="ce180"/>
          <table:table-cell table:style-name="ce192"/>
          <table:table-cell table:style-name="ce202" table:number-columns-repeated="3"/>
          <table:table-cell table:style-name="ce209"/>
          <table:table-cell table:style-name="ce219"/>
          <table:table-cell table:style-name="ce231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/>
          <table:table-cell table:style-name="ce59" office:value-type="string" calcext:value-type="string">
            <text:p>PIN BUS 16</text:p>
          </table:table-cell>
          <table:table-cell table:style-name="ce59" office:value-type="string" calcext:value-type="string">
            <text:p>Designation</text:p>
          </table:table-cell>
          <table:table-cell table:style-name="ce59" office:value-type="string" calcext:value-type="string">
            <text:p>PIN n°</text:p>
          </table:table-cell>
          <table:table-cell table:style-name="ce91" office:value-type="string" calcext:value-type="string">
            <text:p>I/O</text:p>
          </table:table-cell>
          <table:table-cell table:style-name="ce91" office:value-type="string" calcext:value-type="string">
            <text:p>INT</text:p>
          </table:table-cell>
          <table:table-cell table:style-name="ce91" office:value-type="string" calcext:value-type="string">
            <text:p>ADDR</text:p>
          </table:table-cell>
          <table:table-cell table:style-name="ce91" office:value-type="string" calcext:value-type="string">
            <text:p>SPI</text:p>
          </table:table-cell>
          <table:table-cell table:style-name="ce91" office:value-type="string" calcext:value-type="string">
            <text:p>Autres</text:p>
          </table:table-cell>
          <table:table-cell table:number-columns-repeated="1014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6" office:value-type="float" office:value="1" calcext:value-type="float">
            <text:p>1</text:p>
          </table:table-cell>
          <table:table-cell table:style-name="ce152" office:value-type="string" calcext:value-type="string">
            <text:p>GPB0</text:p>
          </table:table-cell>
          <table:table-cell table:style-name="ce158" office:value-type="string" calcext:value-type="string">
            <text:p>B8</text:p>
          </table:table-cell>
          <table:table-cell table:style-name="ce165" office:value-type="string" calcext:value-type="string">
            <text:p>I/O</text:p>
          </table:table-cell>
          <table:table-cell table:style-name="ce165" table:number-columns-repeated="4"/>
          <table:table-cell table:style-name="ce174"/>
          <table:table-cell table:style-name="ce185"/>
          <table:table-cell table:style-name="ce196" table:number-columns-repeated="3"/>
          <table:table-cell table:style-name="ce205" office:value-type="string" calcext:value-type="string">
            <text:p>SECT</text:p>
          </table:table-cell>
          <table:table-cell table:style-name="ce213"/>
          <table:table-cell table:style-name="ce225"/>
          <table:table-cell table:style-name="ce238" table:number-columns-repeated="2"/>
          <table:table-cell table:style-name="ce196" table:number-columns-repeated="3"/>
          <table:table-cell table:style-name="ce268"/>
          <table:table-cell table:style-name="ce196"/>
          <table:table-cell table:style-name="ce1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6" office:value-type="float" office:value="2" calcext:value-type="float">
            <text:p>2</text:p>
          </table:table-cell>
          <table:table-cell table:style-name="ce152" office:value-type="string" calcext:value-type="string">
            <text:p>GPB1</text:p>
          </table:table-cell>
          <table:table-cell table:style-name="ce158" office:value-type="string" calcext:value-type="string">
            <text:p>B9</text:p>
          </table:table-cell>
          <table:table-cell table:style-name="ce165" office:value-type="string" calcext:value-type="string">
            <text:p>I/O</text:p>
          </table:table-cell>
          <table:table-cell table:style-name="ce165" table:number-columns-repeated="4"/>
          <table:table-cell table:style-name="ce174"/>
          <table:table-cell table:style-name="ce185"/>
          <table:table-cell table:style-name="ce196" table:number-columns-repeated="3"/>
          <table:table-cell table:style-name="ce185"/>
          <table:table-cell table:style-name="ce213"/>
          <table:table-cell table:style-name="ce225"/>
          <table:table-cell table:style-name="ce239" table:number-columns-repeated="2"/>
          <table:table-cell table:style-name="ce196" table:number-columns-repeated="3"/>
          <table:table-cell table:style-name="ce269" office:value-type="string" calcext:value-type="string">
            <text:p>CS_pwm1</text:p>
          </table:table-cell>
          <table:table-cell table:style-name="ce196"/>
          <table:table-cell table:style-name="ce1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6" office:value-type="float" office:value="3" calcext:value-type="float">
            <text:p>3</text:p>
          </table:table-cell>
          <table:table-cell table:style-name="ce152" office:value-type="string" calcext:value-type="string">
            <text:p>GPB2</text:p>
          </table:table-cell>
          <table:table-cell table:style-name="ce158" office:value-type="string" calcext:value-type="string">
            <text:p>B10</text:p>
          </table:table-cell>
          <table:table-cell table:style-name="ce165" office:value-type="string" calcext:value-type="string">
            <text:p>I/O</text:p>
          </table:table-cell>
          <table:table-cell table:style-name="ce165" table:number-columns-repeated="4"/>
          <table:table-cell table:style-name="ce174"/>
          <table:table-cell table:style-name="ce185"/>
          <table:table-cell table:style-name="ce196" table:number-columns-repeated="3"/>
          <table:table-cell table:style-name="ce185"/>
          <table:table-cell table:style-name="ce213"/>
          <table:table-cell table:style-name="ce225"/>
          <table:table-cell table:style-name="ce239" table:number-columns-repeated="2"/>
          <table:table-cell table:style-name="ce196" table:number-columns-repeated="3"/>
          <table:table-cell table:style-name="ce269" office:value-type="string" calcext:value-type="string">
            <text:p>CS_pwm2</text:p>
          </table:table-cell>
          <table:table-cell table:style-name="ce196"/>
          <table:table-cell table:style-name="ce1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6" office:value-type="float" office:value="4" calcext:value-type="float">
            <text:p>4</text:p>
          </table:table-cell>
          <table:table-cell table:style-name="ce152" office:value-type="string" calcext:value-type="string">
            <text:p>GPB3</text:p>
          </table:table-cell>
          <table:table-cell table:style-name="ce158" office:value-type="string" calcext:value-type="string">
            <text:p>B11</text:p>
          </table:table-cell>
          <table:table-cell table:style-name="ce165" office:value-type="string" calcext:value-type="string">
            <text:p>I/O</text:p>
          </table:table-cell>
          <table:table-cell table:style-name="ce165" table:number-columns-repeated="4"/>
          <table:table-cell table:style-name="ce174"/>
          <table:table-cell table:style-name="ce185"/>
          <table:table-cell table:style-name="ce196" table:number-columns-repeated="3"/>
          <table:table-cell table:style-name="ce185"/>
          <table:table-cell table:style-name="ce213"/>
          <table:table-cell table:style-name="ce225"/>
          <table:table-cell table:style-name="ce239" table:number-columns-repeated="2"/>
          <table:table-cell table:style-name="ce196" table:number-columns-repeated="3"/>
          <table:table-cell table:style-name="ce269" office:value-type="string" calcext:value-type="string">
            <text:p>CS_pwm3</text:p>
          </table:table-cell>
          <table:table-cell table:style-name="ce196"/>
          <table:table-cell table:style-name="ce174" table:number-columns-repeated="999"/>
        </table:table-row>
        <table:table-row table:style-name="ro7">
          <table:table-cell table:style-name="ce140"/>
          <table:table-cell table:style-name="ce146" office:value-type="float" office:value="5" calcext:value-type="float">
            <text:p>5</text:p>
          </table:table-cell>
          <table:table-cell table:style-name="ce152" office:value-type="string" calcext:value-type="string">
            <text:p>GPB4</text:p>
          </table:table-cell>
          <table:table-cell table:style-name="ce158" office:value-type="string" calcext:value-type="string">
            <text:p>B12</text:p>
          </table:table-cell>
          <table:table-cell table:style-name="ce165" office:value-type="string" calcext:value-type="string">
            <text:p>I/O</text:p>
          </table:table-cell>
          <table:table-cell table:style-name="ce165" table:number-columns-repeated="4"/>
          <table:table-cell table:style-name="ce174"/>
          <table:table-cell table:style-name="ce185"/>
          <table:table-cell table:style-name="ce196" table:number-columns-repeated="3"/>
          <table:table-cell table:style-name="ce185"/>
          <table:table-cell table:style-name="ce213"/>
          <table:table-cell table:style-name="ce225"/>
          <table:table-cell table:style-name="ce239" table:number-columns-repeated="2"/>
          <table:table-cell table:style-name="ce196" table:number-columns-repeated="3"/>
          <table:table-cell table:style-name="ce269"/>
          <table:table-cell table:style-name="ce196"/>
          <table:table-cell table:style-name="ce174" table:number-columns-repeated="999"/>
        </table:table-row>
        <table:table-row table:style-name="ro7">
          <table:table-cell table:style-name="ce140"/>
          <table:table-cell table:style-name="ce146" office:value-type="float" office:value="6" calcext:value-type="float">
            <text:p>6</text:p>
          </table:table-cell>
          <table:table-cell table:style-name="ce152" office:value-type="string" calcext:value-type="string">
            <text:p>GPB5</text:p>
          </table:table-cell>
          <table:table-cell table:style-name="ce158" office:value-type="string" calcext:value-type="string">
            <text:p>B13</text:p>
          </table:table-cell>
          <table:table-cell table:style-name="ce165" office:value-type="string" calcext:value-type="string">
            <text:p>I/O</text:p>
          </table:table-cell>
          <table:table-cell table:style-name="ce165" table:number-columns-repeated="4"/>
          <table:table-cell table:style-name="ce174"/>
          <table:table-cell table:style-name="ce185"/>
          <table:table-cell table:style-name="ce196" table:number-columns-repeated="3"/>
          <table:table-cell table:style-name="ce185"/>
          <table:table-cell table:style-name="ce213"/>
          <table:table-cell table:style-name="ce225"/>
          <table:table-cell table:style-name="ce239" table:number-columns-repeated="2"/>
          <table:table-cell table:style-name="ce196" table:number-columns-repeated="3"/>
          <table:table-cell table:style-name="ce269"/>
          <table:table-cell table:style-name="ce196"/>
          <table:table-cell table:style-name="ce174" table:number-columns-repeated="999"/>
        </table:table-row>
        <table:table-row table:style-name="ro7">
          <table:table-cell table:style-name="ce140"/>
          <table:table-cell table:style-name="ce146" office:value-type="float" office:value="7" calcext:value-type="float">
            <text:p>7</text:p>
          </table:table-cell>
          <table:table-cell table:style-name="ce152" office:value-type="string" calcext:value-type="string">
            <text:p>GPB6</text:p>
          </table:table-cell>
          <table:table-cell table:style-name="ce158" office:value-type="string" calcext:value-type="string">
            <text:p>B14</text:p>
          </table:table-cell>
          <table:table-cell table:style-name="ce165" office:value-type="string" calcext:value-type="string">
            <text:p>I/O</text:p>
          </table:table-cell>
          <table:table-cell table:style-name="ce165" table:number-columns-repeated="4"/>
          <table:table-cell table:style-name="ce174"/>
          <table:table-cell table:style-name="ce185"/>
          <table:table-cell table:style-name="ce196" table:number-columns-repeated="3"/>
          <table:table-cell table:style-name="ce185"/>
          <table:table-cell table:style-name="ce213"/>
          <table:table-cell table:style-name="ce225"/>
          <table:table-cell table:style-name="ce239" table:number-columns-repeated="2"/>
          <table:table-cell table:style-name="ce196" table:number-columns-repeated="3"/>
          <table:table-cell table:style-name="ce269"/>
          <table:table-cell table:style-name="ce196"/>
          <table:table-cell table:style-name="ce174" table:number-columns-repeated="999"/>
        </table:table-row>
        <table:table-row table:style-name="ro7">
          <table:table-cell table:style-name="ce140"/>
          <table:table-cell table:style-name="ce146" office:value-type="float" office:value="8" calcext:value-type="float">
            <text:p>8</text:p>
          </table:table-cell>
          <table:table-cell table:style-name="ce152" office:value-type="string" calcext:value-type="string">
            <text:p>GPB7</text:p>
          </table:table-cell>
          <table:table-cell table:style-name="ce158" office:value-type="string" calcext:value-type="string">
            <text:p>B15</text:p>
          </table:table-cell>
          <table:table-cell table:style-name="ce165" office:value-type="string" calcext:value-type="string">
            <text:p>I/O</text:p>
          </table:table-cell>
          <table:table-cell table:style-name="ce165" table:number-columns-repeated="4"/>
          <table:table-cell table:style-name="ce174"/>
          <table:table-cell table:style-name="ce185"/>
          <table:table-cell table:style-name="ce196" table:number-columns-repeated="3"/>
          <table:table-cell table:style-name="ce185"/>
          <table:table-cell table:style-name="ce213"/>
          <table:table-cell table:style-name="ce225"/>
          <table:table-cell table:style-name="ce239" table:number-columns-repeated="2"/>
          <table:table-cell table:style-name="ce196" table:number-columns-repeated="3"/>
          <table:table-cell table:style-name="ce270"/>
          <table:table-cell table:style-name="ce196"/>
          <table:table-cell table:style-name="ce174" table:number-columns-repeated="999"/>
        </table:table-row>
        <table:table-row table:style-name="ro7">
          <table:table-cell table:style-name="ce141" office:value-type="string" calcext:value-type="string">
            <text:p>+</text:p>
          </table:table-cell>
          <table:table-cell table:style-name="ce147" office:value-type="float" office:value="9" calcext:value-type="float">
            <text:p>9</text:p>
          </table:table-cell>
          <table:table-cell table:style-name="ce153" office:value-type="string" calcext:value-type="string">
            <text:p>VDD</text:p>
          </table:table-cell>
          <table:table-cell table:style-name="ce159"/>
          <table:table-cell table:style-name="ce166" table:number-columns-repeated="5"/>
          <table:table-cell table:style-name="ce175"/>
          <table:table-cell table:style-name="ce186"/>
          <table:table-cell table:style-name="ce197" table:number-columns-repeated="3"/>
          <table:table-cell table:style-name="ce186"/>
          <table:table-cell table:style-name="ce214"/>
          <table:table-cell table:style-name="ce226"/>
          <table:table-cell table:style-name="ce240" table:number-columns-repeated="2"/>
          <table:table-cell table:style-name="ce197" table:number-columns-repeated="3"/>
          <table:table-cell table:style-name="ce184"/>
          <table:table-cell table:style-name="ce197"/>
          <table:table-cell table:style-name="ce175" table:number-columns-repeated="999"/>
        </table:table-row>
        <table:table-row table:style-name="ro7">
          <table:table-cell table:style-name="ce142" office:value-type="string" calcext:value-type="string">
            <text:p>-</text:p>
          </table:table-cell>
          <table:table-cell table:style-name="ce148" office:value-type="float" office:value="10" calcext:value-type="float">
            <text:p>10</text:p>
          </table:table-cell>
          <table:table-cell table:style-name="ce154" office:value-type="string" calcext:value-type="string">
            <text:p>GND</text:p>
          </table:table-cell>
          <table:table-cell table:style-name="ce160"/>
          <table:table-cell table:style-name="ce167" table:number-columns-repeated="5"/>
          <table:table-cell table:style-name="ce176"/>
          <table:table-cell table:style-name="ce187"/>
          <table:table-cell table:style-name="ce198" table:number-columns-repeated="3"/>
          <table:table-cell table:style-name="ce187"/>
          <table:table-cell table:style-name="ce215"/>
          <table:table-cell table:style-name="ce227"/>
          <table:table-cell table:style-name="ce241" table:number-columns-repeated="2"/>
          <table:table-cell table:style-name="ce198" table:number-columns-repeated="3"/>
          <table:table-cell table:style-name="ce182"/>
          <table:table-cell table:style-name="ce198"/>
          <table:table-cell table:style-name="ce176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6" office:value-type="float" office:value="11" calcext:value-type="float">
            <text:p>11</text:p>
          </table:table-cell>
          <table:table-cell table:style-name="ce152" office:value-type="string" calcext:value-type="string">
            <text:p>NC / !CS</text:p>
          </table:table-cell>
          <table:table-cell table:style-name="ce158"/>
          <table:table-cell table:style-name="ce165" office:value-type="string" calcext:value-type="string">
            <text:p>I</text:p>
          </table:table-cell>
          <table:table-cell table:style-name="ce165" table:number-columns-repeated="2"/>
          <table:table-cell table:style-name="ce169" office:value-type="string" calcext:value-type="string">
            <text:p>!CS</text:p>
          </table:table-cell>
          <table:table-cell table:style-name="ce165"/>
          <table:table-cell table:style-name="ce174"/>
          <table:table-cell table:style-name="ce188" table:formula="of:=[.D31]" office:value-type="string" office:string-value="A21" calcext:value-type="string">
            <text:p>A21</text:p>
          </table:table-cell>
          <table:table-cell table:style-name="ce196" table:number-columns-repeated="3"/>
          <table:table-cell table:style-name="ce205" office:value-type="string" calcext:value-type="string">
            <text:p>*</text:p>
          </table:table-cell>
          <table:table-cell table:style-name="ce213"/>
          <table:table-cell table:style-name="ce225"/>
          <table:table-cell table:style-name="ce242" office:value-type="string" calcext:value-type="string">
            <text:p>*</text:p>
          </table:table-cell>
          <table:table-cell table:style-name="ce242"/>
          <table:table-cell table:style-name="ce196" table:number-columns-repeated="3"/>
          <table:table-cell table:style-name="ce268" office:value-type="string" calcext:value-type="string">
            <text:p>*</text:p>
          </table:table-cell>
          <table:table-cell table:style-name="ce196"/>
          <table:table-cell table:style-name="ce1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6" office:value-type="float" office:value="12" calcext:value-type="float">
            <text:p>12</text:p>
          </table:table-cell>
          <table:table-cell table:style-name="ce152" office:value-type="string" calcext:value-type="string">
            <text:p>SCL/SCK</text:p>
          </table:table-cell>
          <table:table-cell table:style-name="ce158"/>
          <table:table-cell table:style-name="ce165" office:value-type="string" calcext:value-type="string">
            <text:p>I</text:p>
          </table:table-cell>
          <table:table-cell table:style-name="ce165" table:number-columns-repeated="2"/>
          <table:table-cell table:style-name="ce169" office:value-type="string" calcext:value-type="string">
            <text:p>SCK</text:p>
          </table:table-cell>
          <table:table-cell table:style-name="ce165"/>
          <table:table-cell table:style-name="ce174"/>
          <table:table-cell table:style-name="ce189" table:formula="of:=[.D10]" office:value-type="string" office:string-value="A15" calcext:value-type="string">
            <text:p>A15</text:p>
          </table:table-cell>
          <table:table-cell table:style-name="ce196" table:number-columns-repeated="3"/>
          <table:table-cell table:style-name="ce205" office:value-type="string" calcext:value-type="string">
            <text:p>*</text:p>
          </table:table-cell>
          <table:table-cell table:style-name="ce213"/>
          <table:table-cell table:style-name="ce225"/>
          <table:table-cell table:style-name="ce243" office:value-type="string" calcext:value-type="string">
            <text:p>*</text:p>
          </table:table-cell>
          <table:table-cell table:style-name="ce243"/>
          <table:table-cell table:style-name="ce196" table:number-columns-repeated="3"/>
          <table:table-cell table:style-name="ce268" office:value-type="string" calcext:value-type="string">
            <text:p>*</text:p>
          </table:table-cell>
          <table:table-cell table:style-name="ce196"/>
          <table:table-cell table:style-name="ce1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6" office:value-type="float" office:value="13" calcext:value-type="float">
            <text:p>13</text:p>
          </table:table-cell>
          <table:table-cell table:style-name="ce152" office:value-type="string" calcext:value-type="string">
            <text:p>SDA / SI</text:p>
          </table:table-cell>
          <table:table-cell table:style-name="ce158"/>
          <table:table-cell table:style-name="ce165" office:value-type="string" calcext:value-type="string">
            <text:p>I/O</text:p>
          </table:table-cell>
          <table:table-cell table:style-name="ce165" table:number-columns-repeated="2"/>
          <table:table-cell table:style-name="ce169" office:value-type="string" calcext:value-type="string">
            <text:p>MOSI</text:p>
          </table:table-cell>
          <table:table-cell table:style-name="ce165"/>
          <table:table-cell table:style-name="ce174"/>
          <table:table-cell table:style-name="ce190" table:formula="of:=[.D8]" office:value-type="string" office:string-value="A13" calcext:value-type="string">
            <text:p>A13</text:p>
          </table:table-cell>
          <table:table-cell table:style-name="ce196" table:number-columns-repeated="3"/>
          <table:table-cell table:style-name="ce205" office:value-type="string" calcext:value-type="string">
            <text:p>*</text:p>
          </table:table-cell>
          <table:table-cell table:style-name="ce213"/>
          <table:table-cell table:style-name="ce225"/>
          <table:table-cell table:style-name="ce244" office:value-type="string" calcext:value-type="string">
            <text:p>*</text:p>
          </table:table-cell>
          <table:table-cell table:style-name="ce244"/>
          <table:table-cell table:style-name="ce196" table:number-columns-repeated="3"/>
          <table:table-cell table:style-name="ce268" office:value-type="string" calcext:value-type="string">
            <text:p>*</text:p>
          </table:table-cell>
          <table:table-cell table:style-name="ce196"/>
          <table:table-cell table:style-name="ce1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6" office:value-type="float" office:value="14" calcext:value-type="float">
            <text:p>14</text:p>
          </table:table-cell>
          <table:table-cell table:style-name="ce152" office:value-type="string" calcext:value-type="string">
            <text:p>NC / SO</text:p>
          </table:table-cell>
          <table:table-cell table:style-name="ce158"/>
          <table:table-cell table:style-name="ce165" office:value-type="string" calcext:value-type="string">
            <text:p>O</text:p>
          </table:table-cell>
          <table:table-cell table:style-name="ce165" table:number-columns-repeated="2"/>
          <table:table-cell table:style-name="ce169" office:value-type="string" calcext:value-type="string">
            <text:p>MISO</text:p>
          </table:table-cell>
          <table:table-cell table:style-name="ce165"/>
          <table:table-cell table:style-name="ce174"/>
          <table:table-cell table:style-name="ce191" table:formula="of:=[.D9]" office:value-type="string" office:string-value="A14" calcext:value-type="string">
            <text:p>A14</text:p>
          </table:table-cell>
          <table:table-cell table:style-name="ce196" table:number-columns-repeated="3"/>
          <table:table-cell table:style-name="ce206" office:value-type="string" calcext:value-type="string">
            <text:p>*</text:p>
          </table:table-cell>
          <table:table-cell table:style-name="ce213"/>
          <table:table-cell table:style-name="ce225"/>
          <table:table-cell table:style-name="ce245" office:value-type="string" calcext:value-type="string">
            <text:p>*</text:p>
          </table:table-cell>
          <table:table-cell table:style-name="ce245"/>
          <table:table-cell table:style-name="ce196" table:number-columns-repeated="3"/>
          <table:table-cell table:style-name="ce269" office:value-type="string" calcext:value-type="string">
            <text:p>*</text:p>
          </table:table-cell>
          <table:table-cell table:style-name="ce196"/>
          <table:table-cell table:style-name="ce174" table:number-columns-repeated="999"/>
        </table:table-row>
        <table:table-row table:style-name="ro8">
          <table:table-cell table:style-name="ce140"/>
          <table:table-cell table:style-name="ce146" office:value-type="float" office:value="15" calcext:value-type="float">
            <text:p>15</text:p>
          </table:table-cell>
          <table:table-cell table:style-name="ce152" office:value-type="string" calcext:value-type="string">
            <text:p>A0</text:p>
          </table:table-cell>
          <table:table-cell table:style-name="ce158"/>
          <table:table-cell table:style-name="ce165" office:value-type="string" calcext:value-type="string">
            <text:p>I</text:p>
          </table:table-cell>
          <table:table-cell table:style-name="ce165"/>
          <table:table-cell table:style-name="ce165" office:value-type="float" office:value="0" calcext:value-type="float">
            <text:p>0</text:p>
          </table:table-cell>
          <table:table-cell table:style-name="ce165" table:number-columns-repeated="2"/>
          <table:table-cell table:style-name="ce174"/>
          <table:table-cell table:style-name="ce185"/>
          <table:table-cell table:style-name="ce196" table:number-columns-repeated="3"/>
          <table:table-cell table:style-name="ce185"/>
          <table:table-cell table:style-name="ce213"/>
          <table:table-cell table:style-name="ce225"/>
          <table:table-cell table:style-name="ce239" table:number-columns-repeated="2"/>
          <table:table-cell table:style-name="ce196" table:number-columns-repeated="3"/>
          <table:table-cell table:style-name="ce270"/>
          <table:table-cell table:style-name="ce196"/>
          <table:table-cell table:style-name="ce174" table:number-columns-repeated="999"/>
        </table:table-row>
        <table:table-row table:style-name="ro7">
          <table:table-cell table:style-name="ce140"/>
          <table:table-cell table:style-name="ce146" office:value-type="float" office:value="16" calcext:value-type="float">
            <text:p>16</text:p>
          </table:table-cell>
          <table:table-cell table:style-name="ce152" office:value-type="string" calcext:value-type="string">
            <text:p>A1</text:p>
          </table:table-cell>
          <table:table-cell table:style-name="ce158"/>
          <table:table-cell table:style-name="ce165" office:value-type="string" calcext:value-type="string">
            <text:p>I</text:p>
          </table:table-cell>
          <table:table-cell table:style-name="ce165"/>
          <table:table-cell table:style-name="ce165" office:value-type="float" office:value="1" calcext:value-type="float">
            <text:p>1</text:p>
          </table:table-cell>
          <table:table-cell table:style-name="ce165" table:number-columns-repeated="2"/>
          <table:table-cell table:style-name="ce174"/>
          <table:table-cell table:style-name="ce185"/>
          <table:table-cell table:style-name="ce196" table:number-columns-repeated="3"/>
          <table:table-cell table:style-name="ce185"/>
          <table:table-cell table:style-name="ce213"/>
          <table:table-cell table:style-name="ce225"/>
          <table:table-cell table:style-name="ce239" table:number-columns-repeated="2"/>
          <table:table-cell table:style-name="ce196" table:number-columns-repeated="3"/>
          <table:table-cell table:style-name="ce270"/>
          <table:table-cell table:style-name="ce196"/>
          <table:table-cell table:style-name="ce174" table:number-columns-repeated="999"/>
        </table:table-row>
        <table:table-row table:style-name="ro7">
          <table:table-cell table:style-name="ce140"/>
          <table:table-cell table:style-name="ce146" office:value-type="float" office:value="17" calcext:value-type="float">
            <text:p>17</text:p>
          </table:table-cell>
          <table:table-cell table:style-name="ce152" office:value-type="string" calcext:value-type="string">
            <text:p>A2</text:p>
          </table:table-cell>
          <table:table-cell table:style-name="ce158"/>
          <table:table-cell table:style-name="ce165" office:value-type="string" calcext:value-type="string">
            <text:p>I</text:p>
          </table:table-cell>
          <table:table-cell table:style-name="ce165"/>
          <table:table-cell table:style-name="ce165" office:value-type="float" office:value="2" calcext:value-type="float">
            <text:p>2</text:p>
          </table:table-cell>
          <table:table-cell table:style-name="ce165" table:number-columns-repeated="2"/>
          <table:table-cell table:style-name="ce174"/>
          <table:table-cell table:style-name="ce185"/>
          <table:table-cell table:style-name="ce196" table:number-columns-repeated="3"/>
          <table:table-cell table:style-name="ce185"/>
          <table:table-cell table:style-name="ce213"/>
          <table:table-cell table:style-name="ce225"/>
          <table:table-cell table:style-name="ce239" table:number-columns-repeated="2"/>
          <table:table-cell table:style-name="ce196" table:number-columns-repeated="3"/>
          <table:table-cell table:style-name="ce270"/>
          <table:table-cell table:style-name="ce196"/>
          <table:table-cell table:style-name="ce174" table:number-columns-repeated="999"/>
        </table:table-row>
        <table:table-row table:style-name="ro7">
          <table:table-cell table:style-name="ce140" office:value-type="string" calcext:value-type="string">
            <text:p>\</text:p>
          </table:table-cell>
          <table:table-cell table:style-name="ce146" office:value-type="float" office:value="18" calcext:value-type="float">
            <text:p>18</text:p>
          </table:table-cell>
          <table:table-cell table:style-name="ce152" office:value-type="string" calcext:value-type="string">
            <text:p>!RESET</text:p>
          </table:table-cell>
          <table:table-cell table:style-name="ce158"/>
          <table:table-cell table:style-name="ce165" office:value-type="string" calcext:value-type="string">
            <text:p>I</text:p>
          </table:table-cell>
          <table:table-cell table:style-name="ce165" table:number-columns-repeated="4"/>
          <table:table-cell table:style-name="ce174"/>
          <table:table-cell table:style-name="ce185"/>
          <table:table-cell table:style-name="ce196" table:number-columns-repeated="3"/>
          <table:table-cell table:style-name="ce185"/>
          <table:table-cell table:style-name="ce213"/>
          <table:table-cell table:style-name="ce225"/>
          <table:table-cell table:style-name="ce239" table:number-columns-repeated="2"/>
          <table:table-cell table:style-name="ce196" table:number-columns-repeated="3"/>
          <table:table-cell table:style-name="ce270"/>
          <table:table-cell table:style-name="ce196"/>
          <table:table-cell table:style-name="ce174" table:number-columns-repeated="999"/>
        </table:table-row>
        <table:table-row table:style-name="ro7">
          <table:table-cell table:style-name="ce140"/>
          <table:table-cell table:style-name="ce146" office:value-type="float" office:value="19" calcext:value-type="float">
            <text:p>19</text:p>
          </table:table-cell>
          <table:table-cell table:style-name="ce152" office:value-type="string" calcext:value-type="string">
            <text:p>INTB</text:p>
          </table:table-cell>
          <table:table-cell table:style-name="ce158"/>
          <table:table-cell table:style-name="ce165" office:value-type="string" calcext:value-type="string">
            <text:p>O</text:p>
          </table:table-cell>
          <table:table-cell table:style-name="ce165" office:value-type="string" calcext:value-type="string">
            <text:p>B</text:p>
          </table:table-cell>
          <table:table-cell table:style-name="ce165" table:number-columns-repeated="3"/>
          <table:table-cell table:style-name="ce174"/>
          <table:table-cell table:style-name="ce185"/>
          <table:table-cell table:style-name="ce196" table:number-columns-repeated="3"/>
          <table:table-cell table:style-name="ce185"/>
          <table:table-cell table:style-name="ce213"/>
          <table:table-cell table:style-name="ce225"/>
          <table:table-cell table:style-name="ce246" table:number-columns-repeated="2"/>
          <table:table-cell table:style-name="ce196" table:number-columns-repeated="3"/>
          <table:table-cell table:style-name="ce270"/>
          <table:table-cell table:style-name="ce196"/>
          <table:table-cell table:style-name="ce1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6" office:value-type="float" office:value="20" calcext:value-type="float">
            <text:p>20</text:p>
          </table:table-cell>
          <table:table-cell table:style-name="ce152" office:value-type="string" calcext:value-type="string">
            <text:p>INTA</text:p>
          </table:table-cell>
          <table:table-cell table:style-name="ce158"/>
          <table:table-cell table:style-name="ce165" office:value-type="string" calcext:value-type="string">
            <text:p>O</text:p>
          </table:table-cell>
          <table:table-cell table:style-name="ce169" office:value-type="string" calcext:value-type="string">
            <text:p>A</text:p>
          </table:table-cell>
          <table:table-cell table:style-name="ce165" table:number-columns-repeated="3"/>
          <table:table-cell table:style-name="ce174"/>
          <table:table-cell table:style-name="ce185"/>
          <table:table-cell table:style-name="ce196" table:number-columns-repeated="3"/>
          <table:table-cell table:style-name="ce185"/>
          <table:table-cell table:style-name="ce213"/>
          <table:table-cell table:style-name="ce225"/>
          <table:table-cell table:style-name="ce247" table:formula="of:=[.$D19]" office:value-type="string" office:string-value="A27" calcext:value-type="string">
            <text:p>A27</text:p>
          </table:table-cell>
          <table:table-cell table:style-name="ce247"/>
          <table:table-cell table:style-name="ce196" table:number-columns-repeated="3"/>
          <table:table-cell table:style-name="ce270"/>
          <table:table-cell table:style-name="ce196"/>
          <table:table-cell table:style-name="ce1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6" office:value-type="float" office:value="21" calcext:value-type="float">
            <text:p>21</text:p>
          </table:table-cell>
          <table:table-cell table:style-name="ce152" office:value-type="string" calcext:value-type="string">
            <text:p>GPA0</text:p>
          </table:table-cell>
          <table:table-cell table:style-name="ce158" office:value-type="string" calcext:value-type="string">
            <text:p>B0</text:p>
          </table:table-cell>
          <table:table-cell table:style-name="ce165" office:value-type="string" calcext:value-type="string">
            <text:p>I/O</text:p>
          </table:table-cell>
          <table:table-cell table:style-name="ce165" table:number-columns-repeated="4"/>
          <table:table-cell table:style-name="ce174"/>
          <table:table-cell table:style-name="ce185"/>
          <table:table-cell table:style-name="ce196" table:number-columns-repeated="3"/>
          <table:table-cell table:style-name="ce185"/>
          <table:table-cell table:style-name="ce213"/>
          <table:table-cell table:style-name="ce225"/>
          <table:table-cell table:style-name="ce245" office:value-type="string" calcext:value-type="string">
            <text:p>LEDpower</text:p>
          </table:table-cell>
          <table:table-cell table:style-name="ce245"/>
          <table:table-cell table:style-name="ce196" table:number-columns-repeated="3"/>
          <table:table-cell table:style-name="ce270"/>
          <table:table-cell table:style-name="ce196"/>
          <table:table-cell table:style-name="ce1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6" office:value-type="float" office:value="22" calcext:value-type="float">
            <text:p>22</text:p>
          </table:table-cell>
          <table:table-cell table:style-name="ce152" office:value-type="string" calcext:value-type="string">
            <text:p>GPA1</text:p>
          </table:table-cell>
          <table:table-cell table:style-name="ce158" office:value-type="string" calcext:value-type="string">
            <text:p>B1</text:p>
          </table:table-cell>
          <table:table-cell table:style-name="ce165" office:value-type="string" calcext:value-type="string">
            <text:p>I/O</text:p>
          </table:table-cell>
          <table:table-cell table:style-name="ce165" table:number-columns-repeated="4"/>
          <table:table-cell table:style-name="ce174"/>
          <table:table-cell table:style-name="ce185"/>
          <table:table-cell table:style-name="ce196" table:number-columns-repeated="3"/>
          <table:table-cell table:style-name="ce185"/>
          <table:table-cell table:style-name="ce213"/>
          <table:table-cell table:style-name="ce225"/>
          <table:table-cell table:style-name="ce245" office:value-type="string" calcext:value-type="string">
            <text:p>LEDwifi</text:p>
          </table:table-cell>
          <table:table-cell table:style-name="ce245"/>
          <table:table-cell table:style-name="ce196" table:number-columns-repeated="3"/>
          <table:table-cell table:style-name="ce270"/>
          <table:table-cell table:style-name="ce196"/>
          <table:table-cell table:style-name="ce1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6" office:value-type="float" office:value="23" calcext:value-type="float">
            <text:p>23</text:p>
          </table:table-cell>
          <table:table-cell table:style-name="ce152" office:value-type="string" calcext:value-type="string">
            <text:p>GPA2</text:p>
          </table:table-cell>
          <table:table-cell table:style-name="ce158" office:value-type="string" calcext:value-type="string">
            <text:p>B2</text:p>
          </table:table-cell>
          <table:table-cell table:style-name="ce165" office:value-type="string" calcext:value-type="string">
            <text:p>I/O</text:p>
          </table:table-cell>
          <table:table-cell table:style-name="ce165" table:number-columns-repeated="4"/>
          <table:table-cell table:style-name="ce174"/>
          <table:table-cell table:style-name="ce185"/>
          <table:table-cell table:style-name="ce196" table:number-columns-repeated="3"/>
          <table:table-cell table:style-name="ce185"/>
          <table:table-cell table:style-name="ce213"/>
          <table:table-cell table:style-name="ce225"/>
          <table:table-cell table:style-name="ce245" office:value-type="string" calcext:value-type="string">
            <text:p>LEDlink</text:p>
          </table:table-cell>
          <table:table-cell table:style-name="ce245"/>
          <table:table-cell table:style-name="ce196" table:number-columns-repeated="3"/>
          <table:table-cell table:style-name="ce270"/>
          <table:table-cell table:style-name="ce196"/>
          <table:table-cell table:style-name="ce1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6" office:value-type="float" office:value="24" calcext:value-type="float">
            <text:p>24</text:p>
          </table:table-cell>
          <table:table-cell table:style-name="ce152" office:value-type="string" calcext:value-type="string">
            <text:p>GPA3</text:p>
          </table:table-cell>
          <table:table-cell table:style-name="ce158" office:value-type="string" calcext:value-type="string">
            <text:p>B3</text:p>
          </table:table-cell>
          <table:table-cell table:style-name="ce165" office:value-type="string" calcext:value-type="string">
            <text:p>I/O</text:p>
          </table:table-cell>
          <table:table-cell table:style-name="ce165" table:number-columns-repeated="4"/>
          <table:table-cell table:style-name="ce174"/>
          <table:table-cell table:style-name="ce185"/>
          <table:table-cell table:style-name="ce196" table:number-columns-repeated="3"/>
          <table:table-cell table:style-name="ce185"/>
          <table:table-cell table:style-name="ce213"/>
          <table:table-cell table:style-name="ce225"/>
          <table:table-cell table:style-name="ce245" office:value-type="string" calcext:value-type="string">
            <text:p>LEDbatt</text:p>
          </table:table-cell>
          <table:table-cell table:style-name="ce245"/>
          <table:table-cell table:style-name="ce196" table:number-columns-repeated="3"/>
          <table:table-cell table:style-name="ce270"/>
          <table:table-cell table:style-name="ce196"/>
          <table:table-cell table:style-name="ce1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6" office:value-type="float" office:value="25" calcext:value-type="float">
            <text:p>25</text:p>
          </table:table-cell>
          <table:table-cell table:style-name="ce152" office:value-type="string" calcext:value-type="string">
            <text:p>GPA4</text:p>
          </table:table-cell>
          <table:table-cell table:style-name="ce158" office:value-type="string" calcext:value-type="string">
            <text:p>B4</text:p>
          </table:table-cell>
          <table:table-cell table:style-name="ce165" office:value-type="string" calcext:value-type="string">
            <text:p>I/O</text:p>
          </table:table-cell>
          <table:table-cell table:style-name="ce165" table:number-columns-repeated="4"/>
          <table:table-cell table:style-name="ce174"/>
          <table:table-cell table:style-name="ce185"/>
          <table:table-cell table:style-name="ce196" table:number-columns-repeated="3"/>
          <table:table-cell table:style-name="ce185"/>
          <table:table-cell table:style-name="ce213"/>
          <table:table-cell table:style-name="ce225"/>
          <table:table-cell table:style-name="ce245" office:value-type="string" calcext:value-type="string">
            <text:p>LEDmult1</text:p>
          </table:table-cell>
          <table:table-cell table:style-name="ce245"/>
          <table:table-cell table:style-name="ce196" table:number-columns-repeated="3"/>
          <table:table-cell table:style-name="ce270"/>
          <table:table-cell table:style-name="ce196"/>
          <table:table-cell table:style-name="ce1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6" office:value-type="float" office:value="26" calcext:value-type="float">
            <text:p>26</text:p>
          </table:table-cell>
          <table:table-cell table:style-name="ce152" office:value-type="string" calcext:value-type="string">
            <text:p>GPA5</text:p>
          </table:table-cell>
          <table:table-cell table:style-name="ce158" office:value-type="string" calcext:value-type="string">
            <text:p>B5</text:p>
          </table:table-cell>
          <table:table-cell table:style-name="ce165" office:value-type="string" calcext:value-type="string">
            <text:p>I/O</text:p>
          </table:table-cell>
          <table:table-cell table:style-name="ce165" table:number-columns-repeated="4"/>
          <table:table-cell table:style-name="ce174"/>
          <table:table-cell table:style-name="ce185"/>
          <table:table-cell table:style-name="ce196" table:number-columns-repeated="3"/>
          <table:table-cell table:style-name="ce185"/>
          <table:table-cell table:style-name="ce213"/>
          <table:table-cell table:style-name="ce225"/>
          <table:table-cell table:style-name="ce245" office:value-type="string" calcext:value-type="string">
            <text:p>LEDmult2</text:p>
          </table:table-cell>
          <table:table-cell table:style-name="ce245"/>
          <table:table-cell table:style-name="ce196" table:number-columns-repeated="3"/>
          <table:table-cell table:style-name="ce270"/>
          <table:table-cell table:style-name="ce196"/>
          <table:table-cell table:style-name="ce1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6" office:value-type="float" office:value="27" calcext:value-type="float">
            <text:p>27</text:p>
          </table:table-cell>
          <table:table-cell table:style-name="ce152" office:value-type="string" calcext:value-type="string">
            <text:p>GPA6</text:p>
          </table:table-cell>
          <table:table-cell table:style-name="ce158" office:value-type="string" calcext:value-type="string">
            <text:p>B6</text:p>
          </table:table-cell>
          <table:table-cell table:style-name="ce165" office:value-type="string" calcext:value-type="string">
            <text:p>I/O</text:p>
          </table:table-cell>
          <table:table-cell table:style-name="ce165" table:number-columns-repeated="4"/>
          <table:table-cell table:style-name="ce174"/>
          <table:table-cell table:style-name="ce185"/>
          <table:table-cell table:style-name="ce196" table:number-columns-repeated="3"/>
          <table:table-cell table:style-name="ce185"/>
          <table:table-cell table:style-name="ce213"/>
          <table:table-cell table:style-name="ce225"/>
          <table:table-cell table:style-name="ce248" office:value-type="string" calcext:value-type="string">
            <text:p>REBOOT</text:p>
          </table:table-cell>
          <table:table-cell table:style-name="ce251"/>
          <table:table-cell table:style-name="ce196" table:number-columns-repeated="3"/>
          <table:table-cell table:style-name="ce270"/>
          <table:table-cell table:style-name="ce196"/>
          <table:table-cell table:style-name="ce1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6" office:value-type="float" office:value="28" calcext:value-type="float">
            <text:p>28</text:p>
          </table:table-cell>
          <table:table-cell table:style-name="ce152" office:value-type="string" calcext:value-type="string">
            <text:p>GPA7</text:p>
          </table:table-cell>
          <table:table-cell table:style-name="ce158" office:value-type="string" calcext:value-type="string">
            <text:p>B7</text:p>
          </table:table-cell>
          <table:table-cell table:style-name="ce165" office:value-type="string" calcext:value-type="string">
            <text:p>I/O</text:p>
          </table:table-cell>
          <table:table-cell table:style-name="ce165" table:number-columns-repeated="4"/>
          <table:table-cell table:style-name="ce174"/>
          <table:table-cell table:style-name="ce185"/>
          <table:table-cell table:style-name="ce196" table:number-columns-repeated="3"/>
          <table:table-cell table:style-name="ce185"/>
          <table:table-cell table:style-name="ce213"/>
          <table:table-cell table:style-name="ce225"/>
          <table:table-cell table:style-name="ce249" office:value-type="string" calcext:value-type="string">
            <text:p>ILS_IHM</text:p>
          </table:table-cell>
          <table:table-cell table:style-name="ce249"/>
          <table:table-cell table:style-name="ce196" table:number-columns-repeated="3"/>
          <table:table-cell table:style-name="ce270"/>
          <table:table-cell table:style-name="ce196"/>
          <table:table-cell table:style-name="ce174" table:number-columns-repeated="999"/>
        </table:table-row>
        <table:table-row table:style-name="ro7" table:number-rows-repeated="1048495">
          <table:table-cell table:number-columns-repeated="1023"/>
        </table:table-row>
        <table:table-row table:style-name="ro7">
          <table:table-cell table:number-columns-repeated="1023"/>
        </table:table-row>
        <calcext:conditional-formats>
          <calcext:conditional-format calcext:target-range-address="at644.Y8:at644.AMI9 at644.U11:at644.AMI51 at644.Y10:at644.AMI10 at644.B8:at644.J51 at644.L11:at644.P51 at644.N8:at644.P10 at644.L8:at644.L10 at644.T11:at644.T17 at644.T19:at644.T51">
            <calcext:condition calcext:apply-style-name="PAIR" calcext:value="formula-is(ISEVEN(ROW()))" calcext:base-cell-address="at644.B8"/>
            <calcext:condition calcext:apply-style-name="IMPAIR" calcext:value="formula-is(NOT(ISEVEN(ROW())))" calcext:base-cell-address="at644.B8"/>
          </calcext:conditional-format>
          <calcext:conditional-format calcext:target-range-address="at644.W10:at644.W10">
            <calcext:condition calcext:apply-style-name="PAIR" calcext:value="formula-is(ISEVEN(ROW()))" calcext:base-cell-address="at644.W10"/>
            <calcext:condition calcext:apply-style-name="IMPAIR" calcext:value="formula-is(NOT(ISEVEN(ROW())))" calcext:base-cell-address="at644.W10"/>
          </calcext:conditional-format>
          <calcext:conditional-format calcext:target-range-address="at644.W9:at644.W9">
            <calcext:condition calcext:apply-style-name="PAIR" calcext:value="formula-is(ISEVEN(ROW()))" calcext:base-cell-address="at644.W9"/>
            <calcext:condition calcext:apply-style-name="IMPAIR" calcext:value="formula-is(NOT(ISEVEN(ROW())))" calcext:base-cell-address="at644.W9"/>
          </calcext:conditional-format>
          <calcext:conditional-format calcext:target-range-address="at644.T54:at644.AMI62 at644.U11:at644.AMI51 at644.A63:at644.J65 at644.T63:at644.AMI65 at644.T66:at644.AMI71 at644.A53:at644.K62 at644.T53:at644.AMI53 at644.T80:at644.AMI80 at644.T79:at644.AMI79 at644.T73:at644.AMI78 at644.A66:at644.K80 at644.T72:at644.AMI72 at644.L11:at644.P15 at644.L53:at644.P80 at644.A8:at644.K8 at644.N8:at644.P10 at644.L8:at644.L10 at644.Y8:at644.AMI10 at644.W8:at644.W10 at644.A9:at644.J10 at644.L18:at644.P51 at644.A11:at644.K51 at644.L16:at644.P17 at644.T11:at644.T17 at644.T19:at644.T51">
            <calcext:condition calcext:apply-style-name="PAIR" calcext:value="formula-is(ISEVEN(ROW()))" calcext:base-cell-address="at644.A8"/>
            <calcext:condition calcext:apply-style-name="IMPAIR" calcext:value="formula-is(NOT(ISEVEN(ROW())))" calcext:base-cell-address="at644.A8"/>
          </calcext:conditional-format>
          <calcext:conditional-format calcext:target-range-address="at644.K64:at644.K65">
            <calcext:condition calcext:apply-style-name="PAIR" calcext:value="formula-is(ISEVEN(ROW()))" calcext:base-cell-address="at644.K64"/>
            <calcext:condition calcext:apply-style-name="IMPAIR" calcext:value="formula-is(NOT(ISEVEN(ROW())))" calcext:base-cell-address="at644.K64"/>
          </calcext:conditional-format>
          <calcext:conditional-format calcext:target-range-address="at644.K63:at644.K63">
            <calcext:condition calcext:apply-style-name="PAIR" calcext:value="formula-is(ISEVEN(ROW()))" calcext:base-cell-address="at644.K63"/>
            <calcext:condition calcext:apply-style-name="IMPAIR" calcext:value="formula-is(NOT(ISEVEN(ROW())))" calcext:base-cell-address="at644.K63"/>
          </calcext:conditional-format>
          <calcext:conditional-format calcext:target-range-address="at644.K64:at644.K64">
            <calcext:condition calcext:apply-style-name="PAIR" calcext:value="formula-is(ISEVEN(ROW()))" calcext:base-cell-address="at644.K64"/>
            <calcext:condition calcext:apply-style-name="IMPAIR" calcext:value="formula-is(NOT(ISEVEN(ROW())))" calcext:base-cell-address="at644.K64"/>
          </calcext:conditional-format>
          <calcext:conditional-format calcext:target-range-address="at644.R54:at644.S62 at644.S11:at644.S51 at644.R66:at644.S71 at644.R73:at644.S78 at644.S8:at644.S10 at644.R11:at644.R18 at644.R20:at644.R51">
            <calcext:condition calcext:apply-style-name="PAIR" calcext:value="formula-is(ISEVEN(ROW()))" calcext:base-cell-address="at644.R8"/>
            <calcext:condition calcext:apply-style-name="IMPAIR" calcext:value="formula-is(NOT(ISEVEN(ROW())))" calcext:base-cell-address="at644.R8"/>
          </calcext:conditional-format>
          <calcext:conditional-format calcext:target-range-address="at644.R64:at644.S65">
            <calcext:condition calcext:apply-style-name="PAIR" calcext:value="formula-is(ISEVEN(ROW()))" calcext:base-cell-address="at644.R64"/>
            <calcext:condition calcext:apply-style-name="IMPAIR" calcext:value="formula-is(NOT(ISEVEN(ROW())))" calcext:base-cell-address="at644.R64"/>
          </calcext:conditional-format>
          <calcext:conditional-format calcext:target-range-address="at644.R63:at644.S63">
            <calcext:condition calcext:apply-style-name="PAIR" calcext:value="formula-is(ISEVEN(ROW()))" calcext:base-cell-address="at644.R63"/>
            <calcext:condition calcext:apply-style-name="IMPAIR" calcext:value="formula-is(NOT(ISEVEN(ROW())))" calcext:base-cell-address="at644.R63"/>
          </calcext:conditional-format>
          <calcext:conditional-format calcext:target-range-address="at644.R64:at644.S64">
            <calcext:condition calcext:apply-style-name="PAIR" calcext:value="formula-is(ISEVEN(ROW()))" calcext:base-cell-address="at644.R64"/>
            <calcext:condition calcext:apply-style-name="IMPAIR" calcext:value="formula-is(NOT(ISEVEN(ROW())))" calcext:base-cell-address="at644.R64"/>
          </calcext:conditional-format>
          <calcext:conditional-format calcext:target-range-address="at644.R53:at644.S53">
            <calcext:condition calcext:apply-style-name="PAIR" calcext:value="formula-is(ISEVEN(ROW()))" calcext:base-cell-address="at644.R53"/>
            <calcext:condition calcext:apply-style-name="IMPAIR" calcext:value="formula-is(NOT(ISEVEN(ROW())))" calcext:base-cell-address="at644.R53"/>
          </calcext:conditional-format>
          <calcext:conditional-format calcext:target-range-address="at644.R79:at644.S79">
            <calcext:condition calcext:apply-style-name="PAIR" calcext:value="formula-is(ISEVEN(ROW()))" calcext:base-cell-address="at644.R79"/>
            <calcext:condition calcext:apply-style-name="IMPAIR" calcext:value="formula-is(NOT(ISEVEN(ROW())))" calcext:base-cell-address="at644.R79"/>
          </calcext:conditional-format>
          <calcext:conditional-format calcext:target-range-address="at644.R72:at644.S72">
            <calcext:condition calcext:apply-style-name="PAIR" calcext:value="formula-is(ISEVEN(ROW()))" calcext:base-cell-address="at644.R72"/>
            <calcext:condition calcext:apply-style-name="IMPAIR" calcext:value="formula-is(NOT(ISEVEN(ROW())))" calcext:base-cell-address="at644.R72"/>
          </calcext:conditional-format>
          <calcext:conditional-format calcext:target-range-address="at644.R80:at644.S80">
            <calcext:condition calcext:apply-style-name="PAIR" calcext:value="formula-is(ISEVEN(ROW()))" calcext:base-cell-address="at644.R80"/>
            <calcext:condition calcext:apply-style-name="IMPAIR" calcext:value="formula-is(NOT(ISEVEN(ROW())))" calcext:base-cell-address="at644.R80"/>
          </calcext:conditional-format>
          <calcext:conditional-format calcext:target-range-address="at644.M8:at644.M8">
            <calcext:condition calcext:apply-style-name="PAIR" calcext:value="formula-is(ISEVEN(ROW()))" calcext:base-cell-address="at644.M8"/>
            <calcext:condition calcext:apply-style-name="IMPAIR" calcext:value="formula-is(NOT(ISEVEN(ROW())))" calcext:base-cell-address="at644.M8"/>
          </calcext:conditional-format>
          <calcext:conditional-format calcext:target-range-address="at644.R8:at644.R8">
            <calcext:condition calcext:apply-style-name="PAIR" calcext:value="formula-is(ISEVEN(ROW()))" calcext:base-cell-address="at644.R8"/>
            <calcext:condition calcext:apply-style-name="IMPAIR" calcext:value="formula-is(NOT(ISEVEN(ROW())))" calcext:base-cell-address="at644.R8"/>
          </calcext:conditional-format>
          <calcext:conditional-format calcext:target-range-address="at644.T8:at644.T8">
            <calcext:condition calcext:apply-style-name="PAIR" calcext:value="formula-is(ISEVEN(ROW()))" calcext:base-cell-address="at644.T8"/>
            <calcext:condition calcext:apply-style-name="IMPAIR" calcext:value="formula-is(NOT(ISEVEN(ROW())))" calcext:base-cell-address="at644.T8"/>
          </calcext:conditional-format>
          <calcext:conditional-format calcext:target-range-address="at644.U8:at644.U8">
            <calcext:condition calcext:apply-style-name="PAIR" calcext:value="formula-is(ISEVEN(ROW()))" calcext:base-cell-address="at644.U8"/>
            <calcext:condition calcext:apply-style-name="IMPAIR" calcext:value="formula-is(NOT(ISEVEN(ROW())))" calcext:base-cell-address="at644.U8"/>
          </calcext:conditional-format>
          <calcext:conditional-format calcext:target-range-address="at644.V8:at644.V8">
            <calcext:condition calcext:apply-style-name="PAIR" calcext:value="formula-is(ISEVEN(ROW()))" calcext:base-cell-address="at644.V8"/>
            <calcext:condition calcext:apply-style-name="IMPAIR" calcext:value="formula-is(NOT(ISEVEN(ROW())))" calcext:base-cell-address="at644.V8"/>
          </calcext:conditional-format>
          <calcext:conditional-format calcext:target-range-address="at644.X8:at644.X8">
            <calcext:condition calcext:apply-style-name="PAIR" calcext:value="formula-is(ISEVEN(ROW()))" calcext:base-cell-address="at644.X8"/>
            <calcext:condition calcext:apply-style-name="IMPAIR" calcext:value="formula-is(NOT(ISEVEN(ROW())))" calcext:base-cell-address="at644.X8"/>
          </calcext:conditional-format>
          <calcext:conditional-format calcext:target-range-address="at644.K9:at644.K9">
            <calcext:condition calcext:apply-style-name="PAIR" calcext:value="formula-is(ISEVEN(ROW()))" calcext:base-cell-address="at644.K9"/>
            <calcext:condition calcext:apply-style-name="IMPAIR" calcext:value="formula-is(NOT(ISEVEN(ROW())))" calcext:base-cell-address="at644.K9"/>
          </calcext:conditional-format>
          <calcext:conditional-format calcext:target-range-address="at644.M9:at644.M9">
            <calcext:condition calcext:apply-style-name="PAIR" calcext:value="formula-is(ISEVEN(ROW()))" calcext:base-cell-address="at644.M9"/>
            <calcext:condition calcext:apply-style-name="IMPAIR" calcext:value="formula-is(NOT(ISEVEN(ROW())))" calcext:base-cell-address="at644.M9"/>
          </calcext:conditional-format>
          <calcext:conditional-format calcext:target-range-address="at644.R9:at644.R9">
            <calcext:condition calcext:apply-style-name="PAIR" calcext:value="formula-is(ISEVEN(ROW()))" calcext:base-cell-address="at644.R9"/>
            <calcext:condition calcext:apply-style-name="IMPAIR" calcext:value="formula-is(NOT(ISEVEN(ROW())))" calcext:base-cell-address="at644.R9"/>
          </calcext:conditional-format>
          <calcext:conditional-format calcext:target-range-address="at644.T9:at644.T9">
            <calcext:condition calcext:apply-style-name="PAIR" calcext:value="formula-is(ISEVEN(ROW()))" calcext:base-cell-address="at644.T9"/>
            <calcext:condition calcext:apply-style-name="IMPAIR" calcext:value="formula-is(NOT(ISEVEN(ROW())))" calcext:base-cell-address="at644.T9"/>
          </calcext:conditional-format>
          <calcext:conditional-format calcext:target-range-address="at644.U9:at644.U9">
            <calcext:condition calcext:apply-style-name="PAIR" calcext:value="formula-is(ISEVEN(ROW()))" calcext:base-cell-address="at644.U9"/>
            <calcext:condition calcext:apply-style-name="IMPAIR" calcext:value="formula-is(NOT(ISEVEN(ROW())))" calcext:base-cell-address="at644.U9"/>
          </calcext:conditional-format>
          <calcext:conditional-format calcext:target-range-address="at644.V9:at644.V9">
            <calcext:condition calcext:apply-style-name="PAIR" calcext:value="formula-is(ISEVEN(ROW()))" calcext:base-cell-address="at644.V9"/>
            <calcext:condition calcext:apply-style-name="IMPAIR" calcext:value="formula-is(NOT(ISEVEN(ROW())))" calcext:base-cell-address="at644.V9"/>
          </calcext:conditional-format>
          <calcext:conditional-format calcext:target-range-address="at644.X9:at644.X9">
            <calcext:condition calcext:apply-style-name="PAIR" calcext:value="formula-is(ISEVEN(ROW()))" calcext:base-cell-address="at644.X9"/>
            <calcext:condition calcext:apply-style-name="IMPAIR" calcext:value="formula-is(NOT(ISEVEN(ROW())))" calcext:base-cell-address="at644.X9"/>
          </calcext:conditional-format>
          <calcext:conditional-format calcext:target-range-address="at644.K10:at644.K10">
            <calcext:condition calcext:apply-style-name="PAIR" calcext:value="formula-is(ISEVEN(ROW()))" calcext:base-cell-address="at644.K10"/>
            <calcext:condition calcext:apply-style-name="IMPAIR" calcext:value="formula-is(NOT(ISEVEN(ROW())))" calcext:base-cell-address="at644.K10"/>
          </calcext:conditional-format>
          <calcext:conditional-format calcext:target-range-address="at644.M10:at644.M10">
            <calcext:condition calcext:apply-style-name="PAIR" calcext:value="formula-is(ISEVEN(ROW()))" calcext:base-cell-address="at644.M10"/>
            <calcext:condition calcext:apply-style-name="IMPAIR" calcext:value="formula-is(NOT(ISEVEN(ROW())))" calcext:base-cell-address="at644.M10"/>
          </calcext:conditional-format>
          <calcext:conditional-format calcext:target-range-address="at644.R10:at644.R10">
            <calcext:condition calcext:apply-style-name="PAIR" calcext:value="formula-is(ISEVEN(ROW()))" calcext:base-cell-address="at644.R10"/>
            <calcext:condition calcext:apply-style-name="IMPAIR" calcext:value="formula-is(NOT(ISEVEN(ROW())))" calcext:base-cell-address="at644.R10"/>
          </calcext:conditional-format>
          <calcext:conditional-format calcext:target-range-address="at644.T10:at644.T10">
            <calcext:condition calcext:apply-style-name="PAIR" calcext:value="formula-is(ISEVEN(ROW()))" calcext:base-cell-address="at644.T10"/>
            <calcext:condition calcext:apply-style-name="IMPAIR" calcext:value="formula-is(NOT(ISEVEN(ROW())))" calcext:base-cell-address="at644.T10"/>
          </calcext:conditional-format>
          <calcext:conditional-format calcext:target-range-address="at644.U10:at644.U10">
            <calcext:condition calcext:apply-style-name="PAIR" calcext:value="formula-is(ISEVEN(ROW()))" calcext:base-cell-address="at644.U10"/>
            <calcext:condition calcext:apply-style-name="IMPAIR" calcext:value="formula-is(NOT(ISEVEN(ROW())))" calcext:base-cell-address="at644.U10"/>
          </calcext:conditional-format>
          <calcext:conditional-format calcext:target-range-address="at644.V10:at644.V10">
            <calcext:condition calcext:apply-style-name="PAIR" calcext:value="formula-is(ISEVEN(ROW()))" calcext:base-cell-address="at644.V10"/>
            <calcext:condition calcext:apply-style-name="IMPAIR" calcext:value="formula-is(NOT(ISEVEN(ROW())))" calcext:base-cell-address="at644.V10"/>
          </calcext:conditional-format>
          <calcext:conditional-format calcext:target-range-address="at644.X10:at644.X10">
            <calcext:condition calcext:apply-style-name="PAIR" calcext:value="formula-is(ISEVEN(ROW()))" calcext:base-cell-address="at644.X10"/>
            <calcext:condition calcext:apply-style-name="IMPAIR" calcext:value="formula-is(NOT(ISEVEN(ROW())))" calcext:base-cell-address="at644.X10"/>
          </calcext:conditional-format>
          <calcext:conditional-format calcext:target-range-address="at644.T18:at644.T18">
            <calcext:condition calcext:apply-style-name="PAIR" calcext:value="formula-is(ISEVEN(ROW()))" calcext:base-cell-address="at644.T18"/>
            <calcext:condition calcext:apply-style-name="IMPAIR" calcext:value="formula-is(NOT(ISEVEN(ROW())))" calcext:base-cell-address="at644.T18"/>
          </calcext:conditional-format>
          <calcext:conditional-format calcext:target-range-address="at644.R19:at644.R19">
            <calcext:condition calcext:apply-style-name="PAIR" calcext:value="formula-is(ISEVEN(ROW()))" calcext:base-cell-address="at644.R19"/>
            <calcext:condition calcext:apply-style-name="IMPAIR" calcext:value="formula-is(NOT(ISEVEN(ROW())))" calcext:base-cell-address="at644.R19"/>
          </calcext:conditional-format>
          <calcext:conditional-format calcext:target-range-address="at644.Q11:at644.Q15 at644.Q18:at644.Q51">
            <calcext:condition calcext:apply-style-name="PAIR" calcext:value="formula-is(ISEVEN(ROW()))" calcext:base-cell-address="at644.Q11"/>
            <calcext:condition calcext:apply-style-name="IMPAIR" calcext:value="formula-is(NOT(ISEVEN(ROW())))" calcext:base-cell-address="at644.Q11"/>
          </calcext:conditional-format>
          <calcext:conditional-format calcext:target-range-address="at644.Q11:at644.Q15 at644.Q53:at644.Q80 at644.Q18:at644.Q51">
            <calcext:condition calcext:apply-style-name="PAIR" calcext:value="formula-is(ISEVEN(ROW()))" calcext:base-cell-address="at644.Q11"/>
            <calcext:condition calcext:apply-style-name="IMPAIR" calcext:value="formula-is(NOT(ISEVEN(ROW())))" calcext:base-cell-address="at644.Q11"/>
          </calcext:conditional-format>
          <calcext:conditional-format calcext:target-range-address="at644.Q8:at644.Q8">
            <calcext:condition calcext:apply-style-name="PAIR" calcext:value="formula-is(ISEVEN(ROW()))" calcext:base-cell-address="at644.Q8"/>
            <calcext:condition calcext:apply-style-name="IMPAIR" calcext:value="formula-is(NOT(ISEVEN(ROW())))" calcext:base-cell-address="at644.Q8"/>
          </calcext:conditional-format>
          <calcext:conditional-format calcext:target-range-address="at644.Q9:at644.Q9">
            <calcext:condition calcext:apply-style-name="PAIR" calcext:value="formula-is(ISEVEN(ROW()))" calcext:base-cell-address="at644.Q9"/>
            <calcext:condition calcext:apply-style-name="IMPAIR" calcext:value="formula-is(NOT(ISEVEN(ROW())))" calcext:base-cell-address="at644.Q9"/>
          </calcext:conditional-format>
          <calcext:conditional-format calcext:target-range-address="at644.Q10:at644.Q10">
            <calcext:condition calcext:apply-style-name="PAIR" calcext:value="formula-is(ISEVEN(ROW()))" calcext:base-cell-address="at644.Q10"/>
            <calcext:condition calcext:apply-style-name="IMPAIR" calcext:value="formula-is(NOT(ISEVEN(ROW())))" calcext:base-cell-address="at644.Q10"/>
          </calcext:conditional-format>
          <calcext:conditional-format calcext:target-range-address="at644.Q16:at644.Q16">
            <calcext:condition calcext:apply-style-name="PAIR" calcext:value="formula-is(ISEVEN(ROW()))" calcext:base-cell-address="at644.Q16"/>
            <calcext:condition calcext:apply-style-name="IMPAIR" calcext:value="formula-is(NOT(ISEVEN(ROW())))" calcext:base-cell-address="at644.Q16"/>
          </calcext:conditional-format>
          <calcext:conditional-format calcext:target-range-address="at644.Q17:at644.Q17">
            <calcext:condition calcext:apply-style-name="PAIR" calcext:value="formula-is(ISEVEN(ROW()))" calcext:base-cell-address="at644.Q17"/>
            <calcext:condition calcext:apply-style-name="IMPAIR" calcext:value="formula-is(NOT(ISEVEN(ROW())))" calcext:base-cell-address="at644.Q17"/>
          </calcext:conditional-format>
        </calcext:conditional-formats>
      </table:table>
      <table:table table:name="Refs" table:style-name="ta1">
        <table:table-column table:style-name="co37" table:default-cell-style-name="ce277"/>
        <table:table-column table:style-name="co38" table:default-cell-style-name="ce281"/>
        <table:table-column table:style-name="co39" table:default-cell-style-name="ce281"/>
        <table:table-column table:style-name="co1" table:number-columns-repeated="1021" table:default-cell-style-name="ce281"/>
        <table:table-row table:style-name="ro7" table:number-rows-repeated="2">
          <table:table-cell table:number-columns-repeated="1024"/>
        </table:table-row>
        <table:table-row table:style-name="ro7">
          <table:table-cell table:style-name="ce278" office:value-type="string" calcext:value-type="string">
            <text:p>PIN ref</text:p>
          </table:table-cell>
          <table:table-cell table:style-name="ce278" office:value-type="string" calcext:value-type="string">
            <text:p>Description courte</text:p>
          </table:table-cell>
          <table:table-cell table:style-name="ce278" office:value-type="string" calcext:value-type="string">
            <text:p>Special</text:p>
          </table:table-cell>
          <table:table-cell table:number-columns-repeated="1021"/>
        </table:table-row>
        <table:table-row table:style-name="ro8">
          <table:table-cell table:style-name="ce279" office:value-type="string" calcext:value-type="string">
            <text:p>MOSI</text:p>
          </table:table-cell>
          <table:table-cell table:style-name="ce282" office:value-type="string" calcext:value-type="string">
            <text:p>Master Output, Slave Input for SPI</text:p>
          </table:table-cell>
          <table:table-cell table:style-name="ce282" office:value-type="string" calcext:value-type="string">
            <text:p>SPI-MOSI</text:p>
          </table:table-cell>
          <table:table-cell table:style-name="ce283" table:number-columns-repeated="1021"/>
        </table:table-row>
        <table:table-row table:style-name="ro8">
          <table:table-cell table:style-name="ce279" office:value-type="string" calcext:value-type="string">
            <text:p>MISO</text:p>
          </table:table-cell>
          <table:table-cell table:style-name="ce282" office:value-type="string" calcext:value-type="string">
            <text:p>Master Input, Slave Output for SPI</text:p>
          </table:table-cell>
          <table:table-cell table:style-name="ce282" office:value-type="string" calcext:value-type="string">
            <text:p>SPI-MISO</text:p>
          </table:table-cell>
          <table:table-cell table:style-name="ce283" table:number-columns-repeated="1021"/>
        </table:table-row>
        <table:table-row table:style-name="ro8">
          <table:table-cell table:style-name="ce279" office:value-type="string" calcext:value-type="string">
            <text:p>SCK</text:p>
          </table:table-cell>
          <table:table-cell table:style-name="ce282" office:value-type="string" calcext:value-type="string">
            <text:p>Serial ClocK for SPI</text:p>
          </table:table-cell>
          <table:table-cell table:style-name="ce282" office:value-type="string" calcext:value-type="string">
            <text:p>SPI-SCK</text:p>
          </table:table-cell>
          <table:table-cell table:style-name="ce283" table:number-columns-repeated="1021"/>
        </table:table-row>
        <table:table-row table:style-name="ro8">
          <table:table-cell table:style-name="ce279" office:value-type="string" calcext:value-type="string">
            <text:p>TX</text:p>
          </table:table-cell>
          <table:table-cell table:style-name="ce282" office:value-type="string" calcext:value-type="string">
            <text:p>Transmission for Yun Shield</text:p>
          </table:table-cell>
          <table:table-cell table:style-name="ce282" office:value-type="string" calcext:value-type="string">
            <text:p>TX</text:p>
          </table:table-cell>
          <table:table-cell table:style-name="ce283" table:number-columns-repeated="1021"/>
        </table:table-row>
        <table:table-row table:style-name="ro8">
          <table:table-cell table:style-name="ce279" office:value-type="string" calcext:value-type="string">
            <text:p>RX</text:p>
          </table:table-cell>
          <table:table-cell table:style-name="ce282" office:value-type="string" calcext:value-type="string">
            <text:p>Recepection for Yun Shield </text:p>
          </table:table-cell>
          <table:table-cell table:style-name="ce282" office:value-type="string" calcext:value-type="string">
            <text:p>RX</text:p>
          </table:table-cell>
          <table:table-cell table:style-name="ce283" table:number-columns-repeated="1021"/>
        </table:table-row>
        <table:table-row table:style-name="ro7">
          <table:table-cell table:style-name="ce279" office:value-type="string" calcext:value-type="string">
            <text:p>DREQ</text:p>
          </table:table-cell>
          <table:table-cell table:style-name="ce282" office:value-type="string" calcext:value-type="string">
            <text:p>??????</text:p>
          </table:table-cell>
          <table:table-cell table:style-name="ce282" office:value-type="string" calcext:value-type="string">
            <text:p>Interrupt</text:p>
          </table:table-cell>
          <table:table-cell table:style-name="ce283" table:number-columns-repeated="1021"/>
        </table:table-row>
        <table:table-row table:style-name="ro7">
          <table:table-cell table:style-name="ce279" table:formula="of:=[.C72]" office:value-type="float" office:value="0" calcext:value-type="float">
            <text:p>0</text:p>
          </table:table-cell>
          <table:table-cell table:style-name="ce282" office:value-type="string" calcext:value-type="string">
            <text:p>Interuption si changement sur le bus 16 port A</text:p>
          </table:table-cell>
          <table:table-cell table:style-name="ce282" office:value-type="string" calcext:value-type="string">
            <text:p>Interrupt</text:p>
          </table:table-cell>
          <table:table-cell table:style-name="ce283" table:number-columns-repeated="1021"/>
        </table:table-row>
        <table:table-row table:style-name="ro8">
          <table:table-cell table:style-name="ce279" office:value-type="string" calcext:value-type="string">
            <text:p>CS</text:p>
          </table:table-cell>
          <table:table-cell table:style-name="ce282" office:value-type="string" calcext:value-type="string">
            <text:p>Chip Slect : Selectionne le composant pour le bus SPI</text:p>
          </table:table-cell>
          <table:table-cell table:style-name="ce282"/>
          <table:table-cell table:style-name="ce283" table:number-columns-repeated="1021"/>
        </table:table-row>
        <table:table-row table:style-name="ro8">
          <table:table-cell table:style-name="ce279" office:value-type="string" calcext:value-type="string">
            <text:p>SECU</text:p>
          </table:table-cell>
          <table:table-cell table:style-name="ce282" office:value-type="string" calcext:value-type="string">
            <text:p>Ordre sur transistor pour alimenter via le batterie de sécu </text:p>
          </table:table-cell>
          <table:table-cell table:style-name="ce282"/>
          <table:table-cell table:style-name="ce283" table:number-columns-repeated="1021"/>
        </table:table-row>
        <table:table-row table:style-name="ro8">
          <table:table-cell table:style-name="ce279" office:value-type="string" calcext:value-type="string">
            <text:p>!EXT</text:p>
          </table:table-cell>
          <table:table-cell table:style-name="ce282" office:value-type="string" calcext:value-type="string">
            <text:p>Ordre sur transistor pour ne pas alimenter les composants extérieurs</text:p>
          </table:table-cell>
          <table:table-cell table:style-name="ce282"/>
          <table:table-cell table:style-name="ce283" table:number-columns-repeated="1021"/>
        </table:table-row>
        <table:table-row table:style-name="ro8">
          <table:table-cell table:style-name="ce279" office:value-type="string" calcext:value-type="string">
            <text:p>CS-MP3</text:p>
          </table:table-cell>
          <table:table-cell table:style-name="ce282" office:value-type="string" calcext:value-type="string">
            <text:p>Chip Select MP3</text:p>
          </table:table-cell>
          <table:table-cell table:style-name="ce282"/>
          <table:table-cell table:style-name="ce283" table:number-columns-repeated="1021"/>
        </table:table-row>
        <table:table-row table:style-name="ro8">
          <table:table-cell table:style-name="ce279" office:value-type="string" calcext:value-type="string">
            <text:p>MP3-DCS</text:p>
          </table:table-cell>
          <table:table-cell table:style-name="ce282" office:value-type="string" calcext:value-type="string">
            <text:p>??????</text:p>
          </table:table-cell>
          <table:table-cell table:style-name="ce282"/>
          <table:table-cell table:style-name="ce283" table:number-columns-repeated="1021"/>
        </table:table-row>
        <table:table-row table:style-name="ro8">
          <table:table-cell table:style-name="ce279" office:value-type="string" calcext:value-type="string">
            <text:p>MP3-RST</text:p>
          </table:table-cell>
          <table:table-cell table:style-name="ce282" office:value-type="string" calcext:value-type="string">
            <text:p>??????</text:p>
          </table:table-cell>
          <table:table-cell table:style-name="ce282"/>
          <table:table-cell table:style-name="ce283" table:number-columns-repeated="1021"/>
        </table:table-row>
        <table:table-row table:style-name="ro8">
          <table:table-cell table:style-name="ce279" office:value-type="string" calcext:value-type="string">
            <text:p>CS-uSD</text:p>
          </table:table-cell>
          <table:table-cell table:style-name="ce282" office:value-type="string" calcext:value-type="string">
            <text:p>Chip Select Micro SD</text:p>
          </table:table-cell>
          <table:table-cell table:style-name="ce282"/>
          <table:table-cell table:style-name="ce283" table:number-columns-repeated="1021"/>
        </table:table-row>
        <table:table-row table:style-name="ro8">
          <table:table-cell table:style-name="ce279" office:value-type="string" calcext:value-type="string">
            <text:p>!CS</text:p>
          </table:table-cell>
          <table:table-cell table:style-name="ce282" office:value-type="string" calcext:value-type="string">
            <text:p>Chip Select à logique inversée</text:p>
          </table:table-cell>
          <table:table-cell table:style-name="ce282"/>
          <table:table-cell table:style-name="ce283" table:number-columns-repeated="1021"/>
        </table:table-row>
        <table:table-row table:style-name="ro11">
          <table:table-cell table:style-name="ce279" office:value-type="string" calcext:value-type="string">
            <text:p>CODE</text:p>
          </table:table-cell>
          <table:table-cell table:style-name="ce282" office:value-type="string" calcext:value-type="string">
            <text:p>Retour en tension pour identifier un composant (tension via CS entrée commune via CODE</text:p>
          </table:table-cell>
          <table:table-cell table:style-name="ce282" office:value-type="string" calcext:value-type="string">
            <text:p>Ana/Dig conv</text:p>
          </table:table-cell>
          <table:table-cell table:style-name="ce283" table:number-columns-repeated="1021"/>
        </table:table-row>
        <table:table-row table:style-name="ro8">
          <table:table-cell table:style-name="ce279" office:value-type="string" calcext:value-type="string">
            <text:p>SECU</text:p>
          </table:table-cell>
          <table:table-cell table:style-name="ce282" office:value-type="string" calcext:value-type="string">
            <text:p>Image tension de la baterie de sécu</text:p>
          </table:table-cell>
          <table:table-cell table:style-name="ce282" office:value-type="string" calcext:value-type="string">
            <text:p>Ana/Dig conv</text:p>
          </table:table-cell>
          <table:table-cell table:style-name="ce283" table:number-columns-repeated="1021"/>
        </table:table-row>
        <table:table-row table:style-name="ro8">
          <table:table-cell table:style-name="ce279" office:value-type="string" calcext:value-type="string">
            <text:p>NORM</text:p>
          </table:table-cell>
          <table:table-cell table:style-name="ce282" office:value-type="string" calcext:value-type="string">
            <text:p>Image tension de la baterie normale</text:p>
          </table:table-cell>
          <table:table-cell table:style-name="ce282" office:value-type="string" calcext:value-type="string">
            <text:p>Ana/Dig conv</text:p>
          </table:table-cell>
          <table:table-cell table:style-name="ce283" table:number-columns-repeated="1021"/>
        </table:table-row>
        <table:table-row table:style-name="ro8">
          <table:table-cell table:style-name="ce279" office:value-type="string" calcext:value-type="string">
            <text:p>LUMI</text:p>
          </table:table-cell>
          <table:table-cell table:style-name="ce282" office:value-type="string" calcext:value-type="string">
            <text:p>Image tension de la luminosité via photorésistance</text:p>
          </table:table-cell>
          <table:table-cell table:style-name="ce282" office:value-type="string" calcext:value-type="string">
            <text:p>Ana/Dig conv</text:p>
          </table:table-cell>
          <table:table-cell table:style-name="ce283" table:number-columns-repeated="1021"/>
        </table:table-row>
        <table:table-row table:style-name="ro12">
          <table:table-cell table:style-name="ce279" office:value-type="string" calcext:value-type="string">
            <text:p>PWM_freq</text:p>
          </table:table-cell>
          <table:table-cell table:style-name="ce282" office:value-type="string" calcext:value-type="string">
            <text:p>Sortie en tension proportionnel à une valeure de pwm. Prévue pour idiquer cette valeure à d'autres modules</text:p>
          </table:table-cell>
          <table:table-cell table:style-name="ce282" office:value-type="string" calcext:value-type="string">
            <text:p>Ana/Dig conv</text:p>
          </table:table-cell>
          <table:table-cell table:style-name="ce283" table:number-columns-repeated="1021"/>
        </table:table-row>
        <table:table-row table:style-name="ro8">
          <table:table-cell table:style-name="ce279" office:value-type="string" calcext:value-type="string">
            <text:p>TEMPER</text:p>
          </table:table-cell>
          <table:table-cell table:style-name="ce282" office:value-type="string" calcext:value-type="string">
            <text:p>Image tension de la température via résistance variant avec la temperature</text:p>
          </table:table-cell>
          <table:table-cell table:style-name="ce282" office:value-type="string" calcext:value-type="string">
            <text:p>Ana/Dig conv</text:p>
          </table:table-cell>
          <table:table-cell table:style-name="ce283" table:number-columns-repeated="1021"/>
        </table:table-row>
        <table:table-row table:style-name="ro8">
          <table:table-cell table:style-name="ce279" office:value-type="string" calcext:value-type="string">
            <text:p>VENTIL</text:p>
          </table:table-cell>
          <table:table-cell table:style-name="ce282" office:value-type="string" calcext:value-type="string">
            <text:p>Commande d'un ventialteur </text:p>
          </table:table-cell>
          <table:table-cell table:style-name="ce282" office:value-type="string" calcext:value-type="string">
            <text:p>PWM</text:p>
          </table:table-cell>
          <table:table-cell table:style-name="ce283" table:number-columns-repeated="1021"/>
        </table:table-row>
        <table:table-row table:style-name="ro8">
          <table:table-cell table:style-name="ce279" office:value-type="string" calcext:value-type="string">
            <text:p>SECT</text:p>
          </table:table-cell>
          <table:table-cell table:style-name="ce282" office:value-type="string" calcext:value-type="string">
            <text:p>Detection de la presence du secteur (ON/OFF)</text:p>
          </table:table-cell>
          <table:table-cell table:style-name="ce282"/>
          <table:table-cell table:style-name="ce283" table:number-columns-repeated="1021"/>
        </table:table-row>
        <table:table-row table:style-name="ro8">
          <table:table-cell table:style-name="ce279" office:value-type="string" calcext:value-type="string">
            <text:p>CS_pwm1</text:p>
          </table:table-cell>
          <table:table-cell table:style-name="ce282" office:value-type="string" calcext:value-type="string">
            <text:p>Selectionne un module PWM pour que PWM_freq lui donne sa frequence</text:p>
          </table:table-cell>
          <table:table-cell table:style-name="ce282"/>
          <table:table-cell table:style-name="ce283" table:number-columns-repeated="1021"/>
        </table:table-row>
        <table:table-row table:style-name="ro8">
          <table:table-cell table:style-name="ce279" office:value-type="string" calcext:value-type="string">
            <text:p>CS_pwm2</text:p>
          </table:table-cell>
          <table:table-cell table:style-name="ce282" office:value-type="string" calcext:value-type="string">
            <text:p>Selectionne un module PWM pour que PWM_freq lui donne sa frequence</text:p>
          </table:table-cell>
          <table:table-cell table:style-name="ce282"/>
          <table:table-cell table:style-name="ce283" table:number-columns-repeated="1021"/>
        </table:table-row>
        <table:table-row table:style-name="ro8">
          <table:table-cell table:style-name="ce279" office:value-type="string" calcext:value-type="string">
            <text:p>CS_pwm3</text:p>
          </table:table-cell>
          <table:table-cell table:style-name="ce282" office:value-type="string" calcext:value-type="string">
            <text:p>Selectionne un module PWM pour que PWM_freq lui donne sa frequence</text:p>
          </table:table-cell>
          <table:table-cell table:style-name="ce282"/>
          <table:table-cell table:style-name="ce283" table:number-columns-repeated="1021"/>
        </table:table-row>
        <table:table-row table:style-name="ro8">
          <table:table-cell table:style-name="ce279" office:value-type="string" calcext:value-type="string">
            <text:p>LEDpower</text:p>
          </table:table-cell>
          <table:table-cell table:style-name="ce282" office:value-type="string" calcext:value-type="string">
            <text:p>Indique si la carte est sous tension (quelle qu'elle soit)</text:p>
          </table:table-cell>
          <table:table-cell table:style-name="ce282"/>
          <table:table-cell table:style-name="ce283" table:number-columns-repeated="1021"/>
        </table:table-row>
        <table:table-row table:style-name="ro8">
          <table:table-cell table:style-name="ce279" office:value-type="string" calcext:value-type="string">
            <text:p>LEDwifi</text:p>
          </table:table-cell>
          <table:table-cell table:style-name="ce282" office:value-type="string" calcext:value-type="string">
            <text:p>Indique si la carte est connectée à un réseau wifi</text:p>
          </table:table-cell>
          <table:table-cell table:style-name="ce282"/>
          <table:table-cell table:style-name="ce283" table:number-columns-repeated="1021"/>
        </table:table-row>
        <table:table-row table:style-name="ro8">
          <table:table-cell table:style-name="ce279" office:value-type="string" calcext:value-type="string">
            <text:p>LEDlink</text:p>
          </table:table-cell>
          <table:table-cell table:style-name="ce282" office:value-type="string" calcext:value-type="string">
            <text:p>Indique si la carte est connectée à une régie</text:p>
          </table:table-cell>
          <table:table-cell table:style-name="ce282"/>
          <table:table-cell table:style-name="ce283" table:number-columns-repeated="1021"/>
        </table:table-row>
        <table:table-row table:style-name="ro8">
          <table:table-cell table:style-name="ce279" office:value-type="string" calcext:value-type="string">
            <text:p>LEDbat</text:p>
          </table:table-cell>
          <table:table-cell table:style-name="ce282" office:value-type="string" calcext:value-type="string">
            <text:p>Indique si la batterie de secours est utilisée ou non</text:p>
          </table:table-cell>
          <table:table-cell table:style-name="ce282"/>
          <table:table-cell table:style-name="ce283" table:number-columns-repeated="1021"/>
        </table:table-row>
        <table:table-row table:style-name="ro8">
          <table:table-cell table:style-name="ce279" office:value-type="string" calcext:value-type="string">
            <text:p>LEDmulti1</text:p>
          </table:table-cell>
          <table:table-cell table:style-name="ce282" office:value-type="string" calcext:value-type="string">
            <text:p>LED multi usage</text:p>
          </table:table-cell>
          <table:table-cell table:style-name="ce282"/>
          <table:table-cell table:style-name="ce283" table:number-columns-repeated="1021"/>
        </table:table-row>
        <table:table-row table:style-name="ro8">
          <table:table-cell table:style-name="ce279" office:value-type="string" calcext:value-type="string">
            <text:p>LEDmulti2</text:p>
          </table:table-cell>
          <table:table-cell table:style-name="ce282" office:value-type="string" calcext:value-type="string">
            <text:p>LED multi usage</text:p>
          </table:table-cell>
          <table:table-cell table:style-name="ce282"/>
          <table:table-cell table:style-name="ce283" table:number-columns-repeated="1021"/>
        </table:table-row>
        <table:table-row table:style-name="ro13">
          <table:table-cell table:style-name="ce279" office:value-type="string" calcext:value-type="string">
            <text:p>REBOOT</text:p>
          </table:table-cell>
          <table:table-cell table:style-name="ce282" office:value-type="string" calcext:value-type="string">
            <text:p>Signal d'entrée (BP?) demandant un reboot de la carte via l'IHM, nécessite que ILS_IHM soit également déclanché</text:p>
          </table:table-cell>
          <table:table-cell table:style-name="ce282"/>
          <table:table-cell table:style-name="ce283" table:number-columns-repeated="1021"/>
        </table:table-row>
        <table:table-row table:style-name="ro13">
          <table:table-cell table:style-name="ce279" office:value-type="string" calcext:value-type="string">
            <text:p>ILS_IHM</text:p>
          </table:table-cell>
          <table:table-cell table:style-name="ce282" office:value-type="string" calcext:value-type="string">
            <text:p>Signal d'entrée viaun Interrupteur à lame souple, pour déclancher l'affichage de l'IHM</text:p>
          </table:table-cell>
          <table:table-cell table:style-name="ce282"/>
          <table:table-cell table:style-name="ce283" table:number-columns-repeated="1021"/>
        </table:table-row>
        <table:table-row table:style-name="ro7" table:number-rows-repeated="41">
          <table:table-cell table:style-name="ce280"/>
          <table:table-cell table:style-name="ce283" table:number-columns-repeated="1023"/>
        </table:table-row>
        <table:table-row table:style-name="ro7" table:number-rows-repeated="1048497">
          <table:table-cell table:number-columns-repeated="1024"/>
        </table:table-row>
        <table:table-row table:style-name="ro7">
          <table:table-cell table:number-columns-repeated="1024"/>
        </table:table-row>
        <calcext:conditional-formats>
          <calcext:conditional-format calcext:target-range-address="Refs.A4:Refs.AMJ78">
            <calcext:condition calcext:apply-style-name="PAIR" calcext:value="formula-is(ISEVEN(ROW()))" calcext:base-cell-address="Refs.A4"/>
            <calcext:condition calcext:apply-style-name="IMPAIR" calcext:value="formula-is(NOT(ISEVEN(ROW())))" calcext:base-cell-address="Refs.A4"/>
          </calcext:conditional-format>
        </calcext:conditional-formats>
      </table:table>
      <table:table table:name="CodeExt" table:style-name="ta1">
        <table:table-column table:style-name="co1" table:default-cell-style-name="Default"/>
        <table:table-column table:style-name="co1" table:default-cell-style-name="ce285"/>
        <table:table-column table:style-name="co40" table:default-cell-style-name="Default"/>
        <table:table-column table:style-name="co1" table:default-cell-style-name="Default"/>
        <table:table-column table:style-name="co1" table:default-cell-style-name="ce286"/>
        <table:table-column table:style-name="co33" table:default-cell-style-name="Default"/>
        <table:table-column table:style-name="co1" table:number-columns-repeated="2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1" table:default-cell-style-name="ce41"/>
        <table:table-column table:style-name="co1" table:number-columns-repeated="1013" table:default-cell-style-name="Default"/>
        <table:table-row table:style-name="ro7">
          <table:table-cell office:value-type="string" calcext:value-type="string">
            <text:p>Uref</text:p>
          </table:table-cell>
          <table:table-cell table:style-name="Default" office:value-type="float" office:value="5" calcext:value-type="float">
            <text:p>5</text:p>
          </table:table-cell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1013"/>
        </table:table-row>
        <table:table-row table:style-name="ro7">
          <table:table-cell office:value-type="string" calcext:value-type="string">
            <text:p>R</text:p>
          </table:table-cell>
          <table:table-cell table:style-name="Default" office:value-type="float" office:value="5100" calcext:value-type="float">
            <text:p>5100</text:p>
          </table:table-cell>
          <table:table-cell table:number-columns-repeated="2"/>
          <table:table-cell table:style-name="Default" office:value-type="string" calcext:value-type="string">
            <text:p>Range div</text:p>
          </table:table-cell>
          <table:table-cell office:value-type="float" office:value="2.5" calcext:value-type="float">
            <text:p>2,5</text:p>
          </table:table-cell>
          <table:table-cell table:number-columns-repeated="4"/>
          <table:table-cell table:style-name="Default"/>
          <table:table-cell table:number-columns-repeated="1013"/>
        </table:table-row>
        <table:table-row table:style-name="ro7">
          <table:table-cell office:value-type="string" calcext:value-type="string">
            <text:p>Intervals</text:p>
          </table:table-cell>
          <table:table-cell table:style-name="Default" office:value-type="float" office:value="1023" calcext:value-type="float">
            <text:p>1023</text:p>
          </table:table-cell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1013"/>
        </table:table-row>
        <table:table-row table:style-name="ro7">
          <table:table-cell/>
          <table:table-cell table:style-name="Default"/>
          <table:table-cell/>
          <table:table-cell table:formula="of:=&quot; +/- 5% &quot;" office:value-type="string" office:string-value=" +/- 5% " calcext:value-type="string">
            <text:p><text:s/>+/- 5% </text:p>
          </table:table-cell>
          <table:table-cell table:style-name="Default"/>
          <table:table-cell table:number-columns-repeated="5"/>
          <table:table-cell table:style-name="Default"/>
          <table:table-cell table:number-columns-repeated="1013"/>
        </table:table-row>
        <table:table-row table:style-name="ro7">
          <table:table-cell table:style-name="ce284" office:value-type="string" calcext:value-type="string">
            <text:p>Ux</text:p>
          </table:table-cell>
          <table:table-cell table:style-name="ce284" office:value-type="string" calcext:value-type="string">
            <text:p>Rx</text:p>
          </table:table-cell>
          <table:table-cell table:style-name="ce284" office:value-type="string" calcext:value-type="string">
            <text:p>Echelle</text:p>
          </table:table-cell>
          <table:table-cell table:style-name="ce284" office:value-type="string" calcext:value-type="string">
            <text:p>Rstand</text:p>
          </table:table-cell>
          <table:table-cell table:style-name="ce284" office:value-type="string" calcext:value-type="string">
            <text:p>Ufinal</text:p>
          </table:table-cell>
          <table:table-cell table:style-name="ce284" office:value-type="string" calcext:value-type="string">
            <text:p>Convert Value</text:p>
          </table:table-cell>
          <table:table-cell table:style-name="ce284" office:value-type="string" calcext:value-type="string">
            <text:p>Delta</text:p>
          </table:table-cell>
          <table:table-cell table:style-name="ce284" office:value-type="string" calcext:value-type="string">
            <text:p>Min</text:p>
          </table:table-cell>
          <table:table-cell table:style-name="ce284" office:value-type="string" calcext:value-type="string">
            <text:p>Max</text:p>
          </table:table-cell>
          <table:table-cell/>
          <table:table-cell table:style-name="Default" office:value-type="string" calcext:value-type="string">
            <text:p>ID</text:p>
          </table:table-cell>
          <table:table-cell table:number-columns-repeated="1013"/>
        </table:table-row>
        <table:table-row table:style-name="ro7">
          <table:table-cell office:value-type="float" office:value="0.25" calcext:value-type="float">
            <text:p>0,25</text:p>
          </table:table-cell>
          <table:table-cell table:formula="of:=[.A6]*[.$B$2]/([.$B$1]-[.A6])" office:value-type="float" office:value="268.421052631579" calcext:value-type="float">
            <text:p>268,42</text:p>
          </table:table-cell>
          <table:table-cell table:formula="of:=10^INT(LOG([.B6]))" office:value-type="float" office:value="100" calcext:value-type="float">
            <text:p>100</text:p>
          </table:table-cell>
          <table:table-cell table:formula="of:=IF([.B6]=0;0; IF(([.B6]/[.C6])&lt;1.05;1*[.C6]; IF(([.B6]/[.C6])&lt;1.15;1.1*[.C6]; IF(([.B6]/[.C6])&lt;1.25;1.2*[.C6]; IF(([.B6]/[.C6])&lt;1.4;1.3*[.C6]; IF(([.B6]/[.C6])&lt;1.55;1.5*[.C6]; IF(([.B6]/[.C6])&lt;1.7;1.6*[.C6];0)))))))+ IF(([.B6]/[.C6])&lt;1.7;0; IF(([.B6]/[.C6])&lt;1.9;1.8*[.C6]; IF(([.B6]/[.C6])&lt;2.1;2*[.C6]; IF(([.B6]/[.C6])&lt;2.3;2.2*[.C6]; IF(([.B6]/[.C6])&lt;2.55;2.4*[.C6]; IF(([.B6]/[.C6])&lt;2.85;2.7*[.C6]; IF(([.B6]/[.C6])&lt;3.15;3*[.C6];0)))))))+ IF(([.B6]/[.C6])&lt;3.15;0; IF(([.B6]/[.C6])&lt;3.45;3.3*[.C6]; IF(([.B6]/[.C6])&lt;3.75;3.6*[.C6]; IF(([.B6]/[.C6])&lt;4.1;3.9*[.C6]; IF(([.B6]/[.C6])&lt;4.5;4.3*[.C6]; IF(([.B6]/[.C6])&lt;4.9;4.7*[.C6]; IF(([.B6]/[.C6])&lt;5.35;5.1*[.C6];0)))))))+ IF(([.B6]/[.C6])&lt;5.35;0; IF(([.B6]/[.C6])&lt;5.9;5.6*[.C6]; IF(([.B6]/[.C6])&lt;6.5;6.2*[.C6]; IF(([.B6]/[.C6])&lt;7.15;6.8*[.C6]; IF(([.B6]/[.C6])&lt;7.85;7.5*[.C6]; IF(([.B6]/[.C6])&lt;8.65;8.2*[.C6]; IF(([.B6]/[.C6])&lt;9.55;9.1*[.C6];10*[.C6])))))))" office:value-type="float" office:value="270" calcext:value-type="float">
            <text:p>270</text:p>
          </table:table-cell>
          <table:table-cell table:formula="of:=[.$B$1]*[.D6]/([.D6]+[.$B$2])" office:value-type="float" office:value="0.251396648044693" calcext:value-type="float">
            <text:p>0,251</text:p>
          </table:table-cell>
          <table:table-cell table:formula="of:=INT([.E6]*[.$B$3]/[.$B$1])" office:value-type="float" office:value="51" calcext:value-type="float">
            <text:p>51</text:p>
          </table:table-cell>
          <table:table-cell table:formula="of:=[.F7]-[.F6]" office:value-type="float" office:value="50" calcext:value-type="float">
            <text:p>50</text:p>
          </table:table-cell>
          <table:table-cell table:formula="of:=[.F6]-[.$G$27]" office:value-type="float" office:value="35" calcext:value-type="float">
            <text:p>35</text:p>
          </table:table-cell>
          <table:table-cell table:formula="of:=[.F6]+[.$G$27]" office:value-type="float" office:value="67" calcext:value-type="float">
            <text:p>67</text:p>
          </table:table-cell>
          <table:table-cell table:style-name="ce41"/>
          <table:table-cell office:value-type="float" office:value="10" calcext:value-type="float">
            <text:p>10</text:p>
          </table:table-cell>
          <table:table-cell table:style-name="ce41" table:number-columns-repeated="1013"/>
        </table:table-row>
        <table:table-row table:style-name="ro7">
          <table:table-cell office:value-type="float" office:value="0.5" calcext:value-type="float">
            <text:p>0,5</text:p>
          </table:table-cell>
          <table:table-cell table:formula="of:=[.A7]*[.$B$2]/([.$B$1]-[.A7])" office:value-type="float" office:value="566.666666666667" calcext:value-type="float">
            <text:p>566,67</text:p>
          </table:table-cell>
          <table:table-cell table:formula="of:=10^INT(LOG([.B7]))" office:value-type="float" office:value="100" calcext:value-type="float">
            <text:p>100</text:p>
          </table:table-cell>
          <table:table-cell table:formula="of:=IF([.B7]=0;0; IF(([.B7]/[.C7])&lt;1.05;1*[.C7]; IF(([.B7]/[.C7])&lt;1.15;1.1*[.C7]; IF(([.B7]/[.C7])&lt;1.25;1.2*[.C7]; IF(([.B7]/[.C7])&lt;1.4;1.3*[.C7]; IF(([.B7]/[.C7])&lt;1.55;1.5*[.C7]; IF(([.B7]/[.C7])&lt;1.7;1.6*[.C7];0)))))))+ IF(([.B7]/[.C7])&lt;1.7;0; IF(([.B7]/[.C7])&lt;1.9;1.8*[.C7]; IF(([.B7]/[.C7])&lt;2.1;2*[.C7]; IF(([.B7]/[.C7])&lt;2.3;2.2*[.C7]; IF(([.B7]/[.C7])&lt;2.55;2.4*[.C7]; IF(([.B7]/[.C7])&lt;2.85;2.7*[.C7]; IF(([.B7]/[.C7])&lt;3.15;3*[.C7];0)))))))+ IF(([.B7]/[.C7])&lt;3.15;0; IF(([.B7]/[.C7])&lt;3.45;3.3*[.C7]; IF(([.B7]/[.C7])&lt;3.75;3.6*[.C7]; IF(([.B7]/[.C7])&lt;4.1;3.9*[.C7]; IF(([.B7]/[.C7])&lt;4.5;4.3*[.C7]; IF(([.B7]/[.C7])&lt;4.9;4.7*[.C7]; IF(([.B7]/[.C7])&lt;5.35;5.1*[.C7];0)))))))+ IF(([.B7]/[.C7])&lt;5.35;0; IF(([.B7]/[.C7])&lt;5.9;5.6*[.C7]; IF(([.B7]/[.C7])&lt;6.5;6.2*[.C7]; IF(([.B7]/[.C7])&lt;7.15;6.8*[.C7]; IF(([.B7]/[.C7])&lt;7.85;7.5*[.C7]; IF(([.B7]/[.C7])&lt;8.65;8.2*[.C7]; IF(([.B7]/[.C7])&lt;9.55;9.1*[.C7];10*[.C7])))))))" office:value-type="float" office:value="560" calcext:value-type="float">
            <text:p>560</text:p>
          </table:table-cell>
          <table:table-cell table:formula="of:=[.$B$1]*[.D7]/([.D7]+[.$B$2])" office:value-type="float" office:value="0.49469964664311" calcext:value-type="float">
            <text:p>0,495</text:p>
          </table:table-cell>
          <table:table-cell table:formula="of:=INT([.E7]*[.$B$3]/[.$B$1])" office:value-type="float" office:value="101" calcext:value-type="float">
            <text:p>101</text:p>
          </table:table-cell>
          <table:table-cell table:formula="of:=[.F8]-[.F7]" office:value-type="float" office:value="53" calcext:value-type="float">
            <text:p>53</text:p>
          </table:table-cell>
          <table:table-cell table:formula="of:=[.F7]-[.$G$27]" office:value-type="float" office:value="85" calcext:value-type="float">
            <text:p>85</text:p>
          </table:table-cell>
          <table:table-cell table:formula="of:=[.F7]+[.$G$27]" office:value-type="float" office:value="117" calcext:value-type="float">
            <text:p>117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013"/>
        </table:table-row>
        <table:table-row table:style-name="ro7">
          <table:table-cell office:value-type="float" office:value="0.75" calcext:value-type="float">
            <text:p>0,75</text:p>
          </table:table-cell>
          <table:table-cell table:formula="of:=[.A8]*[.$B$2]/([.$B$1]-[.A8])" office:value-type="float" office:value="900" calcext:value-type="float">
            <text:p>900,00</text:p>
          </table:table-cell>
          <table:table-cell table:formula="of:=10^INT(LOG([.B8]))" office:value-type="float" office:value="100" calcext:value-type="float">
            <text:p>100</text:p>
          </table:table-cell>
          <table:table-cell table:formula="of:=IF([.B8]=0;0; IF(([.B8]/[.C8])&lt;1.05;1*[.C8]; IF(([.B8]/[.C8])&lt;1.15;1.1*[.C8]; IF(([.B8]/[.C8])&lt;1.25;1.2*[.C8]; IF(([.B8]/[.C8])&lt;1.4;1.3*[.C8]; IF(([.B8]/[.C8])&lt;1.55;1.5*[.C8]; IF(([.B8]/[.C8])&lt;1.7;1.6*[.C8];0)))))))+ IF(([.B8]/[.C8])&lt;1.7;0; IF(([.B8]/[.C8])&lt;1.9;1.8*[.C8]; IF(([.B8]/[.C8])&lt;2.1;2*[.C8]; IF(([.B8]/[.C8])&lt;2.3;2.2*[.C8]; IF(([.B8]/[.C8])&lt;2.55;2.4*[.C8]; IF(([.B8]/[.C8])&lt;2.85;2.7*[.C8]; IF(([.B8]/[.C8])&lt;3.15;3*[.C8];0)))))))+ IF(([.B8]/[.C8])&lt;3.15;0; IF(([.B8]/[.C8])&lt;3.45;3.3*[.C8]; IF(([.B8]/[.C8])&lt;3.75;3.6*[.C8]; IF(([.B8]/[.C8])&lt;4.1;3.9*[.C8]; IF(([.B8]/[.C8])&lt;4.5;4.3*[.C8]; IF(([.B8]/[.C8])&lt;4.9;4.7*[.C8]; IF(([.B8]/[.C8])&lt;5.35;5.1*[.C8];0)))))))+ IF(([.B8]/[.C8])&lt;5.35;0; IF(([.B8]/[.C8])&lt;5.9;5.6*[.C8]; IF(([.B8]/[.C8])&lt;6.5;6.2*[.C8]; IF(([.B8]/[.C8])&lt;7.15;6.8*[.C8]; IF(([.B8]/[.C8])&lt;7.85;7.5*[.C8]; IF(([.B8]/[.C8])&lt;8.65;8.2*[.C8]; IF(([.B8]/[.C8])&lt;9.55;9.1*[.C8];10*[.C8])))))))" office:value-type="float" office:value="910" calcext:value-type="float">
            <text:p>910</text:p>
          </table:table-cell>
          <table:table-cell table:formula="of:=[.$B$1]*[.D8]/([.D8]+[.$B$2])" office:value-type="float" office:value="0.757071547420965" calcext:value-type="float">
            <text:p>0,757</text:p>
          </table:table-cell>
          <table:table-cell table:formula="of:=INT([.E8]*[.$B$3]/[.$B$1])" office:value-type="float" office:value="154" calcext:value-type="float">
            <text:p>154</text:p>
          </table:table-cell>
          <table:table-cell table:formula="of:=[.F9]-[.F8]" office:value-type="float" office:value="53" calcext:value-type="float">
            <text:p>53</text:p>
          </table:table-cell>
          <table:table-cell table:formula="of:=[.F8]-[.$G$27]" office:value-type="float" office:value="138" calcext:value-type="float">
            <text:p>138</text:p>
          </table:table-cell>
          <table:table-cell table:formula="of:=[.F8]+[.$G$27]" office:value-type="float" office:value="170" calcext:value-type="float">
            <text:p>170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1013"/>
        </table:table-row>
        <table:table-row table:style-name="ro7">
          <table:table-cell office:value-type="float" office:value="1" calcext:value-type="float">
            <text:p>1</text:p>
          </table:table-cell>
          <table:table-cell table:formula="of:=[.A9]*[.$B$2]/([.$B$1]-[.A9])" office:value-type="float" office:value="1275" calcext:value-type="float">
            <text:p>1275,00</text:p>
          </table:table-cell>
          <table:table-cell table:formula="of:=10^INT(LOG([.B9]))" office:value-type="float" office:value="1000" calcext:value-type="float">
            <text:p>1000</text:p>
          </table:table-cell>
          <table:table-cell table:formula="of:=IF([.B9]=0;0; IF(([.B9]/[.C9])&lt;1.05;1*[.C9]; IF(([.B9]/[.C9])&lt;1.15;1.1*[.C9]; IF(([.B9]/[.C9])&lt;1.25;1.2*[.C9]; IF(([.B9]/[.C9])&lt;1.4;1.3*[.C9]; IF(([.B9]/[.C9])&lt;1.55;1.5*[.C9]; IF(([.B9]/[.C9])&lt;1.7;1.6*[.C9];0)))))))+ IF(([.B9]/[.C9])&lt;1.7;0; IF(([.B9]/[.C9])&lt;1.9;1.8*[.C9]; IF(([.B9]/[.C9])&lt;2.1;2*[.C9]; IF(([.B9]/[.C9])&lt;2.3;2.2*[.C9]; IF(([.B9]/[.C9])&lt;2.55;2.4*[.C9]; IF(([.B9]/[.C9])&lt;2.85;2.7*[.C9]; IF(([.B9]/[.C9])&lt;3.15;3*[.C9];0)))))))+ IF(([.B9]/[.C9])&lt;3.15;0; IF(([.B9]/[.C9])&lt;3.45;3.3*[.C9]; IF(([.B9]/[.C9])&lt;3.75;3.6*[.C9]; IF(([.B9]/[.C9])&lt;4.1;3.9*[.C9]; IF(([.B9]/[.C9])&lt;4.5;4.3*[.C9]; IF(([.B9]/[.C9])&lt;4.9;4.7*[.C9]; IF(([.B9]/[.C9])&lt;5.35;5.1*[.C9];0)))))))+ IF(([.B9]/[.C9])&lt;5.35;0; IF(([.B9]/[.C9])&lt;5.9;5.6*[.C9]; IF(([.B9]/[.C9])&lt;6.5;6.2*[.C9]; IF(([.B9]/[.C9])&lt;7.15;6.8*[.C9]; IF(([.B9]/[.C9])&lt;7.85;7.5*[.C9]; IF(([.B9]/[.C9])&lt;8.65;8.2*[.C9]; IF(([.B9]/[.C9])&lt;9.55;9.1*[.C9];10*[.C9])))))))" office:value-type="float" office:value="1300" calcext:value-type="float">
            <text:p>1300</text:p>
          </table:table-cell>
          <table:table-cell table:formula="of:=[.$B$1]*[.D9]/([.D9]+[.$B$2])" office:value-type="float" office:value="1.015625" calcext:value-type="float">
            <text:p>1,016</text:p>
          </table:table-cell>
          <table:table-cell table:formula="of:=INT([.E9]*[.$B$3]/[.$B$1])" office:value-type="float" office:value="207" calcext:value-type="float">
            <text:p>207</text:p>
          </table:table-cell>
          <table:table-cell table:formula="of:=[.F10]-[.F9]" office:value-type="float" office:value="59" calcext:value-type="float">
            <text:p>59</text:p>
          </table:table-cell>
          <table:table-cell table:formula="of:=[.F9]-[.$G$27]" office:value-type="float" office:value="191" calcext:value-type="float">
            <text:p>191</text:p>
          </table:table-cell>
          <table:table-cell table:formula="of:=[.F9]+[.$G$27]" office:value-type="float" office:value="223" calcext:value-type="float">
            <text:p>223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1013"/>
        </table:table-row>
        <table:table-row table:style-name="ro7">
          <table:table-cell office:value-type="float" office:value="1.25" calcext:value-type="float">
            <text:p>1,25</text:p>
          </table:table-cell>
          <table:table-cell table:formula="of:=[.A10]*[.$B$2]/([.$B$1]-[.A10])" office:value-type="float" office:value="1700" calcext:value-type="float">
            <text:p>1700,00</text:p>
          </table:table-cell>
          <table:table-cell table:formula="of:=10^INT(LOG([.B10]))" office:value-type="float" office:value="1000" calcext:value-type="float">
            <text:p>1000</text:p>
          </table:table-cell>
          <table:table-cell table:formula="of:=IF([.B10]=0;0; IF(([.B10]/[.C10])&lt;1.05;1*[.C10]; IF(([.B10]/[.C10])&lt;1.15;1.1*[.C10]; IF(([.B10]/[.C10])&lt;1.25;1.2*[.C10]; IF(([.B10]/[.C10])&lt;1.4;1.3*[.C10]; IF(([.B10]/[.C10])&lt;1.55;1.5*[.C10]; IF(([.B10]/[.C10])&lt;1.7;1.6*[.C10];0)))))))+ IF(([.B10]/[.C10])&lt;1.7;0; IF(([.B10]/[.C10])&lt;1.9;1.8*[.C10]; IF(([.B10]/[.C10])&lt;2.1;2*[.C10]; IF(([.B10]/[.C10])&lt;2.3;2.2*[.C10]; IF(([.B10]/[.C10])&lt;2.55;2.4*[.C10]; IF(([.B10]/[.C10])&lt;2.85;2.7*[.C10]; IF(([.B10]/[.C10])&lt;3.15;3*[.C10];0)))))))+ IF(([.B10]/[.C10])&lt;3.15;0; IF(([.B10]/[.C10])&lt;3.45;3.3*[.C10]; IF(([.B10]/[.C10])&lt;3.75;3.6*[.C10]; IF(([.B10]/[.C10])&lt;4.1;3.9*[.C10]; IF(([.B10]/[.C10])&lt;4.5;4.3*[.C10]; IF(([.B10]/[.C10])&lt;4.9;4.7*[.C10]; IF(([.B10]/[.C10])&lt;5.35;5.1*[.C10];0)))))))+ IF(([.B10]/[.C10])&lt;5.35;0; IF(([.B10]/[.C10])&lt;5.9;5.6*[.C10]; IF(([.B10]/[.C10])&lt;6.5;6.2*[.C10]; IF(([.B10]/[.C10])&lt;7.15;6.8*[.C10]; IF(([.B10]/[.C10])&lt;7.85;7.5*[.C10]; IF(([.B10]/[.C10])&lt;8.65;8.2*[.C10]; IF(([.B10]/[.C10])&lt;9.55;9.1*[.C10];10*[.C10])))))))" office:value-type="float" office:value="1800" calcext:value-type="float">
            <text:p>1800</text:p>
          </table:table-cell>
          <table:table-cell table:formula="of:=[.$B$1]*[.D10]/([.D10]+[.$B$2])" office:value-type="float" office:value="1.30434782608696" calcext:value-type="float">
            <text:p>1,304</text:p>
          </table:table-cell>
          <table:table-cell table:formula="of:=INT([.E10]*[.$B$3]/[.$B$1])" office:value-type="float" office:value="266" calcext:value-type="float">
            <text:p>266</text:p>
          </table:table-cell>
          <table:table-cell table:formula="of:=[.F11]-[.F10]" office:value-type="float" office:value="42" calcext:value-type="float">
            <text:p>42</text:p>
          </table:table-cell>
          <table:table-cell table:formula="of:=[.F10]-[.$G$27]" office:value-type="float" office:value="250" calcext:value-type="float">
            <text:p>250</text:p>
          </table:table-cell>
          <table:table-cell table:formula="of:=[.F10]+[.$G$27]" office:value-type="float" office:value="282" calcext:value-type="float">
            <text:p>282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13"/>
        </table:table-row>
        <table:table-row table:style-name="ro7">
          <table:table-cell office:value-type="float" office:value="1.5" calcext:value-type="float">
            <text:p>1,5</text:p>
          </table:table-cell>
          <table:table-cell table:formula="of:=[.A11]*[.$B$2]/([.$B$1]-[.A11])" office:value-type="float" office:value="2185.71428571429" calcext:value-type="float">
            <text:p>2185,71</text:p>
          </table:table-cell>
          <table:table-cell table:formula="of:=10^INT(LOG([.B11]))" office:value-type="float" office:value="1000" calcext:value-type="float">
            <text:p>1000</text:p>
          </table:table-cell>
          <table:table-cell table:formula="of:=IF([.B11]=0;0; IF(([.B11]/[.C11])&lt;1.05;1*[.C11]; IF(([.B11]/[.C11])&lt;1.15;1.1*[.C11]; IF(([.B11]/[.C11])&lt;1.25;1.2*[.C11]; IF(([.B11]/[.C11])&lt;1.4;1.3*[.C11]; IF(([.B11]/[.C11])&lt;1.55;1.5*[.C11]; IF(([.B11]/[.C11])&lt;1.7;1.6*[.C11];0)))))))+ IF(([.B11]/[.C11])&lt;1.7;0; IF(([.B11]/[.C11])&lt;1.9;1.8*[.C11]; IF(([.B11]/[.C11])&lt;2.1;2*[.C11]; IF(([.B11]/[.C11])&lt;2.3;2.2*[.C11]; IF(([.B11]/[.C11])&lt;2.55;2.4*[.C11]; IF(([.B11]/[.C11])&lt;2.85;2.7*[.C11]; IF(([.B11]/[.C11])&lt;3.15;3*[.C11];0)))))))+ IF(([.B11]/[.C11])&lt;3.15;0; IF(([.B11]/[.C11])&lt;3.45;3.3*[.C11]; IF(([.B11]/[.C11])&lt;3.75;3.6*[.C11]; IF(([.B11]/[.C11])&lt;4.1;3.9*[.C11]; IF(([.B11]/[.C11])&lt;4.5;4.3*[.C11]; IF(([.B11]/[.C11])&lt;4.9;4.7*[.C11]; IF(([.B11]/[.C11])&lt;5.35;5.1*[.C11];0)))))))+ IF(([.B11]/[.C11])&lt;5.35;0; IF(([.B11]/[.C11])&lt;5.9;5.6*[.C11]; IF(([.B11]/[.C11])&lt;6.5;6.2*[.C11]; IF(([.B11]/[.C11])&lt;7.15;6.8*[.C11]; IF(([.B11]/[.C11])&lt;7.85;7.5*[.C11]; IF(([.B11]/[.C11])&lt;8.65;8.2*[.C11]; IF(([.B11]/[.C11])&lt;9.55;9.1*[.C11];10*[.C11])))))))" office:value-type="float" office:value="2200" calcext:value-type="float">
            <text:p>2200</text:p>
          </table:table-cell>
          <table:table-cell table:formula="of:=[.$B$1]*[.D11]/([.D11]+[.$B$2])" office:value-type="float" office:value="1.50684931506849" calcext:value-type="float">
            <text:p>1,507</text:p>
          </table:table-cell>
          <table:table-cell table:formula="of:=INT([.E11]*[.$B$3]/[.$B$1])" office:value-type="float" office:value="308" calcext:value-type="float">
            <text:p>308</text:p>
          </table:table-cell>
          <table:table-cell table:formula="of:=[.F12]-[.F11]" office:value-type="float" office:value="46" calcext:value-type="float">
            <text:p>46</text:p>
          </table:table-cell>
          <table:table-cell table:formula="of:=[.F11]-[.$G$27]" office:value-type="float" office:value="292" calcext:value-type="float">
            <text:p>292</text:p>
          </table:table-cell>
          <table:table-cell table:formula="of:=[.F11]+[.$G$27]" office:value-type="float" office:value="324" calcext:value-type="float">
            <text:p>324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1013"/>
        </table:table-row>
        <table:table-row table:style-name="ro7">
          <table:table-cell office:value-type="float" office:value="1.75" calcext:value-type="float">
            <text:p>1,75</text:p>
          </table:table-cell>
          <table:table-cell table:formula="of:=[.A12]*[.$B$2]/([.$B$1]-[.A12])" office:value-type="float" office:value="2746.15384615385" calcext:value-type="float">
            <text:p>2746,15</text:p>
          </table:table-cell>
          <table:table-cell table:formula="of:=10^INT(LOG([.B12]))" office:value-type="float" office:value="1000" calcext:value-type="float">
            <text:p>1000</text:p>
          </table:table-cell>
          <table:table-cell table:formula="of:=IF([.B12]=0;0; IF(([.B12]/[.C12])&lt;1.05;1*[.C12]; IF(([.B12]/[.C12])&lt;1.15;1.1*[.C12]; IF(([.B12]/[.C12])&lt;1.25;1.2*[.C12]; IF(([.B12]/[.C12])&lt;1.4;1.3*[.C12]; IF(([.B12]/[.C12])&lt;1.55;1.5*[.C12]; IF(([.B12]/[.C12])&lt;1.7;1.6*[.C12];0)))))))+ IF(([.B12]/[.C12])&lt;1.7;0; IF(([.B12]/[.C12])&lt;1.9;1.8*[.C12]; IF(([.B12]/[.C12])&lt;2.1;2*[.C12]; IF(([.B12]/[.C12])&lt;2.3;2.2*[.C12]; IF(([.B12]/[.C12])&lt;2.55;2.4*[.C12]; IF(([.B12]/[.C12])&lt;2.85;2.7*[.C12]; IF(([.B12]/[.C12])&lt;3.15;3*[.C12];0)))))))+ IF(([.B12]/[.C12])&lt;3.15;0; IF(([.B12]/[.C12])&lt;3.45;3.3*[.C12]; IF(([.B12]/[.C12])&lt;3.75;3.6*[.C12]; IF(([.B12]/[.C12])&lt;4.1;3.9*[.C12]; IF(([.B12]/[.C12])&lt;4.5;4.3*[.C12]; IF(([.B12]/[.C12])&lt;4.9;4.7*[.C12]; IF(([.B12]/[.C12])&lt;5.35;5.1*[.C12];0)))))))+ IF(([.B12]/[.C12])&lt;5.35;0; IF(([.B12]/[.C12])&lt;5.9;5.6*[.C12]; IF(([.B12]/[.C12])&lt;6.5;6.2*[.C12]; IF(([.B12]/[.C12])&lt;7.15;6.8*[.C12]; IF(([.B12]/[.C12])&lt;7.85;7.5*[.C12]; IF(([.B12]/[.C12])&lt;8.65;8.2*[.C12]; IF(([.B12]/[.C12])&lt;9.55;9.1*[.C12];10*[.C12])))))))" office:value-type="float" office:value="2700" calcext:value-type="float">
            <text:p>2700</text:p>
          </table:table-cell>
          <table:table-cell table:formula="of:=[.$B$1]*[.D12]/([.D12]+[.$B$2])" office:value-type="float" office:value="1.73076923076923" calcext:value-type="float">
            <text:p>1,731</text:p>
          </table:table-cell>
          <table:table-cell table:formula="of:=INT([.E12]*[.$B$3]/[.$B$1])" office:value-type="float" office:value="354" calcext:value-type="float">
            <text:p>354</text:p>
          </table:table-cell>
          <table:table-cell table:formula="of:=[.F13]-[.F12]" office:value-type="float" office:value="47" calcext:value-type="float">
            <text:p>47</text:p>
          </table:table-cell>
          <table:table-cell table:formula="of:=[.F12]-[.$G$27]" office:value-type="float" office:value="338" calcext:value-type="float">
            <text:p>338</text:p>
          </table:table-cell>
          <table:table-cell table:formula="of:=[.F12]+[.$G$27]" office:value-type="float" office:value="370" calcext:value-type="float">
            <text:p>370</text:p>
          </table:table-cell>
          <table:table-cell/>
          <table:table-cell office:value-type="float" office:value="70" calcext:value-type="float">
            <text:p>70</text:p>
          </table:table-cell>
          <table:table-cell table:number-columns-repeated="1013"/>
        </table:table-row>
        <table:table-row table:style-name="ro7">
          <table:table-cell office:value-type="float" office:value="2" calcext:value-type="float">
            <text:p>2</text:p>
          </table:table-cell>
          <table:table-cell table:formula="of:=[.A13]*[.$B$2]/([.$B$1]-[.A13])" office:value-type="float" office:value="3400" calcext:value-type="float">
            <text:p>3400,00</text:p>
          </table:table-cell>
          <table:table-cell table:formula="of:=10^INT(LOG([.B13]))" office:value-type="float" office:value="1000" calcext:value-type="float">
            <text:p>1000</text:p>
          </table:table-cell>
          <table:table-cell table:formula="of:=IF([.B13]=0;0; IF(([.B13]/[.C13])&lt;1.05;1*[.C13]; IF(([.B13]/[.C13])&lt;1.15;1.1*[.C13]; IF(([.B13]/[.C13])&lt;1.25;1.2*[.C13]; IF(([.B13]/[.C13])&lt;1.4;1.3*[.C13]; IF(([.B13]/[.C13])&lt;1.55;1.5*[.C13]; IF(([.B13]/[.C13])&lt;1.7;1.6*[.C13];0)))))))+ IF(([.B13]/[.C13])&lt;1.7;0; IF(([.B13]/[.C13])&lt;1.9;1.8*[.C13]; IF(([.B13]/[.C13])&lt;2.1;2*[.C13]; IF(([.B13]/[.C13])&lt;2.3;2.2*[.C13]; IF(([.B13]/[.C13])&lt;2.55;2.4*[.C13]; IF(([.B13]/[.C13])&lt;2.85;2.7*[.C13]; IF(([.B13]/[.C13])&lt;3.15;3*[.C13];0)))))))+ IF(([.B13]/[.C13])&lt;3.15;0; IF(([.B13]/[.C13])&lt;3.45;3.3*[.C13]; IF(([.B13]/[.C13])&lt;3.75;3.6*[.C13]; IF(([.B13]/[.C13])&lt;4.1;3.9*[.C13]; IF(([.B13]/[.C13])&lt;4.5;4.3*[.C13]; IF(([.B13]/[.C13])&lt;4.9;4.7*[.C13]; IF(([.B13]/[.C13])&lt;5.35;5.1*[.C13];0)))))))+ IF(([.B13]/[.C13])&lt;5.35;0; IF(([.B13]/[.C13])&lt;5.9;5.6*[.C13]; IF(([.B13]/[.C13])&lt;6.5;6.2*[.C13]; IF(([.B13]/[.C13])&lt;7.15;6.8*[.C13]; IF(([.B13]/[.C13])&lt;7.85;7.5*[.C13]; IF(([.B13]/[.C13])&lt;8.65;8.2*[.C13]; IF(([.B13]/[.C13])&lt;9.55;9.1*[.C13];10*[.C13])))))))" office:value-type="float" office:value="3300" calcext:value-type="float">
            <text:p>3300</text:p>
          </table:table-cell>
          <table:table-cell table:formula="of:=[.$B$1]*[.D13]/([.D13]+[.$B$2])" office:value-type="float" office:value="1.96428571428571" calcext:value-type="float">
            <text:p>1,964</text:p>
          </table:table-cell>
          <table:table-cell table:formula="of:=INT([.E13]*[.$B$3]/[.$B$1])" office:value-type="float" office:value="401" calcext:value-type="float">
            <text:p>401</text:p>
          </table:table-cell>
          <table:table-cell table:formula="of:=[.F14]-[.F13]" office:value-type="float" office:value="66" calcext:value-type="float">
            <text:p>66</text:p>
          </table:table-cell>
          <table:table-cell table:formula="of:=[.F13]-[.$G$27]" office:value-type="float" office:value="385" calcext:value-type="float">
            <text:p>385</text:p>
          </table:table-cell>
          <table:table-cell table:formula="of:=[.F13]+[.$G$27]" office:value-type="float" office:value="417" calcext:value-type="float">
            <text:p>417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1013"/>
        </table:table-row>
        <table:table-row table:style-name="ro7">
          <table:table-cell office:value-type="float" office:value="2.25" calcext:value-type="float">
            <text:p>2,25</text:p>
          </table:table-cell>
          <table:table-cell table:formula="of:=[.A14]*[.$B$2]/([.$B$1]-[.A14])" office:value-type="float" office:value="4172.72727272727" calcext:value-type="float">
            <text:p>4172,73</text:p>
          </table:table-cell>
          <table:table-cell table:formula="of:=10^INT(LOG([.B14]))" office:value-type="float" office:value="1000" calcext:value-type="float">
            <text:p>1000</text:p>
          </table:table-cell>
          <table:table-cell table:formula="of:=IF([.B14]=0;0; IF(([.B14]/[.C14])&lt;1.05;1*[.C14]; IF(([.B14]/[.C14])&lt;1.15;1.1*[.C14]; IF(([.B14]/[.C14])&lt;1.25;1.2*[.C14]; IF(([.B14]/[.C14])&lt;1.4;1.3*[.C14]; IF(([.B14]/[.C14])&lt;1.55;1.5*[.C14]; IF(([.B14]/[.C14])&lt;1.7;1.6*[.C14];0)))))))+ IF(([.B14]/[.C14])&lt;1.7;0; IF(([.B14]/[.C14])&lt;1.9;1.8*[.C14]; IF(([.B14]/[.C14])&lt;2.1;2*[.C14]; IF(([.B14]/[.C14])&lt;2.3;2.2*[.C14]; IF(([.B14]/[.C14])&lt;2.55;2.4*[.C14]; IF(([.B14]/[.C14])&lt;2.85;2.7*[.C14]; IF(([.B14]/[.C14])&lt;3.15;3*[.C14];0)))))))+ IF(([.B14]/[.C14])&lt;3.15;0; IF(([.B14]/[.C14])&lt;3.45;3.3*[.C14]; IF(([.B14]/[.C14])&lt;3.75;3.6*[.C14]; IF(([.B14]/[.C14])&lt;4.1;3.9*[.C14]; IF(([.B14]/[.C14])&lt;4.5;4.3*[.C14]; IF(([.B14]/[.C14])&lt;4.9;4.7*[.C14]; IF(([.B14]/[.C14])&lt;5.35;5.1*[.C14];0)))))))+ IF(([.B14]/[.C14])&lt;5.35;0; IF(([.B14]/[.C14])&lt;5.9;5.6*[.C14]; IF(([.B14]/[.C14])&lt;6.5;6.2*[.C14]; IF(([.B14]/[.C14])&lt;7.15;6.8*[.C14]; IF(([.B14]/[.C14])&lt;7.85;7.5*[.C14]; IF(([.B14]/[.C14])&lt;8.65;8.2*[.C14]; IF(([.B14]/[.C14])&lt;9.55;9.1*[.C14];10*[.C14])))))))" office:value-type="float" office:value="4300" calcext:value-type="float">
            <text:p>4300</text:p>
          </table:table-cell>
          <table:table-cell table:formula="of:=[.$B$1]*[.D14]/([.D14]+[.$B$2])" office:value-type="float" office:value="2.28723404255319" calcext:value-type="float">
            <text:p>2,287</text:p>
          </table:table-cell>
          <table:table-cell table:formula="of:=INT([.E14]*[.$B$3]/[.$B$1])" office:value-type="float" office:value="467" calcext:value-type="float">
            <text:p>467</text:p>
          </table:table-cell>
          <table:table-cell table:formula="of:=[.F15]-[.F14]" office:value-type="float" office:value="44" calcext:value-type="float">
            <text:p>44</text:p>
          </table:table-cell>
          <table:table-cell table:formula="of:=[.F14]-[.$G$27]" office:value-type="float" office:value="451" calcext:value-type="float">
            <text:p>451</text:p>
          </table:table-cell>
          <table:table-cell table:formula="of:=[.F14]+[.$G$27]" office:value-type="float" office:value="483" calcext:value-type="float">
            <text:p>483</text:p>
          </table:table-cell>
          <table:table-cell/>
          <table:table-cell office:value-type="float" office:value="90" calcext:value-type="float">
            <text:p>90</text:p>
          </table:table-cell>
          <table:table-cell table:number-columns-repeated="1013"/>
        </table:table-row>
        <table:table-row table:style-name="ro7">
          <table:table-cell office:value-type="float" office:value="2.5" calcext:value-type="float">
            <text:p>2,5</text:p>
          </table:table-cell>
          <table:table-cell table:formula="of:=[.A15]*[.$B$2]/([.$B$1]-[.A15])" office:value-type="float" office:value="5100" calcext:value-type="float">
            <text:p>5100,00</text:p>
          </table:table-cell>
          <table:table-cell table:formula="of:=10^INT(LOG([.B15]))" office:value-type="float" office:value="1000" calcext:value-type="float">
            <text:p>1000</text:p>
          </table:table-cell>
          <table:table-cell table:formula="of:=IF([.B15]=0;0; IF(([.B15]/[.C15])&lt;1.05;1*[.C15]; IF(([.B15]/[.C15])&lt;1.15;1.1*[.C15]; IF(([.B15]/[.C15])&lt;1.25;1.2*[.C15]; IF(([.B15]/[.C15])&lt;1.4;1.3*[.C15]; IF(([.B15]/[.C15])&lt;1.55;1.5*[.C15]; IF(([.B15]/[.C15])&lt;1.7;1.6*[.C15];0)))))))+ IF(([.B15]/[.C15])&lt;1.7;0; IF(([.B15]/[.C15])&lt;1.9;1.8*[.C15]; IF(([.B15]/[.C15])&lt;2.1;2*[.C15]; IF(([.B15]/[.C15])&lt;2.3;2.2*[.C15]; IF(([.B15]/[.C15])&lt;2.55;2.4*[.C15]; IF(([.B15]/[.C15])&lt;2.85;2.7*[.C15]; IF(([.B15]/[.C15])&lt;3.15;3*[.C15];0)))))))+ IF(([.B15]/[.C15])&lt;3.15;0; IF(([.B15]/[.C15])&lt;3.45;3.3*[.C15]; IF(([.B15]/[.C15])&lt;3.75;3.6*[.C15]; IF(([.B15]/[.C15])&lt;4.1;3.9*[.C15]; IF(([.B15]/[.C15])&lt;4.5;4.3*[.C15]; IF(([.B15]/[.C15])&lt;4.9;4.7*[.C15]; IF(([.B15]/[.C15])&lt;5.35;5.1*[.C15];0)))))))+ IF(([.B15]/[.C15])&lt;5.35;0; IF(([.B15]/[.C15])&lt;5.9;5.6*[.C15]; IF(([.B15]/[.C15])&lt;6.5;6.2*[.C15]; IF(([.B15]/[.C15])&lt;7.15;6.8*[.C15]; IF(([.B15]/[.C15])&lt;7.85;7.5*[.C15]; IF(([.B15]/[.C15])&lt;8.65;8.2*[.C15]; IF(([.B15]/[.C15])&lt;9.55;9.1*[.C15];10*[.C15])))))))" office:value-type="float" office:value="5100" calcext:value-type="float">
            <text:p>5100</text:p>
          </table:table-cell>
          <table:table-cell table:formula="of:=[.$B$1]*[.D15]/([.D15]+[.$B$2])" office:value-type="float" office:value="2.5" calcext:value-type="float">
            <text:p>2,500</text:p>
          </table:table-cell>
          <table:table-cell table:formula="of:=INT([.E15]*[.$B$3]/[.$B$1])" office:value-type="float" office:value="511" calcext:value-type="float">
            <text:p>511</text:p>
          </table:table-cell>
          <table:table-cell table:formula="of:=[.F16]-[.F15]" office:value-type="float" office:value="50" calcext:value-type="float">
            <text:p>50</text:p>
          </table:table-cell>
          <table:table-cell table:formula="of:=[.F15]-[.$G$27]" office:value-type="float" office:value="495" calcext:value-type="float">
            <text:p>495</text:p>
          </table:table-cell>
          <table:table-cell table:formula="of:=[.F15]+[.$G$27]" office:value-type="float" office:value="527" calcext:value-type="float">
            <text:p>527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13"/>
        </table:table-row>
        <table:table-row table:style-name="ro7">
          <table:table-cell office:value-type="float" office:value="2.75" calcext:value-type="float">
            <text:p>2,75</text:p>
          </table:table-cell>
          <table:table-cell table:formula="of:=[.A16]*[.$B$2]/([.$B$1]-[.A16])" office:value-type="float" office:value="6233.33333333333" calcext:value-type="float">
            <text:p>6233,33</text:p>
          </table:table-cell>
          <table:table-cell table:formula="of:=10^INT(LOG([.B16]))" office:value-type="float" office:value="1000" calcext:value-type="float">
            <text:p>1000</text:p>
          </table:table-cell>
          <table:table-cell table:formula="of:=IF([.B16]=0;0; IF(([.B16]/[.C16])&lt;1.05;1*[.C16]; IF(([.B16]/[.C16])&lt;1.15;1.1*[.C16]; IF(([.B16]/[.C16])&lt;1.25;1.2*[.C16]; IF(([.B16]/[.C16])&lt;1.4;1.3*[.C16]; IF(([.B16]/[.C16])&lt;1.55;1.5*[.C16]; IF(([.B16]/[.C16])&lt;1.7;1.6*[.C16];0)))))))+ IF(([.B16]/[.C16])&lt;1.7;0; IF(([.B16]/[.C16])&lt;1.9;1.8*[.C16]; IF(([.B16]/[.C16])&lt;2.1;2*[.C16]; IF(([.B16]/[.C16])&lt;2.3;2.2*[.C16]; IF(([.B16]/[.C16])&lt;2.55;2.4*[.C16]; IF(([.B16]/[.C16])&lt;2.85;2.7*[.C16]; IF(([.B16]/[.C16])&lt;3.15;3*[.C16];0)))))))+ IF(([.B16]/[.C16])&lt;3.15;0; IF(([.B16]/[.C16])&lt;3.45;3.3*[.C16]; IF(([.B16]/[.C16])&lt;3.75;3.6*[.C16]; IF(([.B16]/[.C16])&lt;4.1;3.9*[.C16]; IF(([.B16]/[.C16])&lt;4.5;4.3*[.C16]; IF(([.B16]/[.C16])&lt;4.9;4.7*[.C16]; IF(([.B16]/[.C16])&lt;5.35;5.1*[.C16];0)))))))+ IF(([.B16]/[.C16])&lt;5.35;0; IF(([.B16]/[.C16])&lt;5.9;5.6*[.C16]; IF(([.B16]/[.C16])&lt;6.5;6.2*[.C16]; IF(([.B16]/[.C16])&lt;7.15;6.8*[.C16]; IF(([.B16]/[.C16])&lt;7.85;7.5*[.C16]; IF(([.B16]/[.C16])&lt;8.65;8.2*[.C16]; IF(([.B16]/[.C16])&lt;9.55;9.1*[.C16];10*[.C16])))))))" office:value-type="float" office:value="6200" calcext:value-type="float">
            <text:p>6200</text:p>
          </table:table-cell>
          <table:table-cell table:formula="of:=[.$B$1]*[.D16]/([.D16]+[.$B$2])" office:value-type="float" office:value="2.74336283185841" calcext:value-type="float">
            <text:p>2,743</text:p>
          </table:table-cell>
          <table:table-cell table:formula="of:=INT([.E16]*[.$B$3]/[.$B$1])" office:value-type="float" office:value="561" calcext:value-type="float">
            <text:p>561</text:p>
          </table:table-cell>
          <table:table-cell table:formula="of:=[.F17]-[.F16]" office:value-type="float" office:value="47" calcext:value-type="float">
            <text:p>47</text:p>
          </table:table-cell>
          <table:table-cell table:formula="of:=[.F16]-[.$G$27]" office:value-type="float" office:value="545" calcext:value-type="float">
            <text:p>545</text:p>
          </table:table-cell>
          <table:table-cell table:formula="of:=[.F16]+[.$G$27]" office:value-type="float" office:value="577" calcext:value-type="float">
            <text:p>577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1013"/>
        </table:table-row>
        <table:table-row table:style-name="ro7">
          <table:table-cell office:value-type="float" office:value="3" calcext:value-type="float">
            <text:p>3</text:p>
          </table:table-cell>
          <table:table-cell table:formula="of:=[.A17]*[.$B$2]/([.$B$1]-[.A17])" office:value-type="float" office:value="7650" calcext:value-type="float">
            <text:p>7650,00</text:p>
          </table:table-cell>
          <table:table-cell table:formula="of:=10^INT(LOG([.B17]))" office:value-type="float" office:value="1000" calcext:value-type="float">
            <text:p>1000</text:p>
          </table:table-cell>
          <table:table-cell table:formula="of:=IF([.B17]=0;0; IF(([.B17]/[.C17])&lt;1.05;1*[.C17]; IF(([.B17]/[.C17])&lt;1.15;1.1*[.C17]; IF(([.B17]/[.C17])&lt;1.25;1.2*[.C17]; IF(([.B17]/[.C17])&lt;1.4;1.3*[.C17]; IF(([.B17]/[.C17])&lt;1.55;1.5*[.C17]; IF(([.B17]/[.C17])&lt;1.7;1.6*[.C17];0)))))))+ IF(([.B17]/[.C17])&lt;1.7;0; IF(([.B17]/[.C17])&lt;1.9;1.8*[.C17]; IF(([.B17]/[.C17])&lt;2.1;2*[.C17]; IF(([.B17]/[.C17])&lt;2.3;2.2*[.C17]; IF(([.B17]/[.C17])&lt;2.55;2.4*[.C17]; IF(([.B17]/[.C17])&lt;2.85;2.7*[.C17]; IF(([.B17]/[.C17])&lt;3.15;3*[.C17];0)))))))+ IF(([.B17]/[.C17])&lt;3.15;0; IF(([.B17]/[.C17])&lt;3.45;3.3*[.C17]; IF(([.B17]/[.C17])&lt;3.75;3.6*[.C17]; IF(([.B17]/[.C17])&lt;4.1;3.9*[.C17]; IF(([.B17]/[.C17])&lt;4.5;4.3*[.C17]; IF(([.B17]/[.C17])&lt;4.9;4.7*[.C17]; IF(([.B17]/[.C17])&lt;5.35;5.1*[.C17];0)))))))+ IF(([.B17]/[.C17])&lt;5.35;0; IF(([.B17]/[.C17])&lt;5.9;5.6*[.C17]; IF(([.B17]/[.C17])&lt;6.5;6.2*[.C17]; IF(([.B17]/[.C17])&lt;7.15;6.8*[.C17]; IF(([.B17]/[.C17])&lt;7.85;7.5*[.C17]; IF(([.B17]/[.C17])&lt;8.65;8.2*[.C17]; IF(([.B17]/[.C17])&lt;9.55;9.1*[.C17];10*[.C17])))))))" office:value-type="float" office:value="7500" calcext:value-type="float">
            <text:p>7500</text:p>
          </table:table-cell>
          <table:table-cell table:formula="of:=[.$B$1]*[.D17]/([.D17]+[.$B$2])" office:value-type="float" office:value="2.97619047619048" calcext:value-type="float">
            <text:p>2,976</text:p>
          </table:table-cell>
          <table:table-cell table:formula="of:=INT([.E17]*[.$B$3]/[.$B$1])" office:value-type="float" office:value="608" calcext:value-type="float">
            <text:p>608</text:p>
          </table:table-cell>
          <table:table-cell table:formula="of:=[.F18]-[.F17]" office:value-type="float" office:value="47" calcext:value-type="float">
            <text:p>47</text:p>
          </table:table-cell>
          <table:table-cell table:formula="of:=[.F17]-[.$G$27]" office:value-type="float" office:value="592" calcext:value-type="float">
            <text:p>592</text:p>
          </table:table-cell>
          <table:table-cell table:formula="of:=[.F17]+[.$G$27]" office:value-type="float" office:value="624" calcext:value-type="float">
            <text:p>624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1013"/>
        </table:table-row>
        <table:table-row table:style-name="ro7">
          <table:table-cell office:value-type="float" office:value="3.25" calcext:value-type="float">
            <text:p>3,25</text:p>
          </table:table-cell>
          <table:table-cell table:formula="of:=[.A18]*[.$B$2]/([.$B$1]-[.A18])" office:value-type="float" office:value="9471.42857142857" calcext:value-type="float">
            <text:p>9471,43</text:p>
          </table:table-cell>
          <table:table-cell table:formula="of:=10^INT(LOG([.B18]))" office:value-type="float" office:value="1000" calcext:value-type="float">
            <text:p>1000</text:p>
          </table:table-cell>
          <table:table-cell table:formula="of:=IF([.B18]=0;0; IF(([.B18]/[.C18])&lt;1.05;1*[.C18]; IF(([.B18]/[.C18])&lt;1.15;1.1*[.C18]; IF(([.B18]/[.C18])&lt;1.25;1.2*[.C18]; IF(([.B18]/[.C18])&lt;1.4;1.3*[.C18]; IF(([.B18]/[.C18])&lt;1.55;1.5*[.C18]; IF(([.B18]/[.C18])&lt;1.7;1.6*[.C18];0)))))))+ IF(([.B18]/[.C18])&lt;1.7;0; IF(([.B18]/[.C18])&lt;1.9;1.8*[.C18]; IF(([.B18]/[.C18])&lt;2.1;2*[.C18]; IF(([.B18]/[.C18])&lt;2.3;2.2*[.C18]; IF(([.B18]/[.C18])&lt;2.55;2.4*[.C18]; IF(([.B18]/[.C18])&lt;2.85;2.7*[.C18]; IF(([.B18]/[.C18])&lt;3.15;3*[.C18];0)))))))+ IF(([.B18]/[.C18])&lt;3.15;0; IF(([.B18]/[.C18])&lt;3.45;3.3*[.C18]; IF(([.B18]/[.C18])&lt;3.75;3.6*[.C18]; IF(([.B18]/[.C18])&lt;4.1;3.9*[.C18]; IF(([.B18]/[.C18])&lt;4.5;4.3*[.C18]; IF(([.B18]/[.C18])&lt;4.9;4.7*[.C18]; IF(([.B18]/[.C18])&lt;5.35;5.1*[.C18];0)))))))+ IF(([.B18]/[.C18])&lt;5.35;0; IF(([.B18]/[.C18])&lt;5.9;5.6*[.C18]; IF(([.B18]/[.C18])&lt;6.5;6.2*[.C18]; IF(([.B18]/[.C18])&lt;7.15;6.8*[.C18]; IF(([.B18]/[.C18])&lt;7.85;7.5*[.C18]; IF(([.B18]/[.C18])&lt;8.65;8.2*[.C18]; IF(([.B18]/[.C18])&lt;9.55;9.1*[.C18];10*[.C18])))))))" office:value-type="float" office:value="9100" calcext:value-type="float">
            <text:p>9100</text:p>
          </table:table-cell>
          <table:table-cell table:formula="of:=[.$B$1]*[.D18]/([.D18]+[.$B$2])" office:value-type="float" office:value="3.20422535211268" calcext:value-type="float">
            <text:p>3,204</text:p>
          </table:table-cell>
          <table:table-cell table:formula="of:=INT([.E18]*[.$B$3]/[.$B$1])" office:value-type="float" office:value="655" calcext:value-type="float">
            <text:p>655</text:p>
          </table:table-cell>
          <table:table-cell table:formula="of:=[.F19]-[.F18]" office:value-type="float" office:value="62" calcext:value-type="float">
            <text:p>62</text:p>
          </table:table-cell>
          <table:table-cell table:formula="of:=[.F18]-[.$G$27]" office:value-type="float" office:value="639" calcext:value-type="float">
            <text:p>639</text:p>
          </table:table-cell>
          <table:table-cell table:formula="of:=[.F18]+[.$G$27]" office:value-type="float" office:value="671" calcext:value-type="float">
            <text:p>671</text:p>
          </table:table-cell>
          <table:table-cell/>
          <table:table-cell office:value-type="float" office:value="130" calcext:value-type="float">
            <text:p>130</text:p>
          </table:table-cell>
          <table:table-cell table:number-columns-repeated="1013"/>
        </table:table-row>
        <table:table-row table:style-name="ro7">
          <table:table-cell office:value-type="float" office:value="3.5" calcext:value-type="float">
            <text:p>3,5</text:p>
          </table:table-cell>
          <table:table-cell table:formula="of:=[.A19]*[.$B$2]/([.$B$1]-[.A19])" office:value-type="float" office:value="11900" calcext:value-type="float">
            <text:p>11900,00</text:p>
          </table:table-cell>
          <table:table-cell table:formula="of:=10^INT(LOG([.B19]))" office:value-type="float" office:value="10000" calcext:value-type="float">
            <text:p>10000</text:p>
          </table:table-cell>
          <table:table-cell table:formula="of:=IF([.B19]=0;0; IF(([.B19]/[.C19])&lt;1.05;1*[.C19]; IF(([.B19]/[.C19])&lt;1.15;1.1*[.C19]; IF(([.B19]/[.C19])&lt;1.25;1.2*[.C19]; IF(([.B19]/[.C19])&lt;1.4;1.3*[.C19]; IF(([.B19]/[.C19])&lt;1.55;1.5*[.C19]; IF(([.B19]/[.C19])&lt;1.7;1.6*[.C19];0)))))))+ IF(([.B19]/[.C19])&lt;1.7;0; IF(([.B19]/[.C19])&lt;1.9;1.8*[.C19]; IF(([.B19]/[.C19])&lt;2.1;2*[.C19]; IF(([.B19]/[.C19])&lt;2.3;2.2*[.C19]; IF(([.B19]/[.C19])&lt;2.55;2.4*[.C19]; IF(([.B19]/[.C19])&lt;2.85;2.7*[.C19]; IF(([.B19]/[.C19])&lt;3.15;3*[.C19];0)))))))+ IF(([.B19]/[.C19])&lt;3.15;0; IF(([.B19]/[.C19])&lt;3.45;3.3*[.C19]; IF(([.B19]/[.C19])&lt;3.75;3.6*[.C19]; IF(([.B19]/[.C19])&lt;4.1;3.9*[.C19]; IF(([.B19]/[.C19])&lt;4.5;4.3*[.C19]; IF(([.B19]/[.C19])&lt;4.9;4.7*[.C19]; IF(([.B19]/[.C19])&lt;5.35;5.1*[.C19];0)))))))+ IF(([.B19]/[.C19])&lt;5.35;0; IF(([.B19]/[.C19])&lt;5.9;5.6*[.C19]; IF(([.B19]/[.C19])&lt;6.5;6.2*[.C19]; IF(([.B19]/[.C19])&lt;7.15;6.8*[.C19]; IF(([.B19]/[.C19])&lt;7.85;7.5*[.C19]; IF(([.B19]/[.C19])&lt;8.65;8.2*[.C19]; IF(([.B19]/[.C19])&lt;9.55;9.1*[.C19];10*[.C19])))))))" office:value-type="float" office:value="12000" calcext:value-type="float">
            <text:p>12000</text:p>
          </table:table-cell>
          <table:table-cell table:formula="of:=[.$B$1]*[.D19]/([.D19]+[.$B$2])" office:value-type="float" office:value="3.50877192982456" calcext:value-type="float">
            <text:p>3,509</text:p>
          </table:table-cell>
          <table:table-cell table:formula="of:=INT([.E19]*[.$B$3]/[.$B$1])" office:value-type="float" office:value="717" calcext:value-type="float">
            <text:p>717</text:p>
          </table:table-cell>
          <table:table-cell table:formula="of:=[.F20]-[.F19]" office:value-type="float" office:value="46" calcext:value-type="float">
            <text:p>46</text:p>
          </table:table-cell>
          <table:table-cell table:formula="of:=[.F19]-[.$G$27]" office:value-type="float" office:value="701" calcext:value-type="float">
            <text:p>701</text:p>
          </table:table-cell>
          <table:table-cell table:formula="of:=[.F19]+[.$G$27]" office:value-type="float" office:value="733" calcext:value-type="float">
            <text:p>733</text:p>
          </table:table-cell>
          <table:table-cell/>
          <table:table-cell office:value-type="float" office:value="140" calcext:value-type="float">
            <text:p>140</text:p>
          </table:table-cell>
          <table:table-cell table:number-columns-repeated="1013"/>
        </table:table-row>
        <table:table-row table:style-name="ro7">
          <table:table-cell office:value-type="float" office:value="3.75" calcext:value-type="float">
            <text:p>3,75</text:p>
          </table:table-cell>
          <table:table-cell table:formula="of:=[.A20]*[.$B$2]/([.$B$1]-[.A20])" office:value-type="float" office:value="15300" calcext:value-type="float">
            <text:p>15300,00</text:p>
          </table:table-cell>
          <table:table-cell table:formula="of:=10^INT(LOG([.B20]))" office:value-type="float" office:value="10000" calcext:value-type="float">
            <text:p>10000</text:p>
          </table:table-cell>
          <table:table-cell table:formula="of:=IF([.B20]=0;0; IF(([.B20]/[.C20])&lt;1.05;1*[.C20]; IF(([.B20]/[.C20])&lt;1.15;1.1*[.C20]; IF(([.B20]/[.C20])&lt;1.25;1.2*[.C20]; IF(([.B20]/[.C20])&lt;1.4;1.3*[.C20]; IF(([.B20]/[.C20])&lt;1.55;1.5*[.C20]; IF(([.B20]/[.C20])&lt;1.7;1.6*[.C20];0)))))))+ IF(([.B20]/[.C20])&lt;1.7;0; IF(([.B20]/[.C20])&lt;1.9;1.8*[.C20]; IF(([.B20]/[.C20])&lt;2.1;2*[.C20]; IF(([.B20]/[.C20])&lt;2.3;2.2*[.C20]; IF(([.B20]/[.C20])&lt;2.55;2.4*[.C20]; IF(([.B20]/[.C20])&lt;2.85;2.7*[.C20]; IF(([.B20]/[.C20])&lt;3.15;3*[.C20];0)))))))+ IF(([.B20]/[.C20])&lt;3.15;0; IF(([.B20]/[.C20])&lt;3.45;3.3*[.C20]; IF(([.B20]/[.C20])&lt;3.75;3.6*[.C20]; IF(([.B20]/[.C20])&lt;4.1;3.9*[.C20]; IF(([.B20]/[.C20])&lt;4.5;4.3*[.C20]; IF(([.B20]/[.C20])&lt;4.9;4.7*[.C20]; IF(([.B20]/[.C20])&lt;5.35;5.1*[.C20];0)))))))+ IF(([.B20]/[.C20])&lt;5.35;0; IF(([.B20]/[.C20])&lt;5.9;5.6*[.C20]; IF(([.B20]/[.C20])&lt;6.5;6.2*[.C20]; IF(([.B20]/[.C20])&lt;7.15;6.8*[.C20]; IF(([.B20]/[.C20])&lt;7.85;7.5*[.C20]; IF(([.B20]/[.C20])&lt;8.65;8.2*[.C20]; IF(([.B20]/[.C20])&lt;9.55;9.1*[.C20];10*[.C20])))))))" office:value-type="float" office:value="15000" calcext:value-type="float">
            <text:p>15000</text:p>
          </table:table-cell>
          <table:table-cell table:formula="of:=[.$B$1]*[.D20]/([.D20]+[.$B$2])" office:value-type="float" office:value="3.73134328358209" calcext:value-type="float">
            <text:p>3,731</text:p>
          </table:table-cell>
          <table:table-cell table:formula="of:=INT([.E20]*[.$B$3]/[.$B$1])" office:value-type="float" office:value="763" calcext:value-type="float">
            <text:p>763</text:p>
          </table:table-cell>
          <table:table-cell table:formula="of:=[.F21]-[.F20]" office:value-type="float" office:value="52" calcext:value-type="float">
            <text:p>52</text:p>
          </table:table-cell>
          <table:table-cell table:formula="of:=[.F20]-[.$G$27]" office:value-type="float" office:value="747" calcext:value-type="float">
            <text:p>747</text:p>
          </table:table-cell>
          <table:table-cell table:formula="of:=[.F20]+[.$G$27]" office:value-type="float" office:value="779" calcext:value-type="float">
            <text:p>779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1013"/>
        </table:table-row>
        <table:table-row table:style-name="ro7">
          <table:table-cell office:value-type="float" office:value="4" calcext:value-type="float">
            <text:p>4</text:p>
          </table:table-cell>
          <table:table-cell table:formula="of:=[.A21]*[.$B$2]/([.$B$1]-[.A21])" office:value-type="float" office:value="20400" calcext:value-type="float">
            <text:p>20400,00</text:p>
          </table:table-cell>
          <table:table-cell table:formula="of:=10^INT(LOG([.B21]))" office:value-type="float" office:value="10000" calcext:value-type="float">
            <text:p>10000</text:p>
          </table:table-cell>
          <table:table-cell table:formula="of:=IF([.B21]=0;0; IF(([.B21]/[.C21])&lt;1.05;1*[.C21]; IF(([.B21]/[.C21])&lt;1.15;1.1*[.C21]; IF(([.B21]/[.C21])&lt;1.25;1.2*[.C21]; IF(([.B21]/[.C21])&lt;1.4;1.3*[.C21]; IF(([.B21]/[.C21])&lt;1.55;1.5*[.C21]; IF(([.B21]/[.C21])&lt;1.7;1.6*[.C21];0)))))))+ IF(([.B21]/[.C21])&lt;1.7;0; IF(([.B21]/[.C21])&lt;1.9;1.8*[.C21]; IF(([.B21]/[.C21])&lt;2.1;2*[.C21]; IF(([.B21]/[.C21])&lt;2.3;2.2*[.C21]; IF(([.B21]/[.C21])&lt;2.55;2.4*[.C21]; IF(([.B21]/[.C21])&lt;2.85;2.7*[.C21]; IF(([.B21]/[.C21])&lt;3.15;3*[.C21];0)))))))+ IF(([.B21]/[.C21])&lt;3.15;0; IF(([.B21]/[.C21])&lt;3.45;3.3*[.C21]; IF(([.B21]/[.C21])&lt;3.75;3.6*[.C21]; IF(([.B21]/[.C21])&lt;4.1;3.9*[.C21]; IF(([.B21]/[.C21])&lt;4.5;4.3*[.C21]; IF(([.B21]/[.C21])&lt;4.9;4.7*[.C21]; IF(([.B21]/[.C21])&lt;5.35;5.1*[.C21];0)))))))+ IF(([.B21]/[.C21])&lt;5.35;0; IF(([.B21]/[.C21])&lt;5.9;5.6*[.C21]; IF(([.B21]/[.C21])&lt;6.5;6.2*[.C21]; IF(([.B21]/[.C21])&lt;7.15;6.8*[.C21]; IF(([.B21]/[.C21])&lt;7.85;7.5*[.C21]; IF(([.B21]/[.C21])&lt;8.65;8.2*[.C21]; IF(([.B21]/[.C21])&lt;9.55;9.1*[.C21];10*[.C21])))))))" office:value-type="float" office:value="20000" calcext:value-type="float">
            <text:p>20000</text:p>
          </table:table-cell>
          <table:table-cell table:formula="of:=[.$B$1]*[.D21]/([.D21]+[.$B$2])" office:value-type="float" office:value="3.98406374501992" calcext:value-type="float">
            <text:p>3,984</text:p>
          </table:table-cell>
          <table:table-cell table:formula="of:=INT([.E21]*[.$B$3]/[.$B$1])" office:value-type="float" office:value="815" calcext:value-type="float">
            <text:p>815</text:p>
          </table:table-cell>
          <table:table-cell table:formula="of:=[.F22]-[.F21]" office:value-type="float" office:value="59" calcext:value-type="float">
            <text:p>59</text:p>
          </table:table-cell>
          <table:table-cell table:formula="of:=[.F21]-[.$G$27]" office:value-type="float" office:value="799" calcext:value-type="float">
            <text:p>799</text:p>
          </table:table-cell>
          <table:table-cell table:formula="of:=[.F21]+[.$G$27]" office:value-type="float" office:value="831" calcext:value-type="float">
            <text:p>831</text:p>
          </table:table-cell>
          <table:table-cell/>
          <table:table-cell office:value-type="float" office:value="160" calcext:value-type="float">
            <text:p>160</text:p>
          </table:table-cell>
          <table:table-cell table:number-columns-repeated="1013"/>
        </table:table-row>
        <table:table-row table:style-name="ro7">
          <table:table-cell office:value-type="float" office:value="4.25" calcext:value-type="float">
            <text:p>4,25</text:p>
          </table:table-cell>
          <table:table-cell table:formula="of:=[.A22]*[.$B$2]/([.$B$1]-[.A22])" office:value-type="float" office:value="28900" calcext:value-type="float">
            <text:p>28900,00</text:p>
          </table:table-cell>
          <table:table-cell table:formula="of:=10^INT(LOG([.B22]))" office:value-type="float" office:value="10000" calcext:value-type="float">
            <text:p>10000</text:p>
          </table:table-cell>
          <table:table-cell table:formula="of:=IF([.B22]=0;0; IF(([.B22]/[.C22])&lt;1.05;1*[.C22]; IF(([.B22]/[.C22])&lt;1.15;1.1*[.C22]; IF(([.B22]/[.C22])&lt;1.25;1.2*[.C22]; IF(([.B22]/[.C22])&lt;1.4;1.3*[.C22]; IF(([.B22]/[.C22])&lt;1.55;1.5*[.C22]; IF(([.B22]/[.C22])&lt;1.7;1.6*[.C22];0)))))))+ IF(([.B22]/[.C22])&lt;1.7;0; IF(([.B22]/[.C22])&lt;1.9;1.8*[.C22]; IF(([.B22]/[.C22])&lt;2.1;2*[.C22]; IF(([.B22]/[.C22])&lt;2.3;2.2*[.C22]; IF(([.B22]/[.C22])&lt;2.55;2.4*[.C22]; IF(([.B22]/[.C22])&lt;2.85;2.7*[.C22]; IF(([.B22]/[.C22])&lt;3.15;3*[.C22];0)))))))+ IF(([.B22]/[.C22])&lt;3.15;0; IF(([.B22]/[.C22])&lt;3.45;3.3*[.C22]; IF(([.B22]/[.C22])&lt;3.75;3.6*[.C22]; IF(([.B22]/[.C22])&lt;4.1;3.9*[.C22]; IF(([.B22]/[.C22])&lt;4.5;4.3*[.C22]; IF(([.B22]/[.C22])&lt;4.9;4.7*[.C22]; IF(([.B22]/[.C22])&lt;5.35;5.1*[.C22];0)))))))+ IF(([.B22]/[.C22])&lt;5.35;0; IF(([.B22]/[.C22])&lt;5.9;5.6*[.C22]; IF(([.B22]/[.C22])&lt;6.5;6.2*[.C22]; IF(([.B22]/[.C22])&lt;7.15;6.8*[.C22]; IF(([.B22]/[.C22])&lt;7.85;7.5*[.C22]; IF(([.B22]/[.C22])&lt;8.65;8.2*[.C22]; IF(([.B22]/[.C22])&lt;9.55;9.1*[.C22];10*[.C22])))))))" office:value-type="float" office:value="30000" calcext:value-type="float">
            <text:p>30000</text:p>
          </table:table-cell>
          <table:table-cell table:formula="of:=[.$B$1]*[.D22]/([.D22]+[.$B$2])" office:value-type="float" office:value="4.27350427350427" calcext:value-type="float">
            <text:p>4,274</text:p>
          </table:table-cell>
          <table:table-cell table:formula="of:=INT([.E22]*[.$B$3]/[.$B$1])" office:value-type="float" office:value="874" calcext:value-type="float">
            <text:p>874</text:p>
          </table:table-cell>
          <table:table-cell table:formula="of:=[.F23]-[.F22]" office:value-type="float" office:value="48" calcext:value-type="float">
            <text:p>48</text:p>
          </table:table-cell>
          <table:table-cell table:formula="of:=[.F22]-[.$G$27]" office:value-type="float" office:value="858" calcext:value-type="float">
            <text:p>858</text:p>
          </table:table-cell>
          <table:table-cell table:formula="of:=[.F22]+[.$G$27]" office:value-type="float" office:value="890" calcext:value-type="float">
            <text:p>890</text:p>
          </table:table-cell>
          <table:table-cell/>
          <table:table-cell office:value-type="float" office:value="170" calcext:value-type="float">
            <text:p>170</text:p>
          </table:table-cell>
          <table:table-cell table:number-columns-repeated="1013"/>
        </table:table-row>
        <table:table-row table:style-name="ro7">
          <table:table-cell office:value-type="float" office:value="4.5" calcext:value-type="float">
            <text:p>4,5</text:p>
          </table:table-cell>
          <table:table-cell table:formula="of:=[.A23]*[.$B$2]/([.$B$1]-[.A23])" office:value-type="float" office:value="45900" calcext:value-type="float">
            <text:p>45900,00</text:p>
          </table:table-cell>
          <table:table-cell table:formula="of:=10^INT(LOG([.B23]))" office:value-type="float" office:value="10000" calcext:value-type="float">
            <text:p>10000</text:p>
          </table:table-cell>
          <table:table-cell table:formula="of:=IF([.B23]=0;0; IF(([.B23]/[.C23])&lt;1.05;1*[.C23]; IF(([.B23]/[.C23])&lt;1.15;1.1*[.C23]; IF(([.B23]/[.C23])&lt;1.25;1.2*[.C23]; IF(([.B23]/[.C23])&lt;1.4;1.3*[.C23]; IF(([.B23]/[.C23])&lt;1.55;1.5*[.C23]; IF(([.B23]/[.C23])&lt;1.7;1.6*[.C23];0)))))))+ IF(([.B23]/[.C23])&lt;1.7;0; IF(([.B23]/[.C23])&lt;1.9;1.8*[.C23]; IF(([.B23]/[.C23])&lt;2.1;2*[.C23]; IF(([.B23]/[.C23])&lt;2.3;2.2*[.C23]; IF(([.B23]/[.C23])&lt;2.55;2.4*[.C23]; IF(([.B23]/[.C23])&lt;2.85;2.7*[.C23]; IF(([.B23]/[.C23])&lt;3.15;3*[.C23];0)))))))+ IF(([.B23]/[.C23])&lt;3.15;0; IF(([.B23]/[.C23])&lt;3.45;3.3*[.C23]; IF(([.B23]/[.C23])&lt;3.75;3.6*[.C23]; IF(([.B23]/[.C23])&lt;4.1;3.9*[.C23]; IF(([.B23]/[.C23])&lt;4.5;4.3*[.C23]; IF(([.B23]/[.C23])&lt;4.9;4.7*[.C23]; IF(([.B23]/[.C23])&lt;5.35;5.1*[.C23];0)))))))+ IF(([.B23]/[.C23])&lt;5.35;0; IF(([.B23]/[.C23])&lt;5.9;5.6*[.C23]; IF(([.B23]/[.C23])&lt;6.5;6.2*[.C23]; IF(([.B23]/[.C23])&lt;7.15;6.8*[.C23]; IF(([.B23]/[.C23])&lt;7.85;7.5*[.C23]; IF(([.B23]/[.C23])&lt;8.65;8.2*[.C23]; IF(([.B23]/[.C23])&lt;9.55;9.1*[.C23];10*[.C23])))))))" office:value-type="float" office:value="47000" calcext:value-type="float">
            <text:p>47000</text:p>
          </table:table-cell>
          <table:table-cell table:formula="of:=[.$B$1]*[.D23]/([.D23]+[.$B$2])" office:value-type="float" office:value="4.510556621881" calcext:value-type="float">
            <text:p>4,511</text:p>
          </table:table-cell>
          <table:table-cell table:formula="of:=INT([.E23]*[.$B$3]/[.$B$1])" office:value-type="float" office:value="922" calcext:value-type="float">
            <text:p>922</text:p>
          </table:table-cell>
          <table:table-cell table:formula="of:=[.F24]-[.F23]" office:value-type="float" office:value="51" calcext:value-type="float">
            <text:p>51</text:p>
          </table:table-cell>
          <table:table-cell table:formula="of:=[.F23]-[.$G$27]" office:value-type="float" office:value="906" calcext:value-type="float">
            <text:p>906</text:p>
          </table:table-cell>
          <table:table-cell table:formula="of:=[.F23]+[.$G$27]" office:value-type="float" office:value="938" calcext:value-type="float">
            <text:p>938</text:p>
          </table:table-cell>
          <table:table-cell/>
          <table:table-cell office:value-type="float" office:value="180" calcext:value-type="float">
            <text:p>180</text:p>
          </table:table-cell>
          <table:table-cell table:number-columns-repeated="1013"/>
        </table:table-row>
        <table:table-row table:style-name="ro7">
          <table:table-cell office:value-type="float" office:value="4.75" calcext:value-type="float">
            <text:p>4,75</text:p>
          </table:table-cell>
          <table:table-cell table:formula="of:=[.A24]*[.$B$2]/([.$B$1]-[.A24])" office:value-type="float" office:value="96900" calcext:value-type="float">
            <text:p>96900,00</text:p>
          </table:table-cell>
          <table:table-cell table:formula="of:=10^INT(LOG([.B24]))" office:value-type="float" office:value="10000" calcext:value-type="float">
            <text:p>10000</text:p>
          </table:table-cell>
          <table:table-cell table:formula="of:=IF([.B24]=0;0; IF(([.B24]/[.C24])&lt;1.05;1*[.C24]; IF(([.B24]/[.C24])&lt;1.15;1.1*[.C24]; IF(([.B24]/[.C24])&lt;1.25;1.2*[.C24]; IF(([.B24]/[.C24])&lt;1.4;1.3*[.C24]; IF(([.B24]/[.C24])&lt;1.55;1.5*[.C24]; IF(([.B24]/[.C24])&lt;1.7;1.6*[.C24];0)))))))+ IF(([.B24]/[.C24])&lt;1.7;0; IF(([.B24]/[.C24])&lt;1.9;1.8*[.C24]; IF(([.B24]/[.C24])&lt;2.1;2*[.C24]; IF(([.B24]/[.C24])&lt;2.3;2.2*[.C24]; IF(([.B24]/[.C24])&lt;2.55;2.4*[.C24]; IF(([.B24]/[.C24])&lt;2.85;2.7*[.C24]; IF(([.B24]/[.C24])&lt;3.15;3*[.C24];0)))))))+ IF(([.B24]/[.C24])&lt;3.15;0; IF(([.B24]/[.C24])&lt;3.45;3.3*[.C24]; IF(([.B24]/[.C24])&lt;3.75;3.6*[.C24]; IF(([.B24]/[.C24])&lt;4.1;3.9*[.C24]; IF(([.B24]/[.C24])&lt;4.5;4.3*[.C24]; IF(([.B24]/[.C24])&lt;4.9;4.7*[.C24]; IF(([.B24]/[.C24])&lt;5.35;5.1*[.C24];0)))))))+ IF(([.B24]/[.C24])&lt;5.35;0; IF(([.B24]/[.C24])&lt;5.9;5.6*[.C24]; IF(([.B24]/[.C24])&lt;6.5;6.2*[.C24]; IF(([.B24]/[.C24])&lt;7.15;6.8*[.C24]; IF(([.B24]/[.C24])&lt;7.85;7.5*[.C24]; IF(([.B24]/[.C24])&lt;8.65;8.2*[.C24]; IF(([.B24]/[.C24])&lt;9.55;9.1*[.C24];10*[.C24])))))))" office:value-type="float" office:value="100000" calcext:value-type="float">
            <text:p>100000</text:p>
          </table:table-cell>
          <table:table-cell table:formula="of:=[.$B$1]*[.D24]/([.D24]+[.$B$2])" office:value-type="float" office:value="4.75737392959087" calcext:value-type="float">
            <text:p>4,757</text:p>
          </table:table-cell>
          <table:table-cell table:formula="of:=INT([.E24]*[.$B$3]/[.$B$1])" office:value-type="float" office:value="973" calcext:value-type="float">
            <text:p>973</text:p>
          </table:table-cell>
          <table:table-cell table:formula="of:=[.$B$3]-[.F24]" office:value-type="float" office:value="50" calcext:value-type="float">
            <text:p>50</text:p>
          </table:table-cell>
          <table:table-cell table:formula="of:=[.F24]-[.$G$27]" office:value-type="float" office:value="957" calcext:value-type="float">
            <text:p>957</text:p>
          </table:table-cell>
          <table:table-cell table:formula="of:=[.F24]+[.$G$27]" office:value-type="float" office:value="989" calcext:value-type="float">
            <text:p>989</text:p>
          </table:table-cell>
          <table:table-cell/>
          <table:table-cell office:value-type="float" office:value="190" calcext:value-type="float">
            <text:p>190</text:p>
          </table:table-cell>
          <table:table-cell table:number-columns-repeated="1013"/>
        </table:table-row>
        <table:table-row table:style-name="ro7">
          <table:table-cell/>
          <table:table-cell table:style-name="Default"/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1013"/>
        </table:table-row>
        <table:table-row table:style-name="ro7">
          <table:table-cell/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MINIMUM</text:p>
          </table:table-cell>
          <table:table-cell table:formula="of:=MIN([.G7:.G23])" office:value-type="float" office:value="42" calcext:value-type="float">
            <text:p>42</text:p>
          </table:table-cell>
          <table:table-cell table:number-columns-repeated="3"/>
          <table:table-cell table:style-name="Default"/>
          <table:table-cell table:number-columns-repeated="1013"/>
        </table:table-row>
        <table:table-row table:style-name="ro7">
          <table:table-cell/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Range</text:p>
          </table:table-cell>
          <table:table-cell table:formula="of:=INT([.G26]/[.$F$2])" office:value-type="float" office:value="16" calcext:value-type="float">
            <text:p>16</text:p>
          </table:table-cell>
          <table:table-cell table:number-columns-repeated="3"/>
          <table:table-cell table:style-name="Default"/>
          <table:table-cell table:number-columns-repeated="1013"/>
        </table:table-row>
        <table:table-row table:style-name="ro7">
          <table:table-cell/>
          <table:table-cell table:style-name="Default"/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1013"/>
        </table:table-row>
        <table:table-row table:style-name="ro7">
          <table:table-cell/>
          <table:table-cell table:style-name="Default"/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2"/>
          <table:table-cell office:value-type="string" calcext:value-type="string">
            <text:p>CS_PIN</text:p>
          </table:table-cell>
          <table:table-cell table:number-columns-repeated="1010"/>
        </table:table-row>
        <table:table-row table:style-name="ro7">
          <table:table-cell/>
          <table:table-cell table:style-name="Default"/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2"/>
          <table:table-cell office:value-type="string" calcext:value-type="string">
            <text:p><text:s text:c="9"/>|</text:p>
          </table:table-cell>
          <table:table-cell table:number-columns-repeated="1010"/>
        </table:table-row>
        <table:table-row table:style-name="ro7">
          <table:table-cell/>
          <table:table-cell table:style-name="Default"/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2"/>
          <table:table-cell office:value-type="string" calcext:value-type="string">
            <text:p><text:s text:c="9"/>|</text:p>
          </table:table-cell>
          <table:table-cell office:value-type="string" calcext:value-type="string">
            <text:p><text:s text:c="6"/>Ux</text:p>
          </table:table-cell>
          <table:table-cell table:number-columns-repeated="1009"/>
        </table:table-row>
        <table:table-row table:style-name="ro7">
          <table:table-cell/>
          <table:table-cell table:style-name="Default"/>
          <table:table-cell table:number-columns-repeated="2"/>
          <table:table-cell table:style-name="Default"/>
          <table:table-cell table:number-columns-repeated="5"/>
          <table:table-cell table:style-name="Default"/>
          <table:table-cell office:value-type="string" calcext:value-type="string">
            <text:p>Uref</text:p>
          </table:table-cell>
          <table:table-cell office:value-type="string" calcext:value-type="string">
            <text:p>----[Rx]--------</text:p>
          </table:table-cell>
          <table:table-cell office:value-type="string" calcext:value-type="string">
            <text:p>-[MOSFET]--</text:p>
          </table:table-cell>
          <table:table-cell office:value-type="string" calcext:value-type="string">
            <text:p>-------|</text:p>
          </table:table-cell>
          <table:table-cell table:number-columns-repeated="1009"/>
        </table:table-row>
        <table:table-row table:style-name="ro7">
          <table:table-cell/>
          <table:table-cell table:style-name="Default"/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<text:s text:c="7"/>|</text:p>
          </table:table-cell>
          <table:table-cell table:number-columns-repeated="1009"/>
        </table:table-row>
        <table:table-row table:style-name="ro7">
          <table:table-cell/>
          <table:table-cell table:style-name="Default"/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<text:s text:c="6"/>[R]</text:p>
          </table:table-cell>
          <table:table-cell table:number-columns-repeated="1009"/>
        </table:table-row>
        <table:table-row table:style-name="ro7">
          <table:table-cell/>
          <table:table-cell table:style-name="Default"/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<text:s text:c="7"/>|</text:p>
          </table:table-cell>
          <table:table-cell table:number-columns-repeated="1009"/>
        </table:table-row>
        <table:table-row table:style-name="ro7">
          <table:table-cell/>
          <table:table-cell table:style-name="Default"/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<text:s text:c="7"/>|</text:p>
          </table:table-cell>
          <table:table-cell table:number-columns-repeated="1009"/>
        </table:table-row>
        <table:table-row table:style-name="ro7">
          <table:table-cell/>
          <table:table-cell table:style-name="Default"/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<text:s text:c="4"/>GND</text:p>
          </table:table-cell>
          <table:table-cell table:number-columns-repeated="1009"/>
        </table:table-row>
      </table:table>
      <table:table table:name="en stock" table:style-name="ta1">
        <office:forms form:automatic-focus="false" form:apply-design-mode="false"/>
        <table:table-column table:style-name="co43" table:default-cell-style-name="ce287"/>
        <table:table-column table:style-name="co1" table:default-cell-style-name="ce289"/>
        <table:table-column table:style-name="co44" table:default-cell-style-name="ce287"/>
        <table:table-column table:style-name="co1" table:number-columns-repeated="2" table:default-cell-style-name="ce287"/>
        <table:table-column table:style-name="co1" table:number-columns-repeated="1019" table:default-cell-style-name="ce289"/>
        <table:table-row table:style-name="ro7">
          <table:table-cell office:value-type="string" calcext:value-type="string">
            <text:p>liste de ref au fil de la navigation</text:p>
          </table:table-cell>
          <table:table-cell table:number-columns-repeated="1023"/>
        </table:table-row>
        <table:table-row table:style-name="ro7">
          <table:table-cell table:number-columns-repeated="3"/>
          <table:table-cell office:value-type="string" calcext:value-type="string">
            <text:p>Ref </text:p>
          </table:table-cell>
          <table:table-cell table:number-columns-repeated="1020"/>
        </table:table-row>
        <table:table-row table:style-name="ro7">
          <table:table-cell table:number-columns-repeated="2"/>
          <table:table-cell office:value-type="string" calcext:value-type="string">
            <text:p>http://fr.farnell.com/texas-instruments/sn74hc164d/circuit-logique-registre-a-decalage/dp/9591184</text:p>
          </table:table-cell>
          <table:table-cell office:value-type="string" calcext:value-type="string">
            <text:p>Farnell</text:p>
          </table:table-cell>
          <table:table-cell office:value-type="string" calcext:value-type="string">
            <text:p>What</text:p>
          </table:table-cell>
          <table:table-cell office:value-type="string" calcext:value-type="string">
            <text:p>Lien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chargeur batt secours</text:p>
          </table:table-cell>
          <table:table-cell table:style-name="ce287"/>
          <table:table-cell table:style-name="ce290" office:value-type="string" calcext:value-type="string">
            <text:p><text:a xlink:href="http://fr.farnell.com/microchip/mcp73842-840i-un/chargeur-de-batterie-li-ion-8-4v/dp/1852162" xlink:type="simple">MCP73842-840I/UN </text:a></text:p>
          </table:table-cell>
          <table:table-cell office:value-type="float" office:value="1864577" calcext:value-type="float">
            <text:p>1864577</text:p>
          </table:table-cell>
          <table:table-cell office:value-type="string" calcext:value-type="string">
            <text:p>MOSFET</text:p>
          </table:table-cell>
          <table:table-cell office:value-type="string" calcext:value-type="string">
            <text:p>http://fr.farnell.com/taiwan-semiconductor/tsm2306cx/mosfet-n-ch-30v-3-5a-sot23/dp/1864577RL?Ntt=1864577RL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registre mémoire 8bit</text:p>
          </table:table-cell>
          <table:table-cell table:style-name="ce287"/>
          <table:table-cell table:style-name="ce290" office:value-type="string" calcext:value-type="string">
            <text:p><text:a xlink:href="http://fr.farnell.com/on-semiconductor/mc74hc595adr2g/ic-8bit-sipo-siso-shift-register/dp/1278491" xlink:type="simple">MC74HC595ADR2G </text:a></text:p>
          </table:table-cell>
          <table:table-cell/>
          <table:table-cell office:value-type="string" calcext:value-type="string">
            <text:p>PTC</text:p>
          </table:table-cell>
          <table:table-cell table:style-name="ce287" office:value-type="string" calcext:value-type="string">
            <text:p>http://fr.farnell.com/epcos/b59601a95a62/ptc-thermistor/dp/1828508</text:p>
          </table:table-cell>
          <table:table-cell table:number-columns-repeated="1018"/>
        </table:table-row>
        <table:table-row table:style-name="ro14">
          <table:table-cell office:value-type="string" calcext:value-type="string">
            <text:p>version 150ma</text:p>
          </table:table-cell>
          <table:table-cell table:style-name="ce287"/>
          <table:table-cell table:style-name="ce290" office:value-type="string" calcext:value-type="string">
            <text:p><text:a xlink:href="http://fr.farnell.com/texas-instruments/tpic6b595dw/registre-a-decalages-20soic/dp/2334925" xlink:type="simple">TPIC6B595DW... </text:a></text:p>
          </table:table-cell>
          <table:table-cell/>
          <table:table-cell office:value-type="string" calcext:value-type="string">
            <text:p>NAND (4)</text:p>
            <text:p>TEXAS INSTRUMENTS - SN74LV00APW - CI LOGIQUE PORTE NON-ET QUAD 2 ENTR CMS</text:p>
          </table:table-cell>
          <table:table-cell table:style-name="Default" office:value-type="string" calcext:value-type="string">
            <text:p>http://fr.farnell.com/texas-instruments/sn74lv00apw/ci-logique-porte-non-quad-2-entr/dp/1287610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version 250mA</text:p>
          </table:table-cell>
          <table:table-cell table:style-name="ce287"/>
          <table:table-cell table:style-name="ce290" office:value-type="string" calcext:value-type="string">
            <text:p>TPIC6595DW</text:p>
          </table:table-cell>
          <table:table-cell/>
          <table:table-cell table:style-name="ce289"/>
          <table:table-cell table:style-name="Default"/>
          <table:table-cell table:number-columns-repeated="1018"/>
        </table:table-row>
        <table:table-row table:style-name="ro7">
          <table:table-cell office:value-type="string" calcext:value-type="string">
            <text:p>16 I/O SPI module</text:p>
          </table:table-cell>
          <table:table-cell table:style-name="ce287"/>
          <table:table-cell table:style-name="ce290" office:value-type="string" calcext:value-type="string">
            <text:p><text:a xlink:href="http://fr.farnell.com/microchip/mcp23s17t-e-so/i-o-expander-16-bits-28soic/dp/2101293" xlink:type="simple">MCP23S17T-E/SO </text:a>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atmega</text:p>
          </table:table-cell>
          <table:table-cell table:style-name="ce287"/>
          <table:table-cell table:style-name="ce290" office:value-type="string" calcext:value-type="string">
            <text:p><text:a xlink:href="http://fr.farnell.com/atmel/atmega644p-20au/avr-mcu-64k-flash-4k-ram-tqfp44/dp/1455121" xlink:type="simple">ATMEGA644P-20AU </text:a>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analog mux/demux</text:p>
          </table:table-cell>
          <table:table-cell/>
          <table:table-cell table:style-name="ce290" office:value-type="string" calcext:value-type="string">
            <text:p><text:a xlink:href="http://fr.farnell.com/texas-instruments/sn74lv4051adr/analog-mux-dmux-8-x-1-soic-16/dp/2342622" xlink:type="simple">N74LV4051ADR </text:a>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relais pour commande</text:p>
          </table:table-cell>
          <table:table-cell/>
          <table:table-cell table:style-name="ce290" office:value-type="string" calcext:value-type="string">
            <text:p><text:a xlink:href="http://fr.farnell.com/omron-electronic-components/g5la145dc/relais-10a-spdt-etanche-pcb-5v/dp/2213788" xlink:type="simple">G5LA145DC </text:a>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connecteur carte à carte</text:p>
          </table:table-cell>
          <table:table-cell/>
          <table:table-cell table:style-name="ce290" office:value-type="string" calcext:value-type="string">
            <text:p><text:a xlink:href="http://www.satistronics.com/female-header-pitch-254mm-vt-type-2x5-100pcsbag_p1986.html" xlink:type="simple">FEMALE HEADER PITCH 2.54mm V/T TYPE 2x5 100pcs/bag</text:a></text:p>
          </table:table-cell>
          <table:table-cell table:number-columns-repeated="1021"/>
        </table:table-row>
        <table:table-row table:style-name="ro7">
          <table:table-cell table:number-columns-repeated="2"/>
          <table:table-cell table:style-name="ce290" office:value-type="string" calcext:value-type="string">
            <text:p><text:a xlink:href="http://www.satistronics.com/10pcs-pin-header-2x40-90-degree-bended-pins_p1996.html" xlink:type="simple">10pcs Pin header 2x40 90 degree bended pins</text:a>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connecteur RJ45 pour info</text:p>
          </table:table-cell>
          <table:table-cell/>
          <table:table-cell table:style-name="Default" office:value-type="string" calcext:value-type="string">
            <text:p>http://fr.farnell.com/amphenol/rjhse-5080/fiche-rj45-modulaire-cat5/dp/1849917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Driver 7 seg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afficheur 7seg 2 digit</text:p>
          </table:table-cell>
          <table:table-cell/>
          <table:table-cell office:value-type="string" calcext:value-type="string">
            <text:p>http://fr.farnell.com/multicomp/703-0181/connec-circu-taille18-11-voies/dp/2112205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bouton</text:p>
          </table:table-cell>
          <table:table-cell/>
          <table:table-cell office:value-type="string" calcext:value-type="string">
            <text:p>http://fr.farnell.com/panasonic-electronic-components/evqpf208k/commutateur-tact-7-5x7-5mm-1-6n/dp/2079502</text:p>
          </table:table-cell>
          <table:table-cell/>
          <table:table-cell table:style-name="Default"/>
          <table:table-cell table:style-name="ce291" office:value-type="string" calcext:value-type="string">
            <text:p>angle droit pour être bord de boitier</text:p>
          </table:table-cell>
          <table:table-cell table:number-columns-repeated="3"/>
          <table:table-cell office:value-type="string" calcext:value-type="string">
            <text:p>http://protological.com/debounce-calaculator/</text:p>
          </table:table-cell>
          <table:table-cell table:number-columns-repeated="1014"/>
        </table:table-row>
        <table:table-row table:style-name="ro7">
          <table:table-cell office:value-type="string" calcext:value-type="string">
            <text:p>capuchon bouton</text:p>
          </table:table-cell>
          <table:table-cell/>
          <table:table-cell office:value-type="string" calcext:value-type="string">
            <text:p>http://fr.farnell.com/multicomp/ktsc-22s/capot-rond-orange/dp/9561498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boitier téléco</text:p>
          </table:table-cell>
          <table:table-cell/>
          <table:table-cell office:value-type="string" calcext:value-type="string">
            <text:p>http://fr.farnell.com/deltron-enclosures/479-0140-0/coffret-multi-usages-abs-clair/dp/2393865</text:p>
          </table:table-cell>
          <table:table-cell table:number-columns-repeated="1021"/>
        </table:table-row>
        <table:table-row table:style-name="ro7">
          <table:table-cell table:number-columns-repeated="1024"/>
        </table:table-row>
        <table:table-row table:style-name="ro7">
          <table:table-cell office:value-type="string" calcext:value-type="string">
            <text:p>bascule out buff</text:p>
          </table:table-cell>
          <table:table-cell/>
          <table:table-cell office:value-type="string" calcext:value-type="string">
            <text:p>http://fr.farnell.com/nxp/74ahc273d-118/bascule-type-d-110mhz-soic-20/dp/2445008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translateur niveau bidirectionel 3.3-5v</text:p>
          </table:table-cell>
          <table:table-cell/>
          <table:table-cell office:value-type="string" calcext:value-type="string">
            <text:p>http://fr.farnell.com/nxp/gtl2003pw-118/translateur-de-niveau-8-i-p-tssop/dp/2400477</text:p>
          </table:table-cell>
          <table:table-cell table:number-columns-repeated="1021"/>
        </table:table-row>
        <table:table-row table:style-name="ro7">
          <table:table-cell table:style-name="Default" table:number-columns-repeated="2"/>
          <table:table-cell table:style-name="Default" office:value-type="string" calcext:value-type="string">
            <text:p>http://fr.farnell.com/texas-instruments/uln2003ansr/reseau-de-darlington-trans-npn/dp/2342628</text:p>
          </table:table-cell>
          <table:table-cell table:style-name="Default"/>
          <table:table-cell table:style-name="ce288"/>
          <table:table-cell table:number-columns-repeated="1019"/>
        </table:table-row>
        <table:table-row table:style-name="ro7">
          <table:table-cell table:style-name="Default" table:number-columns-repeated="4"/>
          <table:table-cell table:number-columns-repeated="1020"/>
        </table:table-row>
        <table:table-row table:style-name="ro7">
          <table:table-cell table:style-name="Default" office:value-type="string" calcext:value-type="string">
            <text:p>buck 5v si fait sur la carte</text:p>
          </table:table-cell>
          <table:table-cell table:style-name="Default"/>
          <table:table-cell table:style-name="Default" office:value-type="string" calcext:value-type="string">
            <text:p>http://fr.farnell.com/texas-instruments/lm2576sx-5-0-nopb/convert-dc-dc-buck-5v-52khz-to/dp/2435871?MER=en-me-pd-r2-alte-sic</text:p>
          </table:table-cell>
          <table:table-cell table:style-name="Default"/>
          <table:table-cell table:number-columns-repeated="1020"/>
        </table:table-row>
        <table:table-row table:style-name="ro7">
          <table:table-cell table:style-name="Default" table:number-columns-repeated="4"/>
          <table:table-cell table:number-columns-repeated="1020"/>
        </table:table-row>
        <table:table-row table:style-name="ro7">
          <table:table-cell table:style-name="Default" office:value-type="string" calcext:value-type="string">
            <text:p>4 inverseur (mais plutôt hiZ et pull up)</text:p>
          </table:table-cell>
          <table:table-cell table:style-name="Default"/>
          <table:table-cell table:style-name="Default" office:value-type="string" calcext:value-type="string">
            <text:p>http://fr.farnell.com/on-semiconductor/mc74hc04adr2g/ic-hex-inverter-soic-14/dp/1147801</text:p>
          </table:table-cell>
          <table:table-cell table:style-name="Default"/>
          <table:table-cell table:number-columns-repeated="1020"/>
        </table:table-row>
        <table:table-row table:style-name="ro7">
          <table:table-cell table:style-name="Default" office:value-type="string" calcext:value-type="string">
            <text:p>bobine pour pt4115 (led driver)</text:p>
          </table:table-cell>
          <table:table-cell table:style-name="Default"/>
          <table:table-cell table:style-name="Default" office:value-type="string" calcext:value-type="string">
            <text:p>http://fr.farnell.com/multicomp/mcbfs5220-680mu/inductor-68uh-20-1a/dp/1864255</text:p>
          </table:table-cell>
          <table:table-cell table:style-name="Default"/>
          <table:table-cell table:number-columns-repeated="1020"/>
        </table:table-row>
        <table:table-row table:style-name="ro7">
          <table:table-cell table:style-name="Default" office:value-type="string" calcext:value-type="string">
            <text:p>driver boost led 50w</text:p>
          </table:table-cell>
          <table:table-cell table:style-name="Default"/>
          <table:table-cell table:style-name="Default" office:value-type="string" calcext:value-type="string">
            <text:p><text:a xlink:href="http://fr.farnell.com/linear-technology/lt3517ife-pbf/driver-de-led-pwm-2-5mhz-45v-16tssop/dp/2294848" xlink:type="simple">http://fr.farnell.com/linear-technology/lt3517ife-pbf/driver-de-led-pwm-2-5mhz-45v-16tssop/dp/2294848</text:a></text:p>
          </table:table-cell>
          <table:table-cell table:style-name="Default"/>
          <table:table-cell table:number-columns-repeated="1020"/>
        </table:table-row>
        <table:table-row table:style-name="ro7">
          <table:table-cell table:style-name="Default" table:number-columns-repeated="4"/>
          <table:table-cell table:number-columns-repeated="1020"/>
        </table:table-row>
        <table:table-row table:style-name="ro7">
          <table:table-cell table:style-name="Default" office:value-type="string" calcext:value-type="string">
            <text:p>radiateur pour raspberry pi</text:p>
          </table:table-cell>
          <table:table-cell table:style-name="Default"/>
          <table:table-cell table:style-name="Default" office:value-type="string" calcext:value-type="string">
            <text:p>http://fr.farnell.com/abl-heatsinks/bga-std-010/dissipateur-bga-standard-27-c-w/dp/2084424</text:p>
          </table:table-cell>
          <table:table-cell table:style-name="Default"/>
          <table:table-cell table:number-columns-repeated="1020"/>
        </table:table-row>
        <table:table-row table:style-name="ro7" table:number-rows-repeated="3">
          <table:table-cell table:style-name="Default" table:number-columns-repeated="4"/>
          <table:table-cell table:number-columns-repeated="1020"/>
        </table:table-row>
        <table:table-row table:style-name="ro7" table:number-rows-repeated="3">
          <table:table-cell table:number-columns-repeated="1024"/>
        </table:table-row>
        <table:table-row table:style-name="ro7">
          <table:table-cell table:style-name="ce288" office:value-type="string" calcext:value-type="string">
            <text:p>en stock</text:p>
          </table:table-cell>
          <table:table-cell table:style-name="ce288" office:value-type="string" calcext:value-type="string">
            <text:p>type</text:p>
          </table:table-cell>
          <table:table-cell table:style-name="ce288" office:value-type="string" calcext:value-type="string">
            <text:p>valeures</text:p>
          </table:table-cell>
          <table:table-cell table:style-name="ce288" office:value-type="string" calcext:value-type="string">
            <text:p>package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résistance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100k, 10, 20, 1k, 10k, 100, 220, 3.3k, 1M</text:p>
          </table:table-cell>
          <table:table-cell office:value-type="string" calcext:value-type="string">
            <text:p>0603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résistance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100 0,5w, 100k, </text:p>
          </table:table-cell>
          <table:table-cell office:value-type="string" calcext:value-type="string">
            <text:p>0805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condensateu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1206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condensateu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.1u</text:p>
          </table:table-cell>
          <table:table-cell office:value-type="string" calcext:value-type="string">
            <text:p>0805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condensateu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10n, 47n, 1u, 470p, 4.7u, 0.1u</text:p>
          </table:table-cell>
          <table:table-cell office:value-type="string" calcext:value-type="string">
            <text:p>0603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led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vert, rouge</text:p>
          </table:table-cell>
          <table:table-cell office:value-type="string" calcext:value-type="string">
            <text:p>0805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led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1206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hc695</text:p>
          </table:table-cell>
          <table:table-cell office:value-type="string" calcext:value-type="string">
            <text:p>smd</text:p>
          </table:table-cell>
          <table:table-cell/>
          <table:table-cell office:value-type="string" calcext:value-type="string">
            <text:p>sot16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atmega328</text:p>
          </table:table-cell>
          <table:table-cell office:value-type="string" calcext:value-type="string">
            <text:p>smd</text:p>
          </table:table-cell>
          <table:table-cell/>
          <table:table-cell office:value-type="string" calcext:value-type="string">
            <text:p>32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oscillateur céramique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8mHz</text:p>
          </table:table-cell>
          <table:table-cell office:value-type="string" calcext:value-type="string">
            <text:p>7x3mm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transistor</text:p>
          </table:table-cell>
          <table:table-cell office:value-type="string" calcext:value-type="string">
            <text:p>smd</text:p>
          </table:table-cell>
          <table:table-cell table:number-columns-repeated="1022"/>
        </table:table-row>
        <table:table-row table:style-name="ro7" table:number-rows-repeated="1048526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Sheet9" table:style-name="ta1">
        <office:forms form:automatic-focus="false" form:apply-design-mode="false"/>
        <table:table-column table:style-name="co1" table:number-columns-repeated="3" table:default-cell-style-name="Default"/>
        <table:table-column table:style-name="co45" table:default-cell-style-name="Default"/>
        <table:table-column table:style-name="co1" table:number-columns-repeated="9" table:default-cell-style-name="Default"/>
        <table:table-row table:style-name="ro7">
          <table:table-cell office:value-type="string" calcext:value-type="string">
            <text:p>Révolution raspberry A+</text:p>
          </table:table-cell>
          <table:table-cell table:number-columns-repeated="12"/>
        </table:table-row>
        <table:table-row table:style-name="ro7" table:number-rows-repeated="2">
          <table:table-cell table:number-columns-repeated="13"/>
        </table:table-row>
        <table:table-row table:style-name="ro6">
          <table:table-cell table:style-name="ce15" office:value-type="string" calcext:value-type="string">
            <text:p>coté raspberry</text:p>
          </table:table-cell>
          <table:table-cell table:number-columns-repeated="12"/>
        </table:table-row>
        <table:table-row table:style-name="ro7">
          <table:table-cell office:value-type="string" calcext:value-type="string">
            <text:p>tout les gpio</text:p>
          </table:table-cell>
          <table:table-cell office:value-type="string" calcext:value-type="string">
            <text:p>hors SPI et UART = 22 GPIO pour les CS des carte d'extension + les entrée sortie par défaut sur la carte de base</text:p>
          </table:table-cell>
          <table:table-cell table:number-columns-repeated="11"/>
        </table:table-row>
        <table:table-row table:style-name="ro7">
          <table:table-cell table:number-columns-repeated="4"/>
          <table:table-cell office:value-type="string" calcext:value-type="string">
            <text:p>via la carte</text:p>
          </table:table-cell>
          <table:table-cell table:number-columns-repeated="8"/>
        </table:table-row>
        <table:table-row table:style-name="ro7">
          <table:table-cell table:number-columns-repeated="4"/>
          <table:table-cell office:value-type="string" calcext:value-type="string">
            <text:p>4 gpio boutons</text:p>
          </table:table-cell>
          <table:table-cell table:number-columns-repeated="8"/>
        </table:table-row>
        <table:table-row table:style-name="ro7">
          <table:table-cell table:number-columns-repeated="4"/>
          <table:table-cell office:value-type="string" calcext:value-type="string">
            <text:p>3 gpio sorties led</text:p>
          </table:table-cell>
          <table:table-cell table:number-columns-repeated="6"/>
          <table:table-cell office:value-type="string" calcext:value-type="string">
            <text:p>socket extension</text:p>
          </table:table-cell>
          <table:table-cell/>
        </table:table-row>
        <table:table-row table:style-name="ro7">
          <table:table-cell table:number-columns-repeated="4"/>
          <table:table-cell office:value-type="string" calcext:value-type="string">
            <text:p>3 gpio sorties led rgb pwm puissance</text:p>
          </table:table-cell>
          <table:table-cell table:number-columns-repeated="6"/>
          <table:table-cell office:value-type="string" calcext:value-type="string">
            <text:p>MOSI</text:p>
          </table:table-cell>
          <table:table-cell office:value-type="string" calcext:value-type="string">
            <text:p>miso</text:p>
          </table:table-cell>
        </table:table-row>
        <table:table-row table:style-name="ro7">
          <table:table-cell table:number-columns-repeated="4"/>
          <table:table-cell office:value-type="string" calcext:value-type="string">
            <text:p>6 gpio cs </text:p>
          </table:table-cell>
          <table:table-cell table:number-columns-repeated="6"/>
          <table:table-cell office:value-type="string" calcext:value-type="string">
            <text:p>sck</text:p>
          </table:table-cell>
          <table:table-cell office:value-type="string" calcext:value-type="string">
            <text:p>/cs</text:p>
          </table:table-cell>
        </table:table-row>
        <table:table-row table:style-name="ro7">
          <table:table-cell table:number-columns-repeated="11"/>
          <table:table-cell office:value-type="string" calcext:value-type="string">
            <text:p>Analog code</text:p>
          </table:table-cell>
          <table:table-cell office:value-type="string" calcext:value-type="string">
            <text:p>5V</text:p>
          </table:table-cell>
        </table:table-row>
        <table:table-row table:style-name="ro6">
          <table:table-cell table:style-name="ce15" office:value-type="string" calcext:value-type="string">
            <text:p>côté carte</text:p>
          </table:table-cell>
          <table:table-cell table:number-columns-repeated="10"/>
          <table:table-cell office:value-type="string" calcext:value-type="string">
            <text:p>GND</text:p>
          </table:table-cell>
          <table:table-cell office:value-type="string" calcext:value-type="string">
            <text:p>3 .3</text:p>
          </table:table-cell>
        </table:table-row>
        <table:table-row table:style-name="ro7">
          <table:table-cell office:value-type="string" calcext:value-type="string">
            <text:p>atmega en spi en 3.3V</text:p>
          </table:table-cell>
          <table:table-cell table:number-columns-repeated="10"/>
          <table:table-cell office:value-type="string" calcext:value-type="string">
            <text:p>RAW</text:p>
          </table:table-cell>
          <table:table-cell/>
        </table:table-row>
        <table:table-row table:style-name="ro7">
          <table:table-cell office:value-type="string" calcext:value-type="string">
            <text:p>pour les entrées analog</text:p>
          </table:table-cell>
          <table:table-cell table:number-columns-repeated="12"/>
        </table:table-row>
        <table:table-row table:style-name="ro7">
          <table:table-cell office:value-type="string" calcext:value-type="string">
            <text:p>conversion énergie pour sortir le 5V pour le raspberry</text:p>
          </table:table-cell>
          <table:table-cell table:number-columns-repeated="12"/>
        </table:table-row>
        <table:table-row table:style-name="ro7">
          <table:table-cell office:value-type="string" calcext:value-type="string">
            <text:p>2 registres à décalage pour les cs des socket de titreurs</text:p>
          </table:table-cell>
          <table:table-cell table:number-columns-repeated="3"/>
          <table:table-cell office:value-type="string" calcext:value-type="string">
            <text:p>3 entrées analog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suivi tension</text:p>
          </table:table-cell>
          <table:table-cell table:number-columns-repeated="3"/>
          <table:table-cell office:value-type="string" calcext:value-type="string">
            <text:p>4 socket x 4module </text:p>
          </table:table-cell>
          <table:table-cell/>
          <table:table-cell office:value-type="string" calcext:value-type="string">
            <text:p>2gpio sck data ht1632 + 1gpio rck pour les registres</text:p>
          </table:table-cell>
          <table:table-cell table:number-columns-repeated="6"/>
        </table:table-row>
        <table:table-row table:style-name="ro7">
          <table:table-cell table:style-name="ce292" office:value-type="string" calcext:value-type="string">
            <text:p>charge batterie</text:p>
          </table:table-cell>
          <table:table-cell table:number-columns-repeated="12"/>
        </table:table-row>
        <table:table-row table:style-name="ro7">
          <table:table-cell office:value-type="string" calcext:value-type="string">
            <text:p>récup code extension</text:p>
          </table:table-cell>
          <table:table-cell table:number-columns-repeated="12"/>
        </table:table-row>
        <table:table-row table:style-name="ro7" table:number-rows-repeated="4">
          <table:table-cell table:number-columns-repeated="13"/>
        </table:table-row>
        <table:table-row table:style-name="ro6">
          <table:table-cell table:style-name="ce15" office:value-type="string" calcext:value-type="string">
            <text:p>extensions</text:p>
          </table:table-cell>
          <table:table-cell table:number-columns-repeated="12"/>
        </table:table-row>
        <table:table-row table:style-name="ro7">
          <table:table-cell table:style-name="ce293" office:value-type="string" calcext:value-type="string">
            <text:p>extension led puissance</text:p>
          </table:table-cell>
          <table:table-cell table:number-columns-repeated="2"/>
          <table:table-cell table:style-name="ce293" office:value-type="string" calcext:value-type="string">
            <text:p>extension relay</text:p>
          </table:table-cell>
          <table:table-cell table:number-columns-repeated="2"/>
          <table:table-cell table:style-name="ce293" office:value-type="string" calcext:value-type="string">
            <text:p>extension monitoring batterie</text:p>
          </table:table-cell>
          <table:table-cell table:number-columns-repeated="3"/>
          <table:table-cell table:style-name="ce295" office:value-type="string" calcext:value-type="string">
            <text:p>extension bouton + info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spi to 16 I/O</text:p>
          </table:table-cell>
          <table:table-cell table:number-columns-repeated="2"/>
          <table:table-cell office:value-type="string" calcext:value-type="string">
            <text:p>registre à décalage balèze pour relais</text:p>
          </table:table-cell>
          <table:table-cell table:number-columns-repeated="2"/>
          <table:table-cell office:value-type="string" calcext:value-type="string">
            <text:p>registre à décalage</text:p>
          </table:table-cell>
          <table:table-cell table:number-columns-repeated="3"/>
          <table:table-cell table:style-name="ce292" office:value-type="string" calcext:value-type="string">
            <text:p>I/O 16bit spi</text:p>
          </table:table-cell>
          <table:table-cell table:number-columns-repeated="2"/>
        </table:table-row>
        <table:table-row table:style-name="ro7">
          <table:table-cell table:number-columns-repeated="6"/>
          <table:table-cell office:value-type="string" calcext:value-type="string">
            <text:p>commande relais + mosfet prise de tension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extension led megabalèze</text:p>
          </table:table-cell>
          <table:table-cell table:number-columns-repeated="12"/>
        </table:table-row>
        <table:table-row table:style-name="ro7" table:number-rows-repeated="6">
          <table:table-cell table:number-columns-repeated="13"/>
        </table:table-row>
        <table:table-row table:style-name="ro7">
          <table:table-cell table:style-name="ce292" office:value-type="string" calcext:value-type="string">
            <text:p>extension midi/dmx</text:p>
          </table:table-cell>
          <table:table-cell table:number-columns-repeated="2"/>
          <table:table-cell table:style-name="ce294" office:value-type="string" calcext:value-type="string">
            <text:p>carte écran</text:p>
          </table:table-cell>
          <table:table-cell table:number-columns-repeated="9"/>
        </table:table-row>
      </table:table>
      <table:table table:name="budget précis" table:style-name="ta1">
        <office:forms form:automatic-focus="false" form:apply-design-mode="false"/>
        <table:table-column table:style-name="co46" table:default-cell-style-name="Default"/>
        <table:table-column table:style-name="co1" table:default-cell-style-name="ce22"/>
        <table:table-column table:style-name="co1" table:default-cell-style-name="Default"/>
        <table:table-column table:style-name="co1" table:default-cell-style-name="ce22"/>
        <table:table-column table:style-name="co47" table:default-cell-style-name="ce305"/>
        <table:table-column table:style-name="co1" table:number-columns-repeated="1019" table:default-cell-style-name="Default"/>
        <table:table-row table:style-name="ro7">
          <table:table-cell table:style-name="ce296" office:value-type="string" calcext:value-type="string">
            <text:p>budget janvier 2015</text:p>
          </table:table-cell>
          <table:table-cell/>
          <table:table-cell office:value-type="string" calcext:value-type="string">
            <text:p>total général</text:p>
          </table:table-cell>
          <table:table-cell table:formula="of:=SUM([.D6:.D10])" office:value-type="currency" office:currency="EUR" office:value="6516.575" calcext:value-type="currency">
            <text:p>6 516,58 €</text:p>
          </table:table-cell>
          <table:table-cell table:number-columns-repeated="1020"/>
        </table:table-row>
        <table:table-row table:style-name="ro7">
          <table:table-cell table:number-columns-repeated="2"/>
          <table:table-cell office:value-type="string" calcext:value-type="string">
            <text:p>prod</text:p>
          </table:table-cell>
          <table:table-cell office:value-type="currency" office:currency="EUR" office:value="700" calcext:value-type="currency">
            <text:p>700,00 €</text:p>
          </table:table-cell>
          <table:table-cell table:number-columns-repeated="1020"/>
        </table:table-row>
        <table:table-row table:style-name="ro7">
          <table:table-cell table:number-columns-repeated="2"/>
          <table:table-cell table:style-name="ce302" office:value-type="string" calcext:value-type="string">
            <text:p>Avec aléas</text:p>
          </table:table-cell>
          <table:table-cell table:style-name="ce304" table:formula="of:=[.D1]*1.2+[.D2]" office:value-type="currency" office:currency="EUR" office:value="8519.89" calcext:value-type="currency">
            <text:p>8 519,89 €</text:p>
          </table:table-cell>
          <table:table-cell table:number-columns-repeated="1020"/>
        </table:table-row>
        <table:table-row table:style-name="ro7">
          <table:table-cell table:number-columns-repeated="1024"/>
        </table:table-row>
        <table:table-row table:style-name="ro7">
          <table:table-cell/>
          <table:table-cell office:value-type="string" calcext:value-type="string">
            <text:p>pu</text:p>
          </table:table-cell>
          <table:table-cell office:value-type="string" calcext:value-type="string">
            <text:p>qt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carte principale</text:p>
          </table:table-cell>
          <table:table-cell table:formula="of:=[.D14]" office:value-type="currency" office:currency="EUR" office:value="56.5" calcext:value-type="currency">
            <text:p>56,50 €</text:p>
          </table:table-cell>
          <table:table-cell office:value-type="float" office:value="60" calcext:value-type="float">
            <text:p>60</text:p>
          </table:table-cell>
          <table:table-cell table:formula="of:=IF([.B6]*[.C6]=0;&quot;&quot;;[.B6]*[.C6])" office:value-type="currency" office:currency="EUR" office:value="3390" calcext:value-type="currency">
            <text:p>3 390,00 €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télécommande</text:p>
          </table:table-cell>
          <table:table-cell table:formula="of:=[.D80]" office:value-type="currency" office:currency="EUR" office:value="9.865" calcext:value-type="currency">
            <text:p>9,87 €</text:p>
          </table:table-cell>
          <table:table-cell office:value-type="float" office:value="25" calcext:value-type="float">
            <text:p>25</text:p>
          </table:table-cell>
          <table:table-cell table:formula="of:=IF([.B7]*[.C7]=0;&quot;&quot;;[.B7]*[.C7])" office:value-type="currency" office:currency="EUR" office:value="246.625" calcext:value-type="currency">
            <text:p>246,63 €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extension 2xled10w</text:p>
          </table:table-cell>
          <table:table-cell table:formula="of:=[.D107]" office:value-type="currency" office:currency="EUR" office:value="5.42" calcext:value-type="currency">
            <text:p>5,42 €</text:p>
          </table:table-cell>
          <table:table-cell office:value-type="float" office:value="10" calcext:value-type="float">
            <text:p>10</text:p>
          </table:table-cell>
          <table:table-cell table:formula="of:=IF([.B8]*[.C8]=0;&quot;&quot;;[.B8]*[.C8])" office:value-type="currency" office:currency="EUR" office:value="54.2" calcext:value-type="currency">
            <text:p>54,20 €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extension gestion charge batterie 12v lipo + batterie lipo</text:p>
          </table:table-cell>
          <table:table-cell table:formula="of:=[.D129]" office:value-type="currency" office:currency="EUR" office:value="27.525" calcext:value-type="currency">
            <text:p>27,53 €</text:p>
          </table:table-cell>
          <table:table-cell office:value-type="float" office:value="30" calcext:value-type="float">
            <text:p>30</text:p>
          </table:table-cell>
          <table:table-cell table:formula="of:=IF([.B9]*[.C9]=0;&quot;&quot;;[.B9]*[.C9])" office:value-type="currency" office:currency="EUR" office:value="825.75" calcext:value-type="currency">
            <text:p>825,75 €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module de titreur </text:p>
          </table:table-cell>
          <table:table-cell table:formula="of:=20*5" office:value-type="currency" office:currency="EUR" office:value="100" calcext:value-type="currency">
            <text:p>100,00 €</text:p>
          </table:table-cell>
          <table:table-cell office:value-type="float" office:value="20" calcext:value-type="float">
            <text:p>20</text:p>
          </table:table-cell>
          <table:table-cell table:formula="of:=IF([.B10]*[.C10]=0;&quot;&quot;;[.B10]*[.C10])" office:value-type="currency" office:currency="EUR" office:value="2000" calcext:value-type="currency">
            <text:p>2 000,00 €</text:p>
          </table:table-cell>
          <table:table-cell table:number-columns-repeated="1020"/>
        </table:table-row>
        <table:table-row table:style-name="ro7" table:number-rows-repeated="3">
          <table:table-cell table:number-columns-repeated="1024"/>
        </table:table-row>
        <table:table-row table:style-name="ro7">
          <table:table-cell table:number-columns-repeated="2"/>
          <table:table-cell office:value-type="string" calcext:value-type="string">
            <text:p>total</text:p>
          </table:table-cell>
          <table:table-cell table:style-name="ce300" table:formula="of:=SUM([.D16:.D77])" office:value-type="currency" office:currency="EUR" office:value="56.5" calcext:value-type="currency">
            <text:p>56,50 €</text:p>
          </table:table-cell>
          <table:table-cell table:number-columns-repeated="1020"/>
        </table:table-row>
        <table:table-row table:style-name="ro7">
          <table:table-cell table:style-name="ce297" office:value-type="string" calcext:value-type="string">
            <text:p>carte principale</text:p>
          </table:table-cell>
          <table:table-cell table:style-name="ce299" office:value-type="string" calcext:value-type="string">
            <text:p>pu</text:p>
          </table:table-cell>
          <table:table-cell table:style-name="ce297" office:value-type="string" calcext:value-type="string">
            <text:p>qt</text:p>
          </table:table-cell>
          <table:table-cell table:style-name="ce299" office:value-type="string" calcext:value-type="string">
            <text:p>pt</text:p>
          </table:table-cell>
          <table:table-cell table:style-name="ce306" office:value-type="string" calcext:value-type="string">
            <text:p>farnell</text:p>
          </table:table-cell>
          <table:table-cell table:style-name="ce296" table:number-columns-repeated="1019"/>
        </table:table-row>
        <table:table-row table:style-name="ro7">
          <table:table-cell table:style-name="ce296" office:value-type="string" calcext:value-type="string">
            <text:p>rpi a+</text:p>
          </table:table-cell>
          <table:table-cell table:style-name="ce300" office:value-type="currency" office:currency="EUR" office:value="17.4" calcext:value-type="currency">
            <text:p>17,40 €</text:p>
          </table:table-cell>
          <table:table-cell table:style-name="ce296" office:value-type="float" office:value="1" calcext:value-type="float">
            <text:p>1</text:p>
          </table:table-cell>
          <table:table-cell table:formula="of:=IF([.B16]*[.C16]=0;&quot;&quot;;[.B16]*[.C16])" office:value-type="currency" office:currency="EUR" office:value="17.4" calcext:value-type="currency">
            <text:p>17,40 €</text:p>
          </table:table-cell>
          <table:table-cell table:style-name="ce307"/>
          <table:table-cell table:style-name="ce296" table:number-columns-repeated="1019"/>
        </table:table-row>
        <table:table-row table:style-name="ro7">
          <table:table-cell table:style-name="ce296" office:value-type="string" calcext:value-type="string">
            <text:p>wifi dongle</text:p>
          </table:table-cell>
          <table:table-cell table:style-name="ce300" office:value-type="currency" office:currency="EUR" office:value="10" calcext:value-type="currency">
            <text:p>10,00 €</text:p>
          </table:table-cell>
          <table:table-cell table:style-name="ce296" office:value-type="float" office:value="1" calcext:value-type="float">
            <text:p>1</text:p>
          </table:table-cell>
          <table:table-cell table:formula="of:=IF([.B17]*[.C17]=0;&quot;&quot;;[.B17]*[.C17])" office:value-type="currency" office:currency="EUR" office:value="10" calcext:value-type="currency">
            <text:p>10,00 €</text:p>
          </table:table-cell>
          <table:table-cell table:style-name="ce307"/>
          <table:table-cell table:style-name="ce296" table:number-columns-repeated="1019"/>
        </table:table-row>
        <table:table-row table:style-name="ro7">
          <table:table-cell office:value-type="string" calcext:value-type="string">
            <text:p>pcb</text:p>
          </table:table-cell>
          <table:table-cell office:value-type="currency" office:currency="EUR" office:value="2" calcext:value-type="currency">
            <text:p>2,00 €</text:p>
          </table:table-cell>
          <table:table-cell office:value-type="float" office:value="1" calcext:value-type="float">
            <text:p>1</text:p>
          </table:table-cell>
          <table:table-cell table:formula="of:=IF([.B18]*[.C18]=0;&quot;&quot;;[.B18]*[.C18])" office:value-type="currency" office:currency="EUR" office:value="2" calcext:value-type="currency">
            <text:p>2,00 €</text:p>
          </table:table-cell>
          <table:table-cell table:number-columns-repeated="1020"/>
        </table:table-row>
        <table:table-row table:style-name="ro7">
          <table:table-cell table:style-name="ce298" office:value-type="string" calcext:value-type="string">
            <text:p>atmega328</text:p>
          </table:table-cell>
          <table:table-cell office:value-type="currency" office:currency="EUR" office:value="1.88" calcext:value-type="currency">
            <text:p>1,88 €</text:p>
          </table:table-cell>
          <table:table-cell office:value-type="float" office:value="1" calcext:value-type="float">
            <text:p>1</text:p>
          </table:table-cell>
          <table:table-cell table:formula="of:=IF([.B19]*[.C19]=0;&quot;&quot;;[.B19]*[.C19])" office:value-type="currency" office:currency="EUR" office:value="1.88" calcext:value-type="currency">
            <text:p>1,88 €</text:p>
          </table:table-cell>
          <table:table-cell table:style-name="ce308" office:value-type="string" calcext:value-type="string">
            <text:p><text:a xlink:href="http://fr.farnell.com/atmel/atmega328-aur/mcu-8-bits-atmega-20mhz-tqfp-32/dp/2443176" xlink:type="simple">2443176 </text:a></text:p>
          </table:table-cell>
          <table:table-cell table:number-columns-repeated="1019"/>
        </table:table-row>
        <table:table-row table:style-name="ro7">
          <table:table-cell table:style-name="ce298" office:value-type="string" calcext:value-type="string">
            <text:p>résonateur 16mhz 0.1 %</text:p>
          </table:table-cell>
          <table:table-cell office:value-type="currency" office:currency="EUR" office:value="0.54" calcext:value-type="currency">
            <text:p>0,54 €</text:p>
          </table:table-cell>
          <table:table-cell office:value-type="float" office:value="1" calcext:value-type="float">
            <text:p>1</text:p>
          </table:table-cell>
          <table:table-cell table:formula="of:=IF([.B20]*[.C20]=0;&quot;&quot;;[.B20]*[.C20])" office:value-type="currency" office:currency="EUR" office:value="0.54" calcext:value-type="currency">
            <text:p>0,54 €</text:p>
          </table:table-cell>
          <table:table-cell table:style-name="ce32" office:value-type="string" calcext:value-type="string">
            <text:p><text:a xlink:href="http://fr.farnell.com/avx/pbrc16-00mr70x000/resonateur-ceramique16mhz-cms/dp/2101363" xlink:type="simple">PBRC16.00MR70X000 </text:a></text:p>
          </table:table-cell>
          <table:table-cell table:number-columns-repeated="1019"/>
        </table:table-row>
        <table:table-row table:style-name="ro7">
          <table:table-cell table:style-name="ce298" office:value-type="string" calcext:value-type="string">
            <text:p>max202 pour rs232</text:p>
          </table:table-cell>
          <table:table-cell office:value-type="currency" office:currency="EUR" office:value="0.67" calcext:value-type="currency">
            <text:p>0,67 €</text:p>
          </table:table-cell>
          <table:table-cell office:value-type="float" office:value="1" calcext:value-type="float">
            <text:p>1</text:p>
          </table:table-cell>
          <table:table-cell table:formula="of:=IF([.B21]*[.C21]=0;&quot;&quot;;[.B21]*[.C21])" office:value-type="currency" office:currency="EUR" office:value="0.67" calcext:value-type="currency">
            <text:p>0,67 €</text:p>
          </table:table-cell>
          <table:table-cell table:style-name="ce32" office:value-type="string" calcext:value-type="string">
            <text:p><text:a xlink:href="http://fr.farnell.com/texas-instruments/max202cdwr/5-v-dual-rs-232-line-driver-receiver/dp/2382871" xlink:type="simple">MAX202CDWR </text:a></text:p>
          </table:table-cell>
          <table:table-cell table:number-columns-repeated="1019"/>
        </table:table-row>
        <table:table-row table:style-name="ro7">
          <table:table-cell table:style-name="ce298" office:value-type="string" calcext:value-type="string">
            <text:p>74hct595</text:p>
          </table:table-cell>
          <table:table-cell office:value-type="currency" office:currency="EUR" office:value="0.17" calcext:value-type="currency">
            <text:p>0,17 €</text:p>
          </table:table-cell>
          <table:table-cell office:value-type="float" office:value="1" calcext:value-type="float">
            <text:p>1</text:p>
          </table:table-cell>
          <table:table-cell table:formula="of:=IF([.B22]*[.C22]=0;&quot;&quot;;[.B22]*[.C22])" office:value-type="currency" office:currency="EUR" office:value="0.17" calcext:value-type="currency">
            <text:p>0,17 €</text:p>
          </table:table-cell>
          <table:table-cell table:style-name="ce308" office:value-type="string" calcext:value-type="string">
            <text:p><text:a xlink:href="http://fr.farnell.com/nxp/74ahct595d-112/reg-a-decalage-8-bits-sipo-siso/dp/2445164?in_merch=New%20Products&amp;in_merch=Nouveaux%20produits%20phares" xlink:type="simple">74AHCT595D,112 </text:a></text:p>
          </table:table-cell>
          <table:table-cell table:number-columns-repeated="1019"/>
        </table:table-row>
        <table:table-row table:style-name="ro7">
          <table:table-cell table:style-name="ce298" office:value-type="string" calcext:value-type="string">
            <text:p>porte non simple</text:p>
          </table:table-cell>
          <table:table-cell office:value-type="currency" office:currency="EUR" office:value="0.14" calcext:value-type="currency">
            <text:p>0,14 €</text:p>
          </table:table-cell>
          <table:table-cell office:value-type="float" office:value="2" calcext:value-type="float">
            <text:p>2</text:p>
          </table:table-cell>
          <table:table-cell table:formula="of:=IF([.B23]*[.C23]=0;&quot;&quot;;[.B23]*[.C23])" office:value-type="currency" office:currency="EUR" office:value="0.28" calcext:value-type="currency">
            <text:p>0,28 €</text:p>
          </table:table-cell>
          <table:table-cell table:style-name="ce32" office:value-type="string" calcext:value-type="string">
            <text:p><text:a xlink:href="http://fr.farnell.com/texas-instruments/sn74ahct1g14dbvr/ci-logique-cms-74ahct/dp/1105925" xlink:type="simple">SN74AHCT1G14DBVR </text:a></text:p>
          </table:table-cell>
          <table:table-cell table:number-columns-repeated="1019"/>
        </table:table-row>
        <table:table-row table:style-name="ro7">
          <table:table-cell table:style-name="ce298" office:value-type="string" calcext:value-type="string">
            <text:p>mos level translator</text:p>
          </table:table-cell>
          <table:table-cell office:value-type="currency" office:currency="EUR" office:value="0.03" calcext:value-type="currency">
            <text:p>0,03 €</text:p>
          </table:table-cell>
          <table:table-cell office:value-type="float" office:value="1" calcext:value-type="float">
            <text:p>1</text:p>
          </table:table-cell>
          <table:table-cell table:formula="of:=IF([.B24]*[.C24]=0;&quot;&quot;;[.B24]*[.C24])" office:value-type="currency" office:currency="EUR" office:value="0.03" calcext:value-type="currency">
            <text:p>0,03 €</text:p>
          </table:table-cell>
          <table:table-cell table:style-name="ce32" office:value-type="string" calcext:value-type="string">
            <text:p><text:a xlink:href="http://fr.farnell.com/nxp/bss138bk/mosfet-n-ch-60v-0-36a-sot23/dp/2053833" xlink:type="simple">BSS138BK </text:a></text:p>
          </table:table-cell>
          <table:table-cell table:number-columns-repeated="1019"/>
        </table:table-row>
        <table:table-row table:style-name="ro7">
          <table:table-cell table:style-name="ce298" office:value-type="string" calcext:value-type="string">
            <text:p>buffer for cs</text:p>
          </table:table-cell>
          <table:table-cell office:value-type="currency" office:currency="EUR" office:value="0.52" calcext:value-type="currency">
            <text:p>0,52 €</text:p>
          </table:table-cell>
          <table:table-cell office:value-type="float" office:value="1" calcext:value-type="float">
            <text:p>1</text:p>
          </table:table-cell>
          <table:table-cell table:formula="of:=IF([.B25]*[.C25]=0;&quot;&quot;;[.B25]*[.C25])" office:value-type="currency" office:currency="EUR" office:value="0.52" calcext:value-type="currency">
            <text:p>0,52 €</text:p>
          </table:table-cell>
          <table:table-cell table:style-name="ce32" office:value-type="string" calcext:value-type="string">
            <text:p><text:a xlink:href="http://fr.farnell.com/fairchild-semiconductor/74act244sc/circuit-logique-serie-74act-cmos/dp/1014150" xlink:type="simple">74ACT244SC </text:a></text:p>
          </table:table-cell>
          <table:table-cell table:number-columns-repeated="1019"/>
        </table:table-row>
        <table:table-row table:style-name="ro7">
          <table:table-cell table:style-name="ce298" office:value-type="string" calcext:value-type="string">
            <text:p>inverter secu</text:p>
          </table:table-cell>
          <table:table-cell office:value-type="currency" office:currency="EUR" office:value="0.11" calcext:value-type="currency">
            <text:p>0,11 €</text:p>
          </table:table-cell>
          <table:table-cell office:value-type="float" office:value="1" calcext:value-type="float">
            <text:p>1</text:p>
          </table:table-cell>
          <table:table-cell table:formula="of:=IF([.B26]*[.C26]=0;&quot;&quot;;[.B26]*[.C26])" office:value-type="currency" office:currency="EUR" office:value="0.11" calcext:value-type="currency">
            <text:p>0,11 €</text:p>
          </table:table-cell>
          <table:table-cell table:style-name="ce32" office:value-type="string" calcext:value-type="string">
            <text:p><text:a xlink:href="http://fr.farnell.com/texas-instruments/sn74ahct1g14dbvr/ci-logique-cms-74ahct/dp/1105925RL" xlink:type="simple">SN74AHCT1G14DBVR </text:a></text:p>
          </table:table-cell>
          <table:table-cell table:number-columns-repeated="1019"/>
        </table:table-row>
        <table:table-row table:style-name="ro7">
          <table:table-cell table:style-name="ce298" office:value-type="string" calcext:value-type="string">
            <text:p>mos (batt, </text:p>
          </table:table-cell>
          <table:table-cell office:value-type="currency" office:currency="EUR" office:value="0.03" calcext:value-type="currency">
            <text:p>0,03 €</text:p>
          </table:table-cell>
          <table:table-cell office:value-type="float" office:value="1" calcext:value-type="float">
            <text:p>1</text:p>
          </table:table-cell>
          <table:table-cell table:formula="of:=IF([.B27]*[.C27]=0;&quot;&quot;;[.B27]*[.C27])" office:value-type="currency" office:currency="EUR" office:value="0.03" calcext:value-type="currency">
            <text:p>0,03 €</text:p>
          </table:table-cell>
          <table:table-cell table:style-name="ce308" office:value-type="string" calcext:value-type="string">
            <text:p><text:a xlink:href="http://fr.farnell.com/nxp/nx7002aka/mosfet-canal-n-60v-0-3a-sot-23/dp/2357126" xlink:type="simple">NX7002AKA </text:a></text:p>
          </table:table-cell>
          <table:table-cell table:number-columns-repeated="1019"/>
        </table:table-row>
        <table:table-row table:style-name="ro7">
          <table:table-cell table:style-name="ce298" office:value-type="string" calcext:value-type="string">
            <text:p>mos 540mA (flex gyro, relais</text:p>
          </table:table-cell>
          <table:table-cell office:value-type="currency" office:currency="EUR" office:value="0.05" calcext:value-type="currency">
            <text:p>0,05 €</text:p>
          </table:table-cell>
          <table:table-cell office:value-type="float" office:value="7" calcext:value-type="float">
            <text:p>7</text:p>
          </table:table-cell>
          <table:table-cell table:formula="of:=IF([.B28]*[.C28]=0;&quot;&quot;;[.B28]*[.C28])" office:value-type="currency" office:currency="EUR" office:value="0.35" calcext:value-type="currency">
            <text:p>0,35 €</text:p>
          </table:table-cell>
          <table:table-cell table:style-name="ce308" office:value-type="string" calcext:value-type="string">
            <text:p><text:a xlink:href="http://fr.farnell.com/infineon/bss670s2l-h6327/mosfet-n-ch-55v-0-54a-sot-23-3/dp/2432721" xlink:type="simple">BSS670S2L H6327 </text:a></text:p>
          </table:table-cell>
          <table:table-cell office:value-type="string" calcext:value-type="string">
            <text:p>ou réseau de mosfet ?</text:p>
          </table:table-cell>
          <table:table-cell/>
          <table:table-cell table:style-name="ce32" office:value-type="string" calcext:value-type="string">
            <text:p><text:a xlink:href="http://fr.farnell.com/texas-instruments/tpl7407lpwr/circuit-integre/dp/2400933" xlink:type="simple">TPL7407LPWR </text:a></text:p>
          </table:table-cell>
          <table:table-cell office:value-type="float" office:value="0.8" calcext:value-type="float">
            <text:p>0,8</text:p>
          </table:table-cell>
          <table:table-cell table:number-columns-repeated="1015"/>
        </table:table-row>
        <table:table-row table:style-name="ro7">
          <table:table-cell table:style-name="ce298" office:value-type="string" calcext:value-type="string">
            <text:p>Mos 1.4A (flex</text:p>
          </table:table-cell>
          <table:table-cell office:value-type="currency" office:currency="EUR" office:value="0.12" calcext:value-type="currency">
            <text:p>0,12 €</text:p>
          </table:table-cell>
          <table:table-cell office:value-type="float" office:value="2" calcext:value-type="float">
            <text:p>2</text:p>
          </table:table-cell>
          <table:table-cell table:formula="of:=IF([.B29]*[.C29]=0;&quot;&quot;;[.B29]*[.C29])" office:value-type="currency" office:currency="EUR" office:value="0.24" calcext:value-type="currency">
            <text:p>0,24 €</text:p>
          </table:table-cell>
          <table:table-cell table:style-name="ce308" office:value-type="string" calcext:value-type="string">
            <text:p><text:a xlink:href="http://fr.farnell.com/infineon/bss316n-h6327/mosfet-n-ch-30v-1-4a-sot-23-3/dp/2432720" xlink:type="simple">BSS316N H6327 </text:a></text:p>
          </table:table-cell>
          <table:table-cell table:number-columns-repeated="1019"/>
        </table:table-row>
        <table:table-row table:style-name="ro7">
          <table:table-cell table:style-name="ce298" office:value-type="string" calcext:value-type="string">
            <text:p>driver led 10w</text:p>
          </table:table-cell>
          <table:table-cell office:value-type="currency" office:currency="EUR" office:value="0.52" calcext:value-type="currency">
            <text:p>0,52 €</text:p>
          </table:table-cell>
          <table:table-cell office:value-type="float" office:value="2" calcext:value-type="float">
            <text:p>2</text:p>
          </table:table-cell>
          <table:table-cell table:formula="of:=IF([.B30]*[.C30]=0;&quot;&quot;;[.B30]*[.C30])" office:value-type="currency" office:currency="EUR" office:value="1.04" calcext:value-type="currency">
            <text:p>1,04 €</text:p>
          </table:table-cell>
          <table:table-cell table:style-name="ce308" office:value-type="string" calcext:value-type="string">
            <text:p><text:a xlink:href="http://fr.farnell.com/diodes-inc/al8807mp-13/driver-led-buck-36v-1a-8msop/dp/2138313" xlink:type="simple">AL8807MP-13 </text:a></text:p>
          </table:table-cell>
          <table:table-cell table:number-columns-repeated="1019"/>
        </table:table-row>
        <table:table-row table:style-name="ro7">
          <table:table-cell table:style-name="ce298" office:value-type="string" calcext:value-type="string">
            <text:p>régulateur buck 5V 3A</text:p>
          </table:table-cell>
          <table:table-cell office:value-type="currency" office:currency="EUR" office:value="2.63" calcext:value-type="currency">
            <text:p>2,63 €</text:p>
          </table:table-cell>
          <table:table-cell office:value-type="float" office:value="1" calcext:value-type="float">
            <text:p>1</text:p>
          </table:table-cell>
          <table:table-cell table:formula="of:=IF([.B31]*[.C31]=0;&quot;&quot;;[.B31]*[.C31])" office:value-type="currency" office:currency="EUR" office:value="2.63" calcext:value-type="currency">
            <text:p>2,63 €</text:p>
          </table:table-cell>
          <table:table-cell table:style-name="ce308" office:value-type="string" calcext:value-type="string">
            <text:p><text:a xlink:href="http://fr.farnell.com/texas-instruments/lm2596s-5-0-nopb/ic-dc-dc-converter-3a/dp/1469195" xlink:type="simple">LM2596S-5.0/NOPB </text:a></text:p>
          </table:table-cell>
          <table:table-cell table:number-columns-repeated="1019"/>
        </table:table-row>
        <table:table-row table:style-name="ro7">
          <table:table-cell table:style-name="ce298" office:value-type="string" calcext:value-type="string">
            <text:p>régulateur ldo 3.3V 0.3A</text:p>
          </table:table-cell>
          <table:table-cell office:value-type="currency" office:currency="EUR" office:value="0.15" calcext:value-type="currency">
            <text:p>0,15 €</text:p>
          </table:table-cell>
          <table:table-cell office:value-type="float" office:value="1" calcext:value-type="float">
            <text:p>1</text:p>
          </table:table-cell>
          <table:table-cell table:formula="of:=IF([.B32]*[.C32]=0;&quot;&quot;;[.B32]*[.C32])" office:value-type="currency" office:currency="EUR" office:value="0.15" calcext:value-type="currency">
            <text:p>0,15 €</text:p>
          </table:table-cell>
          <table:table-cell table:style-name="ce308" office:value-type="string" calcext:value-type="string">
            <text:p><text:a xlink:href="http://fr.farnell.com/micrel-semiconductor/mic5504-3-3ym5-tr/ldo-volt-reg-0-3a-3-3v-sot-23-5/dp/2451761" xlink:type="simple">MIC5504-3.3YM5 TR </text:a></text:p>
          </table:table-cell>
          <table:table-cell table:number-columns-repeated="1019"/>
        </table:table-row>
        <table:table-row table:style-name="ro7">
          <table:table-cell table:style-name="ce298" office:value-type="string" calcext:value-type="string">
            <text:p>relais 5v (optionnel)</text:p>
          </table:table-cell>
          <table:table-cell office:value-type="currency" office:currency="EUR" office:value="0.83" calcext:value-type="currency">
            <text:p>0,83 €</text:p>
          </table:table-cell>
          <table:table-cell office:value-type="float" office:value="1" calcext:value-type="float">
            <text:p>1</text:p>
          </table:table-cell>
          <table:table-cell table:formula="of:=IF([.B33]*[.C33]=0;&quot;&quot;;[.B33]*[.C33])" office:value-type="currency" office:currency="EUR" office:value="0.83" calcext:value-type="currency">
            <text:p>0,83 €</text:p>
          </table:table-cell>
          <table:table-cell table:style-name="ce308" office:value-type="string" calcext:value-type="string">
            <text:p><text:a xlink:href="http://fr.farnell.com/omron-electronic-components/g5la145dc/relais-10a-spdt-etanche-pcb-5v/dp/2213788" xlink:type="simple">G5LA145DC </text:a></text:p>
          </table:table-cell>
          <table:table-cell table:number-columns-repeated="1019"/>
        </table:table-row>
        <table:table-row table:style-name="ro7">
          <table:table-cell table:style-name="ce298" office:value-type="string" calcext:value-type="string">
            <text:p>led rouge</text:p>
          </table:table-cell>
          <table:table-cell office:value-type="currency" office:currency="EUR" office:value="0.06" calcext:value-type="currency">
            <text:p>0,06 €</text:p>
          </table:table-cell>
          <table:table-cell office:value-type="float" office:value="1" calcext:value-type="float">
            <text:p>1</text:p>
          </table:table-cell>
          <table:table-cell table:formula="of:=IF([.B34]*[.C34]=0;&quot;&quot;;[.B34]*[.C34])" office:value-type="currency" office:currency="EUR" office:value="0.06" calcext:value-type="currency">
            <text:p>0,06 €</text:p>
          </table:table-cell>
          <table:table-cell table:style-name="ce32" office:value-type="string" calcext:value-type="string">
            <text:p><text:a xlink:href="http://fr.farnell.com/kingbright/kpl-3015surck/led-cms-180mcd-rouge-630nm/dp/2426229" xlink:type="simple">KPL-3015SURCK </text:a></text:p>
          </table:table-cell>
          <table:table-cell table:number-columns-repeated="1019"/>
        </table:table-row>
        <table:table-row table:style-name="ro7">
          <table:table-cell table:style-name="ce298" office:value-type="string" calcext:value-type="string">
            <text:p>led verte</text:p>
          </table:table-cell>
          <table:table-cell office:value-type="currency" office:currency="EUR" office:value="0.08" calcext:value-type="currency">
            <text:p>0,08 €</text:p>
          </table:table-cell>
          <table:table-cell office:value-type="float" office:value="1" calcext:value-type="float">
            <text:p>1</text:p>
          </table:table-cell>
          <table:table-cell table:formula="of:=IF([.B35]*[.C35]=0;&quot;&quot;;[.B35]*[.C35])" office:value-type="currency" office:currency="EUR" office:value="0.08" calcext:value-type="currency">
            <text:p>0,08 €</text:p>
          </table:table-cell>
          <table:table-cell table:style-name="ce32" office:value-type="string" calcext:value-type="string">
            <text:p><text:a xlink:href="http://fr.farnell.com/kingbright/kpl-3015cgck/led-cms-120mcd-vert-570nm/dp/2426223" xlink:type="simple">KPL-3015CGCK </text:a></text:p>
          </table:table-cell>
          <table:table-cell table:number-columns-repeated="1019"/>
        </table:table-row>
        <table:table-row table:style-name="ro7">
          <table:table-cell table:style-name="ce298" office:value-type="string" calcext:value-type="string">
            <text:p>mosfet protection inversion</text:p>
          </table:table-cell>
          <table:table-cell office:value-type="currency" office:currency="EUR" office:value="0.48" calcext:value-type="currency">
            <text:p>0,48 €</text:p>
          </table:table-cell>
          <table:table-cell office:value-type="float" office:value="1" calcext:value-type="float">
            <text:p>1</text:p>
          </table:table-cell>
          <table:table-cell table:formula="of:=IF([.B36]*[.C36]=0;&quot;&quot;;[.B36]*[.C36])" office:value-type="currency" office:currency="EUR" office:value="0.48" calcext:value-type="currency">
            <text:p>0,48 €</text:p>
          </table:table-cell>
          <table:table-cell table:style-name="ce32" office:value-type="string" calcext:value-type="string">
            <text:p><text:a xlink:href="http://fr.farnell.com/international-rectifier/irf9321pbf/mosfet-canal-p-30v-15a-so-8/dp/1831075" xlink:type="simple">IRF9321PBF </text:a></text:p>
          </table:table-cell>
          <table:table-cell table:number-columns-repeated="1019"/>
        </table:table-row>
        <table:table-row table:style-name="ro7">
          <table:table-cell table:style-name="ce298" office:value-type="string" calcext:value-type="string">
            <text:p>diode zener 1.8v pour mosfet protection</text:p>
          </table:table-cell>
          <table:table-cell office:value-type="currency" office:currency="EUR" office:value="0.06" calcext:value-type="currency">
            <text:p>0,06 €</text:p>
          </table:table-cell>
          <table:table-cell office:value-type="float" office:value="1" calcext:value-type="float">
            <text:p>1</text:p>
          </table:table-cell>
          <table:table-cell table:formula="of:=IF([.B37]*[.C37]=0;&quot;&quot;;[.B37]*[.C37])" office:value-type="currency" office:currency="EUR" office:value="0.06" calcext:value-type="currency">
            <text:p>0,06 €</text:p>
          </table:table-cell>
          <table:table-cell table:style-name="ce32" office:value-type="string" calcext:value-type="string">
            <text:p><text:a xlink:href="http://fr.farnell.com/diodes-inc/ddz9678-7/diode-zener-1-8v-0-5w-sod-123/dp/1858631RL" xlink:type="simple">DDZ9678-7 </text:a></text:p>
          </table:table-cell>
          <table:table-cell table:number-columns-repeated="1019"/>
        </table:table-row>
        <table:table-row table:style-name="ro7">
          <table:table-cell table:style-name="ce298" office:value-type="string" calcext:value-type="string">
            <text:p>diode zener tsv 33v</text:p>
          </table:table-cell>
          <table:table-cell office:value-type="currency" office:currency="EUR" office:value="0.06" calcext:value-type="currency">
            <text:p>0,06 €</text:p>
          </table:table-cell>
          <table:table-cell office:value-type="float" office:value="1" calcext:value-type="float">
            <text:p>1</text:p>
          </table:table-cell>
          <table:table-cell table:formula="of:=IF([.B38]*[.C38]=0;&quot;&quot;;[.B38]*[.C38])" office:value-type="currency" office:currency="EUR" office:value="0.06" calcext:value-type="currency">
            <text:p>0,06 €</text:p>
          </table:table-cell>
          <table:table-cell table:style-name="ce32" office:value-type="string" calcext:value-type="string">
            <text:p><text:a xlink:href="http://fr.farnell.com/diodes-inc/ddz33-7/diode-zener-33v-500mw-sod123/dp/2077957" xlink:type="simple">DDZ33-7 </text:a></text:p>
          </table:table-cell>
          <table:table-cell table:number-columns-repeated="1019"/>
        </table:table-row>
        <table:table-row table:style-name="ro7">
          <table:table-cell table:number-columns-repeated="4"/>
          <table:table-cell table:style-name="ce32"/>
          <table:table-cell table:number-columns-repeated="1019"/>
        </table:table-row>
        <table:table-row table:style-name="ro7">
          <table:table-cell table:style-name="ce298" office:value-type="string" calcext:value-type="string">
            <text:p>fuse 8A (entrée)</text:p>
          </table:table-cell>
          <table:table-cell office:value-type="currency" office:currency="EUR" office:value="0.6" calcext:value-type="currency">
            <text:p>0,60 €</text:p>
          </table:table-cell>
          <table:table-cell office:value-type="float" office:value="1" calcext:value-type="float">
            <text:p>1</text:p>
          </table:table-cell>
          <table:table-cell table:formula="of:=IF([.B40]*[.C40]=0;&quot;&quot;;[.B40]*[.C40])" office:value-type="currency" office:currency="EUR" office:value="0.6" calcext:value-type="currency">
            <text:p>0,60 €</text:p>
          </table:table-cell>
          <table:table-cell table:style-name="ce32" office:value-type="string" calcext:value-type="string">
            <text:p><text:a xlink:href="http://fr.farnell.com/te-connectivity-raychem/ruef800/fusible-polyswitch-radial-8a/dp/1175855" xlink:type="simple">RUEF800 </text:a></text:p>
          </table:table-cell>
          <table:table-cell table:number-columns-repeated="1019"/>
        </table:table-row>
        <table:table-row table:style-name="ro7">
          <table:table-cell office:value-type="string" calcext:value-type="string">
            <text:p>fuse 10A (led)</text:p>
          </table:table-cell>
          <table:table-cell office:value-type="currency" office:currency="EUR" office:value="0.23" calcext:value-type="currency">
            <text:p>0,23 €</text:p>
          </table:table-cell>
          <table:table-cell office:value-type="float" office:value="0" calcext:value-type="float">
            <text:p>0</text:p>
          </table:table-cell>
          <table:table-cell table:formula="of:=IF([.B41]*[.C41]=0;&quot;&quot;;[.B41]*[.C41])">
            <text:p/>
          </table:table-cell>
          <table:table-cell table:style-name="ce308" office:value-type="string" calcext:value-type="string">
            <text:p><text:a xlink:href="http://fr.farnell.com/multicomp/mc36182/fuse-ptc-reset-radial-30v-7a/dp/1861144" xlink:type="simple">MC36182 </text:a></text:p>
          </table:table-cell>
          <table:table-cell table:number-columns-repeated="1019"/>
        </table:table-row>
        <table:table-row table:style-name="ro7">
          <table:table-cell office:value-type="string" calcext:value-type="string">
            <text:p>très grosse capa (optionnel)</text:p>
          </table:table-cell>
          <table:table-cell table:number-columns-repeated="3"/>
          <table:table-cell table:style-name="ce308"/>
          <table:table-cell table:number-columns-repeated="1019"/>
        </table:table-row>
        <table:table-row table:style-name="ro7">
          <table:table-cell office:value-type="string" calcext:value-type="string">
            <text:p>grosse capa </text:p>
          </table:table-cell>
          <table:table-cell office:value-type="currency" office:currency="EUR" office:value="0.2" calcext:value-type="currency">
            <text:p>0,20 €</text:p>
          </table:table-cell>
          <table:table-cell office:value-type="float" office:value="2" calcext:value-type="float">
            <text:p>2</text:p>
          </table:table-cell>
          <table:table-cell table:formula="of:=IF([.B43]*[.C43]=0;&quot;&quot;;[.B43]*[.C43])" office:value-type="currency" office:currency="EUR" office:value="0.4" calcext:value-type="currency">
            <text:p>0,40 €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capa </text:p>
          </table:table-cell>
          <table:table-cell office:value-type="currency" office:currency="EUR" office:value="0.05" calcext:value-type="currency">
            <text:p>0,05 €</text:p>
          </table:table-cell>
          <table:table-cell office:value-type="float" office:value="30" calcext:value-type="float">
            <text:p>30</text:p>
          </table:table-cell>
          <table:table-cell table:formula="of:=IF([.B44]*[.C44]=0;&quot;&quot;;[.B44]*[.C44])" office:value-type="currency" office:currency="EUR" office:value="1.5" calcext:value-type="currency">
            <text:p>1,50 €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résistance</text:p>
          </table:table-cell>
          <table:table-cell office:value-type="currency" office:currency="EUR" office:value="0.03" calcext:value-type="currency">
            <text:p>0,03 €</text:p>
          </table:table-cell>
          <table:table-cell office:value-type="float" office:value="42" calcext:value-type="float">
            <text:p>42</text:p>
          </table:table-cell>
          <table:table-cell table:formula="of:=IF([.B45]*[.C45]=0;&quot;&quot;;[.B45]*[.C45])" office:value-type="currency" office:currency="EUR" office:value="1.26" calcext:value-type="currency">
            <text:p>1,26 €</text:p>
          </table:table-cell>
          <table:table-cell table:number-columns-repeated="1020"/>
        </table:table-row>
        <table:table-row table:style-name="ro7">
          <table:table-cell table:style-name="ce298" office:value-type="string" calcext:value-type="string">
            <text:p>bobine driver et régul 100uH</text:p>
          </table:table-cell>
          <table:table-cell office:value-type="currency" office:currency="EUR" office:value="0.8" calcext:value-type="currency">
            <text:p>0,80 €</text:p>
          </table:table-cell>
          <table:table-cell office:value-type="float" office:value="3" calcext:value-type="float">
            <text:p>3</text:p>
          </table:table-cell>
          <table:table-cell table:formula="of:=IF([.B46]*[.C46]=0;&quot;&quot;;[.B46]*[.C46])" office:value-type="currency" office:currency="EUR" office:value="2.4" calcext:value-type="currency">
            <text:p>2,40 €</text:p>
          </table:table-cell>
          <table:table-cell table:style-name="ce308" office:value-type="string" calcext:value-type="string">
            <text:p><text:a xlink:href="http://fr.farnell.com/multicomp/mcsdrh125b-101mhf/inductor-100µh-20-2pins/dp/1864459RL" xlink:type="simple">MCSDRH125B-101MHF </text:a></text:p>
          </table:table-cell>
          <table:table-cell table:number-columns-repeated="1019"/>
        </table:table-row>
        <table:table-row table:style-name="ro7">
          <table:table-cell table:style-name="ce298" office:value-type="string" calcext:value-type="string">
            <text:p>diode driver et régulateur</text:p>
          </table:table-cell>
          <table:table-cell office:value-type="currency" office:currency="EUR" office:value="0.17" calcext:value-type="currency">
            <text:p>0,17 €</text:p>
          </table:table-cell>
          <table:table-cell office:value-type="float" office:value="3" calcext:value-type="float">
            <text:p>3</text:p>
          </table:table-cell>
          <table:table-cell table:formula="of:=IF([.B47]*[.C47]=0;&quot;&quot;;[.B47]*[.C47])" office:value-type="currency" office:currency="EUR" office:value="0.51" calcext:value-type="currency">
            <text:p>0,51 €</text:p>
          </table:table-cell>
          <table:table-cell table:style-name="ce308" office:value-type="string" calcext:value-type="string">
            <text:p><text:a xlink:href="http://fr.farnell.com/multicomp/ss54/diode-schottk-rectif-5a-40v-smc/dp/1861427" xlink:type="simple">SS54 </text:a></text:p>
          </table:table-cell>
          <table:table-cell table:number-columns-repeated="1019"/>
        </table:table-row>
        <table:table-row table:style-name="ro7">
          <table:table-cell table:style-name="ce298" office:value-type="string" calcext:value-type="string">
            <text:p>capa régulateur 680u</text:p>
          </table:table-cell>
          <table:table-cell office:value-type="currency" office:currency="EUR" office:value="0.37" calcext:value-type="currency">
            <text:p>0,37 €</text:p>
          </table:table-cell>
          <table:table-cell office:value-type="float" office:value="1" calcext:value-type="float">
            <text:p>1</text:p>
          </table:table-cell>
          <table:table-cell table:formula="of:=IF([.B48]*[.C48]=0;&quot;&quot;;[.B48]*[.C48])" office:value-type="currency" office:currency="EUR" office:value="0.37" calcext:value-type="currency">
            <text:p>0,37 €</text:p>
          </table:table-cell>
          <table:table-cell table:style-name="ce308" office:value-type="string" calcext:value-type="string">
            <text:p><text:a xlink:href="http://fr.farnell.com/panasonic-electronic-components/eeufr1h681l/condensateur-radial-50v-680uf/dp/1800687" xlink:type="simple">EEUFR1H681L </text:a></text:p>
          </table:table-cell>
          <table:table-cell table:number-columns-repeated="1019"/>
        </table:table-row>
        <table:table-row table:style-name="ro7">
          <table:table-cell table:style-name="ce298" office:value-type="string" calcext:value-type="string">
            <text:p>capa régulateur 220u</text:p>
          </table:table-cell>
          <table:table-cell office:value-type="currency" office:currency="EUR" office:value="0.09" calcext:value-type="currency">
            <text:p>0,09 €</text:p>
          </table:table-cell>
          <table:table-cell office:value-type="float" office:value="1" calcext:value-type="float">
            <text:p>1</text:p>
          </table:table-cell>
          <table:table-cell table:formula="of:=IF([.B49]*[.C49]=0;&quot;&quot;;[.B49]*[.C49])" office:value-type="currency" office:currency="EUR" office:value="0.09" calcext:value-type="currency">
            <text:p>0,09 €</text:p>
          </table:table-cell>
          <table:table-cell table:style-name="ce308" office:value-type="string" calcext:value-type="string">
            <text:p><text:a xlink:href="http://fr.farnell.com/nichicon/uwx1a221mcl1gb/capacitor-alum-elec-220uf-10v-20/dp/1823605" xlink:type="simple">UWX1A221MCL1GB </text:a></text:p>
          </table:table-cell>
          <table:table-cell table:number-columns-repeated="1019"/>
        </table:table-row>
        <table:table-row table:style-name="ro7">
          <table:table-cell table:style-name="ce298" office:value-type="string" calcext:value-type="string">
            <text:p>diode relais</text:p>
          </table:table-cell>
          <table:table-cell office:value-type="currency" office:currency="EUR" office:value="0.08" calcext:value-type="currency">
            <text:p>0,08 €</text:p>
          </table:table-cell>
          <table:table-cell office:value-type="float" office:value="1" calcext:value-type="float">
            <text:p>1</text:p>
          </table:table-cell>
          <table:table-cell table:formula="of:=IF([.B50]*[.C50]=0;&quot;&quot;;[.B50]*[.C50])" office:value-type="currency" office:currency="EUR" office:value="0.08" calcext:value-type="currency">
            <text:p>0,08 €</text:p>
          </table:table-cell>
          <table:table-cell table:style-name="ce308" office:value-type="string" calcext:value-type="string">
            <text:p><text:a xlink:href="http://fr.farnell.com/fairchild-semiconductor/s1m/diode-cms-1-0a-1000v/dp/9843841RL" xlink:type="simple">S1M </text:a></text:p>
          </table:table-cell>
          <table:table-cell table:number-columns-repeated="1019"/>
        </table:table-row>
        <table:table-row table:style-name="ro7">
          <table:table-cell table:number-columns-repeated="3"/>
          <table:table-cell table:formula="of:=IF([.B51]*[.C51]=0;&quot;&quot;;[.B51]*[.C51])">
            <text:p/>
          </table:table-cell>
          <table:table-cell table:style-name="ce308"/>
          <table:table-cell table:number-columns-repeated="1019"/>
        </table:table-row>
        <table:table-row table:style-name="ro7">
          <table:table-cell/>
          <table:table-cell table:style-name="Default"/>
          <table:table-cell/>
          <table:table-cell table:formula="of:=IF([.B52]*[.C52]=0;&quot;&quot;;[.B52]*[.C52])">
            <text:p/>
          </table:table-cell>
          <table:table-cell table:number-columns-repeated="1020"/>
        </table:table-row>
        <table:table-row table:style-name="ro7">
          <table:table-cell table:style-name="ce298" office:value-type="string" calcext:value-type="string">
            <text:p>connecteur extension femelle</text:p>
          </table:table-cell>
          <table:table-cell office:value-type="currency" office:currency="EUR" office:value="0.05" calcext:value-type="currency">
            <text:p>0,05 €</text:p>
          </table:table-cell>
          <table:table-cell office:value-type="float" office:value="4" calcext:value-type="float">
            <text:p>4</text:p>
          </table:table-cell>
          <table:table-cell table:formula="of:=IF([.B53]*[.C53]=0;&quot;&quot;;[.B53]*[.C53])" office:value-type="currency" office:currency="EUR" office:value="0.2" calcext:value-type="currency">
            <text:p>0,20 €</text:p>
          </table:table-cell>
          <table:table-cell table:style-name="ce309" office:value-type="string" calcext:value-type="string">
            <text:p><text:a xlink:href="http://www.satistronics.com/female-header-pitch-254mm-vt-type-2x5-100pcsbag_p1986.html" xlink:type="simple">FEMALE HEADER PITCH 2.54mm V/T TYPE 2x5 100pcs/bag</text:a></text:p>
          </table:table-cell>
          <table:table-cell table:style-name="ce32" office:value-type="string" calcext:value-type="string">
            <text:p><text:a xlink:href="http://fr.farnell.com/te-connectivity-amp/215307-5/boitier-droit-2-rangees-10voies/dp/3419216" xlink:type="simple">215307-5 </text:a></text:p>
          </table:table-cell>
          <table:table-cell table:number-columns-repeated="1018"/>
        </table:table-row>
        <table:table-row table:style-name="ro7">
          <table:table-cell table:style-name="ce298" office:value-type="string" calcext:value-type="string">
            <text:p>connecteur rpi</text:p>
          </table:table-cell>
          <table:table-cell office:value-type="currency" office:currency="EUR" office:value="0.1" calcext:value-type="currency">
            <text:p>0,10 €</text:p>
          </table:table-cell>
          <table:table-cell office:value-type="float" office:value="1" calcext:value-type="float">
            <text:p>1</text:p>
          </table:table-cell>
          <table:table-cell table:formula="of:=IF([.B54]*[.C54]=0;&quot;&quot;;[.B54]*[.C54])" office:value-type="currency" office:currency="EUR" office:value="0.1" calcext:value-type="currency">
            <text:p>0,10 €</text:p>
          </table:table-cell>
          <table:table-cell table:style-name="ce308" office:value-type="string" calcext:value-type="string">
            <text:p><text:a xlink:href="http://www.satistronics.com/female-header-pitch-254mm-vt-type-2x20-80pcspanel_p1985.html" xlink:type="simple">FEMALE HEADER PITCH 2.54mm V/T TYPE 2x20 80pcs/panel</text:a></text:p>
          </table:table-cell>
          <table:table-cell table:number-columns-repeated="1019"/>
        </table:table-row>
        <table:table-row table:style-name="ro7">
          <table:table-cell/>
          <table:table-cell table:style-name="Default"/>
          <table:table-cell/>
          <table:table-cell table:style-name="Default" table:number-columns-repeated="2"/>
          <table:table-cell table:number-columns-repeated="1019"/>
        </table:table-row>
        <table:table-row table:style-name="ro7">
          <table:table-cell table:style-name="ce298" office:value-type="string" calcext:value-type="string">
            <text:p>connecteur titreur</text:p>
          </table:table-cell>
          <table:table-cell office:value-type="currency" office:currency="EUR" office:value="0.1" calcext:value-type="currency">
            <text:p>0,10 €</text:p>
          </table:table-cell>
          <table:table-cell office:value-type="float" office:value="2" calcext:value-type="float">
            <text:p>2</text:p>
          </table:table-cell>
          <table:table-cell table:formula="of:=IF([.B56]*[.C56]=0;&quot;&quot;;[.B56]*[.C56])" office:value-type="currency" office:currency="EUR" office:value="0.2" calcext:value-type="currency">
            <text:p>0,20 €</text:p>
          </table:table-cell>
          <table:table-cell table:style-name="ce309" office:value-type="string" calcext:value-type="string">
            <text:p><text:a xlink:href="http://www.satistronics.com/10pcs-pin-header-2x40-90-degree-bended-pins_p1996.html" xlink:type="simple">10pcs Pin header 2x40 90 degree bended pins</text:a></text:p>
          </table:table-cell>
          <table:table-cell table:number-columns-repeated="1019"/>
        </table:table-row>
        <table:table-row table:style-name="ro7">
          <table:table-cell table:style-name="ce298" office:value-type="string" calcext:value-type="string">
            <text:p>connecteur plugable 6 pour gyro</text:p>
          </table:table-cell>
          <table:table-cell office:value-type="currency" office:currency="EUR" office:value="0.4" calcext:value-type="currency">
            <text:p>0,40 €</text:p>
          </table:table-cell>
          <table:table-cell office:value-type="float" office:value="1" calcext:value-type="float">
            <text:p>1</text:p>
          </table:table-cell>
          <table:table-cell table:formula="of:=IF([.B57]*[.C57]=0;&quot;&quot;;[.B57]*[.C57])" office:value-type="currency" office:currency="EUR" office:value="0.4" calcext:value-type="currency">
            <text:p>0,40 €</text:p>
          </table:table-cell>
          <table:table-cell table:style-name="ce32" office:value-type="string" calcext:value-type="string">
            <text:p><text:a xlink:href="http://www.satistronics.com/20pcs-female-6-pin-381mm-terminal-block-screw-type_p2380.html" xlink:type="simple">20pcs Female 6 pin 3.81mm Terminal Block, Screw Type</text:a></text:p>
          </table:table-cell>
          <table:table-cell/>
          <table:table-cell table:style-name="ce32"/>
          <table:table-cell table:number-columns-repeated="1017"/>
        </table:table-row>
        <table:table-row table:style-name="ro7">
          <table:table-cell table:style-name="ce298" office:value-type="string" calcext:value-type="string">
            <text:p>son embase</text:p>
          </table:table-cell>
          <table:table-cell office:value-type="currency" office:currency="EUR" office:value="0.3" calcext:value-type="currency">
            <text:p>0,30 €</text:p>
          </table:table-cell>
          <table:table-cell office:value-type="float" office:value="1" calcext:value-type="float">
            <text:p>1</text:p>
          </table:table-cell>
          <table:table-cell table:formula="of:=IF([.B58]*[.C58]=0;&quot;&quot;;[.B58]*[.C58])" office:value-type="currency" office:currency="EUR" office:value="0.3" calcext:value-type="currency">
            <text:p>0,30 €</text:p>
          </table:table-cell>
          <table:table-cell table:style-name="ce32" office:value-type="string" calcext:value-type="string">
            <text:p><text:a xlink:href="http://www.satistronics.com/50pcs-male-6-pin-381mm-terminal-block-right-angle-pcb-mount_p2374.html" xlink:type="simple">50pcs Male 6 pin 3.81mm Terminal Block, Right Angle PCB </text:a></text:p>
          </table:table-cell>
          <table:table-cell table:number-columns-repeated="1019"/>
        </table:table-row>
        <table:table-row table:style-name="ro7">
          <table:table-cell table:style-name="ce298" office:value-type="string" calcext:value-type="string">
            <text:p>connecteur plugable 3 pour relais</text:p>
          </table:table-cell>
          <table:table-cell office:value-type="currency" office:currency="EUR" office:value="0.2" calcext:value-type="currency">
            <text:p>0,20 €</text:p>
          </table:table-cell>
          <table:table-cell office:value-type="float" office:value="2" calcext:value-type="float">
            <text:p>2</text:p>
          </table:table-cell>
          <table:table-cell table:formula="of:=IF([.B59]*[.C59]=0;&quot;&quot;;[.B59]*[.C59])" office:value-type="currency" office:currency="EUR" office:value="0.4" calcext:value-type="currency">
            <text:p>0,40 €</text:p>
          </table:table-cell>
          <table:table-cell table:style-name="ce308" office:value-type="string" calcext:value-type="string">
            <text:p><text:a xlink:href="http://www.satistronics.com/50pcs-female-3-pin-381mm-terminal-block-screw-type_p2986.html" xlink:type="simple">50pcs Female 3 pin 3.81mm Terminal Block, Screw Type</text:a></text:p>
          </table:table-cell>
          <table:table-cell table:number-columns-repeated="1019"/>
        </table:table-row>
        <table:table-row table:style-name="ro7">
          <table:table-cell table:style-name="ce298" office:value-type="string" calcext:value-type="string">
            <text:p>son embase</text:p>
          </table:table-cell>
          <table:table-cell office:value-type="currency" office:currency="EUR" office:value="0.25" calcext:value-type="currency">
            <text:p>0,25 €</text:p>
          </table:table-cell>
          <table:table-cell office:value-type="float" office:value="2" calcext:value-type="float">
            <text:p>2</text:p>
          </table:table-cell>
          <table:table-cell table:formula="of:=IF([.B60]*[.C60]=0;&quot;&quot;;[.B60]*[.C60])" office:value-type="currency" office:currency="EUR" office:value="0.5" calcext:value-type="currency">
            <text:p>0,50 €</text:p>
          </table:table-cell>
          <table:table-cell table:style-name="ce308" office:value-type="string" calcext:value-type="string">
            <text:p><text:a xlink:href="http://www.satistronics.com/50pcs-male-3-pin-381mm-terminal-block-right-angle-pcb-mount_p2373.html" xlink:type="simple">50pcs Male 3 pin 3.81mm Terminal Block, Right Angle PCB </text:a></text:p>
          </table:table-cell>
          <table:table-cell table:number-columns-repeated="1019"/>
        </table:table-row>
        <table:table-row table:style-name="ro7">
          <table:table-cell table:style-name="ce298" office:value-type="string" calcext:value-type="string">
            <text:p>connecteur plugable 2 pour led 10w/flex/raw</text:p>
          </table:table-cell>
          <table:table-cell office:value-type="currency" office:currency="EUR" office:value="0.16" calcext:value-type="currency">
            <text:p>0,16 €</text:p>
          </table:table-cell>
          <table:table-cell office:value-type="float" office:value="3" calcext:value-type="float">
            <text:p>3</text:p>
          </table:table-cell>
          <table:table-cell table:formula="of:=IF([.B61]*[.C61]=0;&quot;&quot;;[.B61]*[.C61])" office:value-type="currency" office:currency="EUR" office:value="0.48" calcext:value-type="currency">
            <text:p>0,48 €</text:p>
          </table:table-cell>
          <table:table-cell table:style-name="ce308" office:value-type="string" calcext:value-type="string">
            <text:p><text:a xlink:href="http://www.satistronics.com/50pcs-female-2-pin-381mm-terminal-block-screw-type_p2378.html" xlink:type="simple">50pcs Female 2 pin 3.81mm Terminal Block, Screw Type</text:a></text:p>
          </table:table-cell>
          <table:table-cell table:number-columns-repeated="1019"/>
        </table:table-row>
        <table:table-row table:style-name="ro7">
          <table:table-cell table:style-name="ce298" office:value-type="string" calcext:value-type="string">
            <text:p>son embase</text:p>
          </table:table-cell>
          <table:table-cell office:value-type="currency" office:currency="EUR" office:value="0.1" calcext:value-type="currency">
            <text:p>0,10 €</text:p>
          </table:table-cell>
          <table:table-cell office:value-type="float" office:value="3" calcext:value-type="float">
            <text:p>3</text:p>
          </table:table-cell>
          <table:table-cell table:formula="of:=IF([.B62]*[.C62]=0;&quot;&quot;;[.B62]*[.C62])" office:value-type="currency" office:currency="EUR" office:value="0.3" calcext:value-type="currency">
            <text:p>0,30 €</text:p>
          </table:table-cell>
          <table:table-cell table:style-name="ce308" office:value-type="string" calcext:value-type="string">
            <text:p><text:a xlink:href="http://www.satistronics.com/50pcs-male-2-pin-381mm-terminal-block-right-angle-pcb-mount_p2372.html" xlink:type="simple">50pcs Male 2 pin 3.81mm Terminal Block, Right Angle PCB </text:a></text:p>
          </table:table-cell>
          <table:table-cell table:number-columns-repeated="1019"/>
        </table:table-row>
        <table:table-row table:style-name="ro7">
          <table:table-cell office:value-type="string" calcext:value-type="string">
            <text:p>connecteur plugable 8 pour input 3dig/2an</text:p>
          </table:table-cell>
          <table:table-cell office:value-type="currency" office:currency="EUR" office:value="0.5" calcext:value-type="currency">
            <text:p>0,50 €</text:p>
          </table:table-cell>
          <table:table-cell office:value-type="float" office:value="1" calcext:value-type="float">
            <text:p>1</text:p>
          </table:table-cell>
          <table:table-cell table:formula="of:=IF([.B63]*[.C63]=0;&quot;&quot;;[.B63]*[.C63])" office:value-type="currency" office:currency="EUR" office:value="0.5" calcext:value-type="currency">
            <text:p>0,50 €</text:p>
          </table:table-cell>
          <table:table-cell table:style-name="ce308" office:value-type="string" calcext:value-type="string">
            <text:p><text:a xlink:href="http://www.satistronics.com/20pcs-female-8-pin-381mm-terminal-block-screw-type_p2381.html" xlink:type="simple">20pcs Female 8 pin 3.81mm Terminal Block, Screw Type</text:a></text:p>
          </table:table-cell>
          <table:table-cell table:number-columns-repeated="1019"/>
        </table:table-row>
        <table:table-row table:style-name="ro7">
          <table:table-cell office:value-type="string" calcext:value-type="string">
            <text:p>son embase</text:p>
          </table:table-cell>
          <table:table-cell office:value-type="currency" office:currency="EUR" office:value="0.36" calcext:value-type="currency">
            <text:p>0,36 €</text:p>
          </table:table-cell>
          <table:table-cell office:value-type="float" office:value="1" calcext:value-type="float">
            <text:p>1</text:p>
          </table:table-cell>
          <table:table-cell table:formula="of:=IF([.B64]*[.C64]=0;&quot;&quot;;[.B64]*[.C64])" office:value-type="currency" office:currency="EUR" office:value="0.36" calcext:value-type="currency">
            <text:p>0,36 €</text:p>
          </table:table-cell>
          <table:table-cell table:style-name="ce308" office:value-type="string" calcext:value-type="string">
            <text:p><text:a xlink:href="http://www.satistronics.com/50pcs-male-8-pin-381mm-terminal-block-right-angle-pcb-mount_p2375.html" xlink:type="simple">50pcs Male 8 pin 3.81mm Terminal Block, Right Angle PCB </text:a></text:p>
          </table:table-cell>
          <table:table-cell table:number-columns-repeated="1019"/>
        </table:table-row>
        <table:table-row table:style-name="ro7">
          <table:table-cell table:number-columns-repeated="3"/>
          <table:table-cell table:formula="of:=IF([.B65]*[.C65]=0;&quot;&quot;;[.B65]*[.C65])">
            <text:p/>
          </table:table-cell>
          <table:table-cell table:number-columns-repeated="1020"/>
        </table:table-row>
        <table:table-row table:style-name="ro7">
          <table:table-cell/>
          <table:table-cell table:style-name="Default"/>
          <table:table-cell/>
          <table:table-cell table:style-name="Default" table:number-columns-repeated="2"/>
          <table:table-cell table:number-columns-repeated="1019"/>
        </table:table-row>
        <table:table-row table:style-name="ro7">
          <table:table-cell office:value-type="string" calcext:value-type="string">
            <text:p>connecteur rj45 pour téléco</text:p>
          </table:table-cell>
          <table:table-cell office:value-type="currency" office:currency="EUR" office:value="0.44" calcext:value-type="currency">
            <text:p>0,44 €</text:p>
          </table:table-cell>
          <table:table-cell office:value-type="float" office:value="1" calcext:value-type="float">
            <text:p>1</text:p>
          </table:table-cell>
          <table:table-cell table:formula="of:=IF([.B67]*[.C67]=0;&quot;&quot;;[.B67]*[.C67])" office:value-type="currency" office:currency="EUR" office:value="0.44" calcext:value-type="currency">
            <text:p>0,44 €</text:p>
          </table:table-cell>
          <table:table-cell table:style-name="ce32" office:value-type="string" calcext:value-type="string">
            <text:p><text:a xlink:href="http://fr.farnell.com/amphenol/rjhse-5080/fiche-rj45-modulaire-cat5/dp/1849917" xlink:type="simple">RJHSE-5080. </text:a></text:p>
          </table:table-cell>
          <table:table-cell table:number-columns-repeated="1019"/>
        </table:table-row>
        <table:table-row table:style-name="ro7">
          <table:table-cell table:number-columns-repeated="3"/>
          <table:table-cell table:formula="of:=IF([.B68]*[.C68]=0;&quot;&quot;;[.B68]*[.C68])">
            <text:p/>
          </table:table-cell>
          <table:table-cell table:number-columns-repeated="1020"/>
        </table:table-row>
        <table:table-row table:style-name="ro7">
          <table:table-cell office:value-type="string" calcext:value-type="string">
            <text:p>boitier</text:p>
          </table:table-cell>
          <table:table-cell office:value-type="currency" office:currency="EUR" office:value="5" calcext:value-type="currency">
            <text:p>5,00 €</text:p>
          </table:table-cell>
          <table:table-cell office:value-type="float" office:value="1" calcext:value-type="float">
            <text:p>1</text:p>
          </table:table-cell>
          <table:table-cell table:formula="of:=IF([.B69]*[.C69]=0;&quot;&quot;;[.B69]*[.C69])" office:value-type="currency" office:currency="EUR" office:value="5" calcext:value-type="currency">
            <text:p>5,00 €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Lot visserie</text:p>
          </table:table-cell>
          <table:table-cell office:value-type="currency" office:currency="EUR" office:value="0.5" calcext:value-type="currency">
            <text:p>0,50 €</text:p>
          </table:table-cell>
          <table:table-cell office:value-type="float" office:value="1" calcext:value-type="float">
            <text:p>1</text:p>
          </table:table-cell>
          <table:table-cell table:formula="of:=IF([.B70]*[.C70]=0;&quot;&quot;;[.B70]*[.C70])" office:value-type="currency" office:currency="EUR" office:value="0.5" calcext:value-type="currency">
            <text:p>0,50 €</text:p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71]*[.C71]=0;&quot;&quot;;[.B71]*[.C71])">
            <text:p/>
          </table:table-cell>
          <table:table-cell table:number-columns-repeated="1020"/>
        </table:table-row>
        <table:table-row table:style-name="ro7" table:number-rows-repeated="7">
          <table:table-cell table:number-columns-repeated="1024"/>
        </table:table-row>
        <table:table-row table:style-name="ro7">
          <table:table-cell table:number-columns-repeated="3"/>
          <table:table-cell table:formula="of:=IF([.B79]*[.C79]=0;&quot;&quot;;[.B79]*[.C79])">
            <text:p/>
          </table:table-cell>
          <table:table-cell table:number-columns-repeated="1020"/>
        </table:table-row>
        <table:table-row table:style-name="ro7">
          <table:table-cell table:number-columns-repeated="2"/>
          <table:table-cell office:value-type="string" calcext:value-type="string">
            <text:p>total</text:p>
          </table:table-cell>
          <table:table-cell table:style-name="ce300" table:formula="of:=SUM([.D82:.D103])" office:value-type="currency" office:currency="EUR" office:value="9.865" calcext:value-type="currency">
            <text:p>9,87 €</text:p>
          </table:table-cell>
          <table:table-cell table:number-columns-repeated="2"/>
          <table:table-cell office:value-type="string" calcext:value-type="string">
            <text:p>calcul pour les debouces</text:p>
          </table:table-cell>
          <table:table-cell table:number-columns-repeated="1017"/>
        </table:table-row>
        <table:table-row table:style-name="ro7">
          <table:table-cell table:style-name="ce297" office:value-type="string" calcext:value-type="string">
            <text:p>extension télécommande</text:p>
          </table:table-cell>
          <table:table-cell table:style-name="ce301"/>
          <table:table-cell table:style-name="ce303"/>
          <table:table-cell table:style-name="ce301" table:formula="of:=IF([.B81]*[.C81]=0;&quot;&quot;;[.B81]*[.C81])">
            <text:p/>
          </table:table-cell>
          <table:table-cell table:style-name="ce310"/>
          <table:table-cell table:number-columns-repeated="1019"/>
        </table:table-row>
        <table:table-row table:style-name="ro7">
          <table:table-cell office:value-type="string" calcext:value-type="string">
            <text:p>pcb</text:p>
          </table:table-cell>
          <table:table-cell office:value-type="currency" office:currency="EUR" office:value="1.5" calcext:value-type="currency">
            <text:p>1,50 €</text:p>
          </table:table-cell>
          <table:table-cell office:value-type="float" office:value="1" calcext:value-type="float">
            <text:p>1</text:p>
          </table:table-cell>
          <table:table-cell table:formula="of:=IF([.B82]*[.C82]=0;&quot;&quot;;[.B82]*[.C82])" office:value-type="currency" office:currency="EUR" office:value="1.5" calcext:value-type="currency">
            <text:p>1,50 €</text:p>
          </table:table-cell>
          <table:table-cell table:number-columns-repeated="2"/>
          <table:table-cell office:value-type="string" calcext:value-type="string">
            <text:p>1uF</text:p>
          </table:table-cell>
          <table:table-cell table:style-name="ce311" table:formula="of:=0.02/(0.000001*LN(1.3/3.3))" office:value-type="float" office:value="-21469.4046104862" calcext:value-type="float">
            <text:p>-21469</text:p>
          </table:table-cell>
          <table:table-cell office:value-type="string" calcext:value-type="string">
            <text:p>33k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RPI</text:p>
          </table:table-cell>
          <table:table-cell table:number-columns-repeated="1013"/>
        </table:table-row>
        <table:table-row table:style-name="ro7">
          <table:table-cell office:value-type="string" calcext:value-type="string">
            <text:p>lcd</text:p>
          </table:table-cell>
          <table:table-cell office:value-type="currency" office:currency="EUR" office:value="1.5" calcext:value-type="currency">
            <text:p>1,50 €</text:p>
          </table:table-cell>
          <table:table-cell office:value-type="float" office:value="1" calcext:value-type="float">
            <text:p>1</text:p>
          </table:table-cell>
          <table:table-cell table:formula="of:=IF([.B83]*[.C83]=0;&quot;&quot;;[.B83]*[.C83])" office:value-type="currency" office:currency="EUR" office:value="1.5" calcext:value-type="currency">
            <text:p>1,50 €</text:p>
          </table:table-cell>
          <table:table-cell table:number-columns-repeated="3"/>
          <table:table-cell table:style-name="ce311" table:formula="of:=0.02/(0.000001*LN(1-0.7/3.3))" office:value-type="float" office:value="-83888.7384945689" calcext:value-type="float">
            <text:p>-83889</text:p>
          </table:table-cell>
          <table:table-cell office:value-type="string" calcext:value-type="string">
            <text:p>84k soit 56k</text:p>
          </table:table-cell>
          <table:table-cell office:value-type="string" calcext:value-type="string">
            <text:p>(r1+r2) soit r1</text:p>
          </table:table-cell>
          <table:table-cell table:number-columns-repeated="1014"/>
        </table:table-row>
        <table:table-row table:style-name="ro7">
          <table:table-cell office:value-type="string" calcext:value-type="string">
            <text:p>atmega328</text:p>
          </table:table-cell>
          <table:table-cell office:value-type="currency" office:currency="EUR" office:value="1.88" calcext:value-type="currency">
            <text:p>1,88 €</text:p>
          </table:table-cell>
          <table:table-cell office:value-type="float" office:value="1" calcext:value-type="float">
            <text:p>1</text:p>
          </table:table-cell>
          <table:table-cell table:formula="of:=IF([.B84]*[.C84]=0;&quot;&quot;;[.B84]*[.C84])" office:value-type="currency" office:currency="EUR" office:value="1.88" calcext:value-type="currency">
            <text:p>1,88 €</text:p>
          </table:table-cell>
          <table:table-cell table:style-name="ce308" office:value-type="string" calcext:value-type="string">
            <text:p><text:a xlink:href="http://fr.farnell.com/atmel/atmega328-aur/mcu-8-bits-atmega-20mhz-tqfp-32/dp/2443176" xlink:type="simple">2443176 </text:a></text:p>
          </table:table-cell>
          <table:table-cell table:number-columns-repeated="1019"/>
        </table:table-row>
        <table:table-row table:style-name="ro7">
          <table:table-cell office:value-type="string" calcext:value-type="string">
            <text:p>résonateur 16mhz 0.1 %</text:p>
          </table:table-cell>
          <table:table-cell office:value-type="currency" office:currency="EUR" office:value="0.54" calcext:value-type="currency">
            <text:p>0,54 €</text:p>
          </table:table-cell>
          <table:table-cell office:value-type="float" office:value="1" calcext:value-type="float">
            <text:p>1</text:p>
          </table:table-cell>
          <table:table-cell table:formula="of:=IF([.B85]*[.C85]=0;&quot;&quot;;[.B85]*[.C85])" office:value-type="currency" office:currency="EUR" office:value="0.54" calcext:value-type="currency">
            <text:p>0,54 €</text:p>
          </table:table-cell>
          <table:table-cell table:style-name="ce32" office:value-type="string" calcext:value-type="string">
            <text:p><text:a xlink:href="http://fr.farnell.com/avx/pbrc16-00mr70x000/resonateur-ceramique16mhz-cms/dp/2101363" xlink:type="simple">PBRC16.00MR70X000 </text:a></text:p>
          </table:table-cell>
          <table:table-cell/>
          <table:table-cell office:value-type="string" calcext:value-type="string">
            <text:p>1uF</text:p>
          </table:table-cell>
          <table:table-cell table:style-name="ce311" table:formula="of:=0.02/(0.000001*LN(0.6*5/5))" office:value-type="float" office:value="-39152.3037794244" calcext:value-type="float">
            <text:p>-39152</text:p>
          </table:table-cell>
          <table:table-cell office:value-type="string" calcext:value-type="string">
            <text:p>33k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arduino</text:p>
          </table:table-cell>
          <table:table-cell table:number-columns-repeated="1013"/>
        </table:table-row>
        <table:table-row table:style-name="ro7">
          <table:table-cell office:value-type="string" calcext:value-type="string">
            <text:p>encodeur rotatif avec bouton</text:p>
          </table:table-cell>
          <table:table-cell office:value-type="currency" office:currency="EUR" office:value="0.85" calcext:value-type="currency">
            <text:p>0,85 €</text:p>
          </table:table-cell>
          <table:table-cell office:value-type="float" office:value="1" calcext:value-type="float">
            <text:p>1</text:p>
          </table:table-cell>
          <table:table-cell table:formula="of:=IF([.B86]*[.C86]=0;&quot;&quot;;[.B86]*[.C86])" office:value-type="currency" office:currency="EUR" office:value="0.85" calcext:value-type="currency">
            <text:p>0,85 €</text:p>
          </table:table-cell>
          <table:table-cell table:style-name="ce32" office:value-type="string" calcext:value-type="string">
            <text:p><text:a xlink:href="http://fr.farnell.com/jsp/search/results.jsp?N=0&amp;Ntk=partnumbers&amp;Ntt=EC12D1564404&amp;Ntx=mode+matchall" xlink:type="simple">EC12D1564404</text:a></text:p>
          </table:table-cell>
          <table:table-cell table:number-columns-repeated="2"/>
          <table:table-cell table:style-name="ce311" table:formula="of:=0.02/(0.000001*LN(1-0.2*5/5))" office:value-type="float" office:value="-89628.402354491" calcext:value-type="float">
            <text:p>-89628</text:p>
          </table:table-cell>
          <table:table-cell office:value-type="string" calcext:value-type="string">
            <text:p>89k soit 56k</text:p>
          </table:table-cell>
          <table:table-cell office:value-type="string" calcext:value-type="string">
            <text:p>(r1+r2) soit r1</text:p>
          </table:table-cell>
          <table:table-cell table:number-columns-repeated="1014"/>
        </table:table-row>
        <table:table-row table:style-name="ro7">
          <table:table-cell office:value-type="string" calcext:value-type="string">
            <text:p>led rouge (r=220)</text:p>
          </table:table-cell>
          <table:table-cell office:value-type="currency" office:currency="EUR" office:value="0.06" calcext:value-type="currency">
            <text:p>0,06 €</text:p>
          </table:table-cell>
          <table:table-cell office:value-type="float" office:value="1" calcext:value-type="float">
            <text:p>1</text:p>
          </table:table-cell>
          <table:table-cell table:formula="of:=IF([.B87]*[.C87]=0;&quot;&quot;;[.B87]*[.C87])" office:value-type="currency" office:currency="EUR" office:value="0.06" calcext:value-type="currency">
            <text:p>0,06 €</text:p>
          </table:table-cell>
          <table:table-cell table:style-name="ce32" office:value-type="string" calcext:value-type="string">
            <text:p><text:a xlink:href="http://fr.farnell.com/kingbright/kpl-3015surck/led-cms-180mcd-rouge-630nm/dp/2426229" xlink:type="simple">KPL-3015SURCK </text:a></text:p>
          </table:table-cell>
          <table:table-cell table:number-columns-repeated="1019"/>
        </table:table-row>
        <table:table-row table:style-name="ro7">
          <table:table-cell office:value-type="string" calcext:value-type="string">
            <text:p>led orange</text:p>
          </table:table-cell>
          <table:table-cell office:value-type="currency" office:currency="EUR" office:value="0.085" calcext:value-type="currency">
            <text:p>0,09 €</text:p>
          </table:table-cell>
          <table:table-cell office:value-type="float" office:value="1" calcext:value-type="float">
            <text:p>1</text:p>
          </table:table-cell>
          <table:table-cell table:formula="of:=IF([.B88]*[.C88]=0;&quot;&quot;;[.B88]*[.C88])" office:value-type="currency" office:currency="EUR" office:value="0.085" calcext:value-type="currency">
            <text:p>0,09 €</text:p>
          </table:table-cell>
          <table:table-cell table:style-name="ce32" office:value-type="string" calcext:value-type="string">
            <text:p><text:a xlink:href="http://fr.farnell.com/kingbright/kp-2012seck/led-0805-250mcd-orange/dp/2290332" xlink:type="simple">KP-2012SECK </text:a></text:p>
          </table:table-cell>
          <table:table-cell table:number-columns-repeated="1019"/>
        </table:table-row>
        <table:table-row table:style-name="ro7">
          <table:table-cell office:value-type="string" calcext:value-type="string">
            <text:p>led verte</text:p>
          </table:table-cell>
          <table:table-cell office:value-type="currency" office:currency="EUR" office:value="0.08" calcext:value-type="currency">
            <text:p>0,08 €</text:p>
          </table:table-cell>
          <table:table-cell office:value-type="float" office:value="1" calcext:value-type="float">
            <text:p>1</text:p>
          </table:table-cell>
          <table:table-cell table:formula="of:=IF([.B89]*[.C89]=0;&quot;&quot;;[.B89]*[.C89])" office:value-type="currency" office:currency="EUR" office:value="0.08" calcext:value-type="currency">
            <text:p>0,08 €</text:p>
          </table:table-cell>
          <table:table-cell table:style-name="ce32" office:value-type="string" calcext:value-type="string">
            <text:p><text:a xlink:href="http://fr.farnell.com/kingbright/kpl-3015cgck/led-cms-120mcd-vert-570nm/dp/2426223" xlink:type="simple">KPL-3015CGCK </text:a></text:p>
          </table:table-cell>
          <table:table-cell table:number-columns-repeated="2"/>
          <table:table-cell office:value-type="string" calcext:value-type="string">
            <text:p>échelle rpi</text:p>
          </table:table-cell>
          <table:table-cell table:number-columns-repeated="1016"/>
        </table:table-row>
        <table:table-row table:style-name="ro7">
          <table:table-cell table:number-columns-repeated="3"/>
          <table:table-cell table:formula="of:=IF([.B90]*[.C90]=0;&quot;&quot;;[.B90]*[.C90])">
            <text:p/>
          </table:table-cell>
          <table:table-cell table:style-name="ce32"/>
          <table:table-cell table:number-columns-repeated="2"/>
          <table:table-cell table:formula="of:=53.5/76.369" office:value-type="float" office:value="0.700546033076248" calcext:value-type="float">
            <text:p>0,7005460331</text:p>
          </table:table-cell>
          <table:table-cell table:number-columns-repeated="1016"/>
        </table:table-row>
        <table:table-row table:style-name="ro7">
          <table:table-cell office:value-type="string" calcext:value-type="string">
            <text:p>switch reed</text:p>
          </table:table-cell>
          <table:table-cell office:value-type="currency" office:currency="EUR" office:value="0.5" calcext:value-type="currency">
            <text:p>0,50 €</text:p>
          </table:table-cell>
          <table:table-cell office:value-type="float" office:value="1" calcext:value-type="float">
            <text:p>1</text:p>
          </table:table-cell>
          <table:table-cell table:formula="of:=IF([.B91]*[.C91]=0;&quot;&quot;;[.B91]*[.C91])" office:value-type="currency" office:currency="EUR" office:value="0.5" calcext:value-type="currency">
            <text:p>0,50 €</text:p>
          </table:table-cell>
          <table:table-cell table:style-name="ce32" office:value-type="string" calcext:value-type="string">
            <text:p><text:a xlink:href="http://fr.farnell.com/comus/ri-03a/commut-reed-spst-no-0-5a-200vdc/dp/2409213" xlink:type="simple">RI-03A </text:a>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7">
          <table:table-cell office:value-type="string" calcext:value-type="string">
            <text:p>bouton</text:p>
          </table:table-cell>
          <table:table-cell office:value-type="currency" office:currency="EUR" office:value="0.16" calcext:value-type="currency">
            <text:p>0,16 €</text:p>
          </table:table-cell>
          <table:table-cell office:value-type="float" office:value="3" calcext:value-type="float">
            <text:p>3</text:p>
          </table:table-cell>
          <table:table-cell table:formula="of:=IF([.B92]*[.C92]=0;&quot;&quot;;[.B92]*[.C92])" office:value-type="currency" office:currency="EUR" office:value="0.48" calcext:value-type="currency">
            <text:p>0,48 €</text:p>
          </table:table-cell>
          <table:table-cell table:style-name="ce32" office:value-type="string" calcext:value-type="string">
            <text:p><text:a xlink:href="http://fr.farnell.com/jsp/search/results.jsp?N=0&amp;Ntk=partnumbers&amp;Ntt=EVQPF208K&amp;Ntx=mode+matchall" xlink:type="simple">EVQPF208K</text:a></text:p>
          </table:table-cell>
          <table:table-cell table:number-columns-repeated="2"/>
          <table:table-cell table:style-name="ce286" table:formula="of:=[.H91]*[.H90]" office:value-type="float" office:value="2.10163809922874" calcext:value-type="float">
            <text:p>2,102</text:p>
          </table:table-cell>
          <table:table-cell table:number-columns-repeated="1016"/>
        </table:table-row>
        <table:table-row table:style-name="ro7">
          <table:table-cell office:value-type="string" calcext:value-type="string">
            <text:p>capuchon bouton</text:p>
          </table:table-cell>
          <table:table-cell office:value-type="currency" office:currency="EUR" office:value="0.07" calcext:value-type="currency">
            <text:p>0,07 €</text:p>
          </table:table-cell>
          <table:table-cell office:value-type="float" office:value="3" calcext:value-type="float">
            <text:p>3</text:p>
          </table:table-cell>
          <table:table-cell table:formula="of:=IF([.B93]*[.C93]=0;&quot;&quot;;[.B93]*[.C93])" office:value-type="currency" office:currency="EUR" office:value="0.21" calcext:value-type="currency">
            <text:p>0,21 €</text:p>
          </table:table-cell>
          <table:table-cell table:style-name="ce32" office:value-type="string" calcext:value-type="string">
            <text:p><text:a xlink:href="http://fr.farnell.com/jsp/search/results.jsp?N=0&amp;Ntk=partnumbers&amp;Ntt=KTSC-22S&amp;Ntx=mode+matchall" xlink:type="simple">KTSC-22S</text:a></text:p>
          </table:table-cell>
          <table:table-cell table:number-columns-repeated="1019"/>
        </table:table-row>
        <table:table-row table:style-name="ro7">
          <table:table-cell table:number-columns-repeated="3"/>
          <table:table-cell table:formula="of:=IF([.B94]*[.C94]=0;&quot;&quot;;[.B94]*[.C94])">
            <text:p/>
          </table:table-cell>
          <table:table-cell table:number-columns-repeated="1020"/>
        </table:table-row>
        <table:table-row table:style-name="ro7">
          <table:table-cell/>
          <table:table-cell table:style-name="Default"/>
          <table:table-cell/>
          <table:table-cell table:formula="of:=IF([.B95]*[.C95]=0;&quot;&quot;;[.B95]*[.C95])">
            <text:p/>
          </table:table-cell>
          <table:table-cell table:style-name="Default"/>
          <table:table-cell table:number-columns-repeated="2"/>
          <table:table-cell office:value-type="string" calcext:value-type="string">
            <text:p>échelle xt60</text:p>
          </table:table-cell>
          <table:table-cell table:number-columns-repeated="1016"/>
        </table:table-row>
        <table:table-row table:style-name="ro7">
          <table:table-cell office:value-type="string" calcext:value-type="string">
            <text:p>grosse capa </text:p>
          </table:table-cell>
          <table:table-cell office:value-type="currency" office:currency="EUR" office:value="0.2" calcext:value-type="currency">
            <text:p>0,20 €</text:p>
          </table:table-cell>
          <table:table-cell office:value-type="float" office:value="2" calcext:value-type="float">
            <text:p>2</text:p>
          </table:table-cell>
          <table:table-cell table:formula="of:=IF([.B96]*[.C96]=0;&quot;&quot;;[.B96]*[.C96])" office:value-type="currency" office:currency="EUR" office:value="0.4" calcext:value-type="currency">
            <text:p>0,40 €</text:p>
          </table:table-cell>
          <table:table-cell table:number-columns-repeated="3"/>
          <table:table-cell table:formula="of:=15.735/78.676" office:value-type="float" office:value="0.19999745792872" calcext:value-type="float">
            <text:p>0,1999974579</text:p>
          </table:table-cell>
          <table:table-cell table:number-columns-repeated="1016"/>
        </table:table-row>
        <table:table-row table:style-name="ro7">
          <table:table-cell office:value-type="string" calcext:value-type="string">
            <text:p>capa </text:p>
          </table:table-cell>
          <table:table-cell office:value-type="currency" office:currency="EUR" office:value="0.05" calcext:value-type="currency">
            <text:p>0,05 €</text:p>
          </table:table-cell>
          <table:table-cell office:value-type="float" office:value="13" calcext:value-type="float">
            <text:p>13</text:p>
          </table:table-cell>
          <table:table-cell table:formula="of:=IF([.B97]*[.C97]=0;&quot;&quot;;[.B97]*[.C97])" office:value-type="currency" office:currency="EUR" office:value="0.65" calcext:value-type="currency">
            <text:p>0,65 €</text:p>
          </table:table-cell>
          <table:table-cell table:number-columns-repeated="3"/>
          <table:table-cell office:value-type="float" office:value="22.049" calcext:value-type="float">
            <text:p>22,049</text:p>
          </table:table-cell>
          <table:table-cell table:number-columns-repeated="1016"/>
        </table:table-row>
        <table:table-row table:style-name="ro7">
          <table:table-cell office:value-type="string" calcext:value-type="string">
            <text:p>résistance</text:p>
          </table:table-cell>
          <table:table-cell office:value-type="currency" office:currency="EUR" office:value="0.03" calcext:value-type="currency">
            <text:p>0,03 €</text:p>
          </table:table-cell>
          <table:table-cell office:value-type="float" office:value="23" calcext:value-type="float">
            <text:p>23</text:p>
          </table:table-cell>
          <table:table-cell table:formula="of:=IF([.B98]*[.C98]=0;&quot;&quot;;[.B98]*[.C98])" office:value-type="currency" office:currency="EUR" office:value="0.69" calcext:value-type="currency">
            <text:p>0,69 €</text:p>
          </table:table-cell>
          <table:table-cell table:number-columns-repeated="3"/>
          <table:table-cell table:style-name="ce286" table:formula="of:=[.H97]*[.H96]" office:value-type="float" office:value="4.40974394987035" calcext:value-type="float">
            <text:p>4,410</text:p>
          </table:table-cell>
          <table:table-cell table:formula="of:=[.H98]/2.54*100" office:value-type="float" office:value="173.611966530329" calcext:value-type="float">
            <text:p>173,6119665303</text:p>
          </table:table-cell>
          <table:table-cell table:number-columns-repeated="1015"/>
        </table:table-row>
        <table:table-row table:style-name="ro7">
          <table:table-cell table:number-columns-repeated="3"/>
          <table:table-cell table:formula="of:=IF([.B99]*[.C99]=0;&quot;&quot;;[.B99]*[.C99])">
            <text:p/>
          </table:table-cell>
          <table:table-cell table:number-columns-repeated="1020"/>
        </table:table-row>
        <table:table-row table:style-name="ro7">
          <table:table-cell office:value-type="string" calcext:value-type="string">
            <text:p>connecteur rj45 pour téléco</text:p>
          </table:table-cell>
          <table:table-cell office:value-type="currency" office:currency="EUR" office:value="0.44" calcext:value-type="currency">
            <text:p>0,44 €</text:p>
          </table:table-cell>
          <table:table-cell office:value-type="float" office:value="1" calcext:value-type="float">
            <text:p>1</text:p>
          </table:table-cell>
          <table:table-cell table:formula="of:=IF([.B100]*[.C100]=0;&quot;&quot;;[.B100]*[.C100])" office:value-type="currency" office:currency="EUR" office:value="0.44" calcext:value-type="currency">
            <text:p>0,44 €</text:p>
          </table:table-cell>
          <table:table-cell table:style-name="ce32" office:value-type="string" calcext:value-type="string">
            <text:p><text:a xlink:href="http://fr.farnell.com/amphenol/rjhse-5080/fiche-rj45-modulaire-cat5/dp/1849917" xlink:type="simple">RJHSE-5080. </text:a></text:p>
          </table:table-cell>
          <table:table-cell table:number-columns-repeated="1019"/>
        </table:table-row>
        <table:table-row table:style-name="ro7">
          <table:table-cell table:number-columns-repeated="3"/>
          <table:table-cell table:formula="of:=IF([.B101]*[.C101]=0;&quot;&quot;;[.B101]*[.C101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102]*[.C102]=0;&quot;&quot;;[.B102]*[.C102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103]*[.C103]=0;&quot;&quot;;[.B103]*[.C103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104]*[.C104]=0;&quot;&quot;;[.B104]*[.C104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105]*[.C105]=0;&quot;&quot;;[.B105]*[.C105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106]*[.C106]=0;&quot;&quot;;[.B106]*[.C106])">
            <text:p/>
          </table:table-cell>
          <table:table-cell table:number-columns-repeated="1020"/>
        </table:table-row>
        <table:table-row table:style-name="ro7">
          <table:table-cell table:number-columns-repeated="2"/>
          <table:table-cell office:value-type="string" calcext:value-type="string">
            <text:p>total</text:p>
          </table:table-cell>
          <table:table-cell table:style-name="ce300" table:formula="of:=SUM([.D109:.D127])" office:value-type="currency" office:currency="EUR" office:value="5.42" calcext:value-type="currency">
            <text:p>5,42 €</text:p>
          </table:table-cell>
          <table:table-cell table:number-columns-repeated="1020"/>
        </table:table-row>
        <table:table-row table:style-name="ro7">
          <table:table-cell table:style-name="ce297" office:value-type="string" calcext:value-type="string">
            <text:p>extension 2xled10w + 2x flex led</text:p>
          </table:table-cell>
          <table:table-cell table:style-name="ce301"/>
          <table:table-cell table:style-name="ce303"/>
          <table:table-cell table:style-name="ce301" table:formula="of:=IF([.B108]*[.C108]=0;&quot;&quot;;[.B108]*[.C108])">
            <text:p/>
          </table:table-cell>
          <table:table-cell table:style-name="ce310"/>
          <table:table-cell table:number-columns-repeated="1019"/>
        </table:table-row>
        <table:table-row table:style-name="ro7">
          <table:table-cell office:value-type="string" calcext:value-type="string">
            <text:p>connecteur extension coudé mâle</text:p>
          </table:table-cell>
          <table:table-cell office:value-type="currency" office:currency="EUR" office:value="0.05" calcext:value-type="currency">
            <text:p>0,05 €</text:p>
          </table:table-cell>
          <table:table-cell office:value-type="float" office:value="1" calcext:value-type="float">
            <text:p>1</text:p>
          </table:table-cell>
          <table:table-cell table:formula="of:=IF([.B109]*[.C109]=0;&quot;&quot;;[.B109]*[.C109])" office:value-type="currency" office:currency="EUR" office:value="0.05" calcext:value-type="currency">
            <text:p>0,05 €</text:p>
          </table:table-cell>
          <table:table-cell table:style-name="ce309" office:value-type="string" calcext:value-type="string">
            <text:p><text:a xlink:href="http://www.satistronics.com/10pcs-pin-header-2x40-90-degree-bended-pins_p1996.html" xlink:type="simple">10pcs Pin header 2x40 90 degree bended pins</text:a></text:p>
          </table:table-cell>
          <table:table-cell table:number-columns-repeated="1019"/>
        </table:table-row>
        <table:table-row table:style-name="ro7">
          <table:table-cell office:value-type="string" calcext:value-type="string">
            <text:p>pcb</text:p>
          </table:table-cell>
          <table:table-cell office:value-type="currency" office:currency="EUR" office:value="1" calcext:value-type="currency">
            <text:p>1,00 €</text:p>
          </table:table-cell>
          <table:table-cell office:value-type="float" office:value="1" calcext:value-type="float">
            <text:p>1</text:p>
          </table:table-cell>
          <table:table-cell table:formula="of:=IF([.B110]*[.C110]=0;&quot;&quot;;[.B110]*[.C110])" office:value-type="currency" office:currency="EUR" office:value="1" calcext:value-type="currency">
            <text:p>1,00 €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74hct595</text:p>
          </table:table-cell>
          <table:table-cell office:value-type="currency" office:currency="EUR" office:value="0.17" calcext:value-type="currency">
            <text:p>0,17 €</text:p>
          </table:table-cell>
          <table:table-cell office:value-type="float" office:value="1" calcext:value-type="float">
            <text:p>1</text:p>
          </table:table-cell>
          <table:table-cell table:formula="of:=IF([.B111]*[.C111]=0;&quot;&quot;;[.B111]*[.C111])" office:value-type="currency" office:currency="EUR" office:value="0.17" calcext:value-type="currency">
            <text:p>0,17 €</text:p>
          </table:table-cell>
          <table:table-cell table:style-name="ce308" office:value-type="string" calcext:value-type="string">
            <text:p><text:a xlink:href="http://fr.farnell.com/nxp/74ahct595d-112/reg-a-decalage-8-bits-sipo-siso/dp/2445164?in_merch=New%20Products&amp;in_merch=Nouveaux%20produits%20phares" xlink:type="simple">74AHCT595D,112 </text:a></text:p>
          </table:table-cell>
          <table:table-cell table:number-columns-repeated="1019"/>
        </table:table-row>
        <table:table-row table:style-name="ro7">
          <table:table-cell office:value-type="string" calcext:value-type="string">
            <text:p>Mos 1.4A (flex</text:p>
          </table:table-cell>
          <table:table-cell office:value-type="currency" office:currency="EUR" office:value="0.12" calcext:value-type="currency">
            <text:p>0,12 €</text:p>
          </table:table-cell>
          <table:table-cell office:value-type="float" office:value="2" calcext:value-type="float">
            <text:p>2</text:p>
          </table:table-cell>
          <table:table-cell table:formula="of:=IF([.B112]*[.C112]=0;&quot;&quot;;[.B112]*[.C112])" office:value-type="currency" office:currency="EUR" office:value="0.24" calcext:value-type="currency">
            <text:p>0,24 €</text:p>
          </table:table-cell>
          <table:table-cell table:style-name="ce308" office:value-type="string" calcext:value-type="string">
            <text:p><text:a xlink:href="http://fr.farnell.com/infineon/bss316n-h6327/mosfet-n-ch-30v-1-4a-sot-23-3/dp/2432720" xlink:type="simple">BSS316N H6327 </text:a></text:p>
          </table:table-cell>
          <table:table-cell table:number-columns-repeated="1019"/>
        </table:table-row>
        <table:table-row table:style-name="ro7">
          <table:table-cell office:value-type="string" calcext:value-type="string">
            <text:p>driver led 10w</text:p>
          </table:table-cell>
          <table:table-cell office:value-type="currency" office:currency="EUR" office:value="0.52" calcext:value-type="currency">
            <text:p>0,52 €</text:p>
          </table:table-cell>
          <table:table-cell office:value-type="float" office:value="2" calcext:value-type="float">
            <text:p>2</text:p>
          </table:table-cell>
          <table:table-cell table:formula="of:=IF([.B113]*[.C113]=0;&quot;&quot;;[.B113]*[.C113])" office:value-type="currency" office:currency="EUR" office:value="1.04" calcext:value-type="currency">
            <text:p>1,04 €</text:p>
          </table:table-cell>
          <table:table-cell table:style-name="ce308" office:value-type="string" calcext:value-type="string">
            <text:p><text:a xlink:href="http://fr.farnell.com/diodes-inc/al8807mp-13/driver-led-buck-36v-1a-8msop/dp/2138313" xlink:type="simple">AL8807MP-13 </text:a></text:p>
          </table:table-cell>
          <table:table-cell table:number-columns-repeated="1019"/>
        </table:table-row>
        <table:table-row table:style-name="ro7">
          <table:table-cell office:value-type="string" calcext:value-type="string">
            <text:p>bobine driver et régul 100uH</text:p>
          </table:table-cell>
          <table:table-cell office:value-type="currency" office:currency="EUR" office:value="0.8" calcext:value-type="currency">
            <text:p>0,80 €</text:p>
          </table:table-cell>
          <table:table-cell office:value-type="float" office:value="2" calcext:value-type="float">
            <text:p>2</text:p>
          </table:table-cell>
          <table:table-cell table:formula="of:=IF([.B114]*[.C114]=0;&quot;&quot;;[.B114]*[.C114])" office:value-type="currency" office:currency="EUR" office:value="1.6" calcext:value-type="currency">
            <text:p>1,60 €</text:p>
          </table:table-cell>
          <table:table-cell table:style-name="ce308" office:value-type="string" calcext:value-type="string">
            <text:p><text:a xlink:href="http://fr.farnell.com/multicomp/mcsdrh125b-101mhf/inductor-100µh-20-2pins/dp/1864459RL" xlink:type="simple">MCSDRH125B-101MHF </text:a></text:p>
          </table:table-cell>
          <table:table-cell table:number-columns-repeated="1019"/>
        </table:table-row>
        <table:table-row table:style-name="ro7">
          <table:table-cell office:value-type="string" calcext:value-type="string">
            <text:p>diode driver et régulateur</text:p>
          </table:table-cell>
          <table:table-cell office:value-type="currency" office:currency="EUR" office:value="0.17" calcext:value-type="currency">
            <text:p>0,17 €</text:p>
          </table:table-cell>
          <table:table-cell office:value-type="float" office:value="2" calcext:value-type="float">
            <text:p>2</text:p>
          </table:table-cell>
          <table:table-cell table:formula="of:=IF([.B115]*[.C115]=0;&quot;&quot;;[.B115]*[.C115])" office:value-type="currency" office:currency="EUR" office:value="0.34" calcext:value-type="currency">
            <text:p>0,34 €</text:p>
          </table:table-cell>
          <table:table-cell table:style-name="ce308" office:value-type="string" calcext:value-type="string">
            <text:p><text:a xlink:href="http://fr.farnell.com/multicomp/ss54/diode-schottk-rectif-5a-40v-smc/dp/1861427" xlink:type="simple">SS54 </text:a></text:p>
          </table:table-cell>
          <table:table-cell table:number-columns-repeated="1019"/>
        </table:table-row>
        <table:table-row table:style-name="ro7">
          <table:table-cell table:number-columns-repeated="3"/>
          <table:table-cell table:formula="of:=IF([.B116]*[.C116]=0;&quot;&quot;;[.B116]*[.C116])">
            <text:p/>
          </table:table-cell>
          <table:table-cell table:number-columns-repeated="1020"/>
        </table:table-row>
        <table:table-row table:style-name="ro7">
          <table:table-cell office:value-type="string" calcext:value-type="string">
            <text:p>capa </text:p>
          </table:table-cell>
          <table:table-cell office:value-type="currency" office:currency="EUR" office:value="0.05" calcext:value-type="currency">
            <text:p>0,05 €</text:p>
          </table:table-cell>
          <table:table-cell office:value-type="float" office:value="5" calcext:value-type="float">
            <text:p>5</text:p>
          </table:table-cell>
          <table:table-cell table:formula="of:=IF([.B117]*[.C117]=0;&quot;&quot;;[.B117]*[.C117])" office:value-type="currency" office:currency="EUR" office:value="0.25" calcext:value-type="currency">
            <text:p>0,25 €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résistance</text:p>
          </table:table-cell>
          <table:table-cell office:value-type="currency" office:currency="EUR" office:value="0.03" calcext:value-type="currency">
            <text:p>0,03 €</text:p>
          </table:table-cell>
          <table:table-cell office:value-type="float" office:value="7" calcext:value-type="float">
            <text:p>7</text:p>
          </table:table-cell>
          <table:table-cell table:formula="of:=IF([.B118]*[.C118]=0;&quot;&quot;;[.B118]*[.C118])" office:value-type="currency" office:currency="EUR" office:value="0.21" calcext:value-type="currency">
            <text:p>0,21 €</text:p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119]*[.C119]=0;&quot;&quot;;[.B119]*[.C119])">
            <text:p/>
          </table:table-cell>
          <table:table-cell table:number-columns-repeated="1020"/>
        </table:table-row>
        <table:table-row table:style-name="ro7">
          <table:table-cell office:value-type="string" calcext:value-type="string">
            <text:p>connecteur plugable 2 pour led 10w/flex</text:p>
          </table:table-cell>
          <table:table-cell office:value-type="currency" office:currency="EUR" office:value="0.16" calcext:value-type="currency">
            <text:p>0,16 €</text:p>
          </table:table-cell>
          <table:table-cell office:value-type="float" office:value="2" calcext:value-type="float">
            <text:p>2</text:p>
          </table:table-cell>
          <table:table-cell table:formula="of:=IF([.B120]*[.C120]=0;&quot;&quot;;[.B120]*[.C120])" office:value-type="currency" office:currency="EUR" office:value="0.32" calcext:value-type="currency">
            <text:p>0,32 €</text:p>
          </table:table-cell>
          <table:table-cell table:style-name="ce308" office:value-type="string" calcext:value-type="string">
            <text:p><text:a xlink:href="http://www.satistronics.com/50pcs-female-2-pin-381mm-terminal-block-screw-type_p2378.html" xlink:type="simple">50pcs Female 2 pin 3.81mm Terminal Block, Screw Type</text:a></text:p>
          </table:table-cell>
          <table:table-cell table:number-columns-repeated="1019"/>
        </table:table-row>
        <table:table-row table:style-name="ro7">
          <table:table-cell office:value-type="string" calcext:value-type="string">
            <text:p>son embase</text:p>
          </table:table-cell>
          <table:table-cell office:value-type="currency" office:currency="EUR" office:value="0.1" calcext:value-type="currency">
            <text:p>0,10 €</text:p>
          </table:table-cell>
          <table:table-cell office:value-type="float" office:value="2" calcext:value-type="float">
            <text:p>2</text:p>
          </table:table-cell>
          <table:table-cell table:formula="of:=IF([.B121]*[.C121]=0;&quot;&quot;;[.B121]*[.C121])" office:value-type="currency" office:currency="EUR" office:value="0.2" calcext:value-type="currency">
            <text:p>0,20 €</text:p>
          </table:table-cell>
          <table:table-cell table:style-name="ce308" office:value-type="string" calcext:value-type="string">
            <text:p><text:a xlink:href="http://www.satistronics.com/50pcs-male-2-pin-381mm-terminal-block-right-angle-pcb-mount_p2372.html" xlink:type="simple">50pcs Male 2 pin 3.81mm Terminal Block, Right Angle PCB </text:a></text:p>
          </table:table-cell>
          <table:table-cell table:number-columns-repeated="1019"/>
        </table:table-row>
        <table:table-row table:style-name="ro7">
          <table:table-cell table:number-columns-repeated="3"/>
          <table:table-cell table:formula="of:=IF([.B122]*[.C122]=0;&quot;&quot;;[.B122]*[.C122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123]*[.C123]=0;&quot;&quot;;[.B123]*[.C123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124]*[.C124]=0;&quot;&quot;;[.B124]*[.C124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125]*[.C125]=0;&quot;&quot;;[.B125]*[.C125])">
            <text:p/>
          </table:table-cell>
          <table:table-cell table:number-columns-repeated="1020"/>
        </table:table-row>
        <table:table-row table:style-name="ro7">
          <table:table-cell/>
          <table:table-cell table:style-name="Default"/>
          <table:table-cell/>
          <table:table-cell table:style-name="Default" table:number-columns-repeated="2"/>
          <table:table-cell table:number-columns-repeated="1019"/>
        </table:table-row>
        <table:table-row table:style-name="ro7">
          <table:table-cell table:number-columns-repeated="3"/>
          <table:table-cell table:formula="of:=IF([.B127]*[.C127]=0;&quot;&quot;;[.B127]*[.C127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128]*[.C128]=0;&quot;&quot;;[.B128]*[.C128])">
            <text:p/>
          </table:table-cell>
          <table:table-cell table:number-columns-repeated="1020"/>
        </table:table-row>
        <table:table-row table:style-name="ro7">
          <table:table-cell table:number-columns-repeated="2"/>
          <table:table-cell office:value-type="string" calcext:value-type="string">
            <text:p>total</text:p>
          </table:table-cell>
          <table:table-cell table:style-name="ce300" table:formula="of:=SUM([.D131:.D148])" office:value-type="currency" office:currency="EUR" office:value="27.525" calcext:value-type="currency">
            <text:p>27,53 €</text:p>
          </table:table-cell>
          <table:table-cell table:number-columns-repeated="1020"/>
        </table:table-row>
        <table:table-row table:style-name="ro7">
          <table:table-cell table:style-name="ce297" office:value-type="string" calcext:value-type="string">
            <text:p>extension chargeur lipo+ batterie</text:p>
          </table:table-cell>
          <table:table-cell table:style-name="ce301"/>
          <table:table-cell table:style-name="ce303"/>
          <table:table-cell table:style-name="ce301" table:formula="of:=IF([.B130]*[.C130]=0;&quot;&quot;;[.B130]*[.C130])">
            <text:p/>
          </table:table-cell>
          <table:table-cell table:style-name="ce310"/>
          <table:table-cell table:number-columns-repeated="1019"/>
        </table:table-row>
        <table:table-row table:style-name="ro7">
          <table:table-cell office:value-type="string" calcext:value-type="string">
            <text:p>connecteur extension coudé femelle</text:p>
          </table:table-cell>
          <table:table-cell office:value-type="currency" office:currency="EUR" office:value="0.5" calcext:value-type="currency">
            <text:p>0,50 €</text:p>
          </table:table-cell>
          <table:table-cell office:value-type="float" office:value="1" calcext:value-type="float">
            <text:p>1</text:p>
          </table:table-cell>
          <table:table-cell table:formula="of:=IF([.B131]*[.C131]=0;&quot;&quot;;[.B131]*[.C131])" office:value-type="currency" office:currency="EUR" office:value="0.5" calcext:value-type="currency">
            <text:p>0,50 €</text:p>
          </table:table-cell>
          <table:table-cell table:style-name="ce32" office:value-type="string" calcext:value-type="string">
            <text:p><text:a xlink:href="http://fr.farnell.com/samtec/ssw-105-02-t-d-ra/connecteur-femelle-2-54mm-coude/dp/2308470" xlink:type="simple">SSW-105-02-T-D-RA </text:a></text:p>
          </table:table-cell>
          <table:table-cell table:number-columns-repeated="1019"/>
        </table:table-row>
        <table:table-row table:style-name="ro7">
          <table:table-cell office:value-type="string" calcext:value-type="string">
            <text:p>pcb</text:p>
          </table:table-cell>
          <table:table-cell office:value-type="currency" office:currency="EUR" office:value="1" calcext:value-type="currency">
            <text:p>1,00 €</text:p>
          </table:table-cell>
          <table:table-cell office:value-type="float" office:value="1" calcext:value-type="float">
            <text:p>1</text:p>
          </table:table-cell>
          <table:table-cell table:formula="of:=IF([.B132]*[.C132]=0;&quot;&quot;;[.B132]*[.C132])" office:value-type="currency" office:currency="EUR" office:value="1" calcext:value-type="currency">
            <text:p>1,00 €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ci charge lipo</text:p>
          </table:table-cell>
          <table:table-cell office:value-type="currency" office:currency="EUR" office:value="6.6" calcext:value-type="currency">
            <text:p>6,60 €</text:p>
          </table:table-cell>
          <table:table-cell office:value-type="float" office:value="1" calcext:value-type="float">
            <text:p>1</text:p>
          </table:table-cell>
          <table:table-cell table:formula="of:=IF([.B133]*[.C133]=0;&quot;&quot;;[.B133]*[.C133])" office:value-type="currency" office:currency="EUR" office:value="6.6" calcext:value-type="currency">
            <text:p>6,60 €</text:p>
          </table:table-cell>
          <table:table-cell table:style-name="ce32" office:value-type="string" calcext:value-type="string">
            <text:p><text:a xlink:href="http://fr.farnell.com/maxim-integrated-products/max1758eai/chargeur-de-batterie-li-ion-28v/dp/1628223" xlink:type="simple">MAX1758EAI+ </text:a></text:p>
          </table:table-cell>
          <table:table-cell table:number-columns-repeated="1019"/>
        </table:table-row>
        <table:table-row table:style-name="ro7">
          <table:table-cell office:value-type="string" calcext:value-type="string">
            <text:p>led rouge</text:p>
          </table:table-cell>
          <table:table-cell office:value-type="currency" office:currency="EUR" office:value="0.06" calcext:value-type="currency">
            <text:p>0,06 €</text:p>
          </table:table-cell>
          <table:table-cell office:value-type="float" office:value="1" calcext:value-type="float">
            <text:p>1</text:p>
          </table:table-cell>
          <table:table-cell table:formula="of:=IF([.B134]*[.C134]=0;&quot;&quot;;[.B134]*[.C134])" office:value-type="currency" office:currency="EUR" office:value="0.06" calcext:value-type="currency">
            <text:p>0,06 €</text:p>
          </table:table-cell>
          <table:table-cell table:style-name="ce32" office:value-type="string" calcext:value-type="string">
            <text:p><text:a xlink:href="http://fr.farnell.com/kingbright/kpl-3015surck/led-cms-180mcd-rouge-630nm/dp/2426229" xlink:type="simple">KPL-3015SURCK </text:a></text:p>
          </table:table-cell>
          <table:table-cell table:number-columns-repeated="1019"/>
        </table:table-row>
        <table:table-row table:style-name="ro7">
          <table:table-cell office:value-type="string" calcext:value-type="string">
            <text:p>led orange</text:p>
          </table:table-cell>
          <table:table-cell office:value-type="currency" office:currency="EUR" office:value="0.085" calcext:value-type="currency">
            <text:p>0,09 €</text:p>
          </table:table-cell>
          <table:table-cell office:value-type="float" office:value="1" calcext:value-type="float">
            <text:p>1</text:p>
          </table:table-cell>
          <table:table-cell table:formula="of:=IF([.B135]*[.C135]=0;&quot;&quot;;[.B135]*[.C135])" office:value-type="currency" office:currency="EUR" office:value="0.085" calcext:value-type="currency">
            <text:p>0,09 €</text:p>
          </table:table-cell>
          <table:table-cell table:style-name="ce32" office:value-type="string" calcext:value-type="string">
            <text:p><text:a xlink:href="http://fr.farnell.com/kingbright/kp-2012seck/led-0805-250mcd-orange/dp/2290332" xlink:type="simple">KP-2012SECK </text:a></text:p>
          </table:table-cell>
          <table:table-cell table:number-columns-repeated="1019"/>
        </table:table-row>
        <table:table-row table:style-name="ro7">
          <table:table-cell office:value-type="string" calcext:value-type="string">
            <text:p>led verte</text:p>
          </table:table-cell>
          <table:table-cell office:value-type="currency" office:currency="EUR" office:value="0.08" calcext:value-type="currency">
            <text:p>0,08 €</text:p>
          </table:table-cell>
          <table:table-cell office:value-type="float" office:value="1" calcext:value-type="float">
            <text:p>1</text:p>
          </table:table-cell>
          <table:table-cell table:formula="of:=IF([.B136]*[.C136]=0;&quot;&quot;;[.B136]*[.C136])" office:value-type="currency" office:currency="EUR" office:value="0.08" calcext:value-type="currency">
            <text:p>0,08 €</text:p>
          </table:table-cell>
          <table:table-cell table:style-name="ce32" office:value-type="string" calcext:value-type="string">
            <text:p><text:a xlink:href="http://fr.farnell.com/kingbright/kpl-3015cgck/led-cms-120mcd-vert-570nm/dp/2426223" xlink:type="simple">KPL-3015CGCK </text:a></text:p>
          </table:table-cell>
          <table:table-cell table:number-columns-repeated="1019"/>
        </table:table-row>
        <table:table-row table:style-name="ro7">
          <table:table-cell office:value-type="string" calcext:value-type="string">
            <text:p>lipo battery</text:p>
          </table:table-cell>
          <table:table-cell office:value-type="currency" office:currency="EUR" office:value="15" calcext:value-type="currency">
            <text:p>15,00 €</text:p>
          </table:table-cell>
          <table:table-cell office:value-type="float" office:value="1" calcext:value-type="float">
            <text:p>1</text:p>
          </table:table-cell>
          <table:table-cell table:formula="of:=IF([.B137]*[.C137]=0;&quot;&quot;;[.B137]*[.C137])" office:value-type="currency" office:currency="EUR" office:value="15" calcext:value-type="currency">
            <text:p>15,00 €</text:p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138]*[.C138]=0;&quot;&quot;;[.B138]*[.C138])">
            <text:p/>
          </table:table-cell>
          <table:table-cell table:number-columns-repeated="1020"/>
        </table:table-row>
        <table:table-row table:style-name="ro7">
          <table:table-cell office:value-type="string" calcext:value-type="string">
            <text:p>capa </text:p>
          </table:table-cell>
          <table:table-cell office:value-type="currency" office:currency="EUR" office:value="0.05" calcext:value-type="currency">
            <text:p>0,05 €</text:p>
          </table:table-cell>
          <table:table-cell office:value-type="float" office:value="20" calcext:value-type="float">
            <text:p>20</text:p>
          </table:table-cell>
          <table:table-cell table:formula="of:=IF([.B139]*[.C139]=0;&quot;&quot;;[.B139]*[.C139])" office:value-type="currency" office:currency="EUR" office:value="1" calcext:value-type="currency">
            <text:p>1,00 €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résistance</text:p>
          </table:table-cell>
          <table:table-cell office:value-type="currency" office:currency="EUR" office:value="0.03" calcext:value-type="currency">
            <text:p>0,03 €</text:p>
          </table:table-cell>
          <table:table-cell office:value-type="float" office:value="20" calcext:value-type="float">
            <text:p>20</text:p>
          </table:table-cell>
          <table:table-cell table:formula="of:=IF([.B140]*[.C140]=0;&quot;&quot;;[.B140]*[.C140])" office:value-type="currency" office:currency="EUR" office:value="0.6" calcext:value-type="currency">
            <text:p>0,60 €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grosse capa </text:p>
          </table:table-cell>
          <table:table-cell office:value-type="currency" office:currency="EUR" office:value="0.1" calcext:value-type="currency">
            <text:p>0,10 €</text:p>
          </table:table-cell>
          <table:table-cell office:value-type="float" office:value="4" calcext:value-type="float">
            <text:p>4</text:p>
          </table:table-cell>
          <table:table-cell table:formula="of:=IF([.B141]*[.C141]=0;&quot;&quot;;[.B141]*[.C141])" office:value-type="currency" office:currency="EUR" office:value="0.4" calcext:value-type="currency">
            <text:p>0,40 €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diode chargeur</text:p>
          </table:table-cell>
          <table:table-cell office:value-type="currency" office:currency="EUR" office:value="0.2" calcext:value-type="currency">
            <text:p>0,20 €</text:p>
          </table:table-cell>
          <table:table-cell office:value-type="float" office:value="3" calcext:value-type="float">
            <text:p>3</text:p>
          </table:table-cell>
          <table:table-cell table:formula="of:=IF([.B142]*[.C142]=0;&quot;&quot;;[.B142]*[.C142])" office:value-type="currency" office:currency="EUR" office:value="0.6" calcext:value-type="currency">
            <text:p>0,60 €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bobine chargeur</text:p>
          </table:table-cell>
          <table:table-cell office:value-type="currency" office:currency="EUR" office:value="0.5" calcext:value-type="currency">
            <text:p>0,50 €</text:p>
          </table:table-cell>
          <table:table-cell office:value-type="float" office:value="1" calcext:value-type="float">
            <text:p>1</text:p>
          </table:table-cell>
          <table:table-cell table:formula="of:=IF([.B143]*[.C143]=0;&quot;&quot;;[.B143]*[.C143])" office:value-type="currency" office:currency="EUR" office:value="0.5" calcext:value-type="currency">
            <text:p>0,50 €</text:p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144]*[.C144]=0;&quot;&quot;;[.B144]*[.C144])">
            <text:p/>
          </table:table-cell>
          <table:table-cell table:number-columns-repeated="1020"/>
        </table:table-row>
        <table:table-row table:style-name="ro7">
          <table:table-cell office:value-type="string" calcext:value-type="string">
            <text:p>connecteur batterie principale xt60</text:p>
          </table:table-cell>
          <table:table-cell office:value-type="currency" office:currency="EUR" office:value="1" calcext:value-type="currency">
            <text:p>1,00 €</text:p>
          </table:table-cell>
          <table:table-cell office:value-type="float" office:value="1" calcext:value-type="float">
            <text:p>1</text:p>
          </table:table-cell>
          <table:table-cell table:formula="of:=IF([.B145]*[.C145]=0;&quot;&quot;;[.B145]*[.C145])" office:value-type="currency" office:currency="EUR" office:value="1" calcext:value-type="currency">
            <text:p>1,00 €</text:p>
          </table:table-cell>
          <table:table-cell office:value-type="string" calcext:value-type="string">
            <text:p><text:a xlink:href="http://www.ebay.fr/itm/50-Pair-Female-Male-XT60-Bullet-Connector-Plugs-Battery-/251726554863?_trksid=p2054897.l4275" xlink:type="simple">http://www.ebay.fr/itm/50-Pair-Female-Male-XT60-Bullet-Connector-Plugs-Battery-/251726554863?_trksid=p2054897.l4275</text:a></text:p>
          </table:table-cell>
          <table:table-cell table:number-columns-repeated="1019"/>
        </table:table-row>
        <table:table-row table:style-name="ro7">
          <table:table-cell office:value-type="string" calcext:value-type="string">
            <text:p>Connecteur 5*2,54 pour xt60</text:p>
          </table:table-cell>
          <table:table-cell office:value-type="currency" office:currency="EUR" office:value="0.1" calcext:value-type="currency">
            <text:p>0,10 €</text:p>
          </table:table-cell>
          <table:table-cell office:value-type="float" office:value="1" calcext:value-type="float">
            <text:p>1</text:p>
          </table:table-cell>
          <table:table-cell table:formula="of:=IF([.B146]*[.C146]=0;&quot;&quot;;[.B146]*[.C146])" office:value-type="currency" office:currency="EUR" office:value="0.1" calcext:value-type="currency">
            <text:p>0,10 €</text:p>
          </table:table-cell>
          <table:table-cell table:style-name="ce308" office:value-type="string" calcext:value-type="string">
            <text:p><text:a xlink:href="http://www.satistronics.com/10pcs-pin-header-2x40-90-degree-bended-pins_p1996.html" xlink:type="simple">10pcs Pin header 2x40 90 degree bended pins</text:a></text:p>
          </table:table-cell>
          <table:table-cell table:number-columns-repeated="1019"/>
        </table:table-row>
        <table:table-row table:style-name="ro7">
          <table:table-cell table:number-columns-repeated="3"/>
          <table:table-cell table:formula="of:=IF([.B147]*[.C147]=0;&quot;&quot;;[.B147]*[.C147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148]*[.C148]=0;&quot;&quot;;[.B148]*[.C148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149]*[.C149]=0;&quot;&quot;;[.B149]*[.C149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150]*[.C150]=0;&quot;&quot;;[.B150]*[.C150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151]*[.C151]=0;&quot;&quot;;[.B151]*[.C151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152]*[.C152]=0;&quot;&quot;;[.B152]*[.C152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153]*[.C153]=0;&quot;&quot;;[.B153]*[.C153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154]*[.C154]=0;&quot;&quot;;[.B154]*[.C154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155]*[.C155]=0;&quot;&quot;;[.B155]*[.C155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156]*[.C156]=0;&quot;&quot;;[.B156]*[.C156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157]*[.C157]=0;&quot;&quot;;[.B157]*[.C157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158]*[.C158]=0;&quot;&quot;;[.B158]*[.C158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159]*[.C159]=0;&quot;&quot;;[.B159]*[.C159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160]*[.C160]=0;&quot;&quot;;[.B160]*[.C160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161]*[.C161]=0;&quot;&quot;;[.B161]*[.C161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162]*[.C162]=0;&quot;&quot;;[.B162]*[.C162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163]*[.C163]=0;&quot;&quot;;[.B163]*[.C163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164]*[.C164]=0;&quot;&quot;;[.B164]*[.C164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165]*[.C165]=0;&quot;&quot;;[.B165]*[.C165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166]*[.C166]=0;&quot;&quot;;[.B166]*[.C166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167]*[.C167]=0;&quot;&quot;;[.B167]*[.C167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168]*[.C168]=0;&quot;&quot;;[.B168]*[.C168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169]*[.C169]=0;&quot;&quot;;[.B169]*[.C169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170]*[.C170]=0;&quot;&quot;;[.B170]*[.C170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171]*[.C171]=0;&quot;&quot;;[.B171]*[.C171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172]*[.C172]=0;&quot;&quot;;[.B172]*[.C172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173]*[.C173]=0;&quot;&quot;;[.B173]*[.C173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174]*[.C174]=0;&quot;&quot;;[.B174]*[.C174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175]*[.C175]=0;&quot;&quot;;[.B175]*[.C175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176]*[.C176]=0;&quot;&quot;;[.B176]*[.C176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177]*[.C177]=0;&quot;&quot;;[.B177]*[.C177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178]*[.C178]=0;&quot;&quot;;[.B178]*[.C178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179]*[.C179]=0;&quot;&quot;;[.B179]*[.C179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180]*[.C180]=0;&quot;&quot;;[.B180]*[.C180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181]*[.C181]=0;&quot;&quot;;[.B181]*[.C181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182]*[.C182]=0;&quot;&quot;;[.B182]*[.C182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183]*[.C183]=0;&quot;&quot;;[.B183]*[.C183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184]*[.C184]=0;&quot;&quot;;[.B184]*[.C184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185]*[.C185]=0;&quot;&quot;;[.B185]*[.C185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186]*[.C186]=0;&quot;&quot;;[.B186]*[.C186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187]*[.C187]=0;&quot;&quot;;[.B187]*[.C187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188]*[.C188]=0;&quot;&quot;;[.B188]*[.C188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189]*[.C189]=0;&quot;&quot;;[.B189]*[.C189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190]*[.C190]=0;&quot;&quot;;[.B190]*[.C190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191]*[.C191]=0;&quot;&quot;;[.B191]*[.C191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192]*[.C192]=0;&quot;&quot;;[.B192]*[.C192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193]*[.C193]=0;&quot;&quot;;[.B193]*[.C193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194]*[.C194]=0;&quot;&quot;;[.B194]*[.C194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195]*[.C195]=0;&quot;&quot;;[.B195]*[.C195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196]*[.C196]=0;&quot;&quot;;[.B196]*[.C196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197]*[.C197]=0;&quot;&quot;;[.B197]*[.C197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198]*[.C198]=0;&quot;&quot;;[.B198]*[.C198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199]*[.C199]=0;&quot;&quot;;[.B199]*[.C199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200]*[.C200]=0;&quot;&quot;;[.B200]*[.C200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201]*[.C201]=0;&quot;&quot;;[.B201]*[.C201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202]*[.C202]=0;&quot;&quot;;[.B202]*[.C202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203]*[.C203]=0;&quot;&quot;;[.B203]*[.C203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204]*[.C204]=0;&quot;&quot;;[.B204]*[.C204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205]*[.C205]=0;&quot;&quot;;[.B205]*[.C205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206]*[.C206]=0;&quot;&quot;;[.B206]*[.C206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207]*[.C207]=0;&quot;&quot;;[.B207]*[.C207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208]*[.C208]=0;&quot;&quot;;[.B208]*[.C208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209]*[.C209]=0;&quot;&quot;;[.B209]*[.C209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210]*[.C210]=0;&quot;&quot;;[.B210]*[.C210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211]*[.C211]=0;&quot;&quot;;[.B211]*[.C211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212]*[.C212]=0;&quot;&quot;;[.B212]*[.C212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213]*[.C213]=0;&quot;&quot;;[.B213]*[.C213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214]*[.C214]=0;&quot;&quot;;[.B214]*[.C214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215]*[.C215]=0;&quot;&quot;;[.B215]*[.C215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216]*[.C216]=0;&quot;&quot;;[.B216]*[.C216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217]*[.C217]=0;&quot;&quot;;[.B217]*[.C217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218]*[.C218]=0;&quot;&quot;;[.B218]*[.C218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219]*[.C219]=0;&quot;&quot;;[.B219]*[.C219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220]*[.C220]=0;&quot;&quot;;[.B220]*[.C220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221]*[.C221]=0;&quot;&quot;;[.B221]*[.C221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222]*[.C222]=0;&quot;&quot;;[.B222]*[.C222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223]*[.C223]=0;&quot;&quot;;[.B223]*[.C223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224]*[.C224]=0;&quot;&quot;;[.B224]*[.C224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225]*[.C225]=0;&quot;&quot;;[.B225]*[.C225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226]*[.C226]=0;&quot;&quot;;[.B226]*[.C226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227]*[.C227]=0;&quot;&quot;;[.B227]*[.C227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228]*[.C228]=0;&quot;&quot;;[.B228]*[.C228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229]*[.C229]=0;&quot;&quot;;[.B229]*[.C229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230]*[.C230]=0;&quot;&quot;;[.B230]*[.C230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231]*[.C231]=0;&quot;&quot;;[.B231]*[.C231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232]*[.C232]=0;&quot;&quot;;[.B232]*[.C232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233]*[.C233]=0;&quot;&quot;;[.B233]*[.C233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234]*[.C234]=0;&quot;&quot;;[.B234]*[.C234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235]*[.C235]=0;&quot;&quot;;[.B235]*[.C235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236]*[.C236]=0;&quot;&quot;;[.B236]*[.C236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237]*[.C237]=0;&quot;&quot;;[.B237]*[.C237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238]*[.C238]=0;&quot;&quot;;[.B238]*[.C238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239]*[.C239]=0;&quot;&quot;;[.B239]*[.C239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240]*[.C240]=0;&quot;&quot;;[.B240]*[.C240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241]*[.C241]=0;&quot;&quot;;[.B241]*[.C241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242]*[.C242]=0;&quot;&quot;;[.B242]*[.C242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243]*[.C243]=0;&quot;&quot;;[.B243]*[.C243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244]*[.C244]=0;&quot;&quot;;[.B244]*[.C244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245]*[.C245]=0;&quot;&quot;;[.B245]*[.C245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246]*[.C246]=0;&quot;&quot;;[.B246]*[.C246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247]*[.C247]=0;&quot;&quot;;[.B247]*[.C247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248]*[.C248]=0;&quot;&quot;;[.B248]*[.C248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249]*[.C249]=0;&quot;&quot;;[.B249]*[.C249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250]*[.C250]=0;&quot;&quot;;[.B250]*[.C250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251]*[.C251]=0;&quot;&quot;;[.B251]*[.C251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252]*[.C252]=0;&quot;&quot;;[.B252]*[.C252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253]*[.C253]=0;&quot;&quot;;[.B253]*[.C253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254]*[.C254]=0;&quot;&quot;;[.B254]*[.C254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255]*[.C255]=0;&quot;&quot;;[.B255]*[.C255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256]*[.C256]=0;&quot;&quot;;[.B256]*[.C256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257]*[.C257]=0;&quot;&quot;;[.B257]*[.C257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258]*[.C258]=0;&quot;&quot;;[.B258]*[.C258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259]*[.C259]=0;&quot;&quot;;[.B259]*[.C259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260]*[.C260]=0;&quot;&quot;;[.B260]*[.C260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261]*[.C261]=0;&quot;&quot;;[.B261]*[.C261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262]*[.C262]=0;&quot;&quot;;[.B262]*[.C262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263]*[.C263]=0;&quot;&quot;;[.B263]*[.C263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264]*[.C264]=0;&quot;&quot;;[.B264]*[.C264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265]*[.C265]=0;&quot;&quot;;[.B265]*[.C265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266]*[.C266]=0;&quot;&quot;;[.B266]*[.C266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267]*[.C267]=0;&quot;&quot;;[.B267]*[.C267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268]*[.C268]=0;&quot;&quot;;[.B268]*[.C268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269]*[.C269]=0;&quot;&quot;;[.B269]*[.C269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270]*[.C270]=0;&quot;&quot;;[.B270]*[.C270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271]*[.C271]=0;&quot;&quot;;[.B271]*[.C271])">
            <text:p/>
          </table:table-cell>
          <table:table-cell table:number-columns-repeated="1020"/>
        </table:table-row>
        <table:table-row table:style-name="ro7" table:number-rows-repeated="1048304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>
        <table:named-range table:name="manufacturerPartNoResults" table:base-cell-address="$'budget précis'.$E$77" table:cell-range-address="$'budget précis'.$E$92"/>
        <table:named-range table:name="pin_MOSI" table:base-cell-address="$Refs.$A$4" table:cell-range-address="$Refs.$A$4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8">
      <number:number number:decimal-places="1" number:min-integer-digits="1"/>
    </number:number-style>
    <number:number-style style:name="N109">
      <number:number number:decimal-places="3" number:min-integer-digits="1"/>
    </number:number-style>
    <number:number-style style:name="N110">
      <number:number number:decimal-places="9" number:min-integer-digits="1"/>
    </number:number-style>
    <number:number-style style:name="N111">
      <number:number number:decimal-places="8" number:min-integer-digits="1"/>
    </number:number-style>
    <number:number-style style:name="N112">
      <number:number number:decimal-places="7" number:min-integer-digits="1"/>
    </number:number-style>
    <number:number-style style:name="N113">
      <number:number number:decimal-places="6" number:min-integer-digits="1"/>
    </number:number-style>
    <number:number-style style:name="N114">
      <number:number number:decimal-places="5" number:min-integer-digits="1"/>
    </number:number-style>
    <number:number-style style:name="N115">
      <number:number number:decimal-places="4" number:min-integer-digits="1"/>
    </number:number-style>
    <number:currency-style style:name="N11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VCC" style:family="table-cell" style:parent-style-name="Default">
      <style:text-properties fo:color="#ff3333"/>
    </style:style>
    <style:style style:name="GND" style:family="table-cell" style:parent-style-name="Default">
      <style:table-cell-properties fo:background-color="transparent"/>
      <style:text-properties fo:color="#3333ff"/>
    </style:style>
    <style:style style:name="PAIR" style:family="table-cell" style:parent-style-name="Default">
      <style:table-cell-properties fo:background-color="#ffffcc"/>
    </style:style>
    <style:style style:name="IMPAIR" style:family="table-cell" style:parent-style-name="Default">
      <style:table-cell-properties fo:background-color="#cfe7f5"/>
    </style:style>
    <style:style style:name="Input" style:family="table-cell" style:parent-style-name="Default">
      <style:text-properties fo:color="#ff950e" fo:font-weight="bold"/>
    </style:style>
    <style:style style:name="Output" style:family="table-cell" style:parent-style-name="Default">
      <style:text-properties fo:color="#579d1c" fo:font-weight="bold"/>
    </style:style>
    <style:style style:name="USED_5f_FNCT" style:display-name="USED_FNCT" style:family="table-cell" style:parent-style-name="Default">
      <style:text-properties fo:color="#ff66cc" style:text-outline="false"/>
    </style:style>
    <style:style style:name="MapI" style:family="table-cell" style:parent-style-name="Input">
      <style:text-properties fo:font-style="italic"/>
    </style:style>
    <style:style style:name="MapO" style:family="table-cell" style:parent-style-name="Output">
      <style:text-properties fo:font-style="italic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15">00/00/0000</text:date>, <text:time style:data-style-name="N2" text:time-value="14:29:08.144157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20T15:07:13.680553227</meta:creation-date>
    <meta:editing-duration>P10DT9H32M29S</meta:editing-duration>
    <meta:editing-cycles>168</meta:editing-cycles>
    <meta:generator>LibreOffice/4.2.8.2$MacOSX_x86 LibreOffice_project/48d50dbfc06349262c9d50868e5c1f630a573ebd</meta:generator>
    <dc:date>2015-01-15T09:26:39.442772000</dc:date>
    <meta:document-statistic meta:table-count="10" meta:cell-count="2313" meta:object-count="0"/>
  </office:meta>
</office:document-meta>
</file>